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color="#0000ff" fo:font-size="24pt" style:text-underline-style="solid" style:text-underline-width="auto" style:text-underline-color="font-color" style:font-size-asian="24pt" style:font-size-complex="24pt"/>
    </style:style>
    <style:style style:name="P6" style:family="paragraph" style:parent-style-name="Standard">
      <style:paragraph-properties fo:text-align="start"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text-properties style:font-name="Courier New" fo:font-size="10pt" fo:font-weight="bold" style:font-name-asian="Courier New" style:font-size-asian="10pt" style:font-weight-asian="bold" style:font-name-complex="Courier New" style:font-size-complex="10pt" style:font-weight-complex="bold"/>
    </style:style>
    <style:style style:name="P8" style:family="paragraph" style:parent-style-name="Standard">
      <style:paragraph-properties fo:text-align="start"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9" style:family="paragraph" style:parent-style-name="Standard">
      <style:paragraph-properties fo:text-align="start"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ff0000" fo:font-size="14pt" fo:font-weight="normal" style:font-size-asian="14pt" style:font-weight-asian="normal" style:font-size-complex="14pt" style:font-weight-complex="normal"/>
    </style:style>
    <style:style style:name="P13" style:family="paragraph" style:parent-style-name="Standard">
      <style:text-properties style:font-name="Times New Roman"/>
    </style:style>
    <style:style style:name="P14" style:family="paragraph" style:parent-style-name="Standard">
      <style:text-properties style:font-name="Times New Roman" fo:font-weight="bold"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9" style:family="paragraph" style:parent-style-name="Standard">
      <style:text-properties fo:font-weight="normal" style:font-weight-asian="normal" style:font-weight-complex="normal"/>
    </style:style>
    <style:style style:name="P20" style:family="paragraph" style:parent-style-name="Standard" style:list-style-name="L1">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22" style:family="paragraph" style:parent-style-name="Standard">
      <style:paragraph-properties fo:text-align="start" style:justify-single-word="false"/>
      <style:text-properties fo:color="#ff0000"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ff0000" style:font-name="Times New Roman"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25" style:family="paragraph" style:parent-style-name="Standard">
      <style:text-properties style:font-name="Times New Roman" style:font-name-asian="Courier New" style:font-name-complex="Courier New"/>
    </style:style>
    <style:style style:name="P26" style:family="paragraph" style:parent-style-name="Standard">
      <style:text-properties style:font-name="Times New Roman" fo:font-weight="normal" style:font-name-asian="Courier New" style:font-weight-asian="normal" style:font-name-complex="Courier New" style:font-weight-complex="normal"/>
    </style:style>
    <style:style style:name="P27" style:family="paragraph" style:parent-style-name="Standard" style:list-style-name="L2">
      <style:text-properties style:font-name="Times New Roman" fo:font-weight="bold" style:font-weight-asian="bold" style:font-weight-complex="bold"/>
    </style:style>
    <style:style style:name="P28" style:family="paragraph" style:parent-style-name="Standard">
      <style:paragraph-properties fo:text-align="start" style:justify-single-word="false"/>
      <style:text-properties fo:font-weight="bold" style:font-weight-asian="bold" style:font-weight-complex="bold"/>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0" style:family="paragraph" style:parent-style-name="Text_20_body">
      <style:paragraph-properties fo:text-align="start" style:justify-single-word="false"/>
      <style:text-properties fo:font-variant="normal" fo:text-transform="none" fo:color="#000000" style:text-line-through-style="none" style:font-name="Times New Roman1" fo:font-size="12pt" fo:font-style="normal" style:text-underline-style="none" fo:font-weight="bold" style:text-blinking="false" fo:background-color="transparent" style:font-weight-asian="bold" style:font-weight-complex="bold"/>
    </style:style>
    <style:style style:name="P31" style:family="paragraph" style:parent-style-name="Text_20_body" style:list-style-name="L3">
      <style:paragraph-properties fo:margin-left="0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color="#7f0055"/>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3f5fbf"/>
    </style:style>
    <style:style style:name="T8" style:family="text">
      <style:text-properties fo:color="#3f5fb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style:font-name-asian="Courier New" style:font-weight-asian="bold" style:font-name-complex="Courier New" style:font-weight-complex="bold"/>
    </style:style>
    <style:style style:name="T14" style:family="text">
      <style:text-properties fo:font-weight="normal" style:font-weight-asian="normal" style:font-weight-complex="normal"/>
    </style:style>
    <style:style style:name="T15" style:family="text">
      <style:text-properties fo:font-weight="normal" style:font-name-asian="Courier New" style:font-weight-asian="normal" style:font-name-complex="Courier New" style:font-weight-complex="normal"/>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style:text-underline-style="solid" style:text-underline-width="auto" style:text-underline-color="font-color"/>
    </style:style>
    <style:style style:name="T19" style:family="text">
      <style:text-properties style:text-underline-style="solid" style:text-underline-width="auto" style:text-underline-color="font-color"/>
    </style:style>
    <style:style style:name="T20" style:family="text">
      <style:text-properties fo:color="#2a00ff"/>
    </style:style>
    <style:style style:name="T21" style:family="text">
      <style:text-properties fo:font-style="italic" style:font-style-asian="italic" style:font-style-complex="italic"/>
    </style:style>
    <style:style style:name="T22" style:family="text">
      <style:text-properties style:font-name="Times New Roman" fo:font-size="12pt" style:font-name-asian="Courier New" style:font-size-asian="12pt" style:font-name-complex="Courier New" style:font-size-complex="12pt"/>
    </style:style>
    <style:style style:name="T23" style:family="text">
      <style:text-properties style:font-name="Times New Roman" style:font-name-asian="Courier New" style:font-name-complex="Courier New"/>
    </style:style>
    <style:style style:name="T24" style:family="text">
      <style:text-properties fo:color="#646464"/>
    </style:style>
    <style:style style:name="T25" style:family="text">
      <style:text-properties fo:color="#7f7f9f"/>
    </style:style>
    <style:style style:name="T26" style:family="text">
      <style:text-properties style:font-name-asian="Courier New" style:font-name-complex="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eration 1 Source Code</text:p>
      <text:p text:style-name="P1"/>
      <text:p text:style-name="P30"><text:bookmark text:name="docs-internal-guid-3ae130a9-b442-18ce-6577-dffb8dfbc35f"/>Team Information:</text:p>
      <text:list xml:id="list1319575133935302906" text:style-name="L3">
        <text:list-item>
          <text:p text:style-name="P31">Team Number: 13</text:p>
        </text:list-item>
        <text:list-item>
          <text:p text:style-name="P31">Group Members:</text:p>
          <text:list>
            <text:list-item>
              <text:p text:style-name="P31">Mitchell Hird (Student 100881078)</text:p>
            </text:list-item>
            <text:list-item>
              <text:p text:style-name="P31">Albert Cho (Student 100857664)</text:p>
            </text:list-item>
            <text:list-item>
              <text:p text:style-name="P31">Anthony Tasca (100410783)</text:p>
            </text:list-item>
          </text:list>
        </text:list-item>
      </text:list>
      <text:p text:style-name="P3"/>
      <text:p text:style-name="P3">Before Reading This Section:</text:p>
      <text:list xml:id="list7407446164568067781" text:style-name="L1">
        <text:list-item>
          <text:p text:style-name="P20">If you wish to browse code one file at a time you can find the full source code in Source Code folder that is packaged within the zip file this comes in. The source code can be found under the src folder</text:p>
        </text:list-item>
        <text:list-item>
          <text:p text:style-name="P20">Classes will be broken up by package</text:p>
        </text:list-item>
        <text:list-item>
          <text:p text:style-name="P20">Blank classes have been omitted as they are simply place holders that will be expanded upon come next iteration</text:p>
        </text:list-item>
      </text:list>
      <text:p text:style-name="P4"/>
      <text:p text:style-name="P12"><text:span text:style-name="T12">Package: </text:span>Apps</text:p>
      <text:p text:style-name="P4">Class: AppMagicRealm.java</text:p>
      <text:p text:style-name="P21"/>
      <text:p text:style-name="P6"><text:span text:style-name="T2">package</text:span><text:span text:style-name="T3"> app;</text:span></text:p>
      <text:p text:style-name="P15"/>
      <text:p text:style-name="P15"><text:span text:style-name="T2">import</text:span><text:span text:style-name="T3"> views.GameView;</text:span></text:p>
      <text:p text:style-name="P15"/>
      <text:p text:style-name="P16">/**</text:p>
      <text:p text:style-name="P16"><text:s/>* Main Class For The Magic Realm Game. Creates A Game View And Starts Everything</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AppMagicRealm {</text:span></text:p>
      <text:p text:style-name="P15"><text:span text:style-name="T3"><text:tab/></text:span><text:span text:style-name="T10">// Main Method To Launch The Java </text:span><text:span text:style-name="T11">App</text:span></text:p>
      <text:p text:style-name="P15"><text:span text:style-name="T3"><text:tab/></text:span><text:span text:style-name="T2">public</text:span><text:span text:style-name="T3"> </text:span><text:span text:style-name="T2">static</text:span><text:span text:style-name="T3"> </text:span><text:span text:style-name="T2">void</text:span><text:span text:style-name="T3"> main (String[] args) {</text:span></text:p>
      <text:p text:style-name="P15"><text:span text:style-name="T3"><text:tab/><text:tab/></text:span><text:span text:style-name="T2">new</text:span><text:span text:style-name="T3"> GameView();</text:span></text:p>
      <text:p text:style-name="P17"><text:tab/>}</text:p>
      <text:p text:style-name="P17">}</text:p>
      <text:p text:style-name="P4"/>
      <text:p text:style-name="P22">Package: Controller</text:p>
      <text:p text:style-name="P10"><text:span text:style-name="T12">Class:</text:span> AppMagicRealm.java</text:p>
      <text:p text:style-name="P10">package controller;<text:line-break/><text:line-break/>import java.util.ArrayList;<text:line-break/><text:line-break/>import views.GameView;<text:line-break/>import models.BoardModels.Clearing;<text:line-break/>import models.characterModels.PlayerBase;<text:line-break/>import models.characterModels.playerEnums.CharacterClass;<text:line-break/><text:line-break/>public class clientController {<text:line-break/><text:tab/><text:line-break/><text:soft-page-break/><text:tab/>private GameView parent;<text:line-break/><text:tab/>private int currentPlayerIndex;<text:line-break/><text:tab/>private PlayerBase currentPlayer;<text:line-break/><text:tab/>private ArrayList&lt;PlayerBase&gt; thePlayers;<text:line-break/><text:tab/><text:line-break/><text:tab/>private boolean gameStarted;<text:line-break/><text:line-break/><text:tab/>public clientController(GameView theView){<text:line-break/><text:tab/><text:tab/>parent = theView;<text:line-break/><text:tab/><text:tab/>currentPlayerIndex = 0;<text:line-break/><text:tab/><text:tab/>thePlayers = new ArrayList&lt;PlayerBase&gt;();<text:line-break/><text:tab/>}<text:line-break/><text:tab/><text:line-break/><text:tab/>// Adds The Player to The Game<text:line-break/><text:tab/>public void addPlayer(CharacterClass playerClass, String playerName){<text:line-break/><text:tab/><text:tab/>// Add The Player Into The List<text:line-break/><text:tab/><text:tab/>PlayerBase aPlayer = new PlayerBase(playerName, playerClass);<text:line-break/><text:tab/><text:tab/>thePlayers.add(aPlayer);<text:line-break/><text:tab/><text:tab/><text:line-break/><text:tab/><text:tab/>// If That Is The First Player, Set The Current Player To That<text:line-break/><text:tab/><text:tab/>if (thePlayers.size() == 1) {<text:line-break/><text:tab/><text:tab/><text:tab/>currentPlayer = aPlayer;<text:line-break/><text:tab/><text:tab/>}<text:line-break/><text:tab/>}<text:line-break/><text:tab/><text:line-break/><text:tab/>// Returns The player List From The Game<text:line-break/><text:tab/>public ArrayList&lt;PlayerBase&gt; getPlayers(){<text:line-break/><text:tab/><text:tab/>return thePlayers;<text:line-break/><text:tab/>}<text:line-break/><text:tab/><text:line-break/><text:tab/>// Moves To Next Player's Turn, Using Modulo Math<text:line-break/><text:tab/>public void moveToNextPlayer () {<text:line-break/><text:tab/><text:tab/>currentPlayerIndex++;<text:line-break/><text:tab/><text:tab/>currentPlayer = thePlayers.get(currentPlayerIndex % thePlayers.size());<text:line-break/><text:tab/><text:tab/>currentPlayer.startPlayerTurn();<text:line-break/><text:tab/>}<text:line-break/><text:tab/><text:line-break/><text:tab/>// Starts The Game When Called<text:line-break/><text:tab/>public void startGame () {<text:line-break/><text:tab/><text:tab/>gameStarted = true;<text:line-break/><text:tab/><text:tab/>for (PlayerBase p: thePlayers) {<text:line-break/><text:tab/><text:tab/><text:tab/>Clearing playerStart = parent.getBoardView().getDefaultClearingForClass(p.getPlayerClass());<text:line-break/><text:tab/><text:tab/><text:tab/>p.setCurrentClearing(playerStart);<text:line-break/><text:tab/><text:tab/><text:tab/>p.setHomeClearing(playerStart);<text:line-break/><text:tab/><text:tab/><text:tab/>playerStart.playerMovedToThis(p);<text:line-break/><text:tab/><text:tab/>}<text:line-break/><text:tab/>}<text:line-break/><text:line-break/><text:soft-page-break/><text:tab/>// Remove The Player From The List<text:line-break/><text:tab/>public void removePlayer(String playerToRemoveName) {<text:line-break/><text:tab/><text:tab/>for(int i = 0; i &lt; thePlayers.size(); i++){<text:line-break/><text:tab/><text:tab/><text:tab/>if(thePlayers.get(i).getName() == playerToRemoveName){<text:line-break/><text:tab/><text:tab/><text:tab/><text:tab/>thePlayers.remove(i);<text:line-break/><text:tab/><text:tab/><text:tab/><text:tab/>return;<text:line-break/><text:tab/><text:tab/><text:tab/>}<text:line-break/><text:tab/><text:tab/>}<text:line-break/><text:tab/>}<text:line-break/><text:tab/><text:line-break/><text:tab/>// Get Player By Name <text:line-break/><text:tab/>public PlayerBase getPlayer (String name, CharacterClass charClass) {<text:line-break/><text:tab/><text:tab/>for (PlayerBase p: thePlayers) {<text:line-break/><text:tab/><text:tab/><text:tab/>if (p.getName().equals(name) &amp;&amp; p.getPlayerClass() == charClass) {<text:line-break/><text:tab/><text:tab/><text:tab/><text:tab/>return p;<text:line-break/><text:tab/><text:tab/><text:tab/>}<text:line-break/><text:tab/><text:tab/>}<text:line-break/><text:tab/><text:tab/>return null;<text:line-break/><text:tab/>}<text:line-break/><text:tab/><text:line-break/><text:tab/>// Gather All Of The Unhidden Players<text:line-break/><text:tab/>public ArrayList&lt;PlayerBase&gt; getUnhiddenPlayers () {<text:line-break/><text:tab/><text:tab/>ArrayList&lt;PlayerBase&gt; returnVal = new ArrayList&lt;&gt;();<text:line-break/><text:tab/><text:tab/>for (PlayerBase p: thePlayers) {<text:line-break/><text:tab/><text:tab/><text:tab/>if (!p.isHidden()) {<text:line-break/><text:tab/><text:tab/><text:tab/><text:tab/>returnVal.add(p);<text:line-break/><text:tab/><text:tab/><text:tab/>}<text:line-break/><text:tab/><text:tab/>}<text:line-break/><text:tab/><text:tab/>return returnVal;<text:line-break/><text:tab/>}<text:line-break/><text:tab/><text:line-break/><text:tab/>/*----------------- <text:s/>Getters And Setters -------------------------*/<text:line-break/><text:tab/>public PlayerBase getCurrentPlayer() {<text:line-break/><text:tab/><text:tab/>return currentPlayer;<text:line-break/><text:tab/>}<text:line-break/><text:line-break/><text:tab/>public boolean isGameStarted() {<text:line-break/><text:tab/><text:tab/>return gameStarted;<text:line-break/><text:tab/>}<text:line-break/><text:line-break/><text:tab/>public void setGameStarted(boolean gameStarted) {<text:line-break/><text:tab/><text:tab/>this.gameStarted = gameStarted;<text:line-break/><text:tab/>}<text:line-break/>}<text:line-break/></text:p>
      <text:p text:style-name="P11">Class: <text:span text:style-name="T14">CombatPvP.java (Currently Unused)</text:span></text:p>
      <text:p text:style-name="P8"><text:span text:style-name="T1">package</text:span><text:span text:style-name="T14"> controller;</text:span></text:p>
      <text:p text:style-name="P15"/>
      <text:p text:style-name="P15"><text:span text:style-name="T2">import</text:span><text:span text:style-name="T3"> java.util.ArrayList;</text:span></text:p>
      <text:p text:style-name="P15"><text:soft-page-break/><text:span text:style-name="T2">import</text:span><text:span text:style-name="T3"> java.util.List;</text:span></text:p>
      <text:p text:style-name="P15"><text:span text:style-name="T2">import</text:span><text:span text:style-name="T3"> java.util.Set;</text:span></text:p>
      <text:p text:style-name="P15"/>
      <text:p text:style-name="P15"><text:span text:style-name="T2">import</text:span><text:span text:style-name="T3"> models.BoardModels.Clearing;</text:span></text:p>
      <text:p text:style-name="P15"><text:span text:style-name="T2">import</text:span><text:span text:style-name="T3"> models.characterModels.PlayerBase;</text:span></text:p>
      <text:p text:style-name="P15"><text:span text:style-name="T2">import</text:span><text:span text:style-name="T3"> models.characterModels.playerEnums.Weights;</text:span></text:p>
      <text:p text:style-name="P15"><text:span text:style-name="T2">import</text:span><text:span text:style-name="T3"> models.otherEntities.EntityBase;</text:span></text:p>
      <text:p text:style-name="P15"><text:span text:style-name="T2">import</text:span><text:span text:style-name="T3"> utils.GameUtils;</text:span></text:p>
      <text:p text:style-name="P15"/>
      <text:p text:style-name="P15"><text:span text:style-name="T2">public</text:span><text:span text:style-name="T3"> </text:span><text:span text:style-name="T2">class</text:span><text:span text:style-name="T3"> CombatPvP {</text:span></text:p>
      <text:p text:style-name="P15"><text:span text:style-name="T3"><text:tab/></text:span><text:span text:style-name="T2">private</text:span><text:span text:style-name="T3"> List&lt;Clearing&gt; </text:span><text:span text:style-name="T16">currClearings</text:span><text:span text:style-name="T3">;</text:span></text:p>
      <text:p text:style-name="P15"><text:span text:style-name="T3"><text:tab/></text:span><text:span text:style-name="T2">private</text:span><text:span text:style-name="T3"> </text:span><text:span text:style-name="T2">boolean</text:span><text:span text:style-name="T3"> </text:span><text:span text:style-name="T16">lastRound</text:span><text:span text:style-name="T3">, </text:span><text:span text:style-name="T16">currRound</text:span><text:span text:style-name="T3">;</text:span></text:p>
      <text:p text:style-name="P15"><text:span text:style-name="T3"><text:tab/></text:span><text:span text:style-name="T2">private</text:span><text:span text:style-name="T3"> PlayerBase[] </text:span><text:span text:style-name="T16">currOrder</text:span><text:span text:style-name="T3">;</text:span></text:p>
      <text:p text:style-name="P15"><text:span text:style-name="T3"><text:tab/></text:span><text:span text:style-name="T10">//will be the entry point in the end for </text:span><text:span text:style-name="T11">pvp</text:span><text:span text:style-name="T10"> combat</text:span></text:p>
      <text:p text:style-name="P15"><text:span text:style-name="T3"><text:tab/></text:span><text:span text:style-name="T2">public</text:span><text:span text:style-name="T3"> </text:span><text:span text:style-name="T2">void</text:span><text:span text:style-name="T3"> combatPvP(PlayerBase[] players){</text:span></text:p>
      <text:p text:style-name="P15"><text:span text:style-name="T3"><text:tab/><text:tab/></text:span><text:span text:style-name="T16">currClearings</text:span><text:span text:style-name="T3"> = </text:span><text:span text:style-name="T2">new</text:span><text:span text:style-name="T3"> ArrayList&lt;Clearing&gt;();</text:span></text:p>
      <text:p text:style-name="P15"><text:span text:style-name="T3"><text:tab/><text:tab/></text:span><text:span text:style-name="T16">lastRound</text:span><text:span text:style-name="T3"> = </text:span><text:span text:style-name="T2">false</text:span><text:span text:style-name="T3">;</text:span></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text:span><text:span text:style-name="T16">currClearings</text:span><text:span text:style-name="T3">.add(players[i].getCurrentClearing());</text:span></text:p>
      <text:p text:style-name="P15"><text:span text:style-name="T3"><text:tab/><text:tab/></text:span><text:span text:style-name="T2">while</text:span><text:span text:style-name="T3">(</text:span><text:span text:style-name="T2">true</text:span><text:span text:style-name="T3">){</text:span></text:p>
      <text:p text:style-name="P15"><text:span text:style-name="T3"><text:tab/><text:tab/><text:tab/></text:span><text:span text:style-name="T16">currRound</text:span><text:span text:style-name="T3"> = </text:span><text:span text:style-name="T2">false</text:span><text:span text:style-name="T3">;</text:span></text:p>
      <text:p text:style-name="P17"><text:tab/><text:tab/><text:tab/></text:p>
      <text:p text:style-name="P17"><text:tab/><text:tab/><text:tab/>preparation(players);</text:p>
      <text:p text:style-name="P17"><text:tab/><text:tab/><text:tab/></text:p>
      <text:p text:style-name="P15"><text:span text:style-name="T3"><text:tab/><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text:tab/></text:span><text:span text:style-name="T2">for</text:span><text:span text:style-name="T3">(</text:span><text:span text:style-name="T2">int</text:span><text:span text:style-name="T3"> j = 0; j &lt; </text:span><text:span text:style-name="T16">currClearings</text:span><text:span text:style-name="T3">.size(); ++j){</text:span></text:p>
      <text:p text:style-name="P15"><text:span text:style-name="T3"><text:tab/><text:tab/><text:tab/><text:tab/><text:tab/></text:span><text:span text:style-name="T2">if</text:span><text:span text:style-name="T3">(!</text:span><text:span text:style-name="T16">currClearings</text:span><text:span text:style-name="T3">.get(j).getEntitiesInClearing().contains(players[i])){</text:span></text:p>
      <text:p text:style-name="P15"><text:span text:style-name="T3"><text:tab/><text:tab/><text:tab/><text:tab/><text:tab/><text:tab/></text:span><text:span text:style-name="T16">currClearings</text:span><text:span text:style-name="T3">.remove(j);</text:span></text:p>
      <text:p text:style-name="P17"><text:tab/><text:tab/><text:tab/><text:tab/><text:tab/>}</text:p>
      <text:p text:style-name="P17"><text:tab/><text:tab/><text:tab/><text:tab/>}</text:p>
      <text:p text:style-name="P17"><text:tab/><text:tab/><text:tab/>}</text:p>
      <text:p text:style-name="P15"><text:span text:style-name="T3"><text:tab/><text:tab/><text:tab/></text:span><text:span text:style-name="T2">if</text:span><text:span text:style-name="T3">((</text:span><text:span text:style-name="T16">currRound</text:span><text:span text:style-name="T3"> &amp;&amp; </text:span><text:span text:style-name="T16">lastRound</text:span><text:span text:style-name="T3">) || (</text:span><text:span text:style-name="T16">currClearings</text:span><text:span text:style-name="T3">.size() == 0)){</text:span></text:p>
      <text:p text:style-name="P15"><text:span text:style-name="T3"><text:tab/><text:tab/><text:tab/><text:tab/></text:span><text:span text:style-name="T2">break</text:span><text:span text:style-name="T3">;</text:span></text:p>
      <text:p text:style-name="P17"><text:tab/><text:tab/><text:tab/>}</text:p>
      <text:p text:style-name="P15"><text:span text:style-name="T3"><text:tab/><text:tab/><text:tab/></text:span><text:span text:style-name="T16">lastRound</text:span><text:span text:style-name="T3"> = </text:span><text:span text:style-name="T16">currRound</text:span><text:span text:style-name="T3">;</text:span></text:p>
      <text:p text:style-name="P17"><text:tab/><text:tab/>}</text:p>
      <text:p text:style-name="P17"><text:tab/>}</text:p>
      <text:p text:style-name="P17"><text:tab/></text:p>
      <text:p text:style-name="P15"><text:span text:style-name="T3"><text:tab/></text:span><text:span text:style-name="T10">/*</text:span></text:p>
      <text:p text:style-name="P18"><text:tab/> * Encounter</text:p>
      <text:p text:style-name="P15"><text:span text:style-name="T10"><text:tab/> * </text:span><text:span text:style-name="T9">TODO</text:span></text:p>
      <text:p text:style-name="P18"><text:tab/> * <text:span text:style-name="T19">Albert</text:span> - look into preparation</text:p>
      <text:p text:style-name="P18"><text:tab/> * preparation</text:p>
      <text:p text:style-name="P18"><text:tab/> * -determine first character for clearing</text:p>
      <text:p text:style-name="P18"><text:tab/> *</text:p>
      <text:p text:style-name="P18"><text:tab/> */</text:p>
      <text:p text:style-name="P17"><text:tab/></text:p>
      <text:p text:style-name="P15"><text:span text:style-name="T3"><text:tab/></text:span><text:span text:style-name="T2">private</text:span><text:span text:style-name="T3"> </text:span><text:span text:style-name="T2">void</text:span><text:span text:style-name="T3"> preparation(PlayerBase[] players){</text:span></text:p>
      <text:p text:style-name="P15"><text:span text:style-name="T3"><text:tab/><text:tab/></text:span><text:span text:style-name="T10">//have to see if natives will attack players</text:span></text:p>
      <text:p text:style-name="P15"><text:span text:style-name="T3"><text:tab/><text:tab/></text:span><text:span text:style-name="T10">//can increase how the natives will act "buy drinks"</text:span></text:p>
      <text:p text:style-name="P15"><text:span text:style-name="T3"><text:tab/><text:tab/></text:span><text:span text:style-name="T10">//non-alert native horses</text:span></text:p>
      <text:p text:style-name="P15"/>
      <text:p text:style-name="P17"><text:tab/><text:tab/></text:p>
      <text:p text:style-name="P17"><text:tab/><text:tab/>luring(players);</text:p>
      <text:p text:style-name="P17"><text:tab/>}</text:p>
      <text:p text:style-name="P17"><text:tab/></text:p>
      <text:p text:style-name="P15"><text:span text:style-name="T3"><text:tab/></text:span><text:span text:style-name="T10">/* luring</text:span></text:p>
      <text:p text:style-name="P18"><text:tab/> * -first character turn</text:p>
      <text:p text:style-name="P18"><text:soft-page-break/><text:tab/> * --character can lure <text:span text:style-name="T19">unhired</text:span> of any number to own sheet.</text:p>
      <text:p text:style-name="P18"><text:tab/> * --<text:span text:style-name="T19">hirelings</text:span> can lure only one</text:p>
      <text:p text:style-name="P18"><text:tab/> * --can not be <text:span text:style-name="T19">relured</text:span> to other <text:span text:style-name="T19">hirelings</text:span></text:p>
      <text:p text:style-name="P18"><text:tab/> * --does not change hidden</text:p>
      <text:p text:style-name="P18"><text:tab/> * -repeat till all characters have had turn/no more the lure</text:p>
      <text:p text:style-name="P18"><text:tab/> * -pick unassigned <text:span text:style-name="T19">unhired</text:span></text:p>
      <text:p text:style-name="P18"><text:tab/> * --all represented <text:span text:style-name="T19">charcters</text:span> roll</text:p>
      <text:p text:style-name="P18"><text:tab/> * --high roll takes</text:p>
      <text:p text:style-name="P18"><text:tab/> * --if character present move to sheet</text:p>
      <text:p text:style-name="P18"><text:tab/> * --else move to <text:span text:style-name="T19">unhired</text:span> sheet</text:p>
      <text:p text:style-name="P18"><text:tab/> * -repeat until all assigned</text:p>
      <text:p text:style-name="P15"><text:span text:style-name="T10"><text:tab/> */</text:span><text:span text:style-name="T3"> </text:span></text:p>
      <text:p text:style-name="P17"><text:tab/></text:p>
      <text:p text:style-name="P15"><text:span text:style-name="T3"><text:tab/></text:span><text:span text:style-name="T10">//</text:span><text:span text:style-name="T9">TODO</text:span></text:p>
      <text:p text:style-name="P15"><text:span text:style-name="T3"><text:tab/></text:span><text:span text:style-name="T10">//</text:span><text:span text:style-name="T11">Albert</text:span><text:span text:style-name="T10"> - think about the return values and parameters for this</text:span></text:p>
      <text:p text:style-name="P17"><text:tab/></text:p>
      <text:p text:style-name="P15"><text:span text:style-name="T3"><text:tab/></text:span><text:span text:style-name="T10">//assumed can only lure </text:span><text:span text:style-name="T11">unhidden</text:span><text:span text:style-name="T10"> characters/entity</text:span></text:p>
      <text:p text:style-name="P15"><text:span text:style-name="T3"><text:tab/></text:span><text:span text:style-name="T2">private</text:span><text:span text:style-name="T3"> </text:span><text:span text:style-name="T2">void</text:span><text:span text:style-name="T3"> luring(PlayerBase[] players) {</text:span></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7"><text:tab/><text:tab/><text:tab/>Set&lt;EntityBase&gt; unhidden = players[i].getCurrentClearing().getUnhiddenEntities();</text:p>
      <text:p text:style-name="P15"><text:span text:style-name="T3"><text:tab/><text:tab/><text:tab/></text:span><text:span text:style-name="T2">if</text:span><text:span text:style-name="T3">(unhidden.size() != 0){</text:span></text:p>
      <text:p text:style-name="P15"><text:span text:style-name="T3"><text:tab/><text:tab/><text:tab/><text:tab/></text:span><text:span text:style-name="T2">int</text:span><text:span text:style-name="T3"> f = players[i].checkLure(unhidden);</text:span><text:span text:style-name="T10">//-----------------------------view</text:span></text:p>
      <text:p text:style-name="P15"><text:span text:style-name="T3"><text:tab/><text:tab/><text:tab/><text:tab/></text:span><text:span text:style-name="T2">if</text:span><text:span text:style-name="T3">(f &gt; 0){</text:span></text:p>
      <text:p text:style-name="P17"><text:tab/><text:tab/><text:tab/><text:tab/><text:tab/>players[i].unHide();</text:p>
      <text:p text:style-name="P17"><text:tab/><text:tab/><text:tab/><text:tab/>}</text:p>
      <text:p text:style-name="P17"><text:tab/><text:tab/><text:tab/>}</text:p>
      <text:p text:style-name="P17"><text:tab/><text:tab/>}</text:p>
      <text:p text:style-name="P17"><text:tab/><text:tab/></text:p>
      <text:p text:style-name="P18">//<text:tab/><text:tab/>if (unassigned non-player controlled entities in clearing){ more relevant for when monsters</text:p>
      <text:p text:style-name="P18">//<text:tab/><text:tab/><text:tab/>if (<text:span text:style-name="T19">unhidden</text:span> in clearing){</text:p>
      <text:p text:style-name="P18">//<text:tab/><text:tab/><text:tab/><text:tab/>randomAssignments(players);</text:p>
      <text:p text:style-name="P18">//<text:tab/><text:tab/><text:tab/>}</text:p>
      <text:p text:style-name="P18">//<text:tab/><text:tab/>}</text:p>
      <text:p text:style-name="P17"><text:tab/><text:tab/></text:p>
      <text:p text:style-name="P17"><text:tab/><text:tab/>deployment(players);</text:p>
      <text:p text:style-name="P17"><text:tab/>}</text:p>
      <text:p text:style-name="P17"><text:tab/></text:p>
      <text:p text:style-name="P15"><text:span text:style-name="T3"><text:tab/></text:span><text:span text:style-name="T2">private</text:span><text:span text:style-name="T3"> </text:span><text:span text:style-name="T2">void</text:span><text:span text:style-name="T3"> </text:span><text:span text:style-name="T5">randomAssignments(PlayerBase[] players</text:span><text:span text:style-name="T11">/*, EntityBase[] unassigned*/</text:span><text:span text:style-name="T5">)</text:span><text:span text:style-name="T3">{</text:span></text:p>
      <text:p text:style-name="P15"><text:span text:style-name="T3"><text:tab/><text:tab/></text:span><text:span text:style-name="T10">//this will take the unassigned and will assign them to attack one of the players/hirings</text:span></text:p>
      <text:p text:style-name="P15"><text:span text:style-name="T3"><text:tab/><text:tab/></text:span><text:span text:style-name="T10">//for that clearing</text:span></text:p>
      <text:p text:style-name="P15"><text:span text:style-name="T3"><text:tab/><text:tab/></text:span><text:span text:style-name="T10">//assigned to UNHIDDEN characters in the clearing</text:span></text:p>
      <text:p text:style-name="P17"><text:tab/>}</text:p>
      <text:p text:style-name="P17"><text:tab/></text:p>
      <text:p text:style-name="P15"><text:span text:style-name="T3"><text:tab/> </text:span><text:span text:style-name="T10">/*</text:span></text:p>
      <text:p text:style-name="P18"><text:tab/> * Deployment &amp; Charging</text:p>
      <text:p text:style-name="P18"><text:tab/> ***can charge or deploy any order </text:p>
      <text:p text:style-name="P18"><text:tab/> * -first player</text:p>
      <text:p text:style-name="P18"><text:tab/> * --if charge hidden = false</text:p>
      <text:p text:style-name="P18"><text:tab/> * --if <text:span text:style-name="T19">hireling</text:span> deploy?</text:p>
      <text:p text:style-name="P18"><text:tab/> * ---if character</text:p>
      <text:p text:style-name="P18"><text:tab/> * ----distribute <text:span text:style-name="T19">hireling</text:span> in red boxes of character's sheet</text:p>
      <text:p text:style-name="P18"><text:tab/> * ---if denizen</text:p>
      <text:p text:style-name="P18"><text:tab/> * ----moves to own sheet <text:span text:style-name="T19">hireling</text:span> on top of attackers</text:p>
      <text:p text:style-name="P18"><text:tab/> * ----if last attacker on another denizen's sheet other</text:p>
      <text:p text:style-name="P18"><text:soft-page-break/><text:tab/> * <text:tab/><text:tab/>denizen becomes first on thrust pile</text:p>
      <text:p text:style-name="P18"><text:tab/> * <text:tab/><text:tab/>attackers controller places attacker either side up</text:p>
      <text:p text:style-name="P18"><text:tab/> * <text:tab/><text:tab/>when it is moved to be to another attacker on new sheet</text:p>
      <text:p text:style-name="P18"><text:tab/> * ---deployed <text:span text:style-name="T19">hireling</text:span> and target hidden = false</text:p>
      <text:p text:style-name="P18"><text:tab/> * --else if more characters to charge/deploy continue</text:p>
      <text:p text:style-name="P18"><text:tab/> * --else Encounter Actions</text:p>
      <text:p text:style-name="P18"><text:tab/> */</text:p>
      <text:p text:style-name="P17"><text:tab/></text:p>
      <text:p text:style-name="P15"><text:span text:style-name="T3"><text:tab/></text:span><text:span text:style-name="T2">private</text:span><text:span text:style-name="T3"> </text:span><text:span text:style-name="T2">void</text:span><text:span text:style-name="T3"> deployment(PlayerBase[] players){</text:span></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7"><text:tab/><text:tab/><text:tab/></text:p>
      <text:p text:style-name="P18">//<text:tab/><text:tab/><text:tab/>for each see if they want to charge player</text:p>
      <text:p text:style-name="P18">//<text:tab/><text:tab/><text:tab/><text:tab/>if so both <text:span text:style-name="T19">unhidden</text:span></text:p>
      <text:p text:style-name="P15"><text:span text:style-name="T3"><text:tab/><text:tab/><text:tab/>players[i].setCharge();</text:span><text:span text:style-name="T10">//-----------------------------------</text:span></text:p>
      <text:p text:style-name="P15"><text:span text:style-name="T3"><text:tab/><text:tab/><text:tab/></text:span><text:span text:style-name="T2">if</text:span><text:span text:style-name="T3">(players[i].chargingPlayer() != </text:span><text:span text:style-name="T2">null</text:span><text:span text:style-name="T3">){</text:span></text:p>
      <text:p text:style-name="P17"><text:tab/><text:tab/><text:tab/><text:tab/>players[i].chargingPlayer().unHide();</text:p>
      <text:p text:style-name="P17"><text:tab/><text:tab/><text:tab/><text:tab/>players[i].unHide();</text:p>
      <text:p text:style-name="P17"><text:tab/><text:tab/><text:tab/>}</text:p>
      <text:p text:style-name="P17"><text:tab/><text:tab/>}</text:p>
      <text:p text:style-name="P17"><text:tab/><text:tab/></text:p>
      <text:p text:style-name="P17"><text:tab/><text:tab/>encounter(players);</text:p>
      <text:p text:style-name="P17"><text:tab/>}</text:p>
      <text:p text:style-name="P17"><text:tab/></text:p>
      <text:p text:style-name="P15"><text:span text:style-name="T3"><text:tab/></text:span><text:span text:style-name="T10">/* Encounter Action</text:span></text:p>
      <text:p text:style-name="P18"><text:tab/> * -character may play any number of <text:span text:style-name="T19">enchated</text:span> magic <text:span text:style-name="T19">chits</text:span> (not this iteration)</text:p>
      <text:p text:style-name="P18"><text:tab/> * -if charged</text:p>
      <text:p text:style-name="P18"><text:tab/> * --check if more character to do actions</text:p>
      <text:p text:style-name="P18"><text:tab/> * -else</text:p>
      <text:p text:style-name="P18"><text:tab/> * --chose 1 (Alert weapon, run, fly away, or cast spell</text:p>
      <text:p text:style-name="P18"><text:tab/> * ---if not then most abandon any number of belongings(active or not)</text:p>
      <text:p text:style-name="P18"><text:tab/> * --check if more characters to do actions</text:p>
      <text:p text:style-name="P18"><text:tab/> * -repeat till no more</text:p>
      <text:p text:style-name="P18"><text:tab/> */</text:p>
      <text:p text:style-name="P17"><text:tab/></text:p>
      <text:p text:style-name="P15"><text:span text:style-name="T3"><text:tab/></text:span><text:span text:style-name="T2">private</text:span><text:span text:style-name="T3"> </text:span><text:span text:style-name="T2">void</text:span><text:span text:style-name="T3"> encounter(PlayerBase[] players) {</text:span></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text:span><text:span text:style-name="T2">if</text:span><text:span text:style-name="T3">(players[i].chargingPlayer() == </text:span><text:span text:style-name="T2">null</text:span><text:span text:style-name="T3">){</text:span></text:p>
      <text:p text:style-name="P15"><text:span text:style-name="T3"><text:tab/><text:tab/><text:tab/><text:tab/></text:span><text:span text:style-name="T2">continue</text:span><text:span text:style-name="T3">;</text:span></text:p>
      <text:p text:style-name="P15"><text:span text:style-name="T3"><text:tab/><text:tab/><text:tab/>} </text:span><text:span text:style-name="T2">else</text:span><text:span text:style-name="T3"> {</text:span></text:p>
      <text:p text:style-name="P15"><text:span text:style-name="T3"><text:tab/><text:tab/><text:tab/><text:tab/></text:span><text:span text:style-name="T2">int</text:span><text:span text:style-name="T3"> f = players[i].selection();</text:span><text:span text:style-name="T10">//---------------------</text:span></text:p>
      <text:p text:style-name="P15"><text:span text:style-name="T3"><text:tab/><text:tab/><text:tab/><text:tab/></text:span><text:span text:style-name="T2">if</text:span><text:span text:style-name="T3">(f != 0)</text:span></text:p>
      <text:p text:style-name="P15"><text:span text:style-name="T3"><text:tab/><text:tab/><text:tab/><text:tab/><text:tab/></text:span><text:span text:style-name="T2">continue</text:span><text:span text:style-name="T3">;</text:span></text:p>
      <text:p text:style-name="P17"><text:tab/><text:tab/><text:tab/>}</text:p>
      <text:p text:style-name="P15"><text:span text:style-name="T3"><text:tab/><text:tab/><text:tab/>players[i].selection2();</text:span><text:span text:style-name="T10">//-------------------</text:span></text:p>
      <text:p text:style-name="P17"><text:tab/><text:tab/>}</text:p>
      <text:p text:style-name="P18">//<text:tab/><text:tab/>rotate through and check if charged another</text:p>
      <text:p text:style-name="P18">//<text:tab/><text:tab/><text:tab/>if so then continue</text:p>
      <text:p text:style-name="P18">//<text:tab/><text:tab/><text:tab/>else</text:p>
      <text:p text:style-name="P18">//<text:tab/><text:tab/><text:tab/><text:tab/>see if alert weapon, run, or fly (can cast spell here)</text:p>
      <text:p text:style-name="P18">//<text:tab/><text:tab/><text:tab/><text:tab/>if not</text:p>
      <text:p text:style-name="P18">//<text:tab/><text:tab/><text:tab/><text:tab/><text:tab/>may alert any 1 belonging or abandon any number of belongings</text:p>
      <text:p text:style-name="P17"><text:tab/><text:tab/></text:p>
      <text:p text:style-name="P15"><text:span text:style-name="T3"><text:tab/><text:tab/></text:span><text:span text:style-name="T16">currOrder</text:span><text:span text:style-name="T3"> = GameUtils.</text:span><text:span text:style-name="T6">randomOrder</text:span><text:span text:style-name="T3">(players);</text:span></text:p>
      <text:p text:style-name="P17"><text:tab/><text:tab/></text:p>
      <text:p text:style-name="P17"><text:tab/><text:tab/>melee(players);</text:p>
      <text:p text:style-name="P17"><text:tab/>}</text:p>
      <text:p text:style-name="P17"><text:tab/></text:p>
      <text:p text:style-name="P15"><text:soft-page-break/><text:span text:style-name="T3"><text:tab/></text:span><text:span text:style-name="T10">/* </text:span><text:span text:style-name="T9">TODO</text:span></text:p>
      <text:p text:style-name="P18"><text:tab/> * <text:span text:style-name="T19">Albert</text:span> - Have to do the <text:span text:style-name="T19">melee</text:span> steps</text:p>
      <text:p text:style-name="P18"><text:tab/> * <text:span text:style-name="T19">Melee</text:span> Step</text:p>
      <text:p text:style-name="P18"><text:tab/> * -denizen horses turn galloping side up <text:span text:style-name="T19">hirelings</text:span> horses turn over</text:p>
      <text:p text:style-name="P18"><text:tab/> * -Denizens Target!!!*****</text:p>
      <text:p text:style-name="P18"><text:tab/> * mix attention <text:span text:style-name="T19">chits</text:span> of all involved characters. pick first</text:p>
      <text:p text:style-name="P18"><text:tab/> * </text:p>
      <text:p text:style-name="P18"><text:tab/> */</text:p>
      <text:p text:style-name="P17"><text:tab/></text:p>
      <text:p text:style-name="P15"><text:span text:style-name="T3"><text:tab/></text:span><text:span text:style-name="T2">private</text:span><text:span text:style-name="T3"> </text:span><text:span text:style-name="T2">void</text:span><text:span text:style-name="T3"> melee(PlayerBase[] players) {</text:span></text:p>
      <text:p text:style-name="P15"><text:span text:style-name="T3"><text:tab/><text:tab/></text:span><text:span text:style-name="T10">//rotate through attention </text:span><text:span text:style-name="T11">chits</text:span><text:span text:style-name="T10"> and select attack targets</text:span></text:p>
      <text:p text:style-name="P17"><text:tab/><text:tab/></text:p>
      <text:p text:style-name="P18">//<text:tab/><text:tab/>will have to go through each player to setup their targets and <text:span text:style-name="T19">defence</text:span>/attack</text:p>
      <text:p text:style-name="P17"><text:tab/><text:tab/></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players[i].selectTarget();</text:span><text:span text:style-name="T10">//------------------------------</text:span></text:p>
      <text:p text:style-name="P15"><text:span text:style-name="T3"><text:tab/><text:tab/><text:tab/></text:span><text:span text:style-name="T10">//should be visible to everyone and go in order</text:span></text:p>
      <text:p text:style-name="P17"><text:tab/><text:tab/>}</text:p>
      <text:p text:style-name="P17"><text:tab/><text:tab/></text:p>
      <text:p text:style-name="P15"><text:span text:style-name="T3"><text:tab/><text:tab/></text:span><text:span text:style-name="T10">//secret attack, </text:span><text:span text:style-name="T11">manuever</text:span><text:span text:style-name="T10">, and armor for each character</text:span></text:p>
      <text:p text:style-name="P17"><text:tab/><text:tab/></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setTactics(players[i]);</text:span><text:span text:style-name="T10">//------------------------</text:span></text:p>
      <text:p text:style-name="P17"><text:tab/><text:tab/>}</text:p>
      <text:p text:style-name="P17"><text:tab/><text:tab/></text:p>
      <text:p text:style-name="P15"><text:span text:style-name="T3"><text:tab/><text:tab/></text:span><text:span text:style-name="T10">//have to send all information to all players</text:span></text:p>
      <text:p text:style-name="P17"><text:tab/><text:tab/></text:p>
      <text:p text:style-name="P15"><text:span text:style-name="T3"><text:tab/><text:tab/></text:span><text:span text:style-name="T10">//roll for repositioning and change of tactics</text:span></text:p>
      <text:p text:style-name="P15"><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15"><text:span text:style-name="T3"><text:tab/><text:tab/><text:tab/></text:span><text:span text:style-name="T2">int</text:span><text:span text:style-name="T3"> f = players[i].rollTacChange();</text:span><text:span text:style-name="T10">//------------------------</text:span></text:p>
      <text:p text:style-name="P15"><text:span text:style-name="T3"><text:tab/><text:tab/><text:tab/></text:span><text:span text:style-name="T2">if</text:span><text:span text:style-name="T3"> (f &gt; 0){</text:span></text:p>
      <text:p text:style-name="P15"><text:span text:style-name="T3"><text:tab/><text:tab/><text:tab/><text:tab/>setTactics(players[i]);</text:span><text:span text:style-name="T10">//------------------------------</text:span></text:p>
      <text:p text:style-name="P17"><text:tab/><text:tab/><text:tab/>}</text:p>
      <text:p text:style-name="P17"><text:tab/><text:tab/>}</text:p>
      <text:p text:style-name="P17"><text:tab/><text:tab/></text:p>
      <text:p text:style-name="P15"><text:span text:style-name="T3"><text:tab/><text:tab/></text:span><text:span text:style-name="T10">//loops through the players and resolves attacks in each</text:span></text:p>
      <text:p text:style-name="P15"><text:span text:style-name="T3"><text:tab/><text:tab/></text:span><text:span text:style-name="T2">for</text:span><text:span text:style-name="T3">(</text:span><text:span text:style-name="T2">int</text:span><text:span text:style-name="T3"> i = 0; i &lt; </text:span><text:span text:style-name="T16">currOrder</text:span><text:span text:style-name="T3">.</text:span><text:span text:style-name="T16">length</text:span><text:span text:style-name="T3">; ++i){</text:span></text:p>
      <text:p text:style-name="P15"><text:span text:style-name="T3"><text:tab/><text:tab/><text:tab/>PlayerBase[] clearingOrder = </text:span><text:span text:style-name="T2">new</text:span><text:span text:style-name="T3"> PlayerBase[</text:span><text:span text:style-name="T16">currOrder</text:span><text:span text:style-name="T3">.</text:span><text:span text:style-name="T16">length</text:span><text:span text:style-name="T3">];</text:span></text:p>
      <text:p text:style-name="P15"><text:span text:style-name="T3"><text:tab/><text:tab/><text:tab/></text:span><text:span text:style-name="T2">int</text:span><text:span text:style-name="T3"> currNum = 0;</text:span></text:p>
      <text:p text:style-name="P15"><text:span text:style-name="T3"><text:tab/><text:tab/><text:tab/></text:span><text:span text:style-name="T10">//loops through all the players to see if they have are in the same clearing</text:span></text:p>
      <text:p text:style-name="P15"><text:span text:style-name="T3"><text:tab/><text:tab/><text:tab/></text:span><text:span text:style-name="T2">for</text:span><text:span text:style-name="T3">(</text:span><text:span text:style-name="T2">int</text:span><text:span text:style-name="T3"> j = 0; j &lt; </text:span><text:span text:style-name="T16">currOrder</text:span><text:span text:style-name="T3">.</text:span><text:span text:style-name="T16">length</text:span><text:span text:style-name="T3">; j++){</text:span></text:p>
      <text:p text:style-name="P15"><text:span text:style-name="T3"><text:tab/><text:tab/><text:tab/><text:tab/></text:span><text:span text:style-name="T2">if</text:span><text:span text:style-name="T3">(</text:span><text:span text:style-name="T16">currOrder</text:span><text:span text:style-name="T3">[i].getCurrentClearing() == </text:span><text:span text:style-name="T16">currOrder</text:span><text:span text:style-name="T3">[j].getCurrentClearing()){</text:span></text:p>
      <text:p text:style-name="P15"><text:span text:style-name="T3"><text:tab/><text:tab/><text:tab/><text:tab/><text:tab/>clearingOrder[currNum++] = </text:span><text:span text:style-name="T16">currOrder</text:span><text:span text:style-name="T3">[i];</text:span></text:p>
      <text:p text:style-name="P17"><text:tab/><text:tab/><text:tab/><text:tab/>}</text:p>
      <text:p text:style-name="P17"><text:tab/><text:tab/><text:tab/>}</text:p>
      <text:p text:style-name="P15"><text:span text:style-name="T3"><text:tab/><text:tab/><text:tab/></text:span><text:span text:style-name="T10">//sees if the current players clearing is in the list of current clearings</text:span></text:p>
      <text:p text:style-name="P15"><text:span text:style-name="T3"><text:tab/><text:tab/><text:tab/></text:span><text:span text:style-name="T10">//will remove if there and run the </text:span><text:span text:style-name="T11">melee</text:span><text:span text:style-name="T10"> for that clearing else next</text:span></text:p>
      <text:p text:style-name="P15"><text:span text:style-name="T3"><text:tab/><text:tab/><text:tab/></text:span><text:span text:style-name="T2">for</text:span><text:span text:style-name="T3">(</text:span><text:span text:style-name="T2">int</text:span><text:span text:style-name="T3"> j = 0; j &lt; </text:span><text:span text:style-name="T16">currClearings</text:span><text:span text:style-name="T3">.size(); ++j){</text:span></text:p>
      <text:p text:style-name="P15"><text:span text:style-name="T3"><text:tab/><text:tab/><text:tab/><text:tab/></text:span><text:span text:style-name="T2">if</text:span><text:span text:style-name="T3">(</text:span><text:span text:style-name="T16">currClearings</text:span><text:span text:style-name="T3">.get(j) == </text:span><text:span text:style-name="T16">currOrder</text:span><text:span text:style-name="T3">[i].getCurrentClearing()){</text:span></text:p>
      <text:p text:style-name="P15"><text:span text:style-name="T3"><text:tab/><text:tab/><text:tab/><text:tab/><text:tab/></text:span><text:span text:style-name="T16">currClearings</text:span><text:span text:style-name="T3">.remove(j);</text:span></text:p>
      <text:p text:style-name="P17"><text:tab/><text:tab/><text:tab/><text:tab/><text:tab/>resolveAttacks(clearingOrder, currNum);</text:p>
      <text:p text:style-name="P17"><text:tab/><text:tab/><text:tab/><text:tab/>}</text:p>
      <text:p text:style-name="P17"><text:tab/><text:tab/><text:tab/>}</text:p>
      <text:p text:style-name="P17"><text:soft-page-break/><text:tab/><text:tab/>}</text:p>
      <text:p text:style-name="P17"><text:tab/>}</text:p>
      <text:p text:style-name="P17"><text:tab/></text:p>
      <text:p text:style-name="P15"><text:span text:style-name="T3"><text:tab/></text:span><text:span text:style-name="T2">private</text:span><text:span text:style-name="T3"> </text:span><text:span text:style-name="T2">void</text:span><text:span text:style-name="T3"> setTactics(PlayerBase player){</text:span></text:p>
      <text:p text:style-name="P15"><text:span text:style-name="T10">//<text:tab/><text:tab/></text:span><text:span text:style-name="T9">TODO</text:span></text:p>
      <text:p text:style-name="P18">//<text:tab/><text:tab/>player.setAttack();</text:p>
      <text:p text:style-name="P18">//<text:tab/><text:tab/>player.setManuever();</text:p>
      <text:p text:style-name="P18">//<text:tab/><text:tab/>player.setArmor();</text:p>
      <text:p text:style-name="P17"><text:tab/>}</text:p>
      <text:p text:style-name="P17"><text:tab/></text:p>
      <text:p text:style-name="P15"><text:span text:style-name="T3"><text:tab/></text:span><text:span text:style-name="T10">//will have to have something in regards to the clearing and attack order</text:span></text:p>
      <text:p text:style-name="P15"><text:span text:style-name="T3"><text:tab/></text:span><text:span text:style-name="T10">//all the clearing attacks go to resolve attacks and then when the </text:span><text:span text:style-name="T11">clearning</text:span><text:span text:style-name="T10"> is</text:span></text:p>
      <text:p text:style-name="P15"><text:span text:style-name="T3"><text:tab/></text:span><text:span text:style-name="T10">//done then go to the next clearing to resolve attacks</text:span></text:p>
      <text:p text:style-name="P17"><text:tab/></text:p>
      <text:p text:style-name="P15"><text:span text:style-name="T3"><text:tab/></text:span><text:span text:style-name="T10">/* Resolve Attacks</text:span></text:p>
      <text:p text:style-name="P18"><text:tab/> * -start with weapon length = 17 </text:p>
      <text:p text:style-name="P18"><text:tab/> * -Attack Speed = 0</text:p>
      <text:p text:style-name="P18"><text:tab/> * -if first combat weapon length &gt; speed</text:p>
      <text:p text:style-name="P18"><text:tab/> * -else speed &gt; length</text:p>
      <text:p text:style-name="P18"><text:tab/> * -choose attacker</text:p>
      <text:p text:style-name="P18"><text:tab/> * --attack <text:span text:style-name="T19">undercut</text:span>?</text:p>
      <text:p text:style-name="P18"><text:tab/> * ---Attack Hits</text:p>
      <text:p text:style-name="P18"><text:tab/> * --attack intercept maneuver?</text:p>
      <text:p text:style-name="P18"><text:tab/> * ---attack Hits</text:p>
      <text:p text:style-name="P18"><text:tab/> * --if attacker is character + weapon</text:p>
      <text:p text:style-name="P18"><text:tab/> * ---weapon = Alerted</text:p>
      <text:p text:style-name="P18"><text:tab/> * --MORE attacks to resolve at this length and speed?</text:p>
      <text:p text:style-name="P18"><text:tab/> * ---choose attacker</text:p>
      <text:p text:style-name="P18"><text:tab/> * --more attacks to resolve?</text:p>
      <text:p text:style-name="P18"><text:tab/> * ---length-1</text:p>
      <text:p text:style-name="P18"><text:tab/> * ---speed+1</text:p>
      <text:p text:style-name="P18"><text:tab/> * ---next combat round</text:p>
      <text:p text:style-name="P18"><text:tab/> * --Character pay for Fatigue and Wounds</text:p>
      <text:p text:style-name="P18"><text:tab/> * --<text:span text:style-name="T19">Disengagement</text:span></text:p>
      <text:p text:style-name="P18"><text:tab/> * --Spoils of Combat</text:p>
      <text:p text:style-name="P18"><text:tab/> */</text:p>
      <text:p text:style-name="P17"><text:tab/></text:p>
      <text:p text:style-name="P17"><text:tab/></text:p>
      <text:p text:style-name="P15"><text:span text:style-name="T3"><text:tab/></text:span><text:span text:style-name="T10">////</text:span><text:span text:style-name="T9">TODO</text:span><text:span text:style-name="T10"> make sure this works properly - </text:span><text:span text:style-name="T11">Albert</text:span></text:p>
      <text:p text:style-name="P15"><text:span text:style-name="T3"><text:tab/></text:span><text:span text:style-name="T2">private</text:span><text:span text:style-name="T3"> </text:span><text:span text:style-name="T2">void</text:span><text:span text:style-name="T3"> resolveAttacks(PlayerBase[] players, </text:span><text:span text:style-name="T2">int</text:span><text:span text:style-name="T3"> maxPlayers) {</text:span></text:p>
      <text:p text:style-name="P15"><text:span text:style-name="T3"><text:tab/><text:tab/>PlayerBase[] orderAttacks = </text:span><text:span text:style-name="T2">new</text:span><text:span text:style-name="T3"> PlayerBase[maxPlayers];</text:span></text:p>
      <text:p text:style-name="P15"><text:span text:style-name="T3"><text:tab/><text:tab/></text:span><text:span text:style-name="T2">int</text:span><text:span text:style-name="T3"> firstAttack = 0, currAttackNum = 0;</text:span></text:p>
      <text:p text:style-name="P15"><text:span text:style-name="T3"><text:tab/><text:tab/></text:span><text:span text:style-name="T2">int</text:span><text:span text:style-name="T3"> firstAttacker = 0;</text:span></text:p>
      <text:p text:style-name="P17"><text:tab/><text:tab/>PlayerBase attacker, defender;</text:p>
      <text:p text:style-name="P15"><text:span text:style-name="T3"><text:tab/><text:tab/></text:span><text:span text:style-name="T10">// check how the </text:span><text:span text:style-name="T11">currplayer</text:span><text:span text:style-name="T10"> is attacking</text:span></text:p>
      <text:p text:style-name="P15"><text:span text:style-name="T3"><text:tab/><text:tab/></text:span><text:span text:style-name="T10">// who is the attacker and who is defender</text:span></text:p>
      <text:p text:style-name="P17"><text:tab/><text:tab/></text:p>
      <text:p text:style-name="P15"><text:span text:style-name="T3"><text:tab/><text:tab/></text:span><text:span text:style-name="T2">for</text:span><text:span text:style-name="T3">(</text:span><text:span text:style-name="T2">int</text:span><text:span text:style-name="T3"> i = 0; i &lt; maxPlayers; ++i){</text:span></text:p>
      <text:p text:style-name="P15"><text:span text:style-name="T3"><text:tab/><text:tab/><text:tab/></text:span><text:span text:style-name="T2">for</text:span><text:span text:style-name="T3">(</text:span><text:span text:style-name="T2">int</text:span><text:span text:style-name="T3"> j = 0; j &lt; maxPlayers; ++j){</text:span></text:p>
      <text:p text:style-name="P15"><text:span text:style-name="T3"><text:tab/><text:tab/><text:tab/><text:tab/></text:span><text:span text:style-name="T2">if</text:span><text:span text:style-name="T3">(players[j].getWeapon().getWeaponLength() &gt; firstAttack){</text:span></text:p>
      <text:p text:style-name="P17"><text:tab/><text:tab/><text:tab/><text:tab/><text:tab/>firstAttacker = j;</text:p>
      <text:p text:style-name="P17"><text:tab/><text:tab/><text:tab/><text:tab/><text:tab/>firstAttack = players[j].getWeapon().getWeaponLength();</text:p>
      <text:p text:style-name="P17"><text:tab/><text:tab/><text:tab/><text:tab/>}</text:p>
      <text:p text:style-name="P17"><text:tab/><text:tab/><text:tab/>}</text:p>
      <text:p text:style-name="P17"><text:tab/><text:tab/><text:tab/>orderAttacks[currAttackNum++] = players[firstAttacker];</text:p>
      <text:p text:style-name="P17"><text:tab/><text:tab/><text:tab/>firstAttack = 0;</text:p>
      <text:p text:style-name="P17"><text:tab/><text:tab/>}</text:p>
      <text:p text:style-name="P17"><text:soft-page-break/><text:tab/><text:tab/></text:p>
      <text:p text:style-name="P17"><text:tab/><text:tab/>attacker = orderAttacks[0];</text:p>
      <text:p text:style-name="P17"><text:tab/><text:tab/>defender = attacker.attackList();</text:p>
      <text:p text:style-name="P17"><text:tab/><text:tab/>orderAttacks = removeFirst(orderAttacks);</text:p>
      <text:p text:style-name="P17"><text:tab/><text:tab/></text:p>
      <text:p text:style-name="P15"><text:span text:style-name="T3"><text:tab/><text:tab/></text:span><text:span text:style-name="T10">//check all the lengths of weapons in </text:span><text:span text:style-name="T11">clearning</text:span></text:p>
      <text:p text:style-name="P15"><text:span text:style-name="T3"><text:tab/><text:tab/></text:span><text:span text:style-name="T10">//check length then speed if equal</text:span></text:p>
      <text:p text:style-name="P15"><text:span text:style-name="T3"><text:tab/><text:tab/></text:span><text:span text:style-name="T10">//then if same for both both attack and hit the other</text:span></text:p>
      <text:p text:style-name="P15"><text:span text:style-name="T3"><text:tab/><text:tab/></text:span><text:span text:style-name="T10">//both can die</text:span></text:p>
      <text:p text:style-name="P15"><text:span text:style-name="T3"><text:tab/><text:tab/></text:span><text:span text:style-name="T2">while</text:span><text:span text:style-name="T3">(</text:span><text:span text:style-name="T2">true</text:span><text:span text:style-name="T3">){</text:span></text:p>
      <text:p text:style-name="P15"><text:span text:style-name="T3"><text:tab/><text:tab/><text:tab/></text:span><text:span text:style-name="T2">if</text:span><text:span text:style-name="T3">(!(defender.isLiving())){</text:span></text:p>
      <text:p text:style-name="P15"><text:span text:style-name="T3"><text:tab/><text:tab/><text:tab/><text:tab/></text:span><text:span text:style-name="T2">continue</text:span><text:span text:style-name="T3">;</text:span></text:p>
      <text:p text:style-name="P17"><text:tab/><text:tab/><text:tab/>}</text:p>
      <text:p text:style-name="P17"><text:tab/><text:tab/><text:tab/></text:p>
      <text:p text:style-name="P15"><text:span text:style-name="T3"><text:tab/><text:tab/><text:tab/></text:span><text:span text:style-name="T2">if</text:span><text:span text:style-name="T3">(!(attacker.isLiving())){</text:span></text:p>
      <text:p text:style-name="P15"><text:span text:style-name="T3"><text:tab/><text:tab/><text:tab/><text:tab/></text:span><text:span text:style-name="T2">continue</text:span><text:span text:style-name="T3">;</text:span></text:p>
      <text:p text:style-name="P17"><text:tab/><text:tab/><text:tab/>}</text:p>
      <text:p text:style-name="P17"><text:tab/><text:tab/><text:tab/></text:p>
      <text:p text:style-name="P15"><text:span text:style-name="T3"><text:tab/><text:tab/><text:tab/></text:span><text:span text:style-name="T2">int</text:span><text:span text:style-name="T3"> wounds1 = 0, wounds2 = 0;</text:span></text:p>
      <text:p text:style-name="P15"><text:span text:style-name="T3"><text:tab/><text:tab/><text:tab/></text:span><text:span text:style-name="T2">if</text:span><text:span text:style-name="T3">(defender.getWeapon().getWeaponLength() == attacker.getWeapon().getWeaponLength() &amp;&amp;</text:span></text:p>
      <text:p text:style-name="P17"><text:tab/><text:tab/><text:tab/> <text:s text:c="2"/>defender.getWeapon().getWeaponSpeed() <text:s/>== attacker.getWeapon().getWeaponSpeed()){</text:p>
      <text:p text:style-name="P17"><text:tab/><text:tab/><text:tab/><text:tab/>wounds1 = checkAttack(attacker, defender);</text:p>
      <text:p text:style-name="P17"><text:tab/><text:tab/><text:tab/><text:tab/>wounds2 = checkAttack(defender, attacker);</text:p>
      <text:p text:style-name="P17"><text:tab/><text:tab/><text:tab/>}</text:p>
      <text:p text:style-name="P17"><text:tab/><text:tab/><text:tab/></text:p>
      <text:p text:style-name="P17"><text:tab/><text:tab/><text:tab/>attacker.setWounds(wounds1);</text:p>
      <text:p text:style-name="P17"><text:tab/><text:tab/><text:tab/>defender.setWounds(wounds2);</text:p>
      <text:p text:style-name="P17"><text:tab/><text:tab/><text:tab/></text:p>
      <text:p text:style-name="P17"><text:tab/><text:tab/><text:tab/>attacker = nextAttacker(players);</text:p>
      <text:p text:style-name="P17"><text:tab/><text:tab/><text:tab/>defender = attacker.attackList();</text:p>
      <text:p text:style-name="P17"><text:tab/><text:tab/>}</text:p>
      <text:p text:style-name="P17"><text:tab/>}</text:p>
      <text:p text:style-name="P17"><text:tab/></text:p>
      <text:p text:style-name="P15"><text:span text:style-name="T3"><text:tab/></text:span><text:span text:style-name="T2">private</text:span><text:span text:style-name="T3"> PlayerBase[] removeFirst(PlayerBase[] players){</text:span></text:p>
      <text:p text:style-name="P15"><text:span text:style-name="T3"><text:tab/><text:tab/></text:span><text:span text:style-name="T2">int</text:span><text:span text:style-name="T3"> i = 0;</text:span></text:p>
      <text:p text:style-name="P15"><text:span text:style-name="T3"><text:tab/><text:tab/></text:span><text:span text:style-name="T2">while</text:span><text:span text:style-name="T3">(</text:span><text:span text:style-name="T2">true</text:span><text:span text:style-name="T3">){</text:span></text:p>
      <text:p text:style-name="P17"><text:tab/><text:tab/><text:tab/>players[i] = players[++i];</text:p>
      <text:p text:style-name="P15"><text:span text:style-name="T3"><text:tab/><text:tab/><text:tab/></text:span><text:span text:style-name="T2">if</text:span><text:span text:style-name="T3">(players[i] == </text:span><text:span text:style-name="T2">null</text:span><text:span text:style-name="T3">)</text:span></text:p>
      <text:p text:style-name="P15"><text:span text:style-name="T3"><text:tab/><text:tab/><text:tab/><text:tab/></text:span><text:span text:style-name="T2">break</text:span><text:span text:style-name="T3">;</text:span></text:p>
      <text:p text:style-name="P17"><text:tab/><text:tab/>}</text:p>
      <text:p text:style-name="P15"><text:span text:style-name="T3"><text:tab/><text:tab/></text:span><text:span text:style-name="T2">return</text:span><text:span text:style-name="T3"> players;</text:span></text:p>
      <text:p text:style-name="P17"><text:tab/>}</text:p>
      <text:p text:style-name="P17"><text:tab/></text:p>
      <text:p text:style-name="P15"><text:span text:style-name="T3"><text:tab/></text:span><text:span text:style-name="T2">private</text:span><text:span text:style-name="T3"> PlayerBase nextAttacker(PlayerBase[] entities){</text:span></text:p>
      <text:p text:style-name="P15"><text:span text:style-name="T3"><text:tab/><text:tab/>PlayerBase nAttacker = </text:span><text:span text:style-name="T2">null</text:span><text:span text:style-name="T3">;</text:span></text:p>
      <text:p text:style-name="P15"><text:span text:style-name="T3"><text:tab/><text:tab/></text:span><text:span text:style-name="T10">//check for more attacks at this speed and length</text:span></text:p>
      <text:p text:style-name="P17"><text:tab/><text:tab/></text:p>
      <text:p text:style-name="P15"><text:span text:style-name="T3"><text:tab/></text:span><text:span text:style-name="T10">//<text:tab/>check for more attacks at highest speed</text:span></text:p>
      <text:p text:style-name="P15"><text:span text:style-name="T3"><text:tab/><text:tab/></text:span><text:span text:style-name="T10">//</text:span><text:span text:style-name="T11">currplayer</text:span><text:span text:style-name="T10"> = findPlayer(players);</text:span></text:p>
      <text:p text:style-name="P15"><text:span text:style-name="T3"><text:tab/><text:tab/></text:span><text:span text:style-name="T2">return</text:span><text:span text:style-name="T3"> nAttacker;</text:span></text:p>
      <text:p text:style-name="P17"><text:tab/>}</text:p>
      <text:p text:style-name="P17"><text:tab/></text:p>
      <text:p text:style-name="P15"><text:span text:style-name="T3"><text:tab/></text:span><text:span text:style-name="T2">private</text:span><text:span text:style-name="T3"> </text:span><text:span text:style-name="T2">int</text:span><text:span text:style-name="T3"> checkAttack(PlayerBase attacker, PlayerBase defender){</text:span></text:p>
      <text:p text:style-name="P15"><text:span text:style-name="T3"><text:tab/><text:tab/></text:span><text:span text:style-name="T2">int</text:span><text:span text:style-name="T3"> damage = 0;</text:span></text:p>
      <text:p text:style-name="P15"><text:span text:style-name="T3"><text:tab/><text:tab/></text:span><text:span text:style-name="T2">if</text:span><text:span text:style-name="T3"> (!(defender.checkIfHit(attacker.getAttackDirection()))){</text:span></text:p>
      <text:p text:style-name="P17"><text:tab/><text:tab/><text:tab/>damage = attackHits(attacker, defender);</text:p>
      <text:p text:style-name="P15"><text:span text:style-name="T3"><text:tab/><text:tab/>} </text:span><text:span text:style-name="T2">else</text:span><text:span text:style-name="T3"> </text:span><text:span text:style-name="T2">if</text:span><text:span text:style-name="T3"> (attacker.getWeapon().getWeaponSpeed() == </text:span><text:soft-page-break/><text:span text:style-name="T3">defender.getSpeed()) {</text:span></text:p>
      <text:p text:style-name="P17"><text:tab/><text:tab/><text:tab/>damage = attackHits(attacker, defender);</text:p>
      <text:p text:style-name="P15"><text:span text:style-name="T3"><text:tab/><text:tab/>} </text:span><text:span text:style-name="T2">else</text:span><text:span text:style-name="T3"> {</text:span></text:p>
      <text:p text:style-name="P15"><text:span text:style-name="T3"><text:tab/><text:tab/><text:tab/>attacker.getWeapon().setAlerted(</text:span><text:span text:style-name="T2">true</text:span><text:span text:style-name="T3">);</text:span></text:p>
      <text:p text:style-name="P17"><text:tab/><text:tab/>}</text:p>
      <text:p text:style-name="P15"><text:span text:style-name="T3"><text:tab/><text:tab/></text:span><text:span text:style-name="T2">return</text:span><text:span text:style-name="T3"> damage;</text:span></text:p>
      <text:p text:style-name="P17"><text:tab/>}</text:p>
      <text:p text:style-name="P17"><text:tab/></text:p>
      <text:p text:style-name="P17"><text:tab/></text:p>
      <text:p text:style-name="P15"><text:span text:style-name="T3"><text:tab/></text:span><text:span text:style-name="T10">/* will return 0 if unwounded</text:span></text:p>
      <text:p text:style-name="P18"><text:tab/> * 1 if 1 wound</text:p>
      <text:p text:style-name="P18"><text:tab/> * 2 if horse dies</text:p>
      <text:p text:style-name="P18"><text:tab/> * 3 if defender dies */</text:p>
      <text:p text:style-name="P15"><text:span text:style-name="T3"><text:tab/></text:span><text:span text:style-name="T2">private</text:span><text:span text:style-name="T3"> </text:span><text:span text:style-name="T2">int</text:span><text:span text:style-name="T3"> attackHits(PlayerBase attacker, PlayerBase defender) {</text:span></text:p>
      <text:p text:style-name="P17"><text:tab/><text:tab/>Weights harm;</text:p>
      <text:p text:style-name="P15"><text:span text:style-name="T3"><text:tab/><text:tab/></text:span><text:span text:style-name="T2">int</text:span><text:span text:style-name="T3"> addStars = 0;</text:span></text:p>
      <text:p text:style-name="P17"><text:tab/><text:tab/></text:p>
      <text:p text:style-name="P17"><text:tab/><text:tab/>harm = attacker.getWeapon().getHarmLevel();</text:p>
      <text:p text:style-name="P17"><text:tab/><text:tab/></text:p>
      <text:p text:style-name="P15"><text:span text:style-name="T3"><text:tab/><text:tab/></text:span><text:span text:style-name="T2">if</text:span><text:span text:style-name="T3"> (attacker.getWeapon().getStars() &gt; 0) {</text:span></text:p>
      <text:p text:style-name="P15"><text:span text:style-name="T3"><text:tab/><text:tab/><text:tab/></text:span><text:span text:style-name="T2">if</text:span><text:span text:style-name="T3"> (defender.armorBlocks(attacker.getWeapon().getAttack())){</text:span><text:span text:style-name="T10">//have to see what these conditions are</text:span></text:p>
      <text:p text:style-name="P17"><text:tab/><text:tab/><text:tab/><text:tab/>addStars = attacker.getWeapon().getStars();</text:p>
      <text:p text:style-name="P17"><text:tab/><text:tab/><text:tab/>}</text:p>
      <text:p text:style-name="P17"><text:tab/><text:tab/>}</text:p>
      <text:p text:style-name="P17"><text:tab/><text:tab/></text:p>
      <text:p text:style-name="P15"><text:span text:style-name="T3"><text:tab/><text:tab/></text:span><text:span text:style-name="T2">if</text:span><text:span text:style-name="T3"> (attacker.getWeapon().hasMissles()){</text:span></text:p>
      <text:p text:style-name="P15"><text:span text:style-name="T3"><text:tab/><text:tab/><text:tab/></text:span><text:span text:style-name="T10">//do some roll thing here</text:span></text:p>
      <text:p text:style-name="P15"><text:span text:style-name="T3"><text:tab/><text:tab/><text:tab/></text:span><text:span text:style-name="T10">//GameUtils.missleTable(roll);</text:span></text:p>
      <text:p text:style-name="P17"><text:tab/><text:tab/>}</text:p>
      <text:p text:style-name="P17"><text:tab/><text:tab/></text:p>
      <text:p text:style-name="P17"><text:tab/><text:tab/></text:p>
      <text:p text:style-name="P15"><text:span text:style-name="T3"><text:tab/><text:tab/></text:span><text:span text:style-name="T10">//</text:span><text:span text:style-name="T9">TODO</text:span></text:p>
      <text:p text:style-name="P15"><text:span text:style-name="T3"><text:tab/><text:tab/></text:span><text:span text:style-name="T2">if</text:span><text:span text:style-name="T3"> (attacker.getStrength() &gt; defender.getStrength()){</text:span></text:p>
      <text:p text:style-name="P17"><text:tab/><text:tab/><text:tab/>harm = harm.next();</text:p>
      <text:p text:style-name="P17"><text:tab/><text:tab/>}</text:p>
      <text:p text:style-name="P17"><text:tab/><text:tab/></text:p>
      <text:p text:style-name="P15"><text:span text:style-name="T3"><text:tab/><text:tab/></text:span><text:span text:style-name="T2">for</text:span><text:span text:style-name="T3">(</text:span><text:span text:style-name="T2">int</text:span><text:span text:style-name="T3"> i =0; i &lt; addStars; ++i){</text:span></text:p>
      <text:p text:style-name="P15"><text:span text:style-name="T3"><text:tab/><text:tab/><text:tab/></text:span><text:span text:style-name="T2">if</text:span><text:span text:style-name="T3">(harm != Weights.</text:span><text:span text:style-name="T17">TREMENDOUS</text:span><text:span text:style-name="T3">){</text:span></text:p>
      <text:p text:style-name="P17"><text:tab/><text:tab/><text:tab/><text:tab/>harm = harm.next();</text:p>
      <text:p text:style-name="P15"><text:span text:style-name="T3"><text:tab/><text:tab/><text:tab/>} </text:span><text:span text:style-name="T2">else</text:span><text:span text:style-name="T3"> {</text:span></text:p>
      <text:p text:style-name="P17"><text:tab/><text:tab/><text:tab/><text:tab/>i = addStars;</text:p>
      <text:p text:style-name="P17"><text:tab/><text:tab/><text:tab/>}</text:p>
      <text:p text:style-name="P17"><text:tab/><text:tab/>}</text:p>
      <text:p text:style-name="P17"><text:tab/><text:tab/></text:p>
      <text:p text:style-name="P15"><text:span text:style-name="T3"><text:tab/><text:tab/></text:span><text:span text:style-name="T10">//out till add horses</text:span></text:p>
      <text:p text:style-name="P15"><text:span text:style-name="T3"><text:tab/><text:tab/></text:span><text:span text:style-name="T10">/*if(defender.onHorse()){</text:span></text:p>
      <text:p text:style-name="P18"><text:tab/><text:tab/><text:tab/>if(harm &gt; defender.getHorse().getVulnerability()){</text:p>
      <text:p text:style-name="P18"><text:tab/><text:tab/><text:tab/><text:tab/>return 2;</text:p>
      <text:p text:style-name="P18"><text:tab/><text:tab/><text:tab/>}</text:p>
      <text:p text:style-name="P15"><text:span text:style-name="T10"><text:tab/><text:tab/>} else */</text:span><text:span text:style-name="T3"> </text:span></text:p>
      <text:p text:style-name="P15"><text:span text:style-name="T3"><text:tab/><text:tab/></text:span><text:span text:style-name="T10">/*</text:span></text:p>
      <text:p text:style-name="P18"><text:tab/><text:tab/>if(true){//will have to change this to check if the defender is a character when denizens are added</text:p>
      <text:p text:style-name="P18"><text:tab/><text:tab/><text:tab/>if(defender.checkArmor(harm)){</text:p>
      <text:p text:style-name="P18"><text:tab/><text:tab/><text:tab/><text:tab/>defender.checkIfDamaged(harm);</text:p>
      <text:p text:style-name="P18"><text:tab/><text:tab/><text:tab/><text:tab/>if (harm == Weights.MEDIUM || harm == Weights.HEAVY ||</text:p>
      <text:p text:style-name="P18"><text:tab/><text:tab/><text:tab/><text:tab/><text:tab/><text:tab/>harm == Weights.TREMENDOUS){</text:p>
      <text:p text:style-name="P18"><text:tab/><text:tab/><text:tab/><text:tab/><text:tab/>return 1;</text:p>
      <text:p text:style-name="P18"><text:soft-page-break/><text:tab/><text:tab/><text:tab/><text:tab/>}</text:p>
      <text:p text:style-name="P18"><text:tab/><text:tab/><text:tab/>} else {</text:p>
      <text:p text:style-name="P18"><text:tab/><text:tab/><text:tab/><text:tab/>if (defender.getVulnerability().compareTo(harm) &gt;= 0){</text:p>
      <text:p text:style-name="P18"><text:tab/><text:tab/><text:tab/><text:tab/><text:tab/>return 3;</text:p>
      <text:p text:style-name="P18"><text:tab/><text:tab/><text:tab/><text:tab/>}</text:p>
      <text:p text:style-name="P18"><text:tab/><text:tab/><text:tab/><text:tab/>if (!(harm == Weights.NEGLIGABLE)){</text:p>
      <text:p text:style-name="P18"><text:tab/><text:tab/><text:tab/><text:tab/><text:tab/>return 1;</text:p>
      <text:p text:style-name="P18"><text:tab/><text:tab/><text:tab/><text:tab/>}</text:p>
      <text:p text:style-name="P18"><text:tab/><text:tab/><text:tab/><text:tab/>attacker.getWeapon().setAlerted(false);</text:p>
      <text:p text:style-name="P18"><text:tab/><text:tab/><text:tab/>}</text:p>
      <text:p text:style-name="P18"><text:tab/><text:tab/>}*/</text:p>
      <text:p text:style-name="P15"><text:span text:style-name="T3"><text:tab/><text:tab/></text:span><text:span text:style-name="T10">/*</text:span></text:p>
      <text:p text:style-name="P18"><text:tab/><text:tab/> * else {</text:p>
      <text:p text:style-name="P18"><text:tab/><text:tab/><text:tab/>if(defender.getVulnerability().compareTo(harm) &gt;= 0){</text:p>
      <text:p text:style-name="P18"><text:tab/><text:tab/><text:tab/><text:tab/>return 3;</text:p>
      <text:p text:style-name="P18"><text:tab/><text:tab/><text:tab/>}</text:p>
      <text:p text:style-name="P18"><text:tab/><text:tab/>} <text:s/>add this when the denizens are added</text:p>
      <text:p text:style-name="P18"><text:tab/><text:tab/>*/</text:p>
      <text:p text:style-name="P17"><text:tab/><text:tab/></text:p>
      <text:p text:style-name="P15"><text:span text:style-name="T3"><text:tab/><text:tab/></text:span><text:span text:style-name="T2">return</text:span><text:span text:style-name="T3"> 0;</text:span></text:p>
      <text:p text:style-name="P17"><text:tab/>}</text:p>
      <text:p text:style-name="P17"><text:tab/></text:p>
      <text:p text:style-name="P15"><text:span text:style-name="T3"><text:tab/></text:span><text:span text:style-name="T10">/* Attack Hits</text:span></text:p>
      <text:p text:style-name="P18"><text:tab/> * -Determine Harm Level(Harm Letter)</text:p>
      <text:p text:style-name="P18"><text:tab/> * -Stars?</text:p>
      <text:p text:style-name="P18"><text:tab/> * --attack intercepts armor?</text:p>
      <text:p text:style-name="P18"><text:tab/> * ---stars-1</text:p>
      <text:p text:style-name="P18"><text:tab/> * --level + stars</text:p>
      <text:p text:style-name="P18"><text:tab/> * -<text:span text:style-name="T19">Missle</text:span> Weapon?</text:p>
      <text:p text:style-name="P18"><text:tab/> * --<text:span text:style-name="T19">missle</text:span> table roll + level</text:p>
      <text:p text:style-name="P18"><text:tab/> * --else fight strength higher?</text:p>
      <text:p text:style-name="P18"><text:tab/> * ---level+1</text:p>
      <text:p text:style-name="P18"><text:tab/> * -Inflict Harm</text:p>
      <text:p text:style-name="P18"><text:tab/> * -target on horse?</text:p>
      <text:p text:style-name="P18"><text:tab/> * --harm hits horse</text:p>
      <text:p text:style-name="P18"><text:tab/> * --HARMVVUL--</text:p>
      <text:p text:style-name="P18"><text:tab/> * ---harm &gt; <text:span text:style-name="T19">vul</text:span></text:p>
      <text:p text:style-name="P18"><text:tab/> * ----target killed</text:p>
      <text:p text:style-name="P18"><text:tab/> * ----MORE</text:p>
      <text:p text:style-name="P18"><text:tab/> * ---target unharmed</text:p>
      <text:p text:style-name="P18"><text:tab/> * ---<text:span text:style-name="T19">unalerted</text:span> Weapon</text:p>
      <text:p text:style-name="P18"><text:tab/> * ---MORE</text:p>
      <text:p text:style-name="P18"><text:tab/> * -character or denizen?</text:p>
      <text:p text:style-name="P18"><text:tab/> * --denizen -&gt; HARMVVUL</text:p>
      <text:p text:style-name="P18"><text:tab/> * -hit armor?</text:p>
      <text:p text:style-name="P18"><text:tab/> * --armor damaged</text:p>
      <text:p text:style-name="P18"><text:tab/> * --if harm &gt;= M</text:p>
      <text:p text:style-name="P18"><text:tab/> * ---1 wound</text:p>
      <text:p text:style-name="P18"><text:tab/> * --unharmed</text:p>
      <text:p text:style-name="P18"><text:tab/> * --MORE</text:p>
      <text:p text:style-name="P18"><text:tab/> * -Harm &gt; VUL?</text:p>
      <text:p text:style-name="P18"><text:tab/> * --target killed</text:p>
      <text:p text:style-name="P18"><text:tab/> * --else harm negligible?</text:p>
      <text:p text:style-name="P18"><text:tab/> * ---unharmed</text:p>
      <text:p text:style-name="P18"><text:tab/> * ---MORE</text:p>
      <text:p text:style-name="P18"><text:tab/> * ---else 1 wound</text:p>
      <text:p text:style-name="P18"><text:tab/> * ---MORE</text:p>
      <text:p text:style-name="P18"><text:tab/> * </text:p>
      <text:p text:style-name="P18"><text:tab/> * </text:p>
      <text:p text:style-name="P18"><text:soft-page-break/><text:tab/> */</text:p>
      <text:p text:style-name="P17">}</text:p>
      <text:p text:style-name="P10"/>
      <text:p text:style-name="P10">Class: CombatPvPHandler.java</text:p>
      <text:p text:style-name="P8"><text:span text:style-name="T1">package</text:span><text:span text:style-name="T14"> controller;</text:span></text:p>
      <text:p text:style-name="P15"/>
      <text:p text:style-name="P15"><text:span text:style-name="T2">import</text:span><text:span text:style-name="T3"> java.util.ArrayList;</text:span></text:p>
      <text:p text:style-name="P15"><text:span text:style-name="T2">import</text:span><text:span text:style-name="T3"> java.util.HashSet;</text:span></text:p>
      <text:p text:style-name="P15"><text:span text:style-name="T2">import</text:span><text:span text:style-name="T3"> java.util.Set;</text:span></text:p>
      <text:p text:style-name="P15"/>
      <text:p text:style-name="P15"><text:span text:style-name="T2">import</text:span><text:span text:style-name="T3"> javax.swing.JOptionPane;</text:span></text:p>
      <text:p text:style-name="P15"/>
      <text:p text:style-name="P15"><text:span text:style-name="T2">import</text:span><text:span text:style-name="T3"> models.characterModels.PlayerBase;</text:span></text:p>
      <text:p text:style-name="P15"><text:span text:style-name="T2">import</text:span><text:span text:style-name="T3"> models.characterModels.playerEnums.Attacks;</text:span></text:p>
      <text:p text:style-name="P15"><text:span text:style-name="T2">import</text:span><text:span text:style-name="T3"> models.characterModels.playerEnums.Weights;</text:span></text:p>
      <text:p text:style-name="P15"><text:span text:style-name="T2">import</text:span><text:span text:style-name="T3"> models.chitModels.ArmorChit;</text:span></text:p>
      <text:p text:style-name="P15"><text:span text:style-name="T2">import</text:span><text:span text:style-name="T3"> models.chitModels.ArmorType;</text:span></text:p>
      <text:p text:style-name="P15"><text:span text:style-name="T2">import</text:span><text:span text:style-name="T3"> models.otherEntities.CombatDataContainer;</text:span></text:p>
      <text:p text:style-name="P15"><text:span text:style-name="T2">import</text:span><text:span text:style-name="T3"> utils.Pair;</text:span></text:p>
      <text:p text:style-name="P15"><text:span text:style-name="T2">import</text:span><text:span text:style-name="T3"> views.CombatView;</text:span></text:p>
      <text:p text:style-name="P15"/>
      <text:p text:style-name="P16">/**</text:p>
      <text:p text:style-name="P16"><text:s/>* Revised Combat System To Implement In Into The Game</text:p>
      <text:p text:style-name="P16"><text:s/>*/</text:p>
      <text:p text:style-name="P15"><text:span text:style-name="T2">public</text:span><text:span text:style-name="T3"> </text:span><text:span text:style-name="T2">class</text:span><text:span text:style-name="T3"> CombatPVPHandler {</text:span></text:p>
      <text:p text:style-name="P15"/>
      <text:p text:style-name="P15"><text:span text:style-name="T3"><text:tab/></text:span><text:span text:style-name="T2">private</text:span><text:span text:style-name="T3"> Attacks </text:span><text:span text:style-name="T16">currentAttack</text:span><text:span text:style-name="T3">;</text:span></text:p>
      <text:p text:style-name="P15"><text:span text:style-name="T3"><text:tab/></text:span><text:span text:style-name="T2">private</text:span><text:span text:style-name="T3"> PlayerBase </text:span><text:span text:style-name="T16">currentAttacker</text:span><text:span text:style-name="T3">;</text:span></text:p>
      <text:p text:style-name="P15"><text:span text:style-name="T3"><text:tab/></text:span><text:span text:style-name="T2">private</text:span><text:span text:style-name="T3"> PlayerBase </text:span><text:span text:style-name="T16">currentDefender</text:span><text:span text:style-name="T3">;</text:span></text:p>
      <text:p text:style-name="P15"><text:span text:style-name="T3"><text:tab/></text:span><text:span text:style-name="T2">private</text:span><text:span text:style-name="T3"> ArrayList&lt;PlayerBase&gt; </text:span><text:span text:style-name="T16">combattingPlayers</text:span><text:span text:style-name="T3">;</text:span></text:p>
      <text:p text:style-name="P17"><text:tab/></text:p>
      <text:p text:style-name="P15"><text:span text:style-name="T3"><text:tab/></text:span><text:span text:style-name="T2">private</text:span><text:span text:style-name="T3"> Set&lt;Pair&lt;PlayerBase, PlayerBase&gt;&gt; </text:span><text:span text:style-name="T16">readyPlayers</text:span><text:span text:style-name="T3">;</text:span></text:p>
      <text:p text:style-name="P15"><text:span text:style-name="T3"><text:tab/></text:span><text:span text:style-name="T2">private</text:span><text:span text:style-name="T3"> Set&lt;CombatDataContainer&gt; </text:span><text:span text:style-name="T16">combatData</text:span><text:span text:style-name="T3">;</text:span></text:p>
      <text:p text:style-name="P17"><text:tab/></text:p>
      <text:p text:style-name="P15"><text:span text:style-name="T3"><text:tab/></text:span><text:span text:style-name="T2">private</text:span><text:span text:style-name="T3"> CombatView </text:span><text:span text:style-name="T16">parentView</text:span><text:span text:style-name="T3">; </text:span></text:p>
      <text:p text:style-name="P17"><text:tab/></text:p>
      <text:p text:style-name="P15"><text:span text:style-name="T3"><text:tab/></text:span><text:span text:style-name="T10">// Constructor For The Combat Handler</text:span></text:p>
      <text:p text:style-name="P15"><text:span text:style-name="T3"><text:tab/></text:span><text:span text:style-name="T2">public</text:span><text:span text:style-name="T3"> CombatPVPHandler (ArrayList &lt;PlayerBase&gt; combattingPlayers, CombatView parentView) {</text:span></text:p>
      <text:p text:style-name="P15"><text:span text:style-name="T3"><text:tab/><text:tab/></text:span><text:span text:style-name="T2">this</text:span><text:span text:style-name="T3">.</text:span><text:span text:style-name="T16">combattingPlayers</text:span><text:span text:style-name="T3"> = combattingPlayers;</text:span></text:p>
      <text:p text:style-name="P15"><text:span text:style-name="T3"><text:tab/><text:tab/></text:span><text:span text:style-name="T16">currentAttacker</text:span><text:span text:style-name="T3"> = getFirstAttacker();</text:span></text:p>
      <text:p text:style-name="P17"><text:tab/><text:tab/><text:tab/><text:tab/></text:p>
      <text:p text:style-name="P15"><text:span text:style-name="T3"><text:tab/><text:tab/></text:span><text:span text:style-name="T16">currentAttack</text:span><text:span text:style-name="T3"> = </text:span><text:span text:style-name="T2">null</text:span><text:span text:style-name="T3">;</text:span></text:p>
      <text:p text:style-name="P15"><text:span text:style-name="T3"><text:tab/><text:tab/></text:span><text:span text:style-name="T16">combatData</text:span><text:span text:style-name="T3"> = </text:span><text:span text:style-name="T2">new</text:span><text:span text:style-name="T3"> HashSet&lt;CombatDataContainer&gt; ();</text:span></text:p>
      <text:p text:style-name="P15"><text:span text:style-name="T3"><text:tab/><text:tab/></text:span><text:span text:style-name="T16">readyPlayers</text:span><text:span text:style-name="T3"> = </text:span><text:span text:style-name="T2">new</text:span><text:span text:style-name="T3"> HashSet&lt;&gt;();</text:span></text:p>
      <text:p text:style-name="P17"><text:tab/><text:tab/></text:p>
      <text:p text:style-name="P15"><text:span text:style-name="T3"><text:tab/><text:tab/></text:span><text:span text:style-name="T2">this</text:span><text:span text:style-name="T3">.</text:span><text:span text:style-name="T16">parentView</text:span><text:span text:style-name="T3"> = parentView;</text:span></text:p>
      <text:p text:style-name="P17"><text:tab/>}</text:p>
      <text:p text:style-name="P17"><text:tab/></text:p>
      <text:p text:style-name="P15"><text:span text:style-name="T3"><text:tab/></text:span><text:span text:style-name="T10">// Gets The Next Attacker</text:span></text:p>
      <text:p text:style-name="P15"><text:span text:style-name="T3"><text:tab/></text:span><text:span text:style-name="T2">public</text:span><text:span text:style-name="T3"> </text:span><text:span text:style-name="T2">void</text:span><text:span text:style-name="T3"> setNextAttacker () {</text:span></text:p>
      <text:p text:style-name="P15"><text:span text:style-name="T3"><text:tab/><text:tab/></text:span><text:span text:style-name="T16">combatData</text:span><text:span text:style-name="T3">.add(</text:span><text:span text:style-name="T2">new</text:span><text:span text:style-name="T3"> CombatDataContainer(</text:span><text:span text:style-name="T16">currentAttacker</text:span><text:span text:style-name="T3">, </text:span><text:span text:style-name="T16">currentAttack</text:span><text:span text:style-name="T3">, </text:span><text:span text:style-name="T2">null</text:span><text:span text:style-name="T3">));</text:span></text:p>
      <text:p text:style-name="P15"><text:span text:style-name="T3"><text:tab/><text:tab/></text:span><text:span text:style-name="T16">readyPlayers</text:span><text:span text:style-name="T3">.add(</text:span><text:span text:style-name="T2">new</text:span><text:span text:style-name="T3"> Pair&lt;PlayerBase, PlayerBase&gt;(</text:span><text:span text:style-name="T16">currentAttacker</text:span><text:span text:style-name="T3">, </text:span><text:span text:style-name="T16">currentDefender</text:span><text:span text:style-name="T3">));</text:span></text:p>
      <text:p text:style-name="P17"><text:tab/><text:tab/></text:p>
      <text:p text:style-name="P15"><text:span text:style-name="T3"><text:tab/><text:tab/></text:span><text:span text:style-name="T10">// If All The Players Have Submitted Then Start The Attack</text:span></text:p>
      <text:p text:style-name="P15"><text:span text:style-name="T3"><text:tab/><text:tab/></text:span><text:span text:style-name="T2">if</text:span><text:span text:style-name="T3"> (</text:span><text:span text:style-name="T16">readyPlayers</text:span><text:span text:style-name="T3">.size() == </text:span><text:span text:style-name="T16">combattingPlayers</text:span><text:span text:style-name="T3">.size()) {</text:span></text:p>
      <text:p text:style-name="P17"><text:tab/><text:tab/><text:tab/>executeAttacks();</text:p>
      <text:p text:style-name="P17"><text:soft-page-break/><text:tab/><text:tab/>}</text:p>
      <text:p text:style-name="P17"><text:tab/><text:tab/></text:p>
      <text:p text:style-name="P15"><text:span text:style-name="T3"><text:tab/><text:tab/></text:span><text:span text:style-name="T2">int</text:span><text:span text:style-name="T3"> currentPlayerIndex = </text:span><text:span text:style-name="T16">combattingPlayers</text:span><text:span text:style-name="T3">.indexOf(</text:span><text:span text:style-name="T16">currentAttacker</text:span><text:span text:style-name="T3">);</text:span></text:p>
      <text:p text:style-name="P15"><text:span text:style-name="T3"><text:tab/><text:tab/></text:span><text:span text:style-name="T16">currentAttacker</text:span><text:span text:style-name="T3"> = </text:span><text:span text:style-name="T16">combattingPlayers</text:span><text:span text:style-name="T3">.get((currentPlayerIndex + 1) % </text:span><text:span text:style-name="T16">combattingPlayers</text:span><text:span text:style-name="T3">.size());</text:span></text:p>
      <text:p text:style-name="P17"><text:tab/>}</text:p>
      <text:p text:style-name="P17"><text:tab/></text:p>
      <text:p text:style-name="P15"><text:span text:style-name="T3"><text:tab/></text:span><text:span text:style-name="T10">// Executes The Combat When Everyone Is Done</text:span></text:p>
      <text:p text:style-name="P15"><text:span text:style-name="T3"><text:tab/></text:span><text:span text:style-name="T2">public</text:span><text:span text:style-name="T3"> </text:span><text:span text:style-name="T2">void</text:span><text:span text:style-name="T3"> executeAttacks () {</text:span></text:p>
      <text:p text:style-name="P17"><text:tab/><text:tab/></text:p>
      <text:p text:style-name="P15"><text:span text:style-name="T3"><text:tab/><text:tab/></text:span><text:span text:style-name="T16">parentView</text:span><text:span text:style-name="T3">.println(</text:span><text:span text:style-name="T20">""</text:span><text:span text:style-name="T3">);</text:span></text:p>
      <text:p text:style-name="P15"><text:span text:style-name="T3"><text:tab/><text:tab/></text:span><text:span text:style-name="T16">parentView</text:span><text:span text:style-name="T3">.println(</text:span><text:span text:style-name="T20">"Beginning Combat:"</text:span><text:span text:style-name="T3">);</text:span></text:p>
      <text:p text:style-name="P17"><text:tab/><text:tab/></text:p>
      <text:p text:style-name="P15"><text:span text:style-name="T3"><text:tab/><text:tab/></text:span><text:span text:style-name="T10">// Execute The Attacks For The Players</text:span></text:p>
      <text:p text:style-name="P15"><text:span text:style-name="T3"><text:tab/><text:tab/></text:span><text:span text:style-name="T2">for</text:span><text:span text:style-name="T3"> (Pair&lt;PlayerBase, PlayerBase&gt; p: </text:span><text:span text:style-name="T16">readyPlayers</text:span><text:span text:style-name="T3">) {</text:span></text:p>
      <text:p text:style-name="P17"><text:tab/><text:tab/><text:tab/>PlayerBase attacker = p.getFirst();</text:p>
      <text:p text:style-name="P17"><text:tab/><text:tab/><text:tab/>PlayerBase defender = p.getSecond();</text:p>
      <text:p text:style-name="P17"><text:tab/><text:tab/><text:tab/>CombatDataContainer attackerData = findContainer(attacker);</text:p>
      <text:p text:style-name="P17"><text:tab/><text:tab/><text:tab/>CombatDataContainer defenderData = findContainer(defender);</text:p>
      <text:p text:style-name="P17"><text:tab/><text:tab/><text:tab/></text:p>
      <text:p text:style-name="P15"><text:span text:style-name="T3"><text:tab/><text:tab/><text:tab/></text:span><text:span text:style-name="T10">// Gather The Armor That Might Have Been Hit On The Defender</text:span></text:p>
      <text:p text:style-name="P17"><text:tab/><text:tab/><text:tab/>ArmorChit armorHit = checkIfArmorProtects(defenderData.getThePlayer(), attackerData.getAttack());</text:p>
      <text:p text:style-name="P17"><text:tab/><text:tab/><text:tab/></text:p>
      <text:p text:style-name="P15"><text:span text:style-name="T3"><text:tab/><text:tab/><text:tab/></text:span><text:span text:style-name="T10">// If The Player's Armor Doesn't Prevent Damage Then They Get Hit</text:span></text:p>
      <text:p text:style-name="P15"><text:span text:style-name="T3"><text:tab/><text:tab/><text:tab/></text:span><text:span text:style-name="T2">if</text:span><text:span text:style-name="T3"> (armorHit == </text:span><text:span text:style-name="T2">null</text:span><text:span text:style-name="T3">){</text:span></text:p>
      <text:p text:style-name="P15"><text:span text:style-name="T3"><text:tab/><text:tab/><text:tab/><text:tab/></text:span><text:span text:style-name="T2">boolean</text:span><text:span text:style-name="T3"> defenderDead = checkForPlayerDeath (attackerData, defender);</text:span></text:p>
      <text:p text:style-name="P17"><text:tab/><text:tab/><text:tab/><text:tab/></text:p>
      <text:p text:style-name="P15"><text:span text:style-name="T3"><text:tab/><text:tab/><text:tab/><text:tab/></text:span><text:span text:style-name="T10">// If The Defender Died Let The Player Now</text:span></text:p>
      <text:p text:style-name="P15"><text:span text:style-name="T3"><text:tab/><text:tab/><text:tab/><text:tab/></text:span><text:span text:style-name="T2">if</text:span><text:span text:style-name="T3"> (defenderDead) {</text:span></text:p>
      <text:p text:style-name="P15"><text:span text:style-name="T3"><text:tab/><text:tab/><text:tab/><text:tab/><text:tab/></text:span><text:span text:style-name="T16">parentView</text:span><text:span text:style-name="T3">.println(</text:span><text:span text:style-name="T20">" <text:s text:c="2"/>--- Player "</text:span><text:span text:style-name="T3"> + defender.getName() + </text:span><text:span text:style-name="T20">" Has Died"</text:span><text:span text:style-name="T3">);</text:span></text:p>
      <text:p text:style-name="P15"><text:span text:style-name="T3"><text:tab/><text:tab/><text:tab/><text:tab/><text:tab/>JOptionPane.</text:span><text:span text:style-name="T6">showMessageDialog</text:span><text:span text:style-name="T3">(</text:span><text:span text:style-name="T16">parentView</text:span><text:span text:style-name="T3">, </text:span><text:span text:style-name="T20">"Player "</text:span><text:span text:style-name="T3"> + defender.getName() + </text:span><text:span text:style-name="T20">" Has Died"</text:span><text:span text:style-name="T3">);</text:span></text:p>
      <text:p text:style-name="P15"><text:span text:style-name="T3"><text:tab/><text:tab/><text:tab/><text:tab/><text:tab/></text:span><text:span text:style-name="T16">combattingPlayers</text:span><text:span text:style-name="T3">.remove(defender);</text:span></text:p>
      <text:p text:style-name="P17"><text:tab/><text:tab/><text:tab/><text:tab/><text:tab/></text:p>
      <text:p text:style-name="P15"><text:span text:style-name="T3"><text:tab/><text:tab/><text:tab/><text:tab/><text:tab/></text:span><text:span text:style-name="T10">// If We have Only One Player Left Then Close This</text:span></text:p>
      <text:p text:style-name="P15"><text:span text:style-name="T3"><text:tab/><text:tab/><text:tab/><text:tab/><text:tab/></text:span><text:span text:style-name="T2">if</text:span><text:span text:style-name="T3"> (</text:span><text:span text:style-name="T16">combattingPlayers</text:span><text:span text:style-name="T3">.size() &lt; 2) {</text:span></text:p>
      <text:p text:style-name="P15"><text:span text:style-name="T3"><text:tab/><text:tab/><text:tab/><text:tab/><text:tab/><text:tab/></text:span><text:span text:style-name="T16">parentView</text:span><text:span text:style-name="T3">.dispose();</text:span></text:p>
      <text:p text:style-name="P15"><text:span text:style-name="T3"><text:tab/><text:tab/><text:tab/><text:tab/><text:tab/><text:tab/></text:span><text:span text:style-name="T2">break</text:span><text:span text:style-name="T3">;</text:span></text:p>
      <text:p text:style-name="P17"><text:tab/><text:tab/><text:tab/><text:tab/><text:tab/>}</text:p>
      <text:p text:style-name="P17"><text:tab/><text:tab/><text:tab/><text:tab/>}</text:p>
      <text:p text:style-name="P15"><text:span text:style-name="T3"><text:tab/><text:tab/><text:tab/>} </text:span><text:span text:style-name="T2">else</text:span><text:span text:style-name="T3"> {</text:span></text:p>
      <text:p text:style-name="P17"><text:tab/><text:tab/><text:tab/><text:tab/>Weights weaponWeight = calculateWeaponHarm(attackerData, defender);</text:p>
      <text:p text:style-name="P17"><text:tab/><text:tab/><text:tab/><text:tab/>hitPlayersArmor(defender, armorHit, weaponWeight.prev());</text:p>
      <text:p text:style-name="P17"><text:tab/><text:tab/><text:tab/><text:tab/></text:p>
      <text:p text:style-name="P15"><text:span text:style-name="T3"><text:tab/><text:tab/><text:tab/><text:tab/></text:span><text:span text:style-name="T16">parentView</text:span><text:span text:style-name="T3">.println(</text:span><text:span text:style-name="T20">" <text:s text:c="2"/>--- Hit "</text:span><text:span text:style-name="T3"> + defender.getName() + </text:span><text:span text:style-name="T20">"'s "</text:span><text:span text:style-name="T3"> + armorHit.getArmourType());</text:span></text:p>
      <text:p text:style-name="P15"><text:span text:style-name="T3"><text:tab/><text:tab/><text:tab/><text:tab/></text:span><text:span text:style-name="T16">parentView</text:span><text:span text:style-name="T3">.println(</text:span><text:span text:style-name="T20">" <text:s text:c="2"/>--- Armour Status: "</text:span><text:span text:style-name="T3"> + armorHit.getArmorStatus());</text:span></text:p>
      <text:p text:style-name="P17"><text:tab/><text:tab/><text:tab/>}</text:p>
      <text:p text:style-name="P17"><text:tab/><text:tab/>}</text:p>
      <text:p text:style-name="P17"><text:tab/><text:tab/></text:p>
      <text:p text:style-name="P15"><text:span text:style-name="T3"><text:tab/><text:tab/></text:span><text:span text:style-name="T10">// Now Purge The List Of Ready Players And Get Ready For The Next Round</text:span></text:p>
      <text:p text:style-name="P15"><text:span text:style-name="T3"><text:tab/><text:tab/></text:span><text:span text:style-name="T16">readyPlayers</text:span><text:span text:style-name="T3">.clear();</text:span></text:p>
      <text:p text:style-name="P17"><text:tab/>}</text:p>
      <text:p text:style-name="P17"><text:tab/></text:p>
      <text:p text:style-name="P15"><text:soft-page-break/><text:span text:style-name="T3"><text:tab/></text:span><text:span text:style-name="T10">// See If Player Dies, Do The According Stuff </text:span></text:p>
      <text:p text:style-name="P15"><text:span text:style-name="T3"><text:tab/></text:span><text:span text:style-name="T2">private</text:span><text:span text:style-name="T3"> </text:span><text:span text:style-name="T2">boolean</text:span><text:span text:style-name="T3"> checkForPlayerDeath (CombatDataContainer attackingData, PlayerBase defendingPlayer){</text:span></text:p>
      <text:p text:style-name="P17"><text:tab/><text:tab/>Weights weaponWeight = calculateWeaponHarm (attackingData, defendingPlayer);</text:p>
      <text:p text:style-name="P17"><text:tab/><text:tab/></text:p>
      <text:p text:style-name="P15"><text:span text:style-name="T3"><text:tab/><text:tab/></text:span><text:span text:style-name="T10">// If Harm Is Higher Then Or Equal To </text:span><text:span text:style-name="T11">Vulernability</text:span><text:span text:style-name="T10"> Then The Player Is Dead</text:span></text:p>
      <text:p text:style-name="P15"><text:span text:style-name="T3"><text:tab/><text:tab/></text:span><text:span text:style-name="T2">if</text:span><text:span text:style-name="T3"> (weaponWeight.getWeightValue() &gt;= defendingPlayer.getVulnerability().getWeightValue()) {</text:span></text:p>
      <text:p text:style-name="P17"><text:tab/><text:tab/><text:tab/>attackingData.getThePlayer().killPlayer(defendingPlayer);</text:p>
      <text:p text:style-name="P15"><text:span text:style-name="T3"><text:tab/><text:tab/><text:tab/></text:span><text:span text:style-name="T2">return</text:span><text:span text:style-name="T3"> </text:span><text:span text:style-name="T2">true</text:span><text:span text:style-name="T3">;</text:span></text:p>
      <text:p text:style-name="P15"><text:span text:style-name="T3"><text:tab/><text:tab/>} </text:span><text:span text:style-name="T2">else</text:span><text:span text:style-name="T3"> {</text:span></text:p>
      <text:p text:style-name="P15"><text:span text:style-name="T3"><text:tab/><text:tab/><text:tab/></text:span><text:span text:style-name="T2">return</text:span><text:span text:style-name="T3"> </text:span><text:span text:style-name="T2">false</text:span><text:span text:style-name="T3">;</text:span></text:p>
      <text:p text:style-name="P17"><text:tab/><text:tab/>}</text:p>
      <text:p text:style-name="P17"><text:tab/>}</text:p>
      <text:p text:style-name="P17"><text:tab/></text:p>
      <text:p text:style-name="P15"><text:span text:style-name="T3"><text:tab/></text:span><text:span text:style-name="T10">// Hit This Armor So Register The Hit</text:span></text:p>
      <text:p text:style-name="P15"><text:span text:style-name="T3"><text:tab/></text:span><text:span text:style-name="T2">private</text:span><text:span text:style-name="T3"> </text:span><text:span text:style-name="T2">void</text:span><text:span text:style-name="T3"> hitPlayersArmor (PlayerBase p, ArmorChit a, Weights incomingDamage) {</text:span></text:p>
      <text:p text:style-name="P15"><text:span text:style-name="T3"><text:tab/><text:tab/></text:span><text:span text:style-name="T10">// Register The Damage In The Correct Locations</text:span></text:p>
      <text:p text:style-name="P15"><text:span text:style-name="T3"><text:tab/><text:tab/></text:span><text:span text:style-name="T2">if</text:span><text:span text:style-name="T3"> (incomingDamage.getWeightValue() &gt; a.getArmourWeight().getWeightValue()) {</text:span></text:p>
      <text:p text:style-name="P17"><text:tab/><text:tab/><text:tab/>a.destoryArmor();</text:p>
      <text:p text:style-name="P17"><text:tab/><text:tab/>}</text:p>
      <text:p text:style-name="P15"><text:span text:style-name="T3"><text:tab/><text:tab/></text:span><text:span text:style-name="T2">else</text:span><text:span text:style-name="T3"> </text:span><text:span text:style-name="T2">if</text:span><text:span text:style-name="T3"> (incomingDamage.getWeightValue() == a.getArmourWeight().getWeightValue()) {</text:span></text:p>
      <text:p text:style-name="P17"><text:tab/><text:tab/><text:tab/>a.damageArmor();</text:p>
      <text:p text:style-name="P17"><text:tab/><text:tab/>}</text:p>
      <text:p text:style-name="P17"><text:tab/><text:tab/></text:p>
      <text:p text:style-name="P15"><text:span text:style-name="T3"><text:tab/><text:tab/></text:span><text:span text:style-name="T10">// If The Armor Is </text:span><text:span text:style-name="T11">Destoryed</text:span><text:span text:style-name="T10"> Then Remove It</text:span></text:p>
      <text:p text:style-name="P15"><text:span text:style-name="T3"><text:tab/><text:tab/></text:span><text:span text:style-name="T2">if</text:span><text:span text:style-name="T3"> (a.isDestoryed()) {</text:span></text:p>
      <text:p text:style-name="P17"><text:tab/><text:tab/><text:tab/>p.getArmorChits().remove(a);</text:p>
      <text:p text:style-name="P17"><text:tab/><text:tab/>}</text:p>
      <text:p text:style-name="P17"><text:tab/>}</text:p>
      <text:p text:style-name="P17"><text:tab/></text:p>
      <text:p text:style-name="P15"><text:span text:style-name="T3"><text:tab/></text:span><text:span text:style-name="T10">// Gathers The First Player For The Combat </text:span></text:p>
      <text:p text:style-name="P15"><text:span text:style-name="T3"><text:tab/></text:span><text:span text:style-name="T2">private</text:span><text:span text:style-name="T3"> PlayerBase getFirstAttacker () {</text:span></text:p>
      <text:p text:style-name="P15"><text:span text:style-name="T3"><text:tab/><text:tab/>PlayerBase returnVal = </text:span><text:span text:style-name="T16">combattingPlayers</text:span><text:span text:style-name="T3">.get(0);</text:span></text:p>
      <text:p text:style-name="P15"><text:span text:style-name="T3"><text:tab/><text:tab/></text:span><text:span text:style-name="T2">return</text:span><text:span text:style-name="T3"> returnVal;</text:span></text:p>
      <text:p text:style-name="P17"><text:tab/>}</text:p>
      <text:p text:style-name="P15"/>
      <text:p text:style-name="P15"><text:span text:style-name="T3"><text:tab/></text:span><text:span text:style-name="T10">// Alerts The Current Player Weapon</text:span></text:p>
      <text:p text:style-name="P15"><text:span text:style-name="T3"><text:tab/></text:span><text:span text:style-name="T2">public</text:span><text:span text:style-name="T3"> </text:span><text:span text:style-name="T2">void</text:span><text:span text:style-name="T3"> alertPlayerWeapon () {</text:span></text:p>
      <text:p text:style-name="P15"><text:span text:style-name="T3"><text:tab/><text:tab/></text:span><text:span text:style-name="T16">currentAttacker</text:span><text:span text:style-name="T3">.getWeapon().setAlerted(</text:span><text:span text:style-name="T2">true</text:span><text:span text:style-name="T3">);</text:span></text:p>
      <text:p text:style-name="P17"><text:tab/>}</text:p>
      <text:p text:style-name="P17"><text:tab/></text:p>
      <text:p text:style-name="P15"><text:span text:style-name="T3"><text:tab/></text:span><text:span text:style-name="T10">// Calculates The Weapon's Harm Value</text:span></text:p>
      <text:p text:style-name="P15"><text:span text:style-name="T3"><text:tab/></text:span><text:span text:style-name="T2">private</text:span><text:span text:style-name="T3"> Weights calculateWeaponHarm(CombatDataContainer attacker, PlayerBase defender) {</text:span></text:p>
      <text:p text:style-name="P15"><text:span text:style-name="T3"><text:tab/><text:tab/></text:span><text:span text:style-name="T2">int</text:span><text:span text:style-name="T3"> addStars = 0;</text:span></text:p>
      <text:p text:style-name="P17"><text:tab/><text:tab/>PlayerBase theAttacker = attacker.getThePlayer();</text:p>
      <text:p text:style-name="P17"><text:tab/><text:tab/>Weights harm = theAttacker.getWeapon().getWeaponDamage();</text:p>
      <text:p text:style-name="P17"><text:tab/><text:tab/></text:p>
      <text:p text:style-name="P15"><text:span text:style-name="T3"><text:tab/><text:tab/></text:span><text:span text:style-name="T10">// Find The Stars Amount For The Player's Attack</text:span></text:p>
      <text:p text:style-name="P15"><text:span text:style-name="T3"><text:tab/><text:tab/></text:span><text:span text:style-name="T2">if</text:span><text:span text:style-name="T3"> (theAttacker.getWeapon().getSharpnessStars() &gt; 0) {</text:span></text:p>
      <text:p text:style-name="P17"><text:tab/><text:tab/><text:tab/>addStars = theAttacker.getWeapon().getSharpnessStars();</text:p>
      <text:p text:style-name="P15"/>
      <text:p text:style-name="P15"><text:span text:style-name="T3"><text:tab/><text:tab/><text:tab/></text:span><text:span text:style-name="T10">// If We Hit Armor, Then Sharpness Goes Down One Star</text:span></text:p>
      <text:p text:style-name="P15"><text:soft-page-break/><text:span text:style-name="T3"><text:tab/><text:tab/><text:tab/></text:span><text:span text:style-name="T2">if</text:span><text:span text:style-name="T3"> (checkIfArmorProtects(defender, attacker.getAttack()) != </text:span><text:span text:style-name="T2">null</text:span><text:span text:style-name="T3">) {</text:span></text:p>
      <text:p text:style-name="P17"><text:tab/><text:tab/><text:tab/><text:tab/>addStars = Math.<text:span text:style-name="T21">max</text:span>(0, theAttacker.getWeapon().getSharpnessStars());</text:p>
      <text:p text:style-name="P17"><text:tab/><text:tab/><text:tab/>}</text:p>
      <text:p text:style-name="P17"><text:tab/><text:tab/>}</text:p>
      <text:p text:style-name="P17"><text:tab/><text:tab/></text:p>
      <text:p text:style-name="P15"><text:span text:style-name="T3"><text:tab/><text:tab/></text:span><text:span text:style-name="T10">// If The Attacker's Strength Is Higher, Increment Harm level</text:span></text:p>
      <text:p text:style-name="P15"><text:span text:style-name="T3"><text:tab/><text:tab/></text:span><text:span text:style-name="T2">if</text:span><text:span text:style-name="T3"> (theAttacker.getStrength() &gt; defender.getStrength()){</text:span></text:p>
      <text:p text:style-name="P17"><text:tab/><text:tab/><text:tab/>harm = harm.next();</text:p>
      <text:p text:style-name="P17"><text:tab/><text:tab/>}</text:p>
      <text:p text:style-name="P17"><text:tab/><text:tab/></text:p>
      <text:p text:style-name="P15"><text:span text:style-name="T3"><text:tab/><text:tab/></text:span><text:span text:style-name="T10">// Next Calculate The Harm Level Based On The Stars</text:span></text:p>
      <text:p text:style-name="P15"><text:span text:style-name="T3"><text:tab/><text:tab/></text:span><text:span text:style-name="T2">for</text:span><text:span text:style-name="T3">(</text:span><text:span text:style-name="T2">int</text:span><text:span text:style-name="T3"> i =0; i &lt; addStars; ++i){</text:span></text:p>
      <text:p text:style-name="P17"><text:tab/><text:tab/><text:tab/>harm = harm.next();</text:p>
      <text:p text:style-name="P17"><text:tab/><text:tab/>}</text:p>
      <text:p text:style-name="P15"><text:span text:style-name="T3"><text:tab/><text:tab/></text:span><text:span text:style-name="T2">return</text:span><text:span text:style-name="T3"> harm;</text:span></text:p>
      <text:p text:style-name="P17"><text:tab/>}</text:p>
      <text:p text:style-name="P17"><text:tab/></text:p>
      <text:p text:style-name="P15"><text:span text:style-name="T3"><text:tab/></text:span><text:span text:style-name="T10">// Check To See If The Armor Protects</text:span></text:p>
      <text:p text:style-name="P15"><text:span text:style-name="T3"><text:tab/></text:span><text:span text:style-name="T2">private</text:span><text:span text:style-name="T3"> ArmorChit checkIfArmorProtects (PlayerBase defendingPlayer, Attacks incomingAttack) {</text:span></text:p>
      <text:p text:style-name="P17"><text:tab/><text:tab/>ArrayList&lt;ArmorChit&gt; playerArmor = defendingPlayer.getArmorChits();</text:p>
      <text:p text:style-name="P17"><text:tab/><text:tab/></text:p>
      <text:p text:style-name="P15"><text:span text:style-name="T3"><text:tab/><text:tab/></text:span><text:span text:style-name="T10">// Iterate Over The Player's Armor And See If Blocks</text:span></text:p>
      <text:p text:style-name="P15"><text:span text:style-name="T3"><text:tab/><text:tab/></text:span><text:span text:style-name="T2">for</text:span><text:span text:style-name="T3"> (ArmorChit a: playerArmor) {</text:span></text:p>
      <text:p text:style-name="P15"><text:span text:style-name="T3"><text:tab/><text:tab/><text:tab/></text:span><text:span text:style-name="T2">if</text:span><text:span text:style-name="T3"> (a.getArmourType() == ArmorType.</text:span><text:span text:style-name="T17">BREASTPLATE</text:span><text:span text:style-name="T3"> &amp;&amp; (incomingAttack == Attacks.</text:span><text:span text:style-name="T17">THRUST</text:span><text:span text:style-name="T3"> || incomingAttack == Attacks.</text:span><text:span text:style-name="T17">SWING</text:span><text:span text:style-name="T3">)) {</text:span></text:p>
      <text:p text:style-name="P15"><text:span text:style-name="T3"><text:tab/><text:tab/><text:tab/><text:tab/></text:span><text:span text:style-name="T2">return</text:span><text:span text:style-name="T3"> a;</text:span></text:p>
      <text:p text:style-name="P17"><text:tab/><text:tab/><text:tab/>}</text:p>
      <text:p text:style-name="P15"><text:span text:style-name="T3"><text:tab/><text:tab/><text:tab/></text:span><text:span text:style-name="T2">else</text:span><text:span text:style-name="T3"> </text:span><text:span text:style-name="T2">if</text:span><text:span text:style-name="T3"> (a.getArmourType() == ArmorType.</text:span><text:span text:style-name="T17">HELMET</text:span><text:span text:style-name="T3"> &amp;&amp; incomingAttack == Attacks.</text:span><text:span text:style-name="T17">SMASH</text:span><text:span text:style-name="T3">) {</text:span></text:p>
      <text:p text:style-name="P15"><text:span text:style-name="T3"><text:tab/><text:tab/><text:tab/><text:tab/></text:span><text:span text:style-name="T2">return</text:span><text:span text:style-name="T3"> a;</text:span></text:p>
      <text:p text:style-name="P15"><text:span text:style-name="T3"><text:tab/><text:tab/><text:tab/>} </text:span><text:span text:style-name="T2">else</text:span><text:span text:style-name="T3"> </text:span><text:span text:style-name="T2">if</text:span><text:span text:style-name="T3"> (a.getArmourType() == ArmorType.</text:span><text:span text:style-name="T17">ARMOUR</text:span><text:span text:style-name="T3">) {</text:span></text:p>
      <text:p text:style-name="P15"><text:span text:style-name="T3"><text:tab/><text:tab/><text:tab/><text:tab/></text:span><text:span text:style-name="T2">return</text:span><text:span text:style-name="T3"> a;</text:span></text:p>
      <text:p text:style-name="P17"><text:tab/><text:tab/><text:tab/>}</text:p>
      <text:p text:style-name="P17"><text:tab/><text:tab/>}</text:p>
      <text:p text:style-name="P17"><text:tab/><text:tab/></text:p>
      <text:p text:style-name="P15"><text:span text:style-name="T3"><text:tab/><text:tab/></text:span><text:span text:style-name="T2">return</text:span><text:span text:style-name="T3"> </text:span><text:span text:style-name="T2">null</text:span><text:span text:style-name="T3">;</text:span></text:p>
      <text:p text:style-name="P17"><text:tab/>}</text:p>
      <text:p text:style-name="P17"><text:tab/></text:p>
      <text:p text:style-name="P15"><text:span text:style-name="T3"><text:tab/></text:span><text:span text:style-name="T10">// Find The Data Container </text:span><text:span text:style-name="T11">Assoicated</text:span><text:span text:style-name="T10"> With The Player</text:span></text:p>
      <text:p text:style-name="P15"><text:span text:style-name="T3"><text:tab/></text:span><text:span text:style-name="T2">private</text:span><text:span text:style-name="T3"> CombatDataContainer findContainer (PlayerBase p) {</text:span></text:p>
      <text:p text:style-name="P15"><text:span text:style-name="T3"><text:tab/><text:tab/></text:span><text:span text:style-name="T2">for</text:span><text:span text:style-name="T3"> (CombatDataContainer c: </text:span><text:span text:style-name="T16">combatData</text:span><text:span text:style-name="T3">) {</text:span></text:p>
      <text:p text:style-name="P15"><text:span text:style-name="T3"><text:tab/><text:tab/><text:tab/></text:span><text:span text:style-name="T2">if</text:span><text:span text:style-name="T3"> (c.getThePlayer() == p) {</text:span></text:p>
      <text:p text:style-name="P15"><text:span text:style-name="T3"><text:tab/><text:tab/><text:tab/><text:tab/></text:span><text:span text:style-name="T2">return</text:span><text:span text:style-name="T3"> c;</text:span></text:p>
      <text:p text:style-name="P17"><text:tab/><text:tab/><text:tab/>}</text:p>
      <text:p text:style-name="P17"><text:tab/><text:tab/>}</text:p>
      <text:p text:style-name="P15"><text:span text:style-name="T3"><text:tab/><text:tab/></text:span><text:span text:style-name="T2">return</text:span><text:span text:style-name="T3"> </text:span><text:span text:style-name="T2">null</text:span><text:span text:style-name="T3">;</text:span></text:p>
      <text:p text:style-name="P17"><text:tab/>}</text:p>
      <text:p text:style-name="P17"><text:tab/></text:p>
      <text:p text:style-name="P15"><text:span text:style-name="T3"><text:tab/></text:span><text:span text:style-name="T10">/*---------------------------- Getters And Setters ---------------------- */</text:span></text:p>
      <text:p text:style-name="P15"><text:span text:style-name="T3"><text:tab/></text:span><text:span text:style-name="T2">public</text:span><text:span text:style-name="T3"> </text:span><text:span text:style-name="T2">void</text:span><text:span text:style-name="T3"> setCurrentAttack (Attacks attack) {</text:span></text:p>
      <text:p text:style-name="P15"><text:span text:style-name="T3"><text:tab/><text:tab/></text:span><text:span text:style-name="T16">currentAttack</text:span><text:span text:style-name="T3"> = attack;</text:span></text:p>
      <text:p text:style-name="P17"><text:tab/>}</text:p>
      <text:p text:style-name="P17"><text:tab/></text:p>
      <text:p text:style-name="P15"><text:span text:style-name="T3"><text:tab/></text:span><text:span text:style-name="T2">public</text:span><text:span text:style-name="T3"> Attacks getCurrentAttack () {</text:span></text:p>
      <text:p text:style-name="P15"><text:span text:style-name="T3"><text:tab/><text:tab/></text:span><text:span text:style-name="T2">return</text:span><text:span text:style-name="T3"> </text:span><text:span text:style-name="T16">currentAttack</text:span><text:span text:style-name="T3">;</text:span></text:p>
      <text:p text:style-name="P17"><text:tab/>}</text:p>
      <text:p text:style-name="P15"><text:soft-page-break/></text:p>
      <text:p text:style-name="P15"><text:span text:style-name="T3"><text:tab/></text:span><text:span text:style-name="T2">public</text:span><text:span text:style-name="T3"> PlayerBase getCurrentAttacker() {</text:span></text:p>
      <text:p text:style-name="P15"><text:span text:style-name="T3"><text:tab/><text:tab/></text:span><text:span text:style-name="T2">return</text:span><text:span text:style-name="T3"> </text:span><text:span text:style-name="T16">currentAttacker</text:span><text:span text:style-name="T3">;</text:span></text:p>
      <text:p text:style-name="P17"><text:tab/>}</text:p>
      <text:p text:style-name="P17"><text:tab/></text:p>
      <text:p text:style-name="P15"><text:span text:style-name="T3"><text:tab/></text:span><text:span text:style-name="T2">public</text:span><text:span text:style-name="T3"> </text:span><text:span text:style-name="T2">int</text:span><text:span text:style-name="T3"> getReadyPlayerNum () {</text:span></text:p>
      <text:p text:style-name="P15"><text:span text:style-name="T3"><text:tab/><text:tab/></text:span><text:span text:style-name="T2">return</text:span><text:span text:style-name="T3"> </text:span><text:span text:style-name="T16">readyPlayers</text:span><text:span text:style-name="T3">.size();</text:span></text:p>
      <text:p text:style-name="P17"><text:tab/>}</text:p>
      <text:p text:style-name="P15"/>
      <text:p text:style-name="P15"><text:span text:style-name="T3"><text:tab/></text:span><text:span text:style-name="T2">public</text:span><text:span text:style-name="T3"> </text:span><text:span text:style-name="T2">void</text:span><text:span text:style-name="T3"> setCurrentAttacker(PlayerBase currentAttacker) {</text:span></text:p>
      <text:p text:style-name="P15"><text:span text:style-name="T3"><text:tab/><text:tab/></text:span><text:span text:style-name="T2">this</text:span><text:span text:style-name="T3">.</text:span><text:span text:style-name="T16">currentAttacker</text:span><text:span text:style-name="T3"> = currentAttacker;</text:span></text:p>
      <text:p text:style-name="P17"><text:tab/>}</text:p>
      <text:p text:style-name="P15"/>
      <text:p text:style-name="P15"><text:span text:style-name="T3"><text:tab/></text:span><text:span text:style-name="T2">public</text:span><text:span text:style-name="T3"> PlayerBase getCurrentDefender() {</text:span></text:p>
      <text:p text:style-name="P15"><text:span text:style-name="T3"><text:tab/><text:tab/></text:span><text:span text:style-name="T2">return</text:span><text:span text:style-name="T3"> </text:span><text:span text:style-name="T16">currentDefender</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CurrentDefender(PlayerBase currentDefender) {</text:span></text:p>
      <text:p text:style-name="P15"><text:span text:style-name="T3"><text:tab/><text:tab/></text:span><text:span text:style-name="T2">this</text:span><text:span text:style-name="T3">.</text:span><text:span text:style-name="T16">currentDefender</text:span><text:span text:style-name="T3"> = currentDefender;</text:span></text:p>
      <text:p text:style-name="P17"><text:tab/>}</text:p>
      <text:p text:style-name="P17">} </text:p>
      <text:p text:style-name="P10"/>
      <text:p text:style-name="P11">Class: <text:span text:style-name="T14">DayController.java</text:span></text:p>
      <text:p text:style-name="P8"><text:span text:style-name="T1">package</text:span><text:span text:style-name="T14"> controller;</text:span></text:p>
      <text:p text:style-name="P15"/>
      <text:p text:style-name="P15"><text:span text:style-name="T2">import</text:span><text:span text:style-name="T3"> models.BoardModels.Clearing;</text:span></text:p>
      <text:p text:style-name="P15"><text:span text:style-name="T2">import</text:span><text:span text:style-name="T3"> models.characterModels.PlayerBase;</text:span></text:p>
      <text:p text:style-name="P15"/>
      <text:p text:style-name="P15"><text:span text:style-name="T2">public</text:span><text:span text:style-name="T3"> </text:span><text:span text:style-name="T2">class</text:span><text:span text:style-name="T3"> DayController {</text:span></text:p>
      <text:p text:style-name="P15"><text:span text:style-name="T3"><text:tab/></text:span><text:span text:style-name="T10">//for the actual controls of a game that loops for the days</text:span></text:p>
      <text:p text:style-name="P17"><text:tab/></text:p>
      <text:p text:style-name="P15"><text:span text:style-name="T3"><text:tab/></text:span><text:span text:style-name="T10">/*</text:span></text:p>
      <text:p text:style-name="P18"><text:tab/> * information on this is from <text:span text:style-name="T19">pg</text:span> 33 - 53 then combat</text:p>
      <text:p text:style-name="P18"><text:tab/> * </text:p>
      <text:p text:style-name="P18"><text:tab/> * going to need an <text:span text:style-name="T19">unhidden</text:span> array of players and natives</text:p>
      <text:p text:style-name="P18"><text:tab/> * </text:p>
      <text:p text:style-name="P18"><text:tab/> * end of the day the tile that the character is on will</text:p>
      <text:p text:style-name="P18"><text:tab/> * reveal <text:span text:style-name="T19">chits</text:span> from their pile</text:p>
      <text:p text:style-name="P18"><text:tab/> * </text:p>
      <text:p text:style-name="P18"><text:tab/> * there is a monster roll for each day to determine prowling monsters</text:p>
      <text:p text:style-name="P18"><text:tab/> * may arrive at end of turns/in the evening for battle with characters</text:p>
      <text:p text:style-name="P18"><text:tab/> * </text:p>
      <text:p text:style-name="P18"><text:tab/> * if there are prowling monsters already on board will move to character's clearing to block</text:p>
      <text:p text:style-name="P18"><text:tab/> * (<text:span text:style-name="T19">unhidden</text:span> only) players</text:p>
      <text:p text:style-name="P18"><text:tab/> * players can run/avoid/fight monsters</text:p>
      <text:p text:style-name="P18"><text:tab/> * </text:p>
      <text:p text:style-name="P18"><text:tab/> * dwellings in valley or woods tiles can contain natives for trade with</text:p>
      <text:p text:style-name="P18"><text:tab/> * players can also hire natives to fight/search for things</text:p>
      <text:p text:style-name="P18"><text:tab/> * </text:p>
      <text:p text:style-name="P18"><text:tab/> * unfriendly and enemy natives <text:span text:style-name="T19">mayblock</text:span> and battle a character unexpectedly</text:p>
      <text:p text:style-name="P18"><text:tab/> * </text:p>
      <text:p text:style-name="P18"><text:tab/> * at some treasure sites/native groups visitors CAN be found</text:p>
      <text:p text:style-name="P18"><text:tab/> * these visitors can trade gold/spells/items gold/missions/campaigns(can have native groups as allies)</text:p>
      <text:p text:style-name="P18"><text:tab/> * visitors can not be hired/battled</text:p>
      <text:p text:style-name="P18"><text:tab/> * </text:p>
      <text:p text:style-name="P18"><text:tab/> * people can work together and can <text:span text:style-name="T19">backstab</text:span></text:p>
      <text:p text:style-name="P18"><text:tab/> * </text:p>
      <text:p text:style-name="P18"><text:soft-page-break/><text:tab/> * monsters and natives can be hired and are considered denizen</text:p>
      <text:p text:style-name="P18"><text:tab/> * </text:p>
      <text:p text:style-name="P18"><text:tab/> * some native groups (garrison natives) are the order/Guard/Soldiers/Rogues</text:p>
      <text:p text:style-name="P18"><text:tab/> * </text:p>
      <text:p text:style-name="P18"><text:tab/> * native horses can not be used by anyone other then the native</text:p>
      <text:p text:style-name="P18"><text:tab/> */</text:p>
      <text:p text:style-name="P17"><text:tab/></text:p>
      <text:p text:style-name="P15"><text:span text:style-name="T3"><text:tab/></text:span><text:span text:style-name="T2">private</text:span><text:span text:style-name="T3"> </text:span><text:span text:style-name="T2">int</text:span><text:span text:style-name="T3"> </text:span><text:span text:style-name="T16">day</text:span><text:span text:style-name="T3">;</text:span></text:p>
      <text:p text:style-name="P15"><text:span text:style-name="T3"><text:tab/></text:span><text:span text:style-name="T2">private</text:span><text:span text:style-name="T3"> </text:span><text:span text:style-name="T2">int</text:span><text:span text:style-name="T3"> </text:span><text:span text:style-name="T16">maxDays</text:span><text:span text:style-name="T3">;</text:span></text:p>
      <text:p text:style-name="P15"><text:span text:style-name="T3"><text:tab/></text:span><text:span text:style-name="T2">private</text:span><text:span text:style-name="T3"> </text:span><text:span text:style-name="T2">int</text:span><text:span text:style-name="T3"> </text:span><text:span text:style-name="T18">maxPhases</text:span><text:span text:style-name="T3"> = 4;</text:span></text:p>
      <text:p text:style-name="P15"><text:span text:style-name="T3"><text:tab/></text:span><text:span text:style-name="T2">private</text:span><text:span text:style-name="T3"> PlayerBase[] </text:span><text:span text:style-name="T16">allPlayers</text:span><text:span text:style-name="T3">;</text:span></text:p>
      <text:p text:style-name="P15"><text:span text:style-name="T3"><text:tab/></text:span><text:span text:style-name="T2">private</text:span><text:span text:style-name="T3"> PlayerBase[] </text:span><text:span text:style-name="T16">orderPlayers</text:span><text:span text:style-name="T3">;</text:span></text:p>
      <text:p text:style-name="P15"><text:span text:style-name="T3"><text:tab/></text:span><text:span text:style-name="T2">private</text:span><text:span text:style-name="T3"> </text:span><text:span text:style-name="T2">int</text:span><text:span text:style-name="T3"> </text:span><text:span text:style-name="T16">totalPlayers</text:span><text:span text:style-name="T3">;</text:span></text:p>
      <text:p text:style-name="P15"><text:span text:style-name="T3"><text:tab/></text:span><text:span text:style-name="T2">private</text:span><text:span text:style-name="T3"> Clearing </text:span><text:span text:style-name="T18">activeClearings</text:span><text:span text:style-name="T3">;</text:span></text:p>
      <text:p text:style-name="P15"><text:span text:style-name="T3"><text:tab/></text:span><text:span text:style-name="T10">//some view here currentView;</text:span></text:p>
      <text:p text:style-name="P17"><text:tab/></text:p>
      <text:p text:style-name="P15"><text:span text:style-name="T3"><text:tab/></text:span><text:span text:style-name="T2">public</text:span><text:span text:style-name="T3"> </text:span><text:span text:style-name="T2">void</text:span><text:span text:style-name="T3"> startGame(PlayerBase[] newPlayers){</text:span></text:p>
      <text:p text:style-name="P15"><text:span text:style-name="T3"><text:tab/><text:tab/></text:span><text:span text:style-name="T16">day</text:span><text:span text:style-name="T3"> = 0;</text:span></text:p>
      <text:p text:style-name="P15"><text:span text:style-name="T3"><text:tab/><text:tab/></text:span><text:span text:style-name="T16">maxDays</text:span><text:span text:style-name="T3"> = 28;</text:span></text:p>
      <text:p text:style-name="P15"><text:span text:style-name="T3"><text:tab/><text:tab/></text:span><text:span text:style-name="T16">allPlayers</text:span><text:span text:style-name="T3"> = newPlayers;</text:span></text:p>
      <text:p text:style-name="P15"><text:span text:style-name="T3"><text:tab/><text:tab/></text:span><text:span text:style-name="T10">//will have to change this to have hired leaders</text:span></text:p>
      <text:p text:style-name="P15"><text:span text:style-name="T3"><text:tab/><text:tab/></text:span><text:span text:style-name="T16">totalPlayers</text:span><text:span text:style-name="T3"> = newPlayers.</text:span><text:span text:style-name="T16">length</text:span><text:span text:style-name="T3">;</text:span></text:p>
      <text:p text:style-name="P17"><text:tab/><text:tab/></text:p>
      <text:p text:style-name="P15"><text:span text:style-name="T3"><text:tab/><text:tab/></text:span><text:span text:style-name="T2">while</text:span><text:span text:style-name="T3">(</text:span><text:span text:style-name="T16">day</text:span><text:span text:style-name="T3"> != </text:span><text:span text:style-name="T16">maxDays</text:span><text:span text:style-name="T3">){</text:span></text:p>
      <text:p text:style-name="P15"><text:span text:style-name="T3"><text:tab/><text:tab/><text:tab/>++</text:span><text:span text:style-name="T16">day</text:span><text:span text:style-name="T3">;</text:span></text:p>
      <text:p text:style-name="P17"><text:tab/><text:tab/><text:tab/>birdSong();</text:p>
      <text:p text:style-name="P17"><text:tab/><text:tab/><text:tab/>dayLight();</text:p>
      <text:p text:style-name="P17"><text:tab/><text:tab/><text:tab/>evening();</text:p>
      <text:p text:style-name="P17"><text:tab/><text:tab/><text:tab/>midnight();</text:p>
      <text:p text:style-name="P17"><text:tab/><text:tab/>}</text:p>
      <text:p text:style-name="P17"><text:tab/><text:tab/></text:p>
      <text:p text:style-name="P15"><text:span text:style-name="T3"><text:tab/><text:tab/></text:span><text:span text:style-name="T10">// check all victory things</text:span></text:p>
      <text:p text:style-name="P17"><text:tab/>}</text:p>
      <text:p text:style-name="P17"><text:tab/></text:p>
      <text:p text:style-name="P15"><text:span text:style-name="T3"><text:tab/></text:span><text:span text:style-name="T2">private</text:span><text:span text:style-name="T3"> </text:span><text:span text:style-name="T2">void</text:span><text:span text:style-name="T3"> birdSong(){</text:span></text:p>
      <text:p text:style-name="P15"><text:span text:style-name="T3"><text:tab/><text:tab/></text:span><text:span text:style-name="T2">for</text:span><text:span text:style-name="T3">(</text:span><text:span text:style-name="T2">int</text:span><text:span text:style-name="T3"> i = 0; i &lt; </text:span><text:span text:style-name="T16">totalPlayers</text:span><text:span text:style-name="T3">; ++i){</text:span></text:p>
      <text:p text:style-name="P15"><text:span text:style-name="T3"><text:tab/><text:tab/><text:tab/></text:span><text:span text:style-name="T10">// allPlayers[i].record();</text:span></text:p>
      <text:p text:style-name="P17"><text:tab/><text:tab/><text:tab/></text:p>
      <text:p text:style-name="P15"><text:span text:style-name="T3"><text:tab/><text:tab/><text:tab/></text:span><text:span text:style-name="T10">//have to pick 2-4 phases out of 10</text:span></text:p>
      <text:p text:style-name="P15"><text:span text:style-name="T3"><text:tab/><text:tab/><text:tab/></text:span><text:span text:style-name="T10">/* the 10 are</text:span></text:p>
      <text:p text:style-name="P18"><text:tab/><text:tab/><text:tab/> * -move (adjacent clearing must be named)</text:p>
      <text:p text:style-name="P18"><text:tab/><text:tab/><text:tab/> * -hide (roll required)</text:p>
      <text:p text:style-name="P18"><text:tab/><text:tab/><text:tab/> * -alert</text:p>
      <text:p text:style-name="P18"><text:tab/><text:tab/><text:tab/> * -rest (1 star of action <text:span text:style-name="T19">chit</text:span> can change for wounded to inactive or inactive to active</text:p>
      <text:p text:style-name="P18"><text:tab/><text:tab/><text:tab/> * <text:s text:c="6"/>can do with more stars but must pay back)</text:p>
      <text:p text:style-name="P18"><text:tab/><text:tab/><text:tab/> * <text:s text:c="6"/>(if unable to rest and no active <text:span text:style-name="T19">chits</text:span> then dead/if all wounded then dead)</text:p>
      <text:p text:style-name="P18"><text:tab/><text:tab/><text:tab/> * -search (have to search to find the location or the secret path)</text:p>
      <text:p text:style-name="P18"><text:tab/><text:tab/><text:tab/> * <text:s text:c="8"/>(you can also look abandoned belongings or locations discovered)</text:p>
      <text:p text:style-name="P18"><text:tab/><text:tab/><text:tab/> * -trade (can be cancelled)</text:p>
      <text:p text:style-name="P18"><text:tab/><text:tab/><text:tab/> * --buying (have to roll to see if can buy treasure, this is based</text:p>
      <text:p text:style-name="P18"><text:tab/><text:tab/><text:tab/> * <text:s text:c="7"/>on how friendly that player is to the natives and can improve this</text:p>
      <text:p text:style-name="P18"><text:tab/><text:tab/><text:tab/> * <text:s text:c="7"/>by buying a round of drinks to help one roll, this costs 1 gold per</text:p>
      <text:p text:style-name="P18"><text:soft-page-break/><text:tab/><text:tab/><text:tab/> * <text:s text:c="7"/>native on the clearing)(if allowed to buy then have to trade and/or</text:p>
      <text:p text:style-name="P18"><text:tab/><text:tab/><text:tab/> * <text:s text:c="7"/>pay the gold required, can get for free, if not will can decline</text:p>
      <text:p text:style-name="P18"><text:tab/><text:tab/><text:tab/> * <text:s text:c="7"/>MUST try to buy)</text:p>
      <text:p text:style-name="P18"><text:tab/><text:tab/><text:tab/> * <text:s text:c="7"/>(fame is also a part of this and will go up if sold and down if bought)</text:p>
      <text:p text:style-name="P18"><text:tab/><text:tab/><text:tab/> * -hire</text:p>
      <text:p text:style-name="P18"><text:tab/><text:tab/><text:tab/> * -follow</text:p>
      <text:p text:style-name="P18"><text:tab/><text:tab/><text:tab/> * -fly</text:p>
      <text:p text:style-name="P18"><text:tab/><text:tab/><text:tab/> * -use spell</text:p>
      <text:p text:style-name="P18"><text:tab/><text:tab/><text:tab/> * </text:p>
      <text:p text:style-name="P18"><text:tab/><text:tab/><text:tab/> */</text:p>
      <text:p text:style-name="P15"><text:span text:style-name="T3"><text:tab/><text:tab/><text:tab/></text:span><text:span text:style-name="T16">allPlayers</text:span><text:span text:style-name="T3">[i].unHide();</text:span></text:p>
      <text:p text:style-name="P17"><text:tab/><text:tab/>}</text:p>
      <text:p text:style-name="P15"><text:span text:style-name="T3"><text:tab/><text:tab/></text:span><text:span text:style-name="T10">//will have to add things about moving all hired to</text:span></text:p>
      <text:p text:style-name="P15"><text:span text:style-name="T3"><text:tab/><text:tab/></text:span><text:span text:style-name="T10">//same place</text:span></text:p>
      <text:p text:style-name="P17"><text:tab/><text:tab/></text:p>
      <text:p text:style-name="P15"><text:span text:style-name="T3"><text:tab/><text:tab/></text:span><text:span text:style-name="T10">//add a thing for prowling creatures</text:span></text:p>
      <text:p text:style-name="P15"><text:span text:style-name="T3"><text:tab/><text:tab/></text:span><text:span text:style-name="T2">if</text:span><text:span text:style-name="T3">(</text:span><text:span text:style-name="T16">day</text:span><text:span text:style-name="T3">%7 == 0){</text:span></text:p>
      <text:p text:style-name="P15"><text:span text:style-name="T3"><text:tab/><text:tab/><text:tab/></text:span><text:span text:style-name="T10">//natives and monsters </text:span><text:span text:style-name="T11">respawn</text:span></text:p>
      <text:p text:style-name="P17"><text:tab/><text:tab/>}</text:p>
      <text:p text:style-name="P17"><text:tab/>}</text:p>
      <text:p text:style-name="P17"><text:tab/></text:p>
      <text:p text:style-name="P15"><text:span text:style-name="T3"><text:tab/></text:span><text:span text:style-name="T2">private</text:span><text:span text:style-name="T3"> </text:span><text:span text:style-name="T2">void</text:span><text:span text:style-name="T3"> dayLight(){</text:span></text:p>
      <text:p text:style-name="P15"><text:span text:style-name="T3"><text:tab/><text:tab/></text:span><text:span text:style-name="T10">/*</text:span></text:p>
      <text:p text:style-name="P18"><text:tab/><text:tab/>//this orders the players for the day</text:p>
      <text:p text:style-name="P18"><text:tab/><text:tab/>//will have to change this to add for <text:span text:style-name="T19">swordsman</text:span> wanting to go</text:p>
      <text:p text:style-name="P18"><text:tab/><text:tab/>for(<text:span text:style-name="T19">int</text:span> i = 0; i &lt; totalPlayers; ++i){</text:p>
      <text:p text:style-name="P18"><text:tab/><text:tab/><text:tab/><text:span text:style-name="T19">int</text:span> turn = GameUtils.createRandomInt(0, allPlayers.length);</text:p>
      <text:p text:style-name="P18"><text:tab/><text:tab/><text:tab/>orderPlayers[orderPlayers.length] = allPlayers[turn];</text:p>
      <text:p text:style-name="P18"><text:tab/><text:tab/><text:tab/>for(<text:span text:style-name="T19">int</text:span> f = turn; turn &lt; allPlayers.length; ++f){</text:p>
      <text:p text:style-name="P18"><text:tab/><text:tab/><text:tab/><text:tab/>allPlayers[f] = allPlayers[f + 1];</text:p>
      <text:p text:style-name="P18"><text:tab/><text:tab/><text:tab/>}</text:p>
      <text:p text:style-name="P18"><text:tab/><text:tab/>}</text:p>
      <text:p text:style-name="P18"><text:tab/><text:tab/>allPlayers = orderPlayers;</text:p>
      <text:p text:style-name="P18"><text:tab/><text:tab/></text:p>
      <text:p text:style-name="P18"><text:tab/><text:tab/>for(<text:span text:style-name="T19">int</text:span> i = 0; i &lt; totalPlayers; ++i){</text:p>
      <text:p text:style-name="P18"><text:tab/><text:tab/><text:tab/>orderPlayers[i].unHide();</text:p>
      <text:p text:style-name="P18"><text:tab/><text:tab/><text:tab/>for(<text:span text:style-name="T19">int</text:span> p = 0; p &lt; orderPlayers[i].getMaxPhases(); ++p){//have to add phases and max phases with the record</text:p>
      <text:p text:style-name="P18"><text:tab/><text:tab/><text:tab/><text:tab/>//also will have to check if illegal moves</text:p>
      <text:p text:style-name="P18">//<text:tab/><text:tab/><text:tab/><text:tab/>trade with players in clearing</text:p>
      <text:p text:style-name="P18">//<text:tab/><text:tab/><text:tab/><text:tab/><text:span text:style-name="T19">rearange</text:span> belongings</text:p>
      <text:p text:style-name="P18"><text:tab/><text:tab/><text:tab/><text:tab/>switch (orderPlayers[i].getPhase(p)){</text:p>
      <text:p text:style-name="P18"><text:tab/><text:tab/><text:tab/><text:tab/>case "H":</text:p>
      <text:p text:style-name="P18">//<text:tab/><text:tab/><text:tab/><text:tab/><text:tab/>roll on hide table</text:p>
      <text:p text:style-name="P18"><text:tab/><text:tab/><text:tab/><text:tab/><text:tab/>break;</text:p>
      <text:p text:style-name="P18"><text:tab/><text:tab/><text:tab/><text:tab/>case "M":</text:p>
      <text:p text:style-name="P18">//<text:tab/><text:tab/><text:tab/><text:tab/><text:tab/>move to the clearing specified</text:p>
      <text:p text:style-name="P18"><text:tab/><text:tab/><text:tab/><text:tab/><text:tab/>break;</text:p>
      <text:p text:style-name="P18"><text:tab/><text:tab/><text:tab/><text:tab/>case "S":</text:p>
      <text:p text:style-name="P18">//<text:tab/><text:tab/><text:tab/><text:tab/><text:tab/>can search on search table therefore roll</text:p>
      <text:p text:style-name="P18">//<text:tab/><text:tab/><text:tab/><text:tab/><text:tab/>can loot things if discovered or if abandoned items roll loot table</text:p>
      <text:p text:style-name="P18">//<text:tab/><text:tab/><text:tab/><text:tab/><text:tab/>loot table is a usual roll and then count down from the top of the stack</text:p>
      <text:p text:style-name="P18">//<text:tab/><text:tab/><text:tab/><text:tab/><text:tab/>if roll &gt; stack = nothing</text:p>
      <text:p text:style-name="P18">//<text:tab/><text:tab/><text:tab/><text:tab/><text:tab/>GameUtils.seachTable(selected, roll)</text:p>
      <text:p text:style-name="P18"><text:soft-page-break/><text:tab/><text:tab/><text:tab/><text:tab/><text:tab/>break;</text:p>
      <text:p text:style-name="P18"><text:tab/><text:tab/><text:tab/><text:tab/>case "T":</text:p>
      <text:p text:style-name="P18">//<text:tab/><text:tab/><text:tab/><text:tab/><text:tab/>trading with certain people gets initiated</text:p>
      <text:p text:style-name="P18"><text:tab/><text:tab/><text:tab/><text:tab/><text:tab/>break;</text:p>
      <text:p text:style-name="P18"><text:tab/><text:tab/><text:tab/><text:tab/>case "R":</text:p>
      <text:p text:style-name="P18">//<text:tab/><text:tab/><text:tab/><text:tab/><text:tab/>have to do something with the rest can do later</text:p>
      <text:p text:style-name="P18"><text:tab/><text:tab/><text:tab/><text:tab/><text:tab/>break;</text:p>
      <text:p text:style-name="P18"><text:tab/><text:tab/><text:tab/><text:tab/>case "A":</text:p>
      <text:p text:style-name="P18"><text:tab/><text:tab/><text:tab/><text:tab/><text:tab/>orderPlayers[i].getWeapon().setAlerted(true);</text:p>
      <text:p text:style-name="P18"><text:tab/><text:tab/><text:tab/><text:tab/><text:tab/>break;</text:p>
      <text:p text:style-name="P18"><text:tab/><text:tab/><text:tab/><text:tab/>case "F":</text:p>
      <text:p text:style-name="P18"><text:tab/><text:tab/><text:tab/><text:tab/><text:tab/>//will set the following to true and the player they wish to follow</text:p>
      <text:p text:style-name="P18"><text:tab/><text:tab/><text:tab/><text:tab/><text:tab/>break;</text:p>
      <text:p text:style-name="P15"/>
      <text:p text:style-name="P18"><text:tab/><text:tab/><text:tab/><text:tab/>}</text:p>
      <text:p text:style-name="P18"><text:tab/><text:tab/><text:tab/><text:tab/></text:p>
      <text:p text:style-name="P18">//<text:tab/><text:tab/><text:tab/><text:tab/>blocking might occur</text:p>
      <text:p text:style-name="P18"><text:tab/><text:tab/><text:tab/>}</text:p>
      <text:p text:style-name="P18"><text:tab/><text:tab/><text:tab/></text:p>
      <text:p text:style-name="P18">//<text:tab/><text:tab/><text:tab/>for(<text:span text:style-name="T19">int</text:span> p = 0; p &lt; totalPlayers; ++p){</text:p>
      <text:p text:style-name="P18">//<text:tab/><text:tab/><text:tab/><text:tab/>check if want to block</text:p>
      <text:p text:style-name="P18">//<text:tab/><text:tab/><text:tab/>}</text:p>
      <text:p text:style-name="P18"><text:tab/><text:tab/><text:tab/></text:p>
      <text:p text:style-name="P18">//<text:tab/><text:tab/><text:tab/>map <text:span text:style-name="T19">chits</text:span> in tile to clearing where needed</text:p>
      <text:p text:style-name="P18">//<text:tab/><text:tab/><text:tab/>more to do with monsters and natives when that needs to be added</text:p>
      <text:p text:style-name="P18"><text:tab/><text:tab/>}</text:p>
      <text:p text:style-name="P18"><text:tab/><text:tab/></text:p>
      <text:p text:style-name="P18">//<text:tab/><text:tab/>warning and sound <text:span text:style-name="T19">chit</text:span> become active</text:p>
      <text:p text:style-name="P18">//<text:tab/><text:tab/>more things about monsters moving to <text:span text:style-name="T19">hexes</text:span></text:p>
      <text:p text:style-name="P18"><text:s/>*/</text:p>
      <text:p text:style-name="P17"><text:tab/>}</text:p>
      <text:p text:style-name="P17"><text:tab/></text:p>
      <text:p text:style-name="P15"><text:span text:style-name="T3"><text:tab/></text:span><text:span text:style-name="T2">private</text:span><text:span text:style-name="T3"> </text:span><text:span text:style-name="T2">void</text:span><text:span text:style-name="T3"> evening(){</text:span></text:p>
      <text:p text:style-name="P15"><text:span text:style-name="T3"><text:tab/><text:tab/>CombatPvP combat = </text:span><text:span text:style-name="T2">new</text:span><text:span text:style-name="T3"> CombatPvP();</text:span></text:p>
      <text:p text:style-name="P15"><text:span text:style-name="T3"><text:tab/><text:tab/>combat.combatPvP(</text:span><text:span text:style-name="T16">orderPlayers</text:span><text:span text:style-name="T3">);</text:span></text:p>
      <text:p text:style-name="P17"><text:tab/>}</text:p>
      <text:p text:style-name="P17"><text:tab/></text:p>
      <text:p text:style-name="P15"><text:span text:style-name="T3"><text:tab/></text:span><text:span text:style-name="T2">private</text:span><text:span text:style-name="T3"> </text:span><text:span text:style-name="T2">void</text:span><text:span text:style-name="T3"> midnight(){</text:span></text:p>
      <text:p text:style-name="P15"><text:span text:style-name="T3"><text:tab/><text:tab/></text:span><text:span text:style-name="T2">for</text:span><text:span text:style-name="T3">(</text:span><text:span text:style-name="T2">int</text:span><text:span text:style-name="T3"> i = 0; i &lt; </text:span><text:span text:style-name="T16">totalPlayers</text:span><text:span text:style-name="T3">; ++i){</text:span></text:p>
      <text:p text:style-name="P18">//<text:tab/><text:tab/><text:tab/>orderPlayers[i].rearrangeBelongings();</text:p>
      <text:p text:style-name="P15"><text:span text:style-name="T3"><text:tab/><text:tab/><text:tab/></text:span><text:span text:style-name="T16">orderPlayers</text:span><text:span text:style-name="T3">[i].getWeapon().setAlerted(</text:span><text:span text:style-name="T2">false</text:span><text:span text:style-name="T3">);</text:span></text:p>
      <text:p text:style-name="P17"><text:tab/><text:tab/>}</text:p>
      <text:p text:style-name="P18">//<text:tab/><text:tab/>curses removed from players around chapel tile</text:p>
      <text:p text:style-name="P17"><text:tab/>}</text:p>
      <text:p text:style-name="P17">}</text:p>
      <text:p text:style-name="P10"/>
      <text:p text:style-name="P22">Package: Managers</text:p>
      <text:p text:style-name="Standard"><text:span text:style-name="T12">Class:</text:span> <text:span text:style-name="T22">CharacterTurnManager</text:span>.java (Currently Not Used)</text:p>
      <text:p text:style-name="P9"><text:span text:style-name="T2">package</text:span> managers;</text:p>
      <text:p text:style-name="P15"/>
      <text:p text:style-name="P15"><text:span text:style-name="T2">import</text:span><text:span text:style-name="T3"> models.characterModels.PlayerBase;</text:span></text:p>
      <text:p text:style-name="P15"/>
      <text:p text:style-name="P16">/**</text:p>
      <text:p text:style-name="P16"><text:s/>* Main class that will handle the player's turn when implemented</text:p>
      <text:p text:style-name="P16"><text:s/>* Basically serves as a layer that will determine player action based on the input given</text:p>
      <text:p text:style-name="P15"><text:span text:style-name="T7"><text:s/>* </text:span><text:span text:style-name="T9">@author</text:span><text:span text:style-name="T7"> </text:span><text:span text:style-name="T8">Mitchell</text:span></text:p>
      <text:p text:style-name="P16"><text:soft-page-break/><text:s/>*/</text:p>
      <text:p text:style-name="P15"><text:span text:style-name="T2">public</text:span><text:span text:style-name="T3"> </text:span><text:span text:style-name="T2">class</text:span><text:span text:style-name="T3"> CharacterTurnManager {</text:span></text:p>
      <text:p text:style-name="P15"/>
      <text:p text:style-name="P15"><text:span text:style-name="T3"><text:tab/></text:span><text:span text:style-name="T2">private</text:span><text:span text:style-name="T3"> String </text:span><text:span text:style-name="T18">commandString</text:span><text:span text:style-name="T3">;</text:span></text:p>
      <text:p text:style-name="P15"><text:span text:style-name="T3"><text:tab/></text:span><text:span text:style-name="T2">private</text:span><text:span text:style-name="T3"> </text:span><text:span text:style-name="T2">final</text:span><text:span text:style-name="T3"> String </text:span><text:span text:style-name="T18">commandDelmiter</text:span><text:span text:style-name="T3"> = </text:span><text:span text:style-name="T20">","</text:span><text:span text:style-name="T3">;</text:span></text:p>
      <text:p text:style-name="P15"><text:span text:style-name="T3"><text:tab/></text:span><text:span text:style-name="T2">private</text:span><text:span text:style-name="T3"> PlayerBase </text:span><text:span text:style-name="T18">currentCharacter</text:span><text:span text:style-name="T3">;</text:span></text:p>
      <text:p text:style-name="P17"><text:tab/></text:p>
      <text:p text:style-name="P15"><text:span text:style-name="T3"><text:tab/></text:span><text:span text:style-name="T10">// Base Constructor For The Manager</text:span></text:p>
      <text:p text:style-name="P15"><text:span text:style-name="T3"><text:tab/></text:span><text:span text:style-name="T2">public</text:span><text:span text:style-name="T3"> CharacterTurnManager (PlayerBase p, String commandString) {</text:span></text:p>
      <text:p text:style-name="P15"><text:span text:style-name="T3"><text:tab/><text:tab/></text:span><text:span text:style-name="T16">currentCharacter</text:span><text:span text:style-name="T3"> = p;</text:span></text:p>
      <text:p text:style-name="P17"><text:tab/>}</text:p>
      <text:p text:style-name="P17">}</text:p>
      <text:p text:style-name="P10"/>
      <text:p text:style-name="P10"/>
      <text:p text:style-name="P22">Package: Models/BoardModels</text:p>
      <text:p text:style-name="P10"><text:span text:style-name="T12">Class:</text:span> <text:span text:style-name="T23">Clearing</text:span>.java</text:p>
      <text:p text:style-name="P10">package models.BoardModels;</text:p>
      <text:p text:style-name="P10"/>
      <text:p text:style-name="P10">import java.awt.Image;</text:p>
      <text:p text:style-name="P10">import java.io.File;</text:p>
      <text:p text:style-name="P10">import java.io.IOException;</text:p>
      <text:p text:style-name="P10">import java.util.ArrayList;</text:p>
      <text:p text:style-name="P10">import java.util.HashSet;</text:p>
      <text:p text:style-name="P10">import java.util.Set;</text:p>
      <text:p text:style-name="P10">import java.util.TreeSet;</text:p>
      <text:p text:style-name="P10"/>
      <text:p text:style-name="P10">import javax.imageio.ImageIO;</text:p>
      <text:p text:style-name="P10">import javax.swing.ImageIcon;</text:p>
      <text:p text:style-name="P10">import javax.swing.JButton;</text:p>
      <text:p text:style-name="P10"/>
      <text:p text:style-name="P10">import utils.GameUtils;</text:p>
      <text:p text:style-name="P10">import models.characterModels.PlayerBase;</text:p>
      <text:p text:style-name="P10">import models.otherEntities.EntityBase;</text:p>
      <text:p text:style-name="P10">import models.otherEntities.TreasureModel;</text:p>
      <text:p text:style-name="P10"/>
      <text:p text:style-name="P10">/*</text:p>
      <text:p text:style-name="P10"><text:s/>* Object that represents the logic behind the clearing objects</text:p>
      <text:p text:style-name="P10"><text:s/>* Used mainly for the character's movement but can be expanded on if needed</text:p>
      <text:p text:style-name="P10"><text:s/>*/</text:p>
      <text:p text:style-name="P10">public class Clearing {</text:p>
      <text:p text:style-name="P10"/>
      <text:p text:style-name="P10"><text:tab/>private boolean blocked;</text:p>
      <text:p text:style-name="P10"><text:tab/>private String clearingName;</text:p>
      <text:p text:style-name="P10"><text:tab/>private JButton buttonTiedToClearing;</text:p>
      <text:p text:style-name="P10"><text:tab/>private Set &lt;Clearing&gt; connectedClearings;</text:p>
      <text:p text:style-name="P10"><text:tab/>private Set &lt;TreasureModel&gt; treasuresInClearing;</text:p>
      <text:p text:style-name="P10"><text:tab/>private Set &lt;EntityBase&gt; entitiesInClearing;</text:p>
      <text:p text:style-name="P10"><text:tab/>private Set &lt;PlayerBase&gt; playersInClearing;</text:p>
      <text:p text:style-name="P10"><text:tab/>private Set &lt;Image&gt; imageEnitiesOnThis;</text:p>
      <text:p text:style-name="P10"><text:tab/></text:p>
      <text:p text:style-name="P10"><text:tab/>public Clearing (String clearingName) {</text:p>
      <text:p text:style-name="P10"><text:soft-page-break/><text:tab/><text:tab/>blocked = false;</text:p>
      <text:p text:style-name="P10"><text:tab/><text:tab/>this.clearingName = clearingName;</text:p>
      <text:p text:style-name="P10"><text:tab/><text:tab/></text:p>
      <text:p text:style-name="P10"><text:tab/><text:tab/>entitiesInClearing = new HashSet&lt;&gt;();</text:p>
      <text:p text:style-name="P10"><text:tab/><text:tab/>connectedClearings = new HashSet&lt;&gt;();</text:p>
      <text:p text:style-name="P10"><text:tab/><text:tab/>treasuresInClearing = new HashSet&lt;&gt;();</text:p>
      <text:p text:style-name="P10"><text:tab/><text:tab/>playersInClearing = new HashSet&lt;&gt;();</text:p>
      <text:p text:style-name="P10"><text:tab/><text:tab/>imageEnitiesOnThis = new HashSet&lt;&gt;();</text:p>
      <text:p text:style-name="P10"><text:tab/><text:tab/></text:p>
      <text:p text:style-name="P10"><text:tab/><text:tab/>// Create The Button Tied To The Clearing</text:p>
      <text:p text:style-name="P10"><text:tab/><text:tab/>buttonTiedToClearing = new JButton("");</text:p>
      <text:p text:style-name="P10"><text:tab/><text:tab/>buttonTiedToClearing.setSize(30, 30);</text:p>
      <text:p text:style-name="P10"><text:tab/><text:tab/>buttonTiedToClearing.setOpaque(false);</text:p>
      <text:p text:style-name="P10"><text:tab/><text:tab/>buttonTiedToClearing.setContentAreaFilled(false);</text:p>
      <text:p text:style-name="P10"><text:tab/><text:tab/></text:p>
      <text:p text:style-name="P10"><text:tab/><text:tab/>// Create Some Random Treasures For This</text:p>
      <text:p text:style-name="P10"><text:tab/><text:tab/>genRandomTreasures();</text:p>
      <text:p text:style-name="P10"><text:tab/>}</text:p>
      <text:p text:style-name="P10"><text:tab/></text:p>
      <text:p text:style-name="P10"><text:tab/>// Player Movement To The Clearing</text:p>
      <text:p text:style-name="P10"><text:tab/>public void playerMovedToThis (PlayerBase p) {</text:p>
      <text:p text:style-name="P10"><text:tab/><text:tab/>blocked = true;</text:p>
      <text:p text:style-name="P10"><text:tab/><text:tab/></text:p>
      <text:p text:style-name="P10"><text:tab/><text:tab/>// Move Off Of The Current Clearing And Onto The Next</text:p>
      <text:p text:style-name="P10"><text:tab/><text:tab/>p.setCurrentClearing(this);</text:p>
      <text:p text:style-name="P10"/>
      <text:p text:style-name="P10"><text:tab/><text:tab/>// Set The Button's Icon The Player's Class Image</text:p>
      <text:p text:style-name="P10"><text:tab/><text:tab/>addImageToList(p.getImage());</text:p>
      <text:p text:style-name="P10"><text:tab/><text:tab/></text:p>
      <text:p text:style-name="P10"><text:tab/><text:tab/>// Add Them To The Entity Listing</text:p>
      <text:p text:style-name="P10"><text:tab/><text:tab/>entitiesInClearing.add(p);</text:p>
      <text:p text:style-name="P10"><text:tab/><text:tab/>playersInClearing.add(p);</text:p>
      <text:p text:style-name="P10"><text:tab/><text:tab/></text:p>
      <text:p text:style-name="P10"><text:tab/><text:tab/>updateImage();</text:p>
      <text:p text:style-name="P10"><text:tab/>}</text:p>
      <text:p text:style-name="P10"><text:tab/></text:p>
      <text:p text:style-name="P10"><text:tab/>// Player Moved Away From Clearing</text:p>
      <text:p text:style-name="P10"><text:tab/>public void playerMovedOffOf (PlayerBase p) {</text:p>
      <text:p text:style-name="P10"><text:tab/><text:tab/>entitiesInClearing.remove(p);</text:p>
      <text:p text:style-name="P10"><text:tab/><text:tab/>playersInClearing.remove(p);</text:p>
      <text:p text:style-name="P10"><text:tab/><text:tab/>removeImageToList(p.getImage());</text:p>
      <text:p text:style-name="P10"><text:tab/><text:tab/>updateImage();</text:p>
      <text:p text:style-name="P10"><text:tab/>}</text:p>
      <text:p text:style-name="P10"><text:tab/></text:p>
      <text:p text:style-name="P10"><text:tab/></text:p>
      <text:p text:style-name="P10"><text:tab/>// Checks Player Movement Against The Adjancent Tiles</text:p>
      <text:p text:style-name="P10"><text:tab/>public boolean isVaildMove (Clearing c) {</text:p>
      <text:p text:style-name="P10"><text:tab/><text:tab/>return connectedClearings.contains(c);</text:p>
      <text:p text:style-name="P10"><text:tab/>}</text:p>
      <text:p text:style-name="P10"><text:soft-page-break/><text:tab/></text:p>
      <text:p text:style-name="P10"><text:tab/>/// Highlight The Clearing If There Isn't An Image For It</text:p>
      <text:p text:style-name="P10"><text:tab/>public void highlightForMove () {</text:p>
      <text:p text:style-name="P10"><text:tab/><text:tab/>// If There Is Not An Image On This Tile</text:p>
      <text:p text:style-name="P10"><text:tab/><text:tab/>if (imageEnitiesOnThis.size() == 0) {</text:p>
      <text:p text:style-name="P10"><text:tab/><text:tab/><text:tab/>JButton clearingButton = getButtonTiedToClearing();</text:p>
      <text:p text:style-name="P10"><text:tab/><text:tab/><text:tab/>try {</text:p>
      <text:p text:style-name="P10"><text:tab/><text:tab/><text:tab/><text:tab/>Image highlight = ImageIO.read(getClass().getResource("/moveableClearing.png"));</text:p>
      <text:p text:style-name="P10"><text:tab/><text:tab/><text:tab/><text:tab/>Image icon = highlight.getScaledInstance(buttonTiedToClearing.getWidth(), buttonTiedToClearing.getHeight(), Image.SCALE_SMOOTH);</text:p>
      <text:p text:style-name="P10"><text:tab/><text:tab/><text:tab/><text:tab/>clearingButton.setIcon(new ImageIcon(icon));</text:p>
      <text:p text:style-name="P10"><text:tab/><text:tab/><text:tab/><text:tab/>clearingButton.repaint();</text:p>
      <text:p text:style-name="P10"><text:tab/><text:tab/><text:tab/>} catch (IOException e) {</text:p>
      <text:p text:style-name="P10"><text:tab/><text:tab/><text:tab/><text:tab/>e.printStackTrace();</text:p>
      <text:p text:style-name="P10"><text:tab/><text:tab/><text:tab/>}</text:p>
      <text:p text:style-name="P10"><text:tab/><text:tab/>}</text:p>
      <text:p text:style-name="P10"><text:tab/>}</text:p>
      <text:p text:style-name="P10"><text:tab/></text:p>
      <text:p text:style-name="P10"><text:tab/>// Highlight The Connected Clearings If They Don't Contain An Image</text:p>
      <text:p text:style-name="P10"><text:tab/>public void highlightConnectedClearings () {</text:p>
      <text:p text:style-name="P10"><text:tab/><text:tab/>for (Clearing c: connectedClearings) {</text:p>
      <text:p text:style-name="P10"><text:tab/><text:tab/><text:tab/>c.highlightForMove();</text:p>
      <text:p text:style-name="P10"><text:tab/><text:tab/>}</text:p>
      <text:p text:style-name="P10"><text:tab/>}</text:p>
      <text:p text:style-name="P10"><text:tab/></text:p>
      <text:p text:style-name="P10"><text:tab/>// Add The Treasures To This Clearing</text:p>
      <text:p text:style-name="P10"><text:tab/>public void addTreasures (TreasureModel ... treasures) {</text:p>
      <text:p text:style-name="P10"><text:tab/><text:tab/>for (TreasureModel t: treasures) {</text:p>
      <text:p text:style-name="P10"><text:tab/><text:tab/><text:tab/>treasuresInClearing.add(t);</text:p>
      <text:p text:style-name="P10"><text:tab/><text:tab/>}</text:p>
      <text:p text:style-name="P10"><text:tab/>}</text:p>
      <text:p text:style-name="P10"><text:tab/></text:p>
      <text:p text:style-name="P10"><text:tab/>// Generate Some Random Treasure Because We Can</text:p>
      <text:p text:style-name="P10"><text:tab/>private void genRandomTreasures () {</text:p>
      <text:p text:style-name="P10"><text:tab/><text:tab/>// Wheither Or Not We Should Have Treasures On This Clearing (20% chance)</text:p>
      <text:p text:style-name="P10"><text:tab/><text:tab/>if (Math.random() &lt;= 1) {</text:p>
      <text:p text:style-name="P10"><text:tab/><text:tab/><text:tab/>int numOfTreasures = GameUtils.createRandomInt(1, 5);</text:p>
      <text:p text:style-name="P10"><text:tab/><text:tab/><text:tab/></text:p>
      <text:p text:style-name="P10"><text:tab/><text:tab/><text:tab/>for (int i = 0; i &lt; numOfTreasures; i++) {</text:p>
      <text:p text:style-name="P10"><text:tab/><text:tab/><text:tab/><text:tab/>boolean greatTreasure = (Math.random() &lt; 0.2);</text:p>
      <text:p text:style-name="P10"><text:tab/><text:tab/><text:tab/><text:tab/>addTreasures(new TreasureModel(greatTreasure));</text:p>
      <text:p text:style-name="P10"><text:tab/><text:tab/><text:tab/>}</text:p>
      <text:p text:style-name="P10"><text:tab/><text:tab/>} </text:p>
      <text:p text:style-name="P10"><text:tab/>}</text:p>
      <text:p text:style-name="P10"><text:tab/></text:p>
      <text:p text:style-name="P10"><text:tab/>// Player Search's Clearing When Called</text:p>
      <text:p text:style-name="P10"><text:tab/>public ArrayList&lt;TreasureModel&gt; searchClearing(PlayerBase p) {</text:p>
      <text:p text:style-name="P10"><text:soft-page-break/><text:tab/><text:tab/>int dieRoll = GameUtils.createRandomInt(1, 6);</text:p>
      <text:p text:style-name="P10"><text:tab/><text:tab/>ArrayList &lt;TreasureModel&gt; returnVal = new ArrayList&lt;&gt;();</text:p>
      <text:p text:style-name="P10"><text:tab/><text:tab/></text:p>
      <text:p text:style-name="P10"><text:tab/><text:tab/>// Temp Holder For Treasure</text:p>
      <text:p text:style-name="P10"><text:tab/><text:tab/>if (dieRoll &lt; 4) {</text:p>
      <text:p text:style-name="P10"><text:tab/><text:tab/><text:tab/>for (TreasureModel t : treasuresInClearing) {</text:p>
      <text:p text:style-name="P10"><text:tab/><text:tab/><text:tab/><text:tab/>t.playerFound(p);</text:p>
      <text:p text:style-name="P10"><text:tab/><text:tab/><text:tab/><text:tab/>returnVal.add(t);</text:p>
      <text:p text:style-name="P10"><text:tab/><text:tab/><text:tab/>}</text:p>
      <text:p text:style-name="P10"><text:tab/><text:tab/>}</text:p>
      <text:p text:style-name="P10"><text:tab/><text:tab/></text:p>
      <text:p text:style-name="P10"><text:tab/><text:tab/>return returnVal;</text:p>
      <text:p text:style-name="P10"><text:tab/>}</text:p>
      <text:p text:style-name="P10"><text:tab/></text:p>
      <text:p text:style-name="P10"><text:tab/>// Loots The Clearing And Grabs All Treasure Out</text:p>
      <text:p text:style-name="P10"><text:tab/>public void playerLootClearing (PlayerBase p) {</text:p>
      <text:p text:style-name="P10"><text:tab/><text:tab/>ArrayList&lt;TreasureModel&gt; treasuresFound = getTreasuresPlayerFound(p);</text:p>
      <text:p text:style-name="P10"><text:tab/><text:tab/>for (TreasureModel t: treasuresFound) {</text:p>
      <text:p text:style-name="P10"><text:tab/><text:tab/><text:tab/>treasuresInClearing.remove(t);</text:p>
      <text:p text:style-name="P10"><text:tab/><text:tab/><text:tab/>p.addTreasure(t);</text:p>
      <text:p text:style-name="P10"><text:tab/><text:tab/>}</text:p>
      <text:p text:style-name="P10"><text:tab/>}</text:p>
      <text:p text:style-name="P10"><text:tab/></text:p>
      <text:p text:style-name="P10"><text:tab/>// Get The Treasure In The Clearing The PLayer Knows About</text:p>
      <text:p text:style-name="P10"><text:tab/>public ArrayList&lt;TreasureModel&gt; getTreasuresPlayerFound(PlayerBase p) {</text:p>
      <text:p text:style-name="P10"><text:tab/><text:tab/>ArrayList&lt;TreasureModel&gt; treasures = new ArrayList&lt;&gt;();</text:p>
      <text:p text:style-name="P10"><text:tab/><text:tab/>for (TreasureModel t: treasuresInClearing) {</text:p>
      <text:p text:style-name="P10"><text:tab/><text:tab/><text:tab/>if (t.hasPlayerFound(p))</text:p>
      <text:p text:style-name="P10"><text:tab/><text:tab/><text:tab/><text:tab/>treasures.add(t);</text:p>
      <text:p text:style-name="P10"><text:tab/><text:tab/>}</text:p>
      <text:p text:style-name="P10"><text:tab/><text:tab/>return treasures;</text:p>
      <text:p text:style-name="P10"><text:tab/>}</text:p>
      <text:p text:style-name="P10"><text:tab/></text:p>
      <text:p text:style-name="P10"><text:tab/>// When Adding An Image</text:p>
      <text:p text:style-name="P10"><text:tab/>public void addImageToList (Image i) {</text:p>
      <text:p text:style-name="P10"><text:tab/><text:tab/>imageEnitiesOnThis.add(i);</text:p>
      <text:p text:style-name="P10"><text:tab/><text:tab/>updateImage();</text:p>
      <text:p text:style-name="P10"><text:tab/>}</text:p>
      <text:p text:style-name="P10"><text:tab/></text:p>
      <text:p text:style-name="P10"><text:tab/>// When Remove An Image Then Update As Well </text:p>
      <text:p text:style-name="P10"><text:tab/>public void removeImageToList (Image i) {</text:p>
      <text:p text:style-name="P10"><text:tab/><text:tab/>imageEnitiesOnThis.remove(i);</text:p>
      <text:p text:style-name="P10"><text:tab/><text:tab/>updateImage();</text:p>
      <text:p text:style-name="P10"><text:tab/>}</text:p>
      <text:p text:style-name="P10"/>
      <text:p text:style-name="P10"><text:tab/>// Reupdates The Tiles Image With What Is In The List</text:p>
      <text:p text:style-name="P10"><text:tab/>public void updateImage () {</text:p>
      <text:p text:style-name="P10"><text:tab/><text:tab/>ImageIcon displayIcon = new ImageIcon();</text:p>
      <text:p text:style-name="P10"><text:tab/><text:tab/></text:p>
      <text:p text:style-name="P10"><text:soft-page-break/><text:tab/><text:tab/>int width = buttonTiedToClearing.getWidth();</text:p>
      <text:p text:style-name="P10"><text:tab/><text:tab/>int height = buttonTiedToClearing.getHeight();</text:p>
      <text:p text:style-name="P10"><text:tab/><text:tab/></text:p>
      <text:p text:style-name="P10"><text:tab/><text:tab/>// If There Only One Image</text:p>
      <text:p text:style-name="P10"><text:tab/><text:tab/>if (imageEnitiesOnThis.size() == 1) { </text:p>
      <text:p text:style-name="P10"><text:tab/><text:tab/><text:tab/>Image display = imageEnitiesOnThis.iterator().next();</text:p>
      <text:p text:style-name="P10"><text:tab/><text:tab/><text:tab/>Image icon = display.getScaledInstance(width, height, Image.SCALE_SMOOTH);</text:p>
      <text:p text:style-name="P10"><text:tab/><text:tab/><text:tab/>displayIcon = new ImageIcon(icon);</text:p>
      <text:p text:style-name="P10"><text:tab/><text:tab/>} else if (imageEnitiesOnThis.size() &gt; 1){</text:p>
      <text:p text:style-name="P10"><text:tab/><text:tab/><text:tab/>try {</text:p>
      <text:p text:style-name="P10"><text:tab/><text:tab/><text:tab/><text:tab/>Image icon = ImageIO.read(getClass().getResource("/custom/characters/question.gif"));</text:p>
      <text:p text:style-name="P10"><text:tab/><text:tab/><text:tab/><text:tab/>Image multiDisplayIcon = icon.getScaledInstance(width, height, Image.SCALE_SMOOTH);</text:p>
      <text:p text:style-name="P10"><text:tab/><text:tab/><text:tab/><text:tab/>displayIcon = new ImageIcon(multiDisplayIcon);</text:p>
      <text:p text:style-name="P10"><text:tab/><text:tab/><text:tab/>} catch (IOException e) {</text:p>
      <text:p text:style-name="P10"><text:tab/><text:tab/><text:tab/><text:tab/>e.printStackTrace();</text:p>
      <text:p text:style-name="P10"><text:tab/><text:tab/><text:tab/>}</text:p>
      <text:p text:style-name="P10"><text:tab/><text:tab/>}</text:p>
      <text:p text:style-name="P10"><text:tab/><text:tab/></text:p>
      <text:p text:style-name="P10"><text:tab/><text:tab/>buttonTiedToClearing.setIcon(displayIcon);</text:p>
      <text:p text:style-name="P10"><text:tab/><text:tab/>buttonTiedToClearing.repaint();</text:p>
      <text:p text:style-name="P10"><text:tab/>}</text:p>
      <text:p text:style-name="P10"><text:tab/></text:p>
      <text:p text:style-name="P10"><text:tab/>// Update All Of The Connected Tiles</text:p>
      <text:p text:style-name="P10"><text:tab/>public void updateConnectedTiles () {</text:p>
      <text:p text:style-name="P10"><text:tab/><text:tab/>for (Clearing c: connectedClearings) {</text:p>
      <text:p text:style-name="P10"><text:tab/><text:tab/><text:tab/>c.updateImage();</text:p>
      <text:p text:style-name="P10"><text:tab/><text:tab/>}</text:p>
      <text:p text:style-name="P10"><text:tab/>}</text:p>
      <text:p text:style-name="P10"><text:tab/></text:p>
      <text:p text:style-name="P10"><text:tab/>/* ------------------- Getters And Setters Below Here -------------------*/</text:p>
      <text:p text:style-name="P10"><text:tab/>public boolean isBlocked() {</text:p>
      <text:p text:style-name="P10"><text:tab/><text:tab/>return blocked;</text:p>
      <text:p text:style-name="P10"><text:tab/>}</text:p>
      <text:p text:style-name="P10"><text:tab/></text:p>
      <text:p text:style-name="P10"><text:tab/>public Set &lt;EntityBase&gt; getEntitiesInClearing () {</text:p>
      <text:p text:style-name="P10"><text:tab/><text:tab/>return entitiesInClearing;</text:p>
      <text:p text:style-name="P10"><text:tab/>}</text:p>
      <text:p text:style-name="P10"/>
      <text:p text:style-name="P10"><text:tab/>public JButton getButtonTiedToClearing() {</text:p>
      <text:p text:style-name="P10"><text:tab/><text:tab/>return buttonTiedToClearing;</text:p>
      <text:p text:style-name="P10"><text:tab/>}</text:p>
      <text:p text:style-name="P10"><text:tab/></text:p>
      <text:p text:style-name="P10"><text:tab/>public Set &lt;EntityBase&gt; getUnhiddenEntities () {</text:p>
      <text:p text:style-name="P10"><text:tab/><text:tab/>TreeSet&lt;EntityBase&gt; returnVal = new TreeSet&lt;&gt;();</text:p>
      <text:p text:style-name="P10"><text:tab/><text:tab/>for (EntityBase e: entitiesInClearing) {</text:p>
      <text:p text:style-name="P10"><text:tab/><text:tab/><text:tab/>if (!e.isHidden())</text:p>
      <text:p text:style-name="P10"><text:soft-page-break/><text:tab/><text:tab/><text:tab/><text:tab/>returnVal.add(e);</text:p>
      <text:p text:style-name="P10"><text:tab/><text:tab/>}</text:p>
      <text:p text:style-name="P10"><text:tab/><text:tab/>return returnVal;</text:p>
      <text:p text:style-name="P10"><text:tab/>}</text:p>
      <text:p text:style-name="P10"/>
      <text:p text:style-name="P10"><text:tab/>public void setBlocked(boolean blocked) {</text:p>
      <text:p text:style-name="P10"><text:tab/><text:tab/>this.blocked = blocked;</text:p>
      <text:p text:style-name="P10"><text:tab/>}</text:p>
      <text:p text:style-name="P10"><text:tab/></text:p>
      <text:p text:style-name="P10"><text:tab/>public void setButtonTiedToClearing(JButton buttonTiedToClearing) {</text:p>
      <text:p text:style-name="P10"><text:tab/><text:tab/>this.buttonTiedToClearing = buttonTiedToClearing;</text:p>
      <text:p text:style-name="P10"><text:tab/>}</text:p>
      <text:p text:style-name="P10"/>
      <text:p text:style-name="P10"><text:tab/>public void setLocation (int x, int y) {</text:p>
      <text:p text:style-name="P10"><text:tab/><text:tab/>buttonTiedToClearing.setLocation(x, y);</text:p>
      <text:p text:style-name="P10"><text:tab/>}</text:p>
      <text:p text:style-name="P10"><text:tab/></text:p>
      <text:p text:style-name="P10"><text:tab/>public Set&lt;Clearing&gt; getConnectedClearings() {</text:p>
      <text:p text:style-name="P10"><text:tab/><text:tab/>return connectedClearings;</text:p>
      <text:p text:style-name="P10"><text:tab/>}</text:p>
      <text:p text:style-name="P10"/>
      <text:p text:style-name="P10"><text:tab/>public void setConnectedClearings(Set&lt;Clearing&gt; connectedClearings) {</text:p>
      <text:p text:style-name="P10"><text:tab/><text:tab/>this.connectedClearings = connectedClearings;</text:p>
      <text:p text:style-name="P10"><text:tab/>}</text:p>
      <text:p text:style-name="P10"><text:tab/></text:p>
      <text:p text:style-name="P10"><text:tab/>public void addConnectedClearing (Clearing newClearing) {</text:p>
      <text:p text:style-name="P10"><text:tab/><text:tab/>this.connectedClearings.add(newClearing);</text:p>
      <text:p text:style-name="P10"><text:tab/><text:tab/>newClearing.getConnectedClearings().add(this);</text:p>
      <text:p text:style-name="P10"><text:tab/>}</text:p>
      <text:p text:style-name="P10"><text:tab/></text:p>
      <text:p text:style-name="P10"><text:tab/>// Multi Clearing Connection</text:p>
      <text:p text:style-name="P10"><text:tab/>public void addToConnectedClearings (Clearing ... clearings) {</text:p>
      <text:p text:style-name="P10"><text:tab/><text:tab/>for (Clearing c: clearings) {</text:p>
      <text:p text:style-name="P10"><text:tab/><text:tab/><text:tab/>this.addConnectedClearing(c);</text:p>
      <text:p text:style-name="P10"><text:tab/><text:tab/>}</text:p>
      <text:p text:style-name="P10"><text:tab/>}</text:p>
      <text:p text:style-name="P10"/>
      <text:p text:style-name="P10"><text:tab/>public String getClearingName() {</text:p>
      <text:p text:style-name="P10"><text:tab/><text:tab/>return clearingName;</text:p>
      <text:p text:style-name="P10"><text:tab/>}</text:p>
      <text:p text:style-name="P10"/>
      <text:p text:style-name="P10"><text:tab/>public void setClearingName(String clearingName) {</text:p>
      <text:p text:style-name="P10"><text:tab/><text:tab/>this.clearingName = clearingName;</text:p>
      <text:p text:style-name="P10"><text:tab/>}</text:p>
      <text:p text:style-name="P10"/>
      <text:p text:style-name="P10"><text:tab/>public ArrayList&lt;Image&gt; getImageEnitiesOnThis() {</text:p>
      <text:p text:style-name="P10"><text:tab/><text:tab/>ArrayList&lt;Image&gt; images = new ArrayList&lt;&gt;();</text:p>
      <text:p text:style-name="P10"><text:tab/><text:tab/>for (Image i: imageEnitiesOnThis) {</text:p>
      <text:p text:style-name="P10"><text:tab/><text:tab/><text:tab/>images.add(i);</text:p>
      <text:p text:style-name="P10"><text:soft-page-break/><text:tab/><text:tab/>}</text:p>
      <text:p text:style-name="P10"><text:tab/><text:tab/></text:p>
      <text:p text:style-name="P10"><text:tab/><text:tab/>return images;</text:p>
      <text:p text:style-name="P10"><text:tab/>}</text:p>
      <text:p text:style-name="P10"/>
      <text:p text:style-name="P10"><text:tab/>public void setImageEnitiesOnThis(Set&lt;Image&gt; imageEnitiesOnThis) {</text:p>
      <text:p text:style-name="P10"><text:tab/><text:tab/>this.imageEnitiesOnThis = imageEnitiesOnThis;</text:p>
      <text:p text:style-name="P10"><text:tab/>}</text:p>
      <text:p text:style-name="P10"/>
      <text:p text:style-name="P10"><text:tab/>public ArrayList&lt;PlayerBase&gt; getPlayersInClearing() {</text:p>
      <text:p text:style-name="P10"><text:tab/><text:tab/>ArrayList&lt;PlayerBase&gt; returnVal = new ArrayList&lt;&gt;();</text:p>
      <text:p text:style-name="P10"><text:tab/><text:tab/>for (PlayerBase p: playersInClearing) {</text:p>
      <text:p text:style-name="P10"><text:tab/><text:tab/><text:tab/>returnVal.add(p);</text:p>
      <text:p text:style-name="P10"><text:tab/><text:tab/>}</text:p>
      <text:p text:style-name="P10"><text:tab/><text:tab/>return returnVal;</text:p>
      <text:p text:style-name="P10"><text:tab/>}</text:p>
      <text:p text:style-name="P10"/>
      <text:p text:style-name="P10"><text:tab/>public void setPlayersInClearing(HashSet&lt;PlayerBase&gt; playersInClearing) {</text:p>
      <text:p text:style-name="P10"><text:tab/><text:tab/>this.playersInClearing = playersInClearing;</text:p>
      <text:p text:style-name="P10"><text:tab/>}</text:p>
      <text:p text:style-name="P10">}</text:p>
      <text:p text:style-name="P10"/>
      <text:p text:style-name="P11">Class: <text:span text:style-name="T14">Dwelling.java</text:span></text:p>
      <text:p text:style-name="P8"><text:span text:style-name="T1">package</text:span><text:span text:style-name="T14"> models.BoardModels;</text:span></text:p>
      <text:p text:style-name="P15"/>
      <text:p text:style-name="P15"><text:span text:style-name="T2">import</text:span><text:span text:style-name="T3"> java.awt.Image;</text:span></text:p>
      <text:p text:style-name="P15"/>
      <text:p text:style-name="P16">/**</text:p>
      <text:p text:style-name="P16"><text:s/>* The Dwelling Objects That A Clearing Can Have On It</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Dwelling {</text:span></text:p>
      <text:p text:style-name="P15"><text:span text:style-name="T3"><text:tab/></text:span><text:span text:style-name="T2">private</text:span><text:span text:style-name="T3"> Clearing </text:span><text:span text:style-name="T16">clearingThisOn</text:span><text:span text:style-name="T3">;</text:span></text:p>
      <text:p text:style-name="P15"><text:span text:style-name="T3"><text:tab/></text:span><text:span text:style-name="T2">private</text:span><text:span text:style-name="T3"> Image </text:span><text:span text:style-name="T16">imageRepresentation</text:span><text:span text:style-name="T3">;</text:span></text:p>
      <text:p text:style-name="P17"><text:tab/></text:p>
      <text:p text:style-name="P15"><text:span text:style-name="T3"><text:tab/></text:span><text:span text:style-name="T10">// Constructor For The Clearing Object</text:span></text:p>
      <text:p text:style-name="P15"><text:span text:style-name="T3"><text:tab/></text:span><text:span text:style-name="T2">public</text:span><text:span text:style-name="T3"> Dwelling (Clearing theClearing, Image imageRep) {</text:span></text:p>
      <text:p text:style-name="P15"><text:span text:style-name="T3"><text:tab/><text:tab/></text:span><text:span text:style-name="T16">clearingThisOn</text:span><text:span text:style-name="T3"> = theClearing;</text:span></text:p>
      <text:p text:style-name="P15"><text:span text:style-name="T3"><text:tab/><text:tab/></text:span><text:span text:style-name="T16">imageRepresentation</text:span><text:span text:style-name="T3"> = imageRep;</text:span></text:p>
      <text:p text:style-name="P17"><text:tab/>}</text:p>
      <text:p text:style-name="P15"/>
      <text:p text:style-name="P15"><text:span text:style-name="T3"><text:tab/></text:span><text:span text:style-name="T10">/*------------------ Getters And Setters ----------------*/</text:span></text:p>
      <text:p text:style-name="P15"><text:span text:style-name="T3"><text:tab/></text:span><text:span text:style-name="T2">public</text:span><text:span text:style-name="T3"> Clearing getClearingThisOn() {</text:span></text:p>
      <text:p text:style-name="P15"><text:span text:style-name="T3"><text:tab/><text:tab/></text:span><text:span text:style-name="T2">return</text:span><text:span text:style-name="T3"> </text:span><text:span text:style-name="T16">clearingThisOn</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ClearingThisOn(Clearing clearingThisOn) {</text:span></text:p>
      <text:p text:style-name="P15"><text:span text:style-name="T3"><text:tab/><text:tab/></text:span><text:span text:style-name="T2">this</text:span><text:span text:style-name="T3">.</text:span><text:span text:style-name="T16">clearingThisOn</text:span><text:span text:style-name="T3"> = clearingThisOn;</text:span></text:p>
      <text:p text:style-name="P17"><text:tab/>}</text:p>
      <text:p text:style-name="P15"/>
      <text:p text:style-name="P15"><text:span text:style-name="T3"><text:tab/></text:span><text:span text:style-name="T2">public</text:span><text:span text:style-name="T3"> Image getImageRepresentation() {</text:span></text:p>
      <text:p text:style-name="P15"><text:span text:style-name="T3"><text:tab/><text:tab/></text:span><text:span text:style-name="T2">return</text:span><text:span text:style-name="T3"> </text:span><text:span text:style-name="T16">imageRepresentation</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ImageRepresentation(Image imageRepresentation) {</text:span></text:p>
      <text:p text:style-name="P15"><text:span text:style-name="T3"><text:tab/><text:tab/></text:span><text:span text:style-name="T2">this</text:span><text:span text:style-name="T3">.</text:span><text:span text:style-name="T16">imageRepresentation</text:span><text:span text:style-name="T3"> = imageRepresentation;</text:span></text:p>
      <text:p text:style-name="P17"><text:tab/>}</text:p>
      <text:p text:style-name="P17"><text:tab/></text:p>
      <text:p text:style-name="P17"><text:tab/></text:p>
      <text:p text:style-name="P17">}</text:p>
      <text:p text:style-name="P10"/>
      <text:p text:style-name="P22">Package: Models/CharacterModels/PlayerEnums</text:p>
      <text:p text:style-name="P10"><text:span text:style-name="T12">Class:</text:span> Attacks.java</text:p>
      <text:p text:style-name="P9"><text:span text:style-name="T2">package</text:span> models.characterModels.playerEnums;</text:p>
      <text:p text:style-name="P15"><text:soft-page-break/></text:p>
      <text:p text:style-name="P15"><text:span text:style-name="T2">public</text:span><text:span text:style-name="T3"> </text:span><text:span text:style-name="T2">enum</text:span><text:span text:style-name="T3"> Attacks {</text:span></text:p>
      <text:p text:style-name="P15"><text:span text:style-name="T3"><text:tab/></text:span><text:span text:style-name="T17">THRUST</text:span><text:span text:style-name="T3">,</text:span></text:p>
      <text:p text:style-name="P15"><text:span text:style-name="T3"><text:tab/></text:span><text:span text:style-name="T17">SWING</text:span><text:span text:style-name="T3">,</text:span></text:p>
      <text:p text:style-name="P15"><text:span text:style-name="T3"><text:tab/></text:span><text:span text:style-name="T17">SMASH</text:span></text:p>
      <text:p text:style-name="P17">}</text:p>
      <text:p text:style-name="P11"/>
      <text:p text:style-name="P11">Class: <text:span text:style-name="T14">CharacterClass.java</text:span></text:p>
      <text:p text:style-name="P8"><text:span text:style-name="T1">package</text:span><text:span text:style-name="T14"> models.characterModels.playerEnums;</text:span></text:p>
      <text:p text:style-name="P15"/>
      <text:p text:style-name="P15"><text:span text:style-name="T2">import</text:span><text:span text:style-name="T3"> java.awt.Image;</text:span></text:p>
      <text:p text:style-name="P15"><text:span text:style-name="T2">import</text:span><text:span text:style-name="T3"> </text:span><text:span text:style-name="T5">java.io.File</text:span><text:span text:style-name="T3">;</text:span></text:p>
      <text:p text:style-name="P15"><text:span text:style-name="T2">import</text:span><text:span text:style-name="T3"> java.util.ArrayList;</text:span></text:p>
      <text:p text:style-name="P15"/>
      <text:p text:style-name="P15"><text:span text:style-name="T2">import</text:span><text:span text:style-name="T3"> javax.imageio.ImageIO;</text:span></text:p>
      <text:p text:style-name="P15"/>
      <text:p text:style-name="P15"><text:span text:style-name="T2">import</text:span><text:span text:style-name="T3"> models.chitModels.ArmorChit;</text:span></text:p>
      <text:p text:style-name="P15"><text:span text:style-name="T2">import</text:span><text:span text:style-name="T3"> models.chitModels.ChitFactory;</text:span></text:p>
      <text:p text:style-name="P15"><text:span text:style-name="T2">import</text:span><text:span text:style-name="T3"> models.chitModels.WeaponChit;</text:span></text:p>
      <text:p text:style-name="P15"/>
      <text:p text:style-name="P16">/**</text:p>
      <text:p text:style-name="P16"><text:s/>* A Basic Enumeration That Will Allow For Character Specific </text:p>
      <text:p text:style-name="P16"><text:s/>* Functionality If Needed</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enum</text:span><text:span text:style-name="T3"> CharacterClass {</text:span></text:p>
      <text:p text:style-name="P15"><text:span text:style-name="T3"><text:s text:c="3"/></text:span><text:span text:style-name="T17">AMAZON</text:span><text:span text:style-name="T3">,</text:span></text:p>
      <text:p text:style-name="P15"><text:span text:style-name="T3"><text:s text:c="3"/></text:span><text:span text:style-name="T17">BLACKNIGHT</text:span><text:span text:style-name="T3">,</text:span></text:p>
      <text:p text:style-name="P15"><text:span text:style-name="T3"><text:s text:c="3"/></text:span><text:span text:style-name="T17">CAPTAIN</text:span><text:span text:style-name="T3">,</text:span></text:p>
      <text:p text:style-name="P15"><text:span text:style-name="T3"><text:s text:c="3"/></text:span><text:span text:style-name="T17">DWARF</text:span><text:span text:style-name="T3">,</text:span></text:p>
      <text:p text:style-name="P15"><text:span text:style-name="T3"><text:s text:c="3"/></text:span><text:span text:style-name="T17">ELF</text:span><text:span text:style-name="T3">,</text:span></text:p>
      <text:p text:style-name="P15"><text:span text:style-name="T3"><text:s text:c="3"/></text:span><text:span text:style-name="T17">SWORDSMAN</text:span><text:span text:style-name="T3">;</text:span></text:p>
      <text:p text:style-name="P17"><text:s text:c="3"/></text:p>
      <text:p text:style-name="P15"><text:span text:style-name="T3"><text:s text:c="3"/></text:span><text:span text:style-name="T10">// Method That Will Return The Ready Tile For The Class</text:span></text:p>
      <text:p text:style-name="P15"><text:span text:style-name="T3"><text:s text:c="3"/></text:span><text:span text:style-name="T2">public</text:span><text:span text:style-name="T3"> Image getReadyTile () {</text:span></text:p>
      <text:p text:style-name="P15"><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15"><text:span text:style-name="T3"><text:tab/><text:tab/></text:span><text:span text:style-name="T2">try</text:span><text:span text:style-name="T3"> {</text:span></text:p>
      <text:p text:style-name="P15"><text:span text:style-name="T3"><text:tab/><text:tab/><text:tab/></text:span><text:span text:style-name="T2">switch</text:span><text:span text:style-name="T3"> (</text:span><text:span text:style-name="T2">this</text:span><text:span text:style-name="T3">) {</text:span></text:p>
      <text:p text:style-name="P15"><text:span text:style-name="T3"><text:tab/><text:tab/><text:tab/></text:span><text:span text:style-name="T2">case</text:span><text:span text:style-name="T3"> </text:span><text:span text:style-name="T17">AMAZO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amazonUnhidden.png"</text:span><text:span text:style-name="T3">));</text:span></text:p>
      <text:p text:style-name="P15"><text:span text:style-name="T3"><text:tab/><text:tab/><text:tab/></text:span><text:span text:style-name="T2">case</text:span><text:span text:style-name="T3"> </text:span><text:span text:style-name="T17">BLACKNIGHT</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black_knightUnhidden.png"</text:span><text:span text:style-name="T3">));</text:span></text:p>
      <text:p text:style-name="P15"><text:span text:style-name="T3"><text:tab/><text:tab/><text:tab/></text:span><text:span text:style-name="T2">case</text:span><text:span text:style-name="T3"> </text:span><text:span text:style-name="T17">CAPTAI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captainUnhidden.png"</text:span><text:span text:style-name="T3">));</text:span></text:p>
      <text:p text:style-name="P15"><text:span text:style-name="T3"><text:tab/><text:tab/><text:tab/></text:span><text:span text:style-name="T2">case</text:span><text:span text:style-name="T3"> </text:span><text:span text:style-name="T17">DWARF</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dwarfUnhidden.png"</text:span><text:span text:style-name="T3">));</text:span></text:p>
      <text:p text:style-name="P15"><text:span text:style-name="T3"><text:tab/><text:tab/><text:tab/></text:span><text:span text:style-name="T2">case</text:span><text:span text:style-name="T3"> </text:span><text:span text:style-name="T17">ELF</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elfUnhidden.png"</text:span><text:span text:style-name="T3">));</text:span></text:p>
      <text:p text:style-name="P15"><text:span text:style-name="T3"><text:tab/><text:tab/><text:tab/></text:span><text:span text:style-name="T2">case</text:span><text:span text:style-name="T3"> </text:span><text:span text:style-name="T17">SWORDSMA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swordsmanUnhidden.png"</text:span><text:span text:style-name="T3">));</text:span></text:p>
      <text:p text:style-name="P15"><text:span text:style-name="T3"><text:tab/><text:tab/><text:tab/></text:span><text:span text:style-name="T2">default</text:span><text:span text:style-name="T3">:</text:span></text:p>
      <text:p text:style-name="P15"><text:span text:style-name="T3"><text:tab/><text:tab/><text:tab/><text:tab/></text:span><text:span text:style-name="T2">return</text:span><text:span text:style-name="T3"> </text:span><text:soft-page-break/><text:span text:style-name="T3">ImageIO.</text:span><text:span text:style-name="T6">read</text:span><text:span text:style-name="T3">(getClass().getResource(</text:span><text:span text:style-name="T20">"/characterGameTiles/amazonUnhidden.png"</text:span><text:span text:style-name="T3">));</text:span></text:p>
      <text:p text:style-name="P17"><text:tab/><text:tab/><text:tab/>}</text:p>
      <text:p text:style-name="P15"><text:span text:style-name="T3"><text:tab/> <text:s text:c="2"/>} </text:span><text:span text:style-name="T2">catch</text:span><text:span text:style-name="T3"> (Exception e) {</text:span></text:p>
      <text:p text:style-name="P17"><text:tab/><text:tab/> <text:s text:c="2"/>e.printStackTrace();</text:p>
      <text:p text:style-name="P17"><text:tab/> <text:s text:c="2"/>}</text:p>
      <text:p text:style-name="P15"><text:span text:style-name="T3"><text:tab/><text:tab/></text:span><text:span text:style-name="T2">return</text:span><text:span text:style-name="T3"> </text:span><text:span text:style-name="T2">null</text:span><text:span text:style-name="T3">;</text:span></text:p>
      <text:p text:style-name="P17"><text:s text:c="3"/>}</text:p>
      <text:p text:style-name="P17"><text:s text:c="3"/></text:p>
      <text:p text:style-name="P15"><text:span text:style-name="T3"><text:s text:c="3"/></text:span><text:span text:style-name="T10">// Method That Will Return The Ready Tile For The Class</text:span></text:p>
      <text:p text:style-name="P15"><text:span text:style-name="T3"><text:s text:c="3"/></text:span><text:span text:style-name="T2">public</text:span><text:span text:style-name="T3"> Image getHiddenTile () {</text:span></text:p>
      <text:p text:style-name="P15"><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15"><text:span text:style-name="T3"><text:tab/><text:tab/></text:span><text:span text:style-name="T2">try</text:span><text:span text:style-name="T3"> {</text:span></text:p>
      <text:p text:style-name="P15"><text:span text:style-name="T3"><text:tab/><text:tab/><text:tab/></text:span><text:span text:style-name="T2">switch</text:span><text:span text:style-name="T3"> (</text:span><text:span text:style-name="T2">this</text:span><text:span text:style-name="T3">) {</text:span></text:p>
      <text:p text:style-name="P15"><text:span text:style-name="T3"><text:tab/><text:tab/><text:tab/></text:span><text:span text:style-name="T2">case</text:span><text:span text:style-name="T3"> </text:span><text:span text:style-name="T17">AMAZO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amazonHidden.png"</text:span><text:span text:style-name="T3">));</text:span></text:p>
      <text:p text:style-name="P15"><text:span text:style-name="T3"><text:tab/><text:tab/><text:tab/></text:span><text:span text:style-name="T2">case</text:span><text:span text:style-name="T3"> </text:span><text:span text:style-name="T17">BLACKNIGHT</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black_knightHidden.png"</text:span><text:span text:style-name="T3">));</text:span></text:p>
      <text:p text:style-name="P15"><text:span text:style-name="T3"><text:tab/><text:tab/><text:tab/></text:span><text:span text:style-name="T2">case</text:span><text:span text:style-name="T3"> </text:span><text:span text:style-name="T17">CAPTAI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captainHidden.png"</text:span><text:span text:style-name="T3">));</text:span></text:p>
      <text:p text:style-name="P15"><text:span text:style-name="T3"><text:tab/><text:tab/><text:tab/></text:span><text:span text:style-name="T2">case</text:span><text:span text:style-name="T3"> </text:span><text:span text:style-name="T17">DWARF</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dwarfHidden.png"</text:span><text:span text:style-name="T3">));</text:span></text:p>
      <text:p text:style-name="P15"><text:span text:style-name="T3"><text:tab/><text:tab/><text:tab/></text:span><text:span text:style-name="T2">case</text:span><text:span text:style-name="T3"> </text:span><text:span text:style-name="T17">ELF</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elfHidden.png"</text:span><text:span text:style-name="T3">));</text:span></text:p>
      <text:p text:style-name="P15"><text:span text:style-name="T3"><text:tab/><text:tab/><text:tab/></text:span><text:span text:style-name="T2">case</text:span><text:span text:style-name="T3"> </text:span><text:span text:style-name="T17">SWORDSMA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swordsmanHidden.png"</text:span><text:span text:style-name="T3">));</text:span></text:p>
      <text:p text:style-name="P15"><text:span text:style-name="T3"><text:tab/><text:tab/><text:tab/></text:span><text:span text:style-name="T2">default</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GameTiles/amazonHidden.png"</text:span><text:span text:style-name="T3">));</text:span></text:p>
      <text:p text:style-name="P17"><text:tab/><text:tab/><text:tab/>}</text:p>
      <text:p text:style-name="P15"><text:span text:style-name="T3"><text:tab/> <text:s text:c="2"/>} </text:span><text:span text:style-name="T2">catch</text:span><text:span text:style-name="T3"> (Exception e) {</text:span></text:p>
      <text:p text:style-name="P17"><text:tab/><text:tab/> <text:s text:c="2"/>e.printStackTrace();</text:p>
      <text:p text:style-name="P17"><text:tab/> <text:s text:c="2"/>}</text:p>
      <text:p text:style-name="P15"><text:span text:style-name="T3"><text:tab/><text:tab/></text:span><text:span text:style-name="T2">return</text:span><text:span text:style-name="T3"> </text:span><text:span text:style-name="T2">null</text:span><text:span text:style-name="T3">;</text:span></text:p>
      <text:p text:style-name="P17"><text:s text:c="3"/>}</text:p>
      <text:p text:style-name="P17"><text:s text:c="3"/></text:p>
      <text:p text:style-name="P15"><text:span text:style-name="T3"><text:s text:c="3"/></text:span><text:span text:style-name="T2">public</text:span><text:span text:style-name="T3"> Image getDetailImage () {</text:span></text:p>
      <text:p text:style-name="P15"><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15"><text:span text:style-name="T3"><text:tab/><text:tab/></text:span><text:span text:style-name="T2">try</text:span><text:span text:style-name="T3"> {</text:span></text:p>
      <text:p text:style-name="P15"><text:span text:style-name="T3"><text:tab/><text:tab/><text:tab/></text:span><text:span text:style-name="T2">switch</text:span><text:span text:style-name="T3"> (</text:span><text:span text:style-name="T2">this</text:span><text:span text:style-name="T3">) {</text:span></text:p>
      <text:p text:style-name="P15"><text:span text:style-name="T3"><text:tab/><text:tab/><text:tab/></text:span><text:span text:style-name="T2">case</text:span><text:span text:style-name="T3"> </text:span><text:span text:style-name="T17">AMAZO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detail/amazon.jpg"</text:span><text:span text:style-name="T3">));</text:span></text:p>
      <text:p text:style-name="P15"><text:span text:style-name="T3"><text:tab/><text:tab/><text:tab/></text:span><text:span text:style-name="T2">case</text:span><text:span text:style-name="T3"> </text:span><text:span text:style-name="T17">BLACKNIGHT</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detail/black_knight.jpg"</text:span><text:span text:style-name="T3">));</text:span></text:p>
      <text:p text:style-name="P15"><text:span text:style-name="T3"><text:tab/><text:tab/><text:tab/></text:span><text:span text:style-name="T2">case</text:span><text:span text:style-name="T3"> </text:span><text:span text:style-name="T17">CAPTAIN</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detail/captain.jpg"</text:span><text:span text:style-name="T3">));</text:span></text:p>
      <text:p text:style-name="P15"><text:span text:style-name="T3"><text:tab/><text:tab/><text:tab/></text:span><text:span text:style-name="T2">case</text:span><text:span text:style-name="T3"> </text:span><text:span text:style-name="T17">DWARF</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detail/dwarf.jpg"</text:span><text:span text:style-name="T3">));</text:span></text:p>
      <text:p text:style-name="P15"><text:span text:style-name="T3"><text:tab/><text:tab/><text:tab/></text:span><text:span text:style-name="T2">case</text:span><text:span text:style-name="T3"> </text:span><text:span text:style-name="T17">ELF</text:span><text:span text:style-name="T3">:</text:span></text:p>
      <text:p text:style-name="P15"><text:span text:style-name="T3"><text:tab/><text:tab/><text:tab/><text:tab/></text:span><text:span text:style-name="T2">return</text:span><text:span text:style-name="T3"> </text:span><text:soft-page-break/><text:span text:style-name="T3">ImageIO.</text:span><text:span text:style-name="T6">read</text:span><text:span text:style-name="T3">(getClass().getResource(</text:span><text:span text:style-name="T20">"/characterdetail/elf.jpg"</text:span><text:span text:style-name="T3">));</text:span></text:p>
      <text:p text:style-name="P15"><text:span text:style-name="T3"><text:tab/><text:tab/><text:tab/></text:span><text:span text:style-name="T2">case</text:span><text:span text:style-name="T3"> </text:span><text:span text:style-name="T17">SWORDSMAN</text:span><text:span text:style-name="T3">:</text:span></text:p>
      <text:p text:style-name="P15"><text:span text:style-name="T3"><text:tab/><text:tab/><text:tab/><text:tab/></text:span><text:span text:style-name="T2">return</text:span><text:span text:style-name="T3"> </text:span><text:span text:style-name="T3">ImageIO.</text:span><text:span text:style-name="T6">read</text:span><text:span text:style-name="T3">(getClass().getResource(</text:span><text:span text:style-name="T20">"/characterdetail/swordsman.jpg"</text:span><text:span text:style-name="T3">));</text:span></text:p>
      <text:p text:style-name="P15"><text:span text:style-name="T3"><text:tab/><text:tab/><text:tab/></text:span><text:span text:style-name="T2">default</text:span><text:span text:style-name="T3">:</text:span></text:p>
      <text:p text:style-name="P15"><text:span text:style-name="T3"><text:tab/><text:tab/><text:tab/><text:tab/></text:span><text:span text:style-name="T2">return</text:span><text:span text:style-name="T3"> ImageIO.</text:span><text:span text:style-name="T6">read</text:span><text:span text:style-name="T3">(getClass().getResource(</text:span><text:span text:style-name="T20">"/characterdetail/amazon.jpg"</text:span><text:span text:style-name="T3">));</text:span></text:p>
      <text:p text:style-name="P17"><text:tab/><text:tab/><text:tab/>}</text:p>
      <text:p text:style-name="P15"><text:span text:style-name="T3"><text:tab/> <text:s text:c="2"/>} </text:span><text:span text:style-name="T2">catch</text:span><text:span text:style-name="T3"> (Exception e) {</text:span></text:p>
      <text:p text:style-name="P17"><text:tab/><text:tab/> <text:s text:c="2"/>e.printStackTrace();</text:p>
      <text:p text:style-name="P17"><text:tab/> <text:s text:c="2"/>}</text:p>
      <text:p text:style-name="P15"><text:span text:style-name="T3"><text:tab/><text:tab/></text:span><text:span text:style-name="T2">return</text:span><text:span text:style-name="T3"> </text:span><text:span text:style-name="T2">null</text:span><text:span text:style-name="T3">;</text:span></text:p>
      <text:p text:style-name="P17"><text:s text:c="3"/>}</text:p>
      <text:p text:style-name="P17"><text:s text:c="3"/></text:p>
      <text:p text:style-name="P15"><text:span text:style-name="T3"><text:tab/></text:span><text:span text:style-name="T2">public</text:span><text:span text:style-name="T3"> WeaponChit getStartingWeapon() {</text:span></text:p>
      <text:p text:style-name="P15"><text:span text:style-name="T3"><text:tab/><text:tab/></text:span><text:span text:style-name="T2">switch</text:span><text:span text:style-name="T3"> (</text:span><text:span text:style-name="T2">this</text:span><text:span text:style-name="T3">) {</text:span></text:p>
      <text:p text:style-name="P15"><text:span text:style-name="T3"><text:tab/><text:tab/></text:span><text:span text:style-name="T2">case</text:span><text:span text:style-name="T3"> </text:span><text:span text:style-name="T17">AMAZON</text:span><text:span text:style-name="T3">:</text:span></text:p>
      <text:p text:style-name="P15"><text:span text:style-name="T3"><text:tab/><text:tab/><text:tab/></text:span><text:span text:style-name="T2">return</text:span><text:span text:style-name="T3"> ChitFactory.</text:span><text:span text:style-name="T17">LIGHT_BOW</text:span><text:span text:style-name="T3">;</text:span></text:p>
      <text:p text:style-name="P15"><text:span text:style-name="T3"><text:tab/><text:tab/></text:span><text:span text:style-name="T2">case</text:span><text:span text:style-name="T3"> </text:span><text:span text:style-name="T17">BLACKNIGHT</text:span><text:span text:style-name="T3">:</text:span></text:p>
      <text:p text:style-name="P15"><text:span text:style-name="T3"><text:tab/><text:tab/><text:tab/></text:span><text:span text:style-name="T2">return</text:span><text:span text:style-name="T3"> ChitFactory.</text:span><text:span text:style-name="T17">SPEAR</text:span><text:span text:style-name="T3">;</text:span></text:p>
      <text:p text:style-name="P15"><text:span text:style-name="T3"><text:tab/><text:tab/></text:span><text:span text:style-name="T2">case</text:span><text:span text:style-name="T3"> </text:span><text:span text:style-name="T17">CAPTAIN</text:span><text:span text:style-name="T3">:</text:span></text:p>
      <text:p text:style-name="P15"><text:span text:style-name="T3"><text:tab/><text:tab/><text:tab/></text:span><text:span text:style-name="T2">return</text:span><text:span text:style-name="T3"> ChitFactory.</text:span><text:span text:style-name="T17">SPEAR</text:span><text:span text:style-name="T3">;</text:span></text:p>
      <text:p text:style-name="P15"><text:span text:style-name="T3"><text:tab/><text:tab/></text:span><text:span text:style-name="T2">case</text:span><text:span text:style-name="T3"> </text:span><text:span text:style-name="T17">DWARF</text:span><text:span text:style-name="T3">:</text:span></text:p>
      <text:p text:style-name="P15"><text:span text:style-name="T3"><text:tab/><text:tab/><text:tab/></text:span><text:span text:style-name="T2">return</text:span><text:span text:style-name="T3"> ChitFactory.</text:span><text:span text:style-name="T17">AXE</text:span><text:span text:style-name="T3">;</text:span></text:p>
      <text:p text:style-name="P15"><text:span text:style-name="T3"><text:tab/><text:tab/></text:span><text:span text:style-name="T2">case</text:span><text:span text:style-name="T3"> </text:span><text:span text:style-name="T17">ELF</text:span><text:span text:style-name="T3">:</text:span></text:p>
      <text:p text:style-name="P15"><text:span text:style-name="T3"><text:tab/><text:tab/><text:tab/></text:span><text:span text:style-name="T2">return</text:span><text:span text:style-name="T3"> ChitFactory.</text:span><text:span text:style-name="T17">LIGHT_BOW</text:span><text:span text:style-name="T3">;</text:span></text:p>
      <text:p text:style-name="P15"><text:span text:style-name="T3"><text:tab/><text:tab/></text:span><text:span text:style-name="T2">case</text:span><text:span text:style-name="T3"> </text:span><text:span text:style-name="T17">SWORDSMAN</text:span><text:span text:style-name="T3">:</text:span></text:p>
      <text:p text:style-name="P15"><text:span text:style-name="T3"><text:tab/><text:tab/><text:tab/></text:span><text:span text:style-name="T2">return</text:span><text:span text:style-name="T3"> ChitFactory.</text:span><text:span text:style-name="T17">SPEAR</text:span><text:span text:style-name="T3">;</text:span></text:p>
      <text:p text:style-name="P15"><text:span text:style-name="T3"><text:tab/><text:tab/></text:span><text:span text:style-name="T2">default</text:span><text:span text:style-name="T3">:</text:span></text:p>
      <text:p text:style-name="P15"><text:span text:style-name="T3"><text:tab/><text:tab/><text:tab/></text:span><text:span text:style-name="T2">return</text:span><text:span text:style-name="T3"> ChitFactory.</text:span><text:span text:style-name="T17">SPEAR</text:span><text:span text:style-name="T3">;</text:span></text:p>
      <text:p text:style-name="P17"><text:tab/><text:tab/>}</text:p>
      <text:p text:style-name="P17"><text:s text:c="3"/>}</text:p>
      <text:p text:style-name="P17"><text:tab/></text:p>
      <text:p text:style-name="P15"><text:span text:style-name="T3"><text:tab/></text:span><text:span text:style-name="T2">public</text:span><text:span text:style-name="T3"> Weights getVulner () {</text:span></text:p>
      <text:p text:style-name="P15"><text:span text:style-name="T3"><text:tab/><text:tab/></text:span><text:span text:style-name="T2">switch</text:span><text:span text:style-name="T3"> (</text:span><text:span text:style-name="T2">this</text:span><text:span text:style-name="T3">) {</text:span></text:p>
      <text:p text:style-name="P15"><text:span text:style-name="T3"><text:tab/><text:tab/></text:span><text:span text:style-name="T2">case</text:span><text:span text:style-name="T3"> </text:span><text:span text:style-name="T17">AMAZON</text:span><text:span text:style-name="T3">:</text:span></text:p>
      <text:p text:style-name="P15"><text:span text:style-name="T3"><text:tab/><text:tab/><text:tab/></text:span><text:span text:style-name="T2">return</text:span><text:span text:style-name="T3"> Weights.</text:span><text:span text:style-name="T17">MEDIUM</text:span><text:span text:style-name="T3">;</text:span></text:p>
      <text:p text:style-name="P15"><text:span text:style-name="T3"><text:tab/><text:tab/></text:span><text:span text:style-name="T2">case</text:span><text:span text:style-name="T3"> </text:span><text:span text:style-name="T17">BLACKNIGHT</text:span><text:span text:style-name="T3">:</text:span></text:p>
      <text:p text:style-name="P15"><text:span text:style-name="T3"><text:tab/><text:tab/><text:tab/></text:span><text:span text:style-name="T2">return</text:span><text:span text:style-name="T3"> Weights.</text:span><text:span text:style-name="T17">MEDIUM</text:span><text:span text:style-name="T3">;</text:span></text:p>
      <text:p text:style-name="P15"><text:span text:style-name="T3"><text:tab/><text:tab/></text:span><text:span text:style-name="T2">case</text:span><text:span text:style-name="T3"> </text:span><text:span text:style-name="T17">CAPTAIN</text:span><text:span text:style-name="T3">:</text:span></text:p>
      <text:p text:style-name="P15"><text:span text:style-name="T3"><text:tab/><text:tab/><text:tab/></text:span><text:span text:style-name="T2">return</text:span><text:span text:style-name="T3"> Weights.</text:span><text:span text:style-name="T17">MEDIUM</text:span><text:span text:style-name="T3">;</text:span></text:p>
      <text:p text:style-name="P15"><text:span text:style-name="T3"><text:tab/><text:tab/></text:span><text:span text:style-name="T2">case</text:span><text:span text:style-name="T3"> </text:span><text:span text:style-name="T17">DWARF</text:span><text:span text:style-name="T3">:</text:span></text:p>
      <text:p text:style-name="P15"><text:span text:style-name="T3"><text:tab/><text:tab/><text:tab/></text:span><text:span text:style-name="T2">return</text:span><text:span text:style-name="T3"> Weights.</text:span><text:span text:style-name="T17">HEAVY</text:span><text:span text:style-name="T3">;</text:span></text:p>
      <text:p text:style-name="P15"><text:span text:style-name="T3"><text:tab/><text:tab/></text:span><text:span text:style-name="T2">case</text:span><text:span text:style-name="T3"> </text:span><text:span text:style-name="T17">ELF</text:span><text:span text:style-name="T3">:</text:span></text:p>
      <text:p text:style-name="P15"><text:span text:style-name="T3"><text:tab/><text:tab/><text:tab/></text:span><text:span text:style-name="T2">return</text:span><text:span text:style-name="T3"> Weights.</text:span><text:span text:style-name="T17">LIGHT</text:span><text:span text:style-name="T3">;</text:span></text:p>
      <text:p text:style-name="P15"><text:span text:style-name="T3"><text:tab/><text:tab/></text:span><text:span text:style-name="T2">case</text:span><text:span text:style-name="T3"> </text:span><text:span text:style-name="T17">SWORDSMAN</text:span><text:span text:style-name="T3">:</text:span></text:p>
      <text:p text:style-name="P15"><text:span text:style-name="T3"><text:tab/><text:tab/><text:tab/></text:span><text:span text:style-name="T2">return</text:span><text:span text:style-name="T3"> Weights.</text:span><text:span text:style-name="T17">LIGHT</text:span><text:span text:style-name="T3">;</text:span></text:p>
      <text:p text:style-name="P15"><text:span text:style-name="T3"><text:tab/><text:tab/></text:span><text:span text:style-name="T2">default</text:span><text:span text:style-name="T3">:</text:span></text:p>
      <text:p text:style-name="P15"><text:span text:style-name="T3"><text:tab/><text:tab/><text:tab/></text:span><text:span text:style-name="T2">return</text:span><text:span text:style-name="T3"> Weights.</text:span><text:span text:style-name="T17">LIGHT</text:span><text:span text:style-name="T3">;<text:tab/></text:span></text:p>
      <text:p text:style-name="P17"><text:tab/><text:tab/>}</text:p>
      <text:p text:style-name="P17"><text:tab/>}</text:p>
      <text:p text:style-name="P17"><text:tab/></text:p>
      <text:p text:style-name="P15"><text:span text:style-name="T3"><text:tab/></text:span><text:span text:style-name="T10">// Gather The Armour </text:span><text:span text:style-name="T11">Chits</text:span><text:span text:style-name="T10"> For This Player Class</text:span></text:p>
      <text:p text:style-name="P15"><text:span text:style-name="T3"><text:tab/></text:span><text:span text:style-name="T2">public</text:span><text:span text:style-name="T3"> ArrayList&lt;ArmorChit&gt; getArmour () {</text:span></text:p>
      <text:p text:style-name="P15"><text:span text:style-name="T3"><text:tab/><text:tab/>ArrayList&lt;ArmorChit&gt; returnVal = </text:span><text:span text:style-name="T2">new</text:span><text:span text:style-name="T3"> ArrayList&lt;&gt;();</text:span></text:p>
      <text:p text:style-name="P15"><text:span text:style-name="T3"><text:tab/><text:tab/></text:span><text:span text:style-name="T2">switch</text:span><text:span text:style-name="T3"> (</text:span><text:span text:style-name="T2">this</text:span><text:span text:style-name="T3">) {</text:span></text:p>
      <text:p text:style-name="P15"><text:span text:style-name="T3"><text:tab/><text:tab/></text:span><text:span text:style-name="T2">case</text:span><text:span text:style-name="T3"> </text:span><text:span text:style-name="T17">AMAZON</text:span><text:span text:style-name="T3">:</text:span></text:p>
      <text:p text:style-name="P17"><text:tab/><text:tab/><text:tab/>returnVal.add(ChitFactory.<text:span text:style-name="T21">getHelmet</text:span>());</text:p>
      <text:p text:style-name="P17"><text:tab/><text:tab/><text:tab/>returnVal.add(ChitFactory.<text:span text:style-name="T21">getShield</text:span>());</text:p>
      <text:p text:style-name="P17"><text:soft-page-break/><text:tab/><text:tab/><text:tab/>returnVal.add(ChitFactory.<text:span text:style-name="T21">getBreastPlate</text:span>());</text:p>
      <text:p text:style-name="P15"><text:span text:style-name="T3"><text:tab/><text:tab/><text:tab/></text:span><text:span text:style-name="T2">break</text:span><text:span text:style-name="T3">;</text:span></text:p>
      <text:p text:style-name="P15"><text:span text:style-name="T3"><text:tab/><text:tab/></text:span><text:span text:style-name="T2">case</text:span><text:span text:style-name="T3"> </text:span><text:span text:style-name="T17">BLACKNIGHT</text:span><text:span text:style-name="T3">:</text:span></text:p>
      <text:p text:style-name="P17"><text:tab/><text:tab/><text:tab/>returnVal.add(ChitFactory.<text:span text:style-name="T21">getHelmet</text:span>());</text:p>
      <text:p text:style-name="P17"><text:tab/><text:tab/><text:tab/>returnVal.add(ChitFactory.<text:span text:style-name="T21">getBreastPlate</text:span>());</text:p>
      <text:p text:style-name="P15"><text:span text:style-name="T3"><text:tab/><text:tab/><text:tab/></text:span><text:span text:style-name="T2">break</text:span><text:span text:style-name="T3">;</text:span></text:p>
      <text:p text:style-name="P15"><text:span text:style-name="T3"><text:tab/><text:tab/></text:span><text:span text:style-name="T2">case</text:span><text:span text:style-name="T3"> </text:span><text:span text:style-name="T17">CAPTAIN</text:span><text:span text:style-name="T3">:</text:span></text:p>
      <text:p text:style-name="P17"><text:tab/><text:tab/><text:tab/>returnVal.add(ChitFactory.<text:span text:style-name="T21">getShield</text:span>());</text:p>
      <text:p text:style-name="P15"><text:span text:style-name="T3"><text:tab/><text:tab/><text:tab/></text:span><text:span text:style-name="T2">break</text:span><text:span text:style-name="T3">;</text:span></text:p>
      <text:p text:style-name="P15"><text:span text:style-name="T3"><text:tab/><text:tab/></text:span><text:span text:style-name="T2">case</text:span><text:span text:style-name="T3"> </text:span><text:span text:style-name="T17">DWARF</text:span><text:span text:style-name="T3">:</text:span></text:p>
      <text:p text:style-name="P17"><text:tab/><text:tab/><text:tab/>returnVal.add(ChitFactory.<text:span text:style-name="T21">getHelmet</text:span>());</text:p>
      <text:p text:style-name="P15"><text:span text:style-name="T3"><text:tab/><text:tab/><text:tab/></text:span><text:span text:style-name="T2">break</text:span><text:span text:style-name="T3">;</text:span></text:p>
      <text:p text:style-name="P15"><text:span text:style-name="T3"><text:tab/><text:tab/></text:span><text:span text:style-name="T2">case</text:span><text:span text:style-name="T3"> </text:span><text:span text:style-name="T17">ELF</text:span><text:span text:style-name="T3">:</text:span></text:p>
      <text:p text:style-name="P15"><text:span text:style-name="T3"><text:tab/><text:tab/><text:tab/></text:span><text:span text:style-name="T2">break</text:span><text:span text:style-name="T3">;</text:span></text:p>
      <text:p text:style-name="P15"><text:span text:style-name="T3"><text:tab/><text:tab/></text:span><text:span text:style-name="T2">case</text:span><text:span text:style-name="T3"> </text:span><text:span text:style-name="T17">SWORDSMAN</text:span><text:span text:style-name="T3">:</text:span></text:p>
      <text:p text:style-name="P15"><text:span text:style-name="T3"><text:tab/><text:tab/><text:tab/></text:span><text:span text:style-name="T2">break</text:span><text:span text:style-name="T3">;</text:span></text:p>
      <text:p text:style-name="P15"><text:span text:style-name="T3"><text:tab/><text:tab/></text:span><text:span text:style-name="T2">default</text:span><text:span text:style-name="T3">:</text:span></text:p>
      <text:p text:style-name="P15"><text:span text:style-name="T3"><text:tab/><text:tab/><text:tab/></text:span><text:span text:style-name="T2">break</text:span><text:span text:style-name="T3">;</text:span></text:p>
      <text:p text:style-name="P17"><text:tab/><text:tab/>}</text:p>
      <text:p text:style-name="P15"><text:span text:style-name="T3"><text:tab/><text:tab/></text:span><text:span text:style-name="T2">return</text:span><text:span text:style-name="T3"> returnVal;</text:span></text:p>
      <text:p text:style-name="P17"><text:tab/>}</text:p>
      <text:p text:style-name="P17">}</text:p>
      <text:p text:style-name="P10"/>
      <text:p text:style-name="P11">Class: <text:span text:style-name="T14">TradeRelation.java</text:span></text:p>
      <text:p text:style-name="P8"><text:span text:style-name="T1">package</text:span><text:span text:style-name="T14"> models.characterModels.playerEnums;</text:span></text:p>
      <text:p text:style-name="P15"/>
      <text:p text:style-name="P15"><text:span text:style-name="T2">public</text:span><text:span text:style-name="T3"> </text:span><text:span text:style-name="T2">enum</text:span><text:span text:style-name="T3"> TradeRelation {</text:span></text:p>
      <text:p text:style-name="P15"><text:span text:style-name="T3"><text:tab/></text:span><text:span text:style-name="T17">ENEMY</text:span><text:span text:style-name="T3">,</text:span></text:p>
      <text:p text:style-name="P15"><text:span text:style-name="T3"><text:tab/></text:span><text:span text:style-name="T17">UNFRIENDLY</text:span><text:span text:style-name="T3">,</text:span></text:p>
      <text:p text:style-name="P15"><text:span text:style-name="T3"><text:tab/></text:span><text:span text:style-name="T17">NEUTRAL</text:span><text:span text:style-name="T3">,</text:span></text:p>
      <text:p text:style-name="P15"><text:span text:style-name="T3"><text:tab/></text:span><text:span text:style-name="T17">FRIENDLY</text:span><text:span text:style-name="T3">,</text:span></text:p>
      <text:p text:style-name="P15"><text:span text:style-name="T3"><text:tab/></text:span><text:span text:style-name="T17">ALLY</text:span></text:p>
      <text:p text:style-name="P17">}</text:p>
      <text:p text:style-name="P10"/>
      <text:p text:style-name="P11">Class: <text:span text:style-name="T14">Weights.java</text:span></text:p>
      <text:p text:style-name="P8"><text:span text:style-name="T1">package</text:span><text:span text:style-name="T14"> models.characterModels.playerEnums;</text:span></text:p>
      <text:p text:style-name="P15"/>
      <text:p text:style-name="P18">//specific weights for character classes</text:p>
      <text:p text:style-name="P15"/>
      <text:p text:style-name="P15"><text:span text:style-name="T2">public</text:span><text:span text:style-name="T3"> </text:span><text:span text:style-name="T2">enum</text:span><text:span text:style-name="T3"> Weights {</text:span></text:p>
      <text:p text:style-name="P15"><text:span text:style-name="T3"><text:tab/></text:span><text:span text:style-name="T17">NEGLIGABLE</text:span><text:span text:style-name="T3">(0),</text:span></text:p>
      <text:p text:style-name="P15"><text:span text:style-name="T3"><text:tab/></text:span><text:span text:style-name="T17">LIGHT</text:span><text:span text:style-name="T3">(1),</text:span></text:p>
      <text:p text:style-name="P15"><text:span text:style-name="T3"><text:tab/></text:span><text:span text:style-name="T17">MEDIUM</text:span><text:span text:style-name="T3">(2),</text:span></text:p>
      <text:p text:style-name="P15"><text:span text:style-name="T3"><text:tab/></text:span><text:span text:style-name="T17">HEAVY</text:span><text:span text:style-name="T3">(3),</text:span></text:p>
      <text:p text:style-name="P15"><text:span text:style-name="T3"><text:tab/></text:span><text:span text:style-name="T17">TREMENDOUS</text:span><text:span text:style-name="T3">(4);</text:span></text:p>
      <text:p text:style-name="P17"><text:tab/></text:p>
      <text:p text:style-name="P15"><text:span text:style-name="T3"><text:tab/></text:span><text:span text:style-name="T2">private</text:span><text:span text:style-name="T3"> </text:span><text:span text:style-name="T2">int</text:span><text:span text:style-name="T3"> </text:span><text:span text:style-name="T16">WEIGHT_VALUE</text:span><text:span text:style-name="T3">;</text:span></text:p>
      <text:p text:style-name="P17"><text:tab/></text:p>
      <text:p text:style-name="P15"><text:span text:style-name="T3"><text:tab/>Weights (</text:span><text:span text:style-name="T2">int</text:span><text:span text:style-name="T3"> weightValue) {</text:span></text:p>
      <text:p text:style-name="P15"><text:span text:style-name="T3"><text:tab/><text:tab/></text:span><text:span text:style-name="T16">WEIGHT_VALUE</text:span><text:span text:style-name="T3"> = weightValue;</text:span></text:p>
      <text:p text:style-name="P17"><text:tab/>}</text:p>
      <text:p text:style-name="P17"><text:tab/></text:p>
      <text:p text:style-name="P15"><text:span text:style-name="T3"><text:tab/></text:span><text:span text:style-name="T2">public</text:span><text:span text:style-name="T3"> </text:span><text:span text:style-name="T2">int</text:span><text:span text:style-name="T3"> getWeightValue (){</text:span></text:p>
      <text:p text:style-name="P15"><text:span text:style-name="T3"><text:tab/><text:tab/></text:span><text:span text:style-name="T2">return</text:span><text:span text:style-name="T3"> </text:span><text:span text:style-name="T16">WEIGHT_VALUE</text:span><text:span text:style-name="T3">;</text:span></text:p>
      <text:p text:style-name="P17"><text:tab/>}</text:p>
      <text:p text:style-name="P17"><text:tab/></text:p>
      <text:p text:style-name="P15"><text:span text:style-name="T3"><text:tab/></text:span><text:span text:style-name="T2">public</text:span><text:span text:style-name="T3"> Weights next() {</text:span></text:p>
      <text:p text:style-name="P15"><text:span text:style-name="T3"><text:tab/><text:tab/></text:span><text:span text:style-name="T2">if</text:span><text:span text:style-name="T3"> (</text:span><text:span text:style-name="T2">this</text:span><text:span text:style-name="T3"> == </text:span><text:span text:style-name="T17">TREMENDOUS</text:span><text:span text:style-name="T3">) {</text:span></text:p>
      <text:p text:style-name="P15"><text:soft-page-break/><text:span text:style-name="T3"><text:tab/><text:tab/><text:tab/></text:span><text:span text:style-name="T2">return</text:span><text:span text:style-name="T3"> </text:span><text:span text:style-name="T17">TREMENDOUS</text:span><text:span text:style-name="T3">;</text:span></text:p>
      <text:p text:style-name="P17"><text:tab/><text:tab/>}</text:p>
      <text:p text:style-name="P15"><text:span text:style-name="T3"><text:tab/><text:tab/></text:span><text:span text:style-name="T2">return</text:span><text:span text:style-name="T3"> </text:span><text:span text:style-name="T6">values</text:span><text:span text:style-name="T3">()[(</text:span><text:span text:style-name="T2">this</text:span><text:span text:style-name="T3">.ordinal() + 1) % </text:span><text:span text:style-name="T6">values</text:span><text:span text:style-name="T3">().</text:span><text:span text:style-name="T16">length</text:span><text:span text:style-name="T3">];</text:span></text:p>
      <text:p text:style-name="P17"><text:tab/>}</text:p>
      <text:p text:style-name="P17"><text:tab/></text:p>
      <text:p text:style-name="P15"><text:span text:style-name="T3"><text:tab/></text:span><text:span text:style-name="T2">public</text:span><text:span text:style-name="T3"> Weights prev() {</text:span></text:p>
      <text:p text:style-name="P15"><text:span text:style-name="T3"><text:tab/><text:tab/></text:span><text:span text:style-name="T2">if</text:span><text:span text:style-name="T3"> (</text:span><text:span text:style-name="T2">this</text:span><text:span text:style-name="T3"> == </text:span><text:span text:style-name="T17">NEGLIGABLE</text:span><text:span text:style-name="T3">) {</text:span></text:p>
      <text:p text:style-name="P15"><text:span text:style-name="T3"><text:tab/><text:tab/><text:tab/></text:span><text:span text:style-name="T2">return</text:span><text:span text:style-name="T3"> </text:span><text:span text:style-name="T17">NEGLIGABLE</text:span><text:span text:style-name="T3">;</text:span></text:p>
      <text:p text:style-name="P17"><text:tab/><text:tab/>}</text:p>
      <text:p text:style-name="P15"><text:span text:style-name="T3"><text:tab/><text:tab/></text:span><text:span text:style-name="T2">return</text:span><text:span text:style-name="T3"> </text:span><text:span text:style-name="T6">values</text:span><text:span text:style-name="T3">()[(</text:span><text:span text:style-name="T2">this</text:span><text:span text:style-name="T3">.ordinal() - 1) % </text:span><text:span text:style-name="T6">values</text:span><text:span text:style-name="T3">().</text:span><text:span text:style-name="T16">length</text:span><text:span text:style-name="T3">];</text:span></text:p>
      <text:p text:style-name="P17"><text:tab/>}</text:p>
      <text:p text:style-name="P15"/>
      <text:p text:style-name="P17">}</text:p>
      <text:p text:style-name="P10"/>
      <text:p text:style-name="P22">Package: Models/CharacterModels/PlayerEnums</text:p>
      <text:p text:style-name="P10"><text:span text:style-name="T12">Class:</text:span> Amazon.java</text:p>
      <text:p text:style-name="P9"><text:span text:style-name="T2">package</text:span> models.characterModels;</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Amazon </text:span><text:span text:style-name="T2">extends</text:span><text:span text:style-name="T3"> PlayerBase {</text:span></text:p>
      <text:p text:style-name="P15"/>
      <text:p text:style-name="P15"><text:span text:style-name="T3"><text:tab/></text:span><text:span text:style-name="T2">public</text:span><text:span text:style-name="T3"> Amazon(){</text:span></text:p>
      <text:p text:style-name="P15"><text:span text:style-name="T3"><text:tab/><text:tab/></text:span><text:span text:style-name="T16">vulnerability</text:span><text:span text:style-name="T3"> = Weights.</text:span><text:span text:style-name="T17">MEDIUM</text:span><text:span text:style-name="T3">;</text:span></text:p>
      <text:p text:style-name="P15"><text:span text:style-name="T3"><text:tab/><text:tab/>setClass(CharacterClass.</text:span><text:span text:style-name="T17">AMAZON</text:span><text:span text:style-name="T3">);</text:span></text:p>
      <text:p text:style-name="P17"><text:tab/>}</text:p>
      <text:p text:style-name="P17">}</text:p>
      <text:p text:style-name="P10"/>
      <text:p text:style-name="P11">Class: <text:span text:style-name="T14">BlackNight.java</text:span></text:p>
      <text:p text:style-name="P8"><text:span text:style-name="T1">package</text:span><text:span text:style-name="T14"> models.characterModels;</text:span></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text:span text:style-name="T2">import</text:span><text:span text:style-name="T3"> models.chitModels.Chit;</text:span></text:p>
      <text:p text:style-name="P15"/>
      <text:p text:style-name="P15"><text:span text:style-name="T2">public</text:span><text:span text:style-name="T3"> </text:span><text:span text:style-name="T2">class</text:span><text:span text:style-name="T3"> BlackKnight </text:span><text:span text:style-name="T2">extends</text:span><text:span text:style-name="T3"> PlayerBase {</text:span></text:p>
      <text:p text:style-name="P15"><text:span text:style-name="T3"><text:tab/></text:span><text:span text:style-name="T2">public</text:span><text:span text:style-name="T3"> BlackKnight(Chit[] combat){</text:span></text:p>
      <text:p text:style-name="P15"><text:span text:style-name="T3"><text:tab/><text:tab/></text:span><text:span text:style-name="T2">super</text:span><text:span text:style-name="T3">();</text:span></text:p>
      <text:p text:style-name="P15"><text:span text:style-name="T3"><text:tab/><text:tab/></text:span><text:span text:style-name="T16">vulnerability</text:span><text:span text:style-name="T3"> = Weights.</text:span><text:span text:style-name="T17">MEDIUM</text:span><text:span text:style-name="T3">;</text:span></text:p>
      <text:p text:style-name="P15"><text:span text:style-name="T3"><text:tab/><text:tab/>setClass(CharacterClass.</text:span><text:span text:style-name="T17">BLACKNIGHT</text:span><text:span text:style-name="T3">);</text:span></text:p>
      <text:p text:style-name="P17"><text:tab/>}</text:p>
      <text:p text:style-name="P17">}</text:p>
      <text:p text:style-name="P10"/>
      <text:p text:style-name="P11">Class: <text:span text:style-name="T14">Captain.java</text:span></text:p>
      <text:p text:style-name="P8"><text:span text:style-name="T1">package</text:span><text:span text:style-name="T14"> models.characterModels;</text:span></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Captain </text:span><text:span text:style-name="T2">extends</text:span><text:span text:style-name="T3"> PlayerBase {</text:span></text:p>
      <text:p text:style-name="P15"><text:span text:style-name="T3"><text:tab/></text:span><text:span text:style-name="T2">public</text:span><text:span text:style-name="T3"> Captain() {</text:span></text:p>
      <text:p text:style-name="P15"><text:span text:style-name="T3"><text:tab/><text:tab/></text:span><text:span text:style-name="T2">super</text:span><text:span text:style-name="T3">();</text:span></text:p>
      <text:p text:style-name="P15"><text:span text:style-name="T3"><text:tab/><text:tab/></text:span><text:span text:style-name="T16">vulnerability</text:span><text:span text:style-name="T3"> = Weights.</text:span><text:span text:style-name="T17">MEDIUM</text:span><text:span text:style-name="T3">;</text:span></text:p>
      <text:p text:style-name="P15"><text:span text:style-name="T3"><text:tab/><text:tab/>setClass(CharacterClass.</text:span><text:span text:style-name="T17">CAPTAIN</text:span><text:span text:style-name="T3">);</text:span></text:p>
      <text:p text:style-name="P17"><text:tab/>}</text:p>
      <text:p text:style-name="P17">}</text:p>
      <text:p text:style-name="P10"><text:soft-page-break/></text:p>
      <text:p text:style-name="P11">Class: <text:span text:style-name="T14">Dwarf.java</text:span></text:p>
      <text:p text:style-name="P8"><text:span text:style-name="T1">package</text:span><text:span text:style-name="T14"> models.characterModels;</text:span></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Dwarf </text:span><text:span text:style-name="T2">extends</text:span><text:span text:style-name="T3"> PlayerBase {</text:span></text:p>
      <text:p text:style-name="P15"><text:span text:style-name="T3"><text:tab/></text:span><text:span text:style-name="T2">public</text:span><text:span text:style-name="T3"> Dwarf() {</text:span></text:p>
      <text:p text:style-name="P15"><text:span text:style-name="T3"><text:tab/><text:tab/></text:span><text:span text:style-name="T2">super</text:span><text:span text:style-name="T3">();</text:span></text:p>
      <text:p text:style-name="P15"><text:span text:style-name="T3"><text:tab/><text:tab/></text:span><text:span text:style-name="T16">vulnerability</text:span><text:span text:style-name="T3"> = Weights.</text:span><text:span text:style-name="T17">HEAVY</text:span><text:span text:style-name="T3">;</text:span></text:p>
      <text:p text:style-name="P15"><text:span text:style-name="T3"><text:tab/><text:tab/>setClass(CharacterClass.</text:span><text:span text:style-name="T17">DWARF</text:span><text:span text:style-name="T3">);</text:span></text:p>
      <text:p text:style-name="P17"><text:tab/>}</text:p>
      <text:p text:style-name="P17">}</text:p>
      <text:p text:style-name="P10"/>
      <text:p text:style-name="P11">Class: <text:span text:style-name="T14">Elf.java</text:span></text:p>
      <text:p text:style-name="P8"><text:span text:style-name="T1">package</text:span><text:span text:style-name="T14"> models.characterModels;</text:span></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Elf </text:span><text:span text:style-name="T2">extends</text:span><text:span text:style-name="T3"> PlayerBase {</text:span></text:p>
      <text:p text:style-name="P15"><text:span text:style-name="T3"><text:tab/></text:span><text:span text:style-name="T2">public</text:span><text:span text:style-name="T3"> Elf(){</text:span></text:p>
      <text:p text:style-name="P15"><text:span text:style-name="T3"><text:tab/><text:tab/></text:span><text:span text:style-name="T2">super</text:span><text:span text:style-name="T3">();</text:span></text:p>
      <text:p text:style-name="P15"><text:span text:style-name="T3"><text:tab/><text:tab/></text:span><text:span text:style-name="T16">vulnerability</text:span><text:span text:style-name="T3"> = Weights.</text:span><text:span text:style-name="T17">LIGHT</text:span><text:span text:style-name="T3">;</text:span></text:p>
      <text:p text:style-name="P15"><text:span text:style-name="T3"><text:tab/><text:tab/>setClass(CharacterClass.</text:span><text:span text:style-name="T17">ELF</text:span><text:span text:style-name="T3">);</text:span></text:p>
      <text:p text:style-name="P17"><text:tab/>}</text:p>
      <text:p text:style-name="P17">}</text:p>
      <text:p text:style-name="P10"/>
      <text:p text:style-name="P10"/>
      <text:p text:style-name="P11">Class: <text:span text:style-name="T14">PlayerBase.java</text:span></text:p>
      <text:p text:style-name="P8"><text:span text:style-name="T1">package</text:span><text:span text:style-name="T14"> models.characterModels;</text:span></text:p>
      <text:p text:style-name="P15"/>
      <text:p text:style-name="P15"><text:span text:style-name="T2">import</text:span><text:span text:style-name="T3"> java.awt.Image;</text:span></text:p>
      <text:p text:style-name="P15"><text:span text:style-name="T2">import</text:span><text:span text:style-name="T3"> java.util.ArrayList;</text:span></text:p>
      <text:p text:style-name="P15"><text:span text:style-name="T2">import</text:span><text:span text:style-name="T3"> java.util.HashSet;</text:span></text:p>
      <text:p text:style-name="P15"><text:span text:style-name="T2">import</text:span><text:span text:style-name="T3"> java.util.Set;</text:span></text:p>
      <text:p text:style-name="P15"/>
      <text:p text:style-name="P15"><text:span text:style-name="T2">import</text:span><text:span text:style-name="T3"> javax.swing.ImageIcon;</text:span></text:p>
      <text:p text:style-name="P15"><text:span text:style-name="T2">import</text:span><text:span text:style-name="T3"> javax.swing.JButton;</text:span></text:p>
      <text:p text:style-name="P15"/>
      <text:p text:style-name="P15"><text:span text:style-name="T2">import</text:span><text:span text:style-name="T3"> models.BoardModels.Clearing;</text:span></text:p>
      <text:p text:style-name="P15"><text:span text:style-name="T2">import</text:span><text:span text:style-name="T3"> models.characterModels.playerEnums.Attacks;</text:span></text:p>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text:span text:style-name="T2">import</text:span><text:span text:style-name="T3"> models.chitModels.ActionChit;</text:span></text:p>
      <text:p text:style-name="P15"><text:span text:style-name="T2">import</text:span><text:span text:style-name="T3"> models.chitModels.ArmorChit;</text:span></text:p>
      <text:p text:style-name="P15"><text:span text:style-name="T2">import</text:span><text:span text:style-name="T3"> models.chitModels.Chit;</text:span></text:p>
      <text:p text:style-name="P15"><text:span text:style-name="T2">import</text:span><text:span text:style-name="T3"> models.chitModels.WeaponChit;</text:span></text:p>
      <text:p text:style-name="P15"><text:span text:style-name="T2">import</text:span><text:span text:style-name="T3"> models.otherEntities.Denizen;</text:span></text:p>
      <text:p text:style-name="P15"><text:span text:style-name="T2">import</text:span><text:span text:style-name="T3"> models.otherEntities.EntityBase;</text:span></text:p>
      <text:p text:style-name="P15"><text:span text:style-name="T2">import</text:span><text:span text:style-name="T3"> models.otherEntities.TreasureModel;</text:span></text:p>
      <text:p text:style-name="P15"><text:span text:style-name="T2">import</text:span><text:span text:style-name="T3"> utils.GameUtils;</text:span></text:p>
      <text:p text:style-name="P15"/>
      <text:p text:style-name="P18">/*</text:p>
      <text:p text:style-name="P18"><text:s/>* will have the initial information about the player</text:p>
      <text:p text:style-name="P18"><text:s/>* such as their character</text:p>
      <text:p text:style-name="P18"><text:s/>* history</text:p>
      <text:p text:style-name="P18"><text:soft-page-break/><text:s/>* inventory etc.</text:p>
      <text:p text:style-name="P18"><text:s/>* testing</text:p>
      <text:p text:style-name="P18"><text:s/>*/</text:p>
      <text:p text:style-name="P15"/>
      <text:p text:style-name="P15"><text:span text:style-name="T2">public</text:span><text:span text:style-name="T3"> </text:span><text:span text:style-name="T2">class</text:span><text:span text:style-name="T3"> PlayerBase </text:span><text:span text:style-name="T2">extends</text:span><text:span text:style-name="T3"> EntityBase{</text:span></text:p>
      <text:p text:style-name="P17"><text:tab/></text:p>
      <text:p text:style-name="P15"><text:span text:style-name="T3"><text:tab/></text:span><text:span text:style-name="T10">//fame/not can be negative and are public to others, gold can't be </text:span><text:span text:style-name="T11">neg</text:span></text:p>
      <text:p text:style-name="P15"><text:span text:style-name="T3"><text:tab/></text:span><text:span text:style-name="T2">protected</text:span><text:span text:style-name="T3"> </text:span><text:span text:style-name="T2">int</text:span><text:span text:style-name="T3"> </text:span><text:span text:style-name="T16">currentFame</text:span><text:span text:style-name="T3">;</text:span></text:p>
      <text:p text:style-name="P15"><text:span text:style-name="T3"><text:tab/></text:span><text:span text:style-name="T2">protected</text:span><text:span text:style-name="T3"> </text:span><text:span text:style-name="T2">int</text:span><text:span text:style-name="T3"> </text:span><text:span text:style-name="T16">currentNotirity</text:span><text:span text:style-name="T3">;</text:span></text:p>
      <text:p text:style-name="P15"><text:span text:style-name="T3"><text:tab/></text:span><text:span text:style-name="T2">protected</text:span><text:span text:style-name="T3"> </text:span><text:span text:style-name="T2">int</text:span><text:span text:style-name="T3"> </text:span><text:span text:style-name="T16">currentGold</text:span><text:span text:style-name="T3">;</text:span></text:p>
      <text:p text:style-name="P17"><text:tab/></text:p>
      <text:p text:style-name="P15"><text:span text:style-name="T3"><text:tab/></text:span><text:span text:style-name="T10">//weapons/armor/horses/treasure cards</text:span></text:p>
      <text:p text:style-name="P15"><text:span text:style-name="T3"><text:tab/></text:span><text:span text:style-name="T10">//reading </text:span><text:span text:style-name="T11">runes</text:span><text:span text:style-name="T10"> at treasure sites</text:span></text:p>
      <text:p text:style-name="P15"><text:span text:style-name="T3"><text:tab/></text:span><text:span text:style-name="T10">//magical artifacts/spell books</text:span></text:p>
      <text:p text:style-name="P15"><text:span text:style-name="T3"><text:tab/></text:span><text:span text:style-name="T10">//fighting and killing monsters, natives, or characters</text:span></text:p>
      <text:p text:style-name="P15"><text:span text:style-name="T3"><text:tab/></text:span><text:span text:style-name="T10">//winner of the game is the one with most points above the amount to win</text:span></text:p>
      <text:p text:style-name="P15"><text:span text:style-name="T3"><text:tab/></text:span><text:span text:style-name="T10">//i.e. some one that needs 20 and gets 21 will lose to someone that</text:span></text:p>
      <text:p text:style-name="P15"><text:span text:style-name="T3"><text:tab/></text:span><text:span text:style-name="T10">// <text:s text:c="3"/>need 15 and gets 17</text:span></text:p>
      <text:p text:style-name="P15"><text:span text:style-name="T3"><text:tab/></text:span><text:span text:style-name="T2">protected</text:span><text:span text:style-name="T3"> </text:span><text:span text:style-name="T2">int</text:span><text:span text:style-name="T3"> </text:span><text:span text:style-name="T16">vicotryPoints</text:span><text:span text:style-name="T3">;</text:span></text:p>
      <text:p text:style-name="P15"><text:span text:style-name="T3"><text:tab/></text:span><text:span text:style-name="T2">protected</text:span><text:span text:style-name="T3"> </text:span><text:span text:style-name="T2">int</text:span><text:span text:style-name="T3"> </text:span><text:span text:style-name="T16">winVictoryPoints</text:span><text:span text:style-name="T3">;</text:span></text:p>
      <text:p text:style-name="P15"><text:span text:style-name="T3"><text:tab/></text:span><text:span text:style-name="T2">protected</text:span><text:span text:style-name="T3"> </text:span><text:span text:style-name="T2">int</text:span><text:span text:style-name="T3"> </text:span><text:span text:style-name="T16">killCount</text:span><text:span text:style-name="T3">;</text:span></text:p>
      <text:p text:style-name="P15"><text:span text:style-name="T3"><text:tab/></text:span><text:span text:style-name="T2">protected</text:span><text:span text:style-name="T3"> </text:span><text:span text:style-name="T2">int</text:span><text:span text:style-name="T3"> </text:span><text:span text:style-name="T16">availableActions</text:span><text:span text:style-name="T3">;</text:span></text:p>
      <text:p text:style-name="P17"><text:tab/></text:p>
      <text:p text:style-name="P15"><text:span text:style-name="T3"><text:tab/></text:span><text:span text:style-name="T10">// Player's Name And Class</text:span></text:p>
      <text:p text:style-name="P15"><text:span text:style-name="T3"><text:tab/></text:span><text:span text:style-name="T2">protected</text:span><text:span text:style-name="T3"> String </text:span><text:span text:style-name="T16">playerName</text:span><text:span text:style-name="T3">;</text:span></text:p>
      <text:p text:style-name="P15"><text:span text:style-name="T3"><text:tab/></text:span><text:span text:style-name="T2">protected</text:span><text:span text:style-name="T3"> String </text:span><text:span text:style-name="T16">playerClass</text:span><text:span text:style-name="T3">;</text:span></text:p>
      <text:p text:style-name="P15"><text:span text:style-name="T3"><text:tab/></text:span><text:span text:style-name="T2">protected</text:span><text:span text:style-name="T3"> String </text:span><text:span text:style-name="T16">tradeRelationship</text:span><text:span text:style-name="T3">;</text:span></text:p>
      <text:p text:style-name="P17"><text:tab/></text:p>
      <text:p text:style-name="P15"><text:span text:style-name="T3"><text:tab/></text:span><text:span text:style-name="T10">//Action </text:span><text:span text:style-name="T11">Chits</text:span><text:span text:style-name="T10"> in different statuses</text:span></text:p>
      <text:p text:style-name="P15"><text:span text:style-name="T3"><text:tab/></text:span><text:span text:style-name="T2">protected</text:span><text:span text:style-name="T3"> ActionChit[] </text:span><text:span text:style-name="T16">Active</text:span><text:span text:style-name="T3">;</text:span></text:p>
      <text:p text:style-name="P15"><text:span text:style-name="T3"><text:tab/></text:span><text:span text:style-name="T2">protected</text:span><text:span text:style-name="T3"> ActionChit[] </text:span><text:span text:style-name="T16">InActive</text:span><text:span text:style-name="T3">;</text:span></text:p>
      <text:p text:style-name="P15"><text:span text:style-name="T3"><text:tab/></text:span><text:span text:style-name="T2">protected</text:span><text:span text:style-name="T3"> ActionChit[] </text:span><text:span text:style-name="T16">Wounded</text:span><text:span text:style-name="T3">;</text:span></text:p>
      <text:p text:style-name="P17"><text:tab/></text:p>
      <text:p text:style-name="P15"><text:span text:style-name="T3"><text:tab/></text:span><text:span text:style-name="T10">// Compound Data Types For The Object</text:span></text:p>
      <text:p text:style-name="P15"><text:span text:style-name="T3"><text:tab/></text:span><text:span text:style-name="T2">protected</text:span><text:span text:style-name="T3"> Chit[] </text:span><text:span text:style-name="T16">combatChit</text:span><text:span text:style-name="T3">;</text:span></text:p>
      <text:p text:style-name="P15"><text:span text:style-name="T3"><text:tab/></text:span><text:span text:style-name="T2">protected</text:span><text:span text:style-name="T3"> Chit </text:span><text:span text:style-name="T16">horse</text:span><text:span text:style-name="T3">;</text:span></text:p>
      <text:p text:style-name="P15"><text:span text:style-name="T3"><text:tab/></text:span><text:span text:style-name="T2">protected</text:span><text:span text:style-name="T3"> Weights </text:span><text:span text:style-name="T16">wounds</text:span><text:span text:style-name="T3">;</text:span></text:p>
      <text:p text:style-name="P15"><text:span text:style-name="T3"><text:tab/></text:span><text:span text:style-name="T2">protected</text:span><text:span text:style-name="T3"> Weights </text:span><text:span text:style-name="T16">vulnerability</text:span><text:span text:style-name="T3">;</text:span></text:p>
      <text:p text:style-name="P15"><text:span text:style-name="T3"><text:tab/></text:span><text:span text:style-name="T2">protected</text:span><text:span text:style-name="T3"> CharacterClass </text:span><text:span text:style-name="T16">characterClass</text:span><text:span text:style-name="T3">;</text:span></text:p>
      <text:p text:style-name="P15"><text:span text:style-name="T3"><text:tab/></text:span><text:span text:style-name="T2">protected</text:span><text:span text:style-name="T3"> WeaponChit </text:span><text:span text:style-name="T16">activeWeapon</text:span><text:span text:style-name="T3">;</text:span></text:p>
      <text:p text:style-name="P15"/>
      <text:p text:style-name="P15"><text:span text:style-name="T3"><text:tab/></text:span><text:span text:style-name="T10">// Lists For The Player</text:span></text:p>
      <text:p text:style-name="P15"><text:span text:style-name="T3"><text:tab/></text:span><text:span text:style-name="T2">protected</text:span><text:span text:style-name="T3"> ArrayList&lt;ArmorChit&gt; </text:span><text:span text:style-name="T16">armorChits</text:span><text:span text:style-name="T3">;</text:span></text:p>
      <text:p text:style-name="P15"><text:span text:style-name="T3"><text:tab/></text:span><text:span text:style-name="T2">protected</text:span><text:span text:style-name="T3"> ArrayList&lt;WeaponChit&gt; </text:span><text:span text:style-name="T16">weaponChit</text:span><text:span text:style-name="T3">;</text:span></text:p>
      <text:p text:style-name="P15"><text:span text:style-name="T3"><text:tab/></text:span><text:span text:style-name="T2">protected</text:span><text:span text:style-name="T3"> ArrayList&lt;TreasureModel&gt; </text:span><text:span text:style-name="T16">accquiredTreasures</text:span><text:span text:style-name="T3">;</text:span></text:p>
      <text:p text:style-name="P15"><text:span text:style-name="T3"><text:tab/></text:span><text:span text:style-name="T2">protected</text:span><text:span text:style-name="T3"> ArrayList&lt;PlayerBase&gt; </text:span><text:span text:style-name="T16">listAttacks</text:span><text:span text:style-name="T3">;</text:span></text:p>
      <text:p text:style-name="P15"><text:span text:style-name="T3"><text:tab/></text:span><text:span text:style-name="T2">protected</text:span><text:span text:style-name="T3"> PlayerBase </text:span><text:span text:style-name="T16">chargeTarget</text:span><text:span text:style-name="T3">;</text:span></text:p>
      <text:p text:style-name="P17"><text:tab/></text:p>
      <text:p text:style-name="P15"><text:span text:style-name="T3"><text:tab/></text:span><text:span text:style-name="T10">// Clearing Stuff</text:span></text:p>
      <text:p text:style-name="P15"><text:span text:style-name="T3"><text:tab/></text:span><text:span text:style-name="T2">protected</text:span><text:span text:style-name="T3"> Clearing </text:span><text:span text:style-name="T16">homeClearing</text:span><text:span text:style-name="T3">;</text:span></text:p>
      <text:p text:style-name="P15"><text:span text:style-name="T3"><text:tab/></text:span><text:span text:style-name="T2">protected</text:span><text:span text:style-name="T3"> Clearing </text:span><text:span text:style-name="T16">currentClearing</text:span><text:span text:style-name="T3">;</text:span></text:p>
      <text:p text:style-name="P17"><text:tab/></text:p>
      <text:p text:style-name="P15"><text:span text:style-name="T3"><text:tab/></text:span><text:span text:style-name="T10">// Log Recording</text:span></text:p>
      <text:p text:style-name="P15"><text:span text:style-name="T3"><text:tab/></text:span><text:span text:style-name="T2">protected</text:span><text:span text:style-name="T3"> String </text:span><text:span text:style-name="T16">currentTurn</text:span><text:span text:style-name="T3">;</text:span></text:p>
      <text:p text:style-name="P15"><text:span text:style-name="T3"><text:tab/></text:span><text:span text:style-name="T2">protected</text:span><text:span text:style-name="T3"> ArrayList&lt;String&gt; </text:span><text:span text:style-name="T16">turnLog</text:span><text:span text:style-name="T3">;</text:span></text:p>
      <text:p text:style-name="P17"><text:tab/></text:p>
      <text:p text:style-name="P15"><text:span text:style-name="T3"><text:tab/></text:span><text:span text:style-name="T10">//controllable units might need might not</text:span></text:p>
      <text:p text:style-name="P15"><text:span text:style-name="T3"><text:tab/></text:span><text:span text:style-name="T10">//big part of combat system</text:span></text:p>
      <text:p text:style-name="P15"><text:span text:style-name="T3"><text:tab/></text:span><text:span text:style-name="T10">//might also include natives?</text:span></text:p>
      <text:p text:style-name="P15"><text:soft-page-break/><text:span text:style-name="T3"><text:tab/></text:span><text:span text:style-name="T2">protected</text:span><text:span text:style-name="T3"> Denizen[] </text:span><text:span text:style-name="T16">hired</text:span><text:span text:style-name="T3">;</text:span></text:p>
      <text:p text:style-name="P15"><text:span text:style-name="T3"><text:tab/></text:span><text:span text:style-name="T2">protected</text:span><text:span text:style-name="T3"> Image </text:span><text:span text:style-name="T16">hiddenImage</text:span><text:span text:style-name="T3">;</text:span></text:p>
      <text:p text:style-name="P15"><text:span text:style-name="T3"><text:tab/></text:span><text:span text:style-name="T2">protected</text:span><text:span text:style-name="T3"> Image </text:span><text:span text:style-name="T16">unhiddenImage</text:span><text:span text:style-name="T3">;</text:span></text:p>
      <text:p text:style-name="P17"><text:tab/></text:p>
      <text:p text:style-name="P15"><text:span text:style-name="T3"><text:tab/></text:span><text:span text:style-name="T2">protected</text:span><text:span text:style-name="T3"> String </text:span><text:span text:style-name="T16">history</text:span><text:span text:style-name="T3">;</text:span></text:p>
      <text:p text:style-name="P15"><text:span text:style-name="T3"><text:tab/></text:span><text:span text:style-name="T2">protected</text:span><text:span text:style-name="T3"> String </text:span><text:span text:style-name="T16">discovery</text:span><text:span text:style-name="T3">;</text:span></text:p>
      <text:p text:style-name="P17"><text:tab/></text:p>
      <text:p text:style-name="P15"><text:span text:style-name="T3"><text:tab/></text:span><text:span text:style-name="T10">// Boolean Flags</text:span></text:p>
      <text:p text:style-name="P15"><text:span text:style-name="T3"><text:tab/></text:span><text:span text:style-name="T2">protected</text:span><text:span text:style-name="T3"> </text:span><text:span text:style-name="T2">boolean</text:span><text:span text:style-name="T3"> </text:span><text:span text:style-name="T16">moving</text:span><text:span text:style-name="T3">;</text:span></text:p>
      <text:p text:style-name="P15"><text:span text:style-name="T3"><text:tab/></text:span><text:span text:style-name="T2">protected</text:span><text:span text:style-name="T3"> </text:span><text:span text:style-name="T2">boolean</text:span><text:span text:style-name="T3"> </text:span><text:span text:style-name="T16">living</text:span><text:span text:style-name="T3">;</text:span></text:p>
      <text:p text:style-name="P15"><text:span text:style-name="T3"><text:tab/></text:span><text:span text:style-name="T2">protected</text:span><text:span text:style-name="T3"> </text:span><text:span text:style-name="T2">boolean</text:span><text:span text:style-name="T3"> </text:span><text:span text:style-name="T16">foundHidden</text:span><text:span text:style-name="T3">;</text:span></text:p>
      <text:p text:style-name="P17"><text:tab/></text:p>
      <text:p text:style-name="P15"><text:span text:style-name="T3"><text:tab/></text:span><text:span text:style-name="T10">// Default Constructor</text:span></text:p>
      <text:p text:style-name="P15"><text:span text:style-name="T3"><text:tab/></text:span><text:span text:style-name="T2">public</text:span><text:span text:style-name="T3"> PlayerBase () {</text:span></text:p>
      <text:p text:style-name="P17"><text:tab/><text:tab/>initPlayerStats();</text:p>
      <text:p text:style-name="P17"><text:tab/>}</text:p>
      <text:p text:style-name="P17"><text:tab/></text:p>
      <text:p text:style-name="P15"><text:span text:style-name="T3"><text:tab/></text:span><text:span text:style-name="T2">public</text:span><text:span text:style-name="T3"> PlayerBase (String playerName, CharacterClass c) {</text:span></text:p>
      <text:p text:style-name="P17"><text:tab/><text:tab/>setName(playerName);</text:p>
      <text:p text:style-name="P17"><text:tab/><text:tab/>setClass(c);</text:p>
      <text:p text:style-name="P17"><text:tab/><text:tab/>initPlayerStats();</text:p>
      <text:p text:style-name="P17"><text:tab/>}</text:p>
      <text:p text:style-name="P17"><text:tab/></text:p>
      <text:p text:style-name="P17"><text:tab/></text:p>
      <text:p text:style-name="P15"><text:span text:style-name="T3"><text:tab/></text:span><text:span text:style-name="T10">//</text:span><text:span text:style-name="T11">sould</text:span><text:span text:style-name="T10"> have a starting location on a dwelling</text:span></text:p>
      <text:p text:style-name="P15"><text:span text:style-name="T3"><text:tab/></text:span><text:span text:style-name="T10">// Initialize The Player </text:span><text:span text:style-name="T11">Stats</text:span></text:p>
      <text:p text:style-name="P15"><text:span text:style-name="T3"><text:tab/></text:span><text:span text:style-name="T2">protected</text:span><text:span text:style-name="T3"> </text:span><text:span text:style-name="T2">void</text:span><text:span text:style-name="T3"> initPlayerStats () {</text:span></text:p>
      <text:p text:style-name="P15"><text:span text:style-name="T3"><text:tab/><text:tab/></text:span><text:span text:style-name="T16">currentFame</text:span><text:span text:style-name="T3"> = 0;</text:span></text:p>
      <text:p text:style-name="P15"><text:span text:style-name="T3"><text:tab/><text:tab/></text:span><text:span text:style-name="T16">currentNotirity</text:span><text:span text:style-name="T3"> = 0;</text:span></text:p>
      <text:p text:style-name="P15"><text:span text:style-name="T3"><text:tab/><text:tab/></text:span><text:span text:style-name="T16">currentGold</text:span><text:span text:style-name="T3"> = 10;</text:span></text:p>
      <text:p text:style-name="P15"><text:span text:style-name="T3"><text:tab/><text:tab/></text:span><text:span text:style-name="T16">killCount</text:span><text:span text:style-name="T3"> = 0;</text:span></text:p>
      <text:p text:style-name="P15"><text:span text:style-name="T3"><text:tab/><text:tab/></text:span><text:span text:style-name="T16">availableActions</text:span><text:span text:style-name="T3"> = 5;</text:span></text:p>
      <text:p text:style-name="P15"><text:span text:style-name="T3"><text:tab/><text:tab/></text:span><text:span text:style-name="T16">foundHidden</text:span><text:span text:style-name="T3"> = </text:span><text:span text:style-name="T2">false</text:span><text:span text:style-name="T3">;</text:span></text:p>
      <text:p text:style-name="P15"><text:span text:style-name="T3"><text:tab/><text:tab/></text:span><text:span text:style-name="T16">hidden</text:span><text:span text:style-name="T3"> = </text:span><text:span text:style-name="T2">false</text:span><text:span text:style-name="T3">;</text:span></text:p>
      <text:p text:style-name="P15"><text:span text:style-name="T3"><text:tab/><text:tab/></text:span><text:span text:style-name="T16">living</text:span><text:span text:style-name="T3"> = </text:span><text:span text:style-name="T2">true</text:span><text:span text:style-name="T3">;</text:span></text:p>
      <text:p text:style-name="P15"><text:span text:style-name="T3"><text:tab/><text:tab/></text:span><text:span text:style-name="T16">currentTurn</text:span><text:span text:style-name="T3"> = </text:span><text:span text:style-name="T20">""</text:span><text:span text:style-name="T3">;</text:span></text:p>
      <text:p text:style-name="P17"><text:tab/><text:tab/></text:p>
      <text:p text:style-name="P15"><text:span text:style-name="T3"><text:tab/><text:tab/></text:span><text:span text:style-name="T10">// Setup the lists</text:span></text:p>
      <text:p text:style-name="P15"><text:span text:style-name="T3"><text:tab/><text:tab/></text:span><text:span text:style-name="T16">turnLog</text:span><text:span text:style-name="T3"> = </text:span><text:span text:style-name="T2">new</text:span><text:span text:style-name="T3"> ArrayList&lt;&gt;();</text:span></text:p>
      <text:p text:style-name="P15"><text:span text:style-name="T3"><text:tab/><text:tab/></text:span><text:span text:style-name="T16">accquiredTreasures</text:span><text:span text:style-name="T3"> = </text:span><text:span text:style-name="T2">new</text:span><text:span text:style-name="T3"> ArrayList&lt;&gt;();</text:span></text:p>
      <text:p text:style-name="P15"/>
      <text:p text:style-name="P15"><text:span text:style-name="T3"><text:tab/><text:tab/></text:span><text:span text:style-name="T10">// Setup The Image</text:span></text:p>
      <text:p text:style-name="P15"><text:span text:style-name="T3"><text:tab/><text:tab/></text:span><text:span text:style-name="T16">hiddenImage</text:span><text:span text:style-name="T3"> = </text:span><text:span text:style-name="T16">characterClass</text:span><text:span text:style-name="T3">.getHiddenTile();</text:span></text:p>
      <text:p text:style-name="P15"><text:span text:style-name="T3"><text:tab/><text:tab/></text:span><text:span text:style-name="T16">unhiddenImage</text:span><text:span text:style-name="T3"> = </text:span><text:span text:style-name="T16">characterClass</text:span><text:span text:style-name="T3">.getReadyTile();</text:span></text:p>
      <text:p text:style-name="P17"><text:tab/>}</text:p>
      <text:p text:style-name="P17"><text:tab/></text:p>
      <text:p text:style-name="P15"><text:span text:style-name="T3"><text:tab/></text:span><text:span text:style-name="T10">// Starts The Player's Turn And Wipes Out There Player's Commands</text:span></text:p>
      <text:p text:style-name="P15"><text:span text:style-name="T3"><text:tab/></text:span><text:span text:style-name="T2">public</text:span><text:span text:style-name="T3"> </text:span><text:span text:style-name="T2">void</text:span><text:span text:style-name="T3"> startPlayerTurn () {</text:span></text:p>
      <text:p text:style-name="P15"><text:span text:style-name="T3"><text:tab/><text:tab/></text:span><text:span text:style-name="T16">hidden</text:span><text:span text:style-name="T3"> = </text:span><text:span text:style-name="T2">false</text:span><text:span text:style-name="T3">;</text:span></text:p>
      <text:p text:style-name="P15"><text:span text:style-name="T3"><text:tab/><text:tab/></text:span><text:span text:style-name="T16">currentTurn</text:span><text:span text:style-name="T3"> = </text:span><text:span text:style-name="T20">""</text:span><text:span text:style-name="T3">;</text:span></text:p>
      <text:p text:style-name="P15"><text:span text:style-name="T3"><text:tab/><text:tab/></text:span><text:span text:style-name="T16">currentClearing</text:span><text:span text:style-name="T3">.playerMovedToThis(</text:span><text:span text:style-name="T2">this</text:span><text:span text:style-name="T3">);</text:span></text:p>
      <text:p text:style-name="P15"/>
      <text:p text:style-name="P15"><text:span text:style-name="T3"><text:tab/><text:tab/></text:span><text:span text:style-name="T10">// Set The Available Actions To 0</text:span></text:p>
      <text:p text:style-name="P15"><text:span text:style-name="T3"><text:tab/><text:tab/></text:span><text:span text:style-name="T16">availableActions</text:span><text:span text:style-name="T3"> = 5;</text:span></text:p>
      <text:p text:style-name="P17"><text:tab/>}</text:p>
      <text:p text:style-name="P17"><text:tab/></text:p>
      <text:p text:style-name="P15"><text:span text:style-name="T3"><text:tab/></text:span><text:span text:style-name="T10">// Do All The Things For Ending The Player's Turn</text:span></text:p>
      <text:p text:style-name="P15"><text:span text:style-name="T3"><text:tab/></text:span><text:span text:style-name="T2">public</text:span><text:span text:style-name="T3"> </text:span><text:span text:style-name="T2">void</text:span><text:span text:style-name="T3"> endPlayerTurn () {</text:span></text:p>
      <text:p text:style-name="P15"><text:span text:style-name="T3"><text:tab/><text:tab/></text:span><text:span text:style-name="T16">turnLog</text:span><text:span text:style-name="T3">.add(</text:span><text:span text:style-name="T16">currentTurn</text:span><text:span text:style-name="T3">);</text:span></text:p>
      <text:p text:style-name="P15"><text:soft-page-break/><text:span text:style-name="T3"><text:tab/><text:tab/></text:span><text:span text:style-name="T16">currentTurn</text:span><text:span text:style-name="T3"> = </text:span><text:span text:style-name="T20">""</text:span><text:span text:style-name="T3">;</text:span></text:p>
      <text:p text:style-name="P17"><text:tab/>}</text:p>
      <text:p text:style-name="P17"><text:tab/></text:p>
      <text:p text:style-name="P15"><text:span text:style-name="T3"><text:tab/></text:span><text:span text:style-name="T10">// Attempts To Hide The Player, Consult Die Table For Reasoning For Result</text:span></text:p>
      <text:p text:style-name="P15"><text:span text:style-name="T3"><text:tab/></text:span><text:span text:style-name="T2">public</text:span><text:span text:style-name="T3"> </text:span><text:span text:style-name="T2">boolean</text:span><text:span text:style-name="T3"> attemptHide () {</text:span></text:p>
      <text:p text:style-name="P15"><text:span text:style-name="T3"><text:tab/><text:tab/></text:span><text:span text:style-name="T16">availableActions</text:span><text:span text:style-name="T3">--;</text:span></text:p>
      <text:p text:style-name="P15"><text:span text:style-name="T3"><text:tab/><text:tab/></text:span><text:span text:style-name="T2">int</text:span><text:span text:style-name="T3"> dieRoll = GameUtils.</text:span><text:span text:style-name="T6">createRandomInt</text:span><text:span text:style-name="T3">(1, 6);</text:span></text:p>
      <text:p text:style-name="P15"><text:span text:style-name="T3"><text:tab/><text:tab/></text:span><text:span text:style-name="T16">hidden</text:span><text:span text:style-name="T3"> = (</text:span><text:span text:style-name="T16">hidden</text:span><text:span text:style-name="T3">) ? </text:span><text:span text:style-name="T2">true</text:span><text:span text:style-name="T3"> : dieRoll &lt; 6;</text:span></text:p>
      <text:p text:style-name="P17"><text:tab/><text:tab/></text:p>
      <text:p text:style-name="P15"><text:span text:style-name="T3"><text:tab/><text:tab/>logAction (</text:span><text:span text:style-name="T20">"H"</text:span><text:span text:style-name="T3">);</text:span></text:p>
      <text:p text:style-name="P17"><text:tab/><text:tab/></text:p>
      <text:p text:style-name="P15"><text:span text:style-name="T3"><text:tab/><text:tab/></text:span><text:span text:style-name="T10">// If The Player Hid Then Simply Refresh The Player's Image</text:span></text:p>
      <text:p text:style-name="P15"><text:span text:style-name="T3"><text:tab/><text:tab/></text:span><text:span text:style-name="T2">if</text:span><text:span text:style-name="T3"> (</text:span><text:span text:style-name="T16">hidden</text:span><text:span text:style-name="T3">) {</text:span></text:p>
      <text:p text:style-name="P15"><text:span text:style-name="T3"><text:tab/><text:tab/><text:tab/>JButton clearingButton = </text:span><text:span text:style-name="T16">currentClearing</text:span><text:span text:style-name="T3">.getButtonTiedToClearing();</text:span></text:p>
      <text:p text:style-name="P15"><text:span text:style-name="T3"><text:tab/><text:tab/><text:tab/>Image playerIcon = getImage().getScaledInstance(clearingButton.getWidth(), clearingButton.getHeight(), Image.</text:span><text:span text:style-name="T17">SCALE_SMOOTH</text:span><text:span text:style-name="T3">);</text:span></text:p>
      <text:p text:style-name="P15"><text:span text:style-name="T3"><text:tab/><text:tab/><text:tab/></text:span><text:span text:style-name="T16">currentClearing</text:span><text:span text:style-name="T3">.getButtonTiedToClearing().setIcon(</text:span><text:span text:style-name="T2">new</text:span><text:span text:style-name="T3"> ImageIcon (playerIcon));</text:span></text:p>
      <text:p text:style-name="P17"><text:tab/><text:tab/><text:tab/>clearingButton.repaint();</text:p>
      <text:p text:style-name="P17"><text:tab/><text:tab/>}</text:p>
      <text:p text:style-name="P17"><text:tab/><text:tab/></text:p>
      <text:p text:style-name="P15"><text:span text:style-name="T3"><text:tab/><text:tab/></text:span><text:span text:style-name="T2">return</text:span><text:span text:style-name="T3"> </text:span><text:span text:style-name="T16">hidden</text:span><text:span text:style-name="T3">;</text:span></text:p>
      <text:p text:style-name="P17"><text:tab/>}</text:p>
      <text:p text:style-name="P17"><text:tab/></text:p>
      <text:p text:style-name="P15"><text:span text:style-name="T3"><text:tab/></text:span><text:span text:style-name="T10">// Attempts To Move The Player To The Designated Clearing</text:span></text:p>
      <text:p text:style-name="P15"><text:span text:style-name="T3"><text:tab/></text:span><text:span text:style-name="T2">public</text:span><text:span text:style-name="T3"> </text:span><text:span text:style-name="T2">boolean</text:span><text:span text:style-name="T3"> moveToClearing (Clearing newClearing) {</text:span></text:p>
      <text:p text:style-name="P15"><text:span text:style-name="T3"><text:tab/><text:tab/></text:span><text:span text:style-name="T2">if</text:span><text:span text:style-name="T3"> (</text:span><text:span text:style-name="T16">currentClearing</text:span><text:span text:style-name="T3">.isVaildMove(newClearing)) {</text:span></text:p>
      <text:p text:style-name="P17"><text:tab/><text:tab/><text:tab/></text:p>
      <text:p text:style-name="P15"><text:span text:style-name="T3"><text:tab/><text:tab/><text:tab/></text:span><text:span text:style-name="T10">// Log The Turn On The Player's Log And Subtract An Action</text:span></text:p>
      <text:p text:style-name="P15"><text:span text:style-name="T3"><text:tab/><text:tab/><text:tab/></text:span><text:span text:style-name="T16">availableActions</text:span><text:span text:style-name="T3">--;</text:span></text:p>
      <text:p text:style-name="P15"><text:span text:style-name="T3"><text:tab/><text:tab/><text:tab/>logAction(</text:span><text:span text:style-name="T20">"M-"</text:span><text:span text:style-name="T3"> + newClearing.getClearingName());</text:span></text:p>
      <text:p text:style-name="P17"><text:tab/><text:tab/><text:tab/></text:p>
      <text:p text:style-name="P17"><text:tab/><text:tab/><text:tab/>updateConnectedClearings();</text:p>
      <text:p text:style-name="P15"><text:span text:style-name="T3"><text:tab/><text:tab/><text:tab/></text:span><text:span text:style-name="T16">currentClearing</text:span><text:span text:style-name="T3">.updateImage();</text:span></text:p>
      <text:p text:style-name="P15"><text:span text:style-name="T3"><text:tab/><text:tab/><text:tab/></text:span><text:span text:style-name="T16">currentClearing</text:span><text:span text:style-name="T3">.playerMovedOffOf(</text:span><text:span text:style-name="T2">this</text:span><text:span text:style-name="T3">);</text:span></text:p>
      <text:p text:style-name="P15"><text:span text:style-name="T3"><text:tab/><text:tab/><text:tab/></text:span><text:span text:style-name="T16">currentClearing</text:span><text:span text:style-name="T3"> = newClearing;</text:span></text:p>
      <text:p text:style-name="P15"><text:span text:style-name="T3"><text:tab/><text:tab/><text:tab/></text:span><text:span text:style-name="T16">currentClearing</text:span><text:span text:style-name="T3">.playerMovedToThis(</text:span><text:span text:style-name="T2">this</text:span><text:span text:style-name="T3">);</text:span></text:p>
      <text:p text:style-name="P15"><text:span text:style-name="T3"><text:tab/><text:tab/><text:tab/></text:span><text:span text:style-name="T2">return</text:span><text:span text:style-name="T3"> </text:span><text:span text:style-name="T2">true</text:span><text:span text:style-name="T3">;</text:span></text:p>
      <text:p text:style-name="P15"><text:span text:style-name="T3"><text:tab/><text:tab/>} </text:span><text:span text:style-name="T2">else</text:span><text:span text:style-name="T3">{</text:span></text:p>
      <text:p text:style-name="P15"><text:span text:style-name="T3"><text:tab/><text:tab/><text:tab/></text:span><text:span text:style-name="T2">return</text:span><text:span text:style-name="T3"> </text:span><text:span text:style-name="T2">false</text:span><text:span text:style-name="T3">;</text:span></text:p>
      <text:p text:style-name="P17"><text:tab/><text:tab/>}</text:p>
      <text:p text:style-name="P17"><text:tab/>}</text:p>
      <text:p text:style-name="P17"><text:tab/></text:p>
      <text:p text:style-name="P15"><text:span text:style-name="T3"><text:tab/></text:span><text:span text:style-name="T10">// Moves The Player Straight To Home When Called</text:span></text:p>
      <text:p text:style-name="P15"><text:span text:style-name="T3"><text:tab/></text:span><text:span text:style-name="T2">public</text:span><text:span text:style-name="T3"> </text:span><text:span text:style-name="T2">void</text:span><text:span text:style-name="T3"> moveToHome() {</text:span></text:p>
      <text:p text:style-name="P17"><text:tab/><text:tab/>updateConnectedClearings();</text:p>
      <text:p text:style-name="P15"><text:span text:style-name="T3"><text:tab/><text:tab/></text:span><text:span text:style-name="T16">currentClearing</text:span><text:span text:style-name="T3">.updateImage();</text:span></text:p>
      <text:p text:style-name="P15"><text:span text:style-name="T3"><text:tab/><text:tab/></text:span><text:span text:style-name="T16">currentClearing</text:span><text:span text:style-name="T3">.playerMovedOffOf(</text:span><text:span text:style-name="T2">this</text:span><text:span text:style-name="T3">);</text:span></text:p>
      <text:p text:style-name="P15"><text:span text:style-name="T3"><text:tab/><text:tab/></text:span><text:span text:style-name="T16">currentClearing</text:span><text:span text:style-name="T3"> = </text:span><text:span text:style-name="T16">homeClearing</text:span><text:span text:style-name="T3">;</text:span></text:p>
      <text:p text:style-name="P15"><text:span text:style-name="T3"><text:tab/><text:tab/></text:span><text:span text:style-name="T16">currentClearing</text:span><text:span text:style-name="T3">.playerMovedToThis(</text:span><text:span text:style-name="T2">this</text:span><text:span text:style-name="T3">);</text:span></text:p>
      <text:p text:style-name="P17"><text:tab/>}</text:p>
      <text:p text:style-name="P17"><text:tab/></text:p>
      <text:p text:style-name="P15"><text:span text:style-name="T3"><text:tab/></text:span><text:span text:style-name="T10">// Resets The Players Values When Called</text:span></text:p>
      <text:p text:style-name="P15"><text:span text:style-name="T3"><text:tab/></text:span><text:span text:style-name="T2">public</text:span><text:span text:style-name="T3"> </text:span><text:span text:style-name="T2">void</text:span><text:span text:style-name="T3"> reset() {</text:span></text:p>
      <text:p text:style-name="P15"><text:span text:style-name="T3"><text:tab/><text:tab/></text:span><text:span text:style-name="T16">hidden</text:span><text:span text:style-name="T3"> = </text:span><text:span text:style-name="T2">false</text:span><text:span text:style-name="T3">;</text:span></text:p>
      <text:p text:style-name="P15"><text:span text:style-name="T3"><text:tab/><text:tab/></text:span><text:span text:style-name="T16">moving</text:span><text:span text:style-name="T3"> = </text:span><text:span text:style-name="T2">false</text:span><text:span text:style-name="T3">;</text:span></text:p>
      <text:p text:style-name="P17"><text:tab/><text:tab/>updateConnectedClearings();</text:p>
      <text:p text:style-name="P17"><text:soft-page-break/><text:tab/>}</text:p>
      <text:p text:style-name="P17"><text:tab/></text:p>
      <text:p text:style-name="P15"><text:span text:style-name="T3"><text:tab/></text:span><text:span text:style-name="T10">// Kills The Player And Adds All Of The Values To This</text:span></text:p>
      <text:p text:style-name="P15"><text:span text:style-name="T3"><text:tab/></text:span><text:span text:style-name="T2">public</text:span><text:span text:style-name="T3"> </text:span><text:span text:style-name="T2">void</text:span><text:span text:style-name="T3"> killPlayer (PlayerBase oppoent) {</text:span></text:p>
      <text:p text:style-name="P15"><text:span text:style-name="T3"><text:tab/><text:tab/></text:span><text:span text:style-name="T2">this</text:span><text:span text:style-name="T3">.</text:span><text:span text:style-name="T16">currentFame</text:span><text:span text:style-name="T3"> += oppoent.</text:span><text:span text:style-name="T16">currentFame</text:span><text:span text:style-name="T3">;</text:span></text:p>
      <text:p text:style-name="P15"><text:span text:style-name="T3"><text:tab/><text:tab/></text:span><text:span text:style-name="T2">this</text:span><text:span text:style-name="T3">.</text:span><text:span text:style-name="T16">currentGold</text:span><text:span text:style-name="T3"> += oppoent.</text:span><text:span text:style-name="T16">currentGold</text:span><text:span text:style-name="T3">;</text:span></text:p>
      <text:p text:style-name="P15"><text:span text:style-name="T3"><text:tab/><text:tab/></text:span><text:span text:style-name="T2">this</text:span><text:span text:style-name="T3">.</text:span><text:span text:style-name="T16">currentNotirity</text:span><text:span text:style-name="T3"> += oppoent.</text:span><text:span text:style-name="T16">currentNotirity</text:span><text:span text:style-name="T3">;</text:span></text:p>
      <text:p text:style-name="P15"><text:span text:style-name="T3"><text:tab/><text:tab/></text:span><text:span text:style-name="T16">killCount</text:span><text:span text:style-name="T3">++;</text:span></text:p>
      <text:p text:style-name="P17"><text:tab/><text:tab/>oppoent.moveToHome();</text:p>
      <text:p text:style-name="P17"><text:tab/>}</text:p>
      <text:p text:style-name="P17"><text:tab/></text:p>
      <text:p text:style-name="P15"><text:span text:style-name="T3"><text:tab/></text:span><text:span text:style-name="T10">// Treasure Functions</text:span></text:p>
      <text:p text:style-name="P15"><text:span text:style-name="T3"><text:tab/></text:span><text:span text:style-name="T2">public</text:span><text:span text:style-name="T3"> </text:span><text:span text:style-name="T2">void</text:span><text:span text:style-name="T3"> addTreasure (TreasureModel t) {</text:span></text:p>
      <text:p text:style-name="P15"><text:span text:style-name="T3"><text:tab/><text:tab/></text:span><text:span text:style-name="T16">accquiredTreasures</text:span><text:span text:style-name="T3">.add(t);</text:span></text:p>
      <text:p text:style-name="P15"><text:span text:style-name="T3"><text:tab/><text:tab/></text:span><text:span text:style-name="T16">currentGold</text:span><text:span text:style-name="T3"> += t.getTreasureGoldValue();</text:span></text:p>
      <text:p text:style-name="P17"><text:tab/>}</text:p>
      <text:p text:style-name="P17"><text:tab/></text:p>
      <text:p text:style-name="P15"><text:span text:style-name="T3"><text:tab/></text:span><text:span text:style-name="T2">public</text:span><text:span text:style-name="T3"> ArrayList&lt;TreasureModel&gt; searchCurrentClearing () {</text:span></text:p>
      <text:p text:style-name="P15"><text:span text:style-name="T3"><text:tab/><text:tab/>logAction(</text:span><text:span text:style-name="T20">"S-"</text:span><text:span text:style-name="T3"> + </text:span><text:span text:style-name="T16">currentClearing</text:span><text:span text:style-name="T3">.getClearingName());</text:span></text:p>
      <text:p text:style-name="P15"><text:span text:style-name="T3"><text:tab/><text:tab/></text:span><text:span text:style-name="T16">availableActions</text:span><text:span text:style-name="T3">--;</text:span></text:p>
      <text:p text:style-name="P15"><text:span text:style-name="T3"><text:tab/><text:tab/></text:span><text:span text:style-name="T2">return</text:span><text:span text:style-name="T3"> </text:span><text:span text:style-name="T16">currentClearing</text:span><text:span text:style-name="T3">.searchClearing(</text:span><text:span text:style-name="T2">this</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logAction (String logMessage) {</text:span></text:p>
      <text:p text:style-name="P15"><text:span text:style-name="T3"><text:tab/><text:tab/></text:span><text:span text:style-name="T16">currentTurn</text:span><text:span text:style-name="T3"> += (</text:span><text:span text:style-name="T16">currentTurn</text:span><text:span text:style-name="T3">.equals(</text:span><text:span text:style-name="T20">""</text:span><text:span text:style-name="T3">)) ? logMessage : </text:span><text:span text:style-name="T20">","</text:span><text:span text:style-name="T3"> + logMessage;</text:span></text:p>
      <text:p text:style-name="P17"><text:tab/>}</text:p>
      <text:p text:style-name="P17"><text:tab/></text:p>
      <text:p text:style-name="P15"><text:span text:style-name="T3"><text:tab/></text:span><text:span text:style-name="T10">// Updates All Of The Connected </text:span></text:p>
      <text:p text:style-name="P15"><text:span text:style-name="T3"><text:tab/></text:span><text:span text:style-name="T2">public</text:span><text:span text:style-name="T3"> </text:span><text:span text:style-name="T2">void</text:span><text:span text:style-name="T3"> updateConnectedClearings() {</text:span></text:p>
      <text:p text:style-name="P15"><text:span text:style-name="T3"><text:tab/><text:tab/></text:span><text:span text:style-name="T16">currentClearing</text:span><text:span text:style-name="T3">.updateConnectedTiles();</text:span></text:p>
      <text:p text:style-name="P17"><text:tab/>}</text:p>
      <text:p text:style-name="P17"><text:tab/></text:p>
      <text:p text:style-name="P15"><text:span text:style-name="T3"><text:tab/></text:span><text:span text:style-name="T10">//can be changed to something else if weight is not an issue;</text:span></text:p>
      <text:p text:style-name="P15"><text:span text:style-name="T3"><text:tab/></text:span><text:span text:style-name="T10">//have to change this so that it will do things to the action </text:span><text:span text:style-name="T11">chits</text:span></text:p>
      <text:p text:style-name="P15"><text:span text:style-name="T3"><text:tab/></text:span><text:span text:style-name="T2">public</text:span><text:span text:style-name="T3"> </text:span><text:span text:style-name="T2">void</text:span><text:span text:style-name="T3"> increaseWounds(</text:span><text:span text:style-name="T2">int</text:span><text:span text:style-name="T3"> d){</text:span></text:p>
      <text:p text:style-name="P15"><text:span text:style-name="T3"><text:tab/><text:tab/></text:span><text:span text:style-name="T2">for</text:span><text:span text:style-name="T3">(</text:span><text:span text:style-name="T2">int</text:span><text:span text:style-name="T3"> i = 0; i &lt; d; ++i){</text:span></text:p>
      <text:p text:style-name="P15"><text:span text:style-name="T3"><text:tab/><text:tab/><text:tab/></text:span><text:span text:style-name="T16">wounds</text:span><text:span text:style-name="T3"> = </text:span><text:span text:style-name="T16">wounds</text:span><text:span text:style-name="T3">.next();</text:span></text:p>
      <text:p text:style-name="P15"><text:span text:style-name="T3"><text:tab/><text:tab/><text:tab/></text:span><text:span text:style-name="T2">if</text:span><text:span text:style-name="T3"> (</text:span><text:span text:style-name="T16">wounds</text:span><text:span text:style-name="T3"> == </text:span><text:span text:style-name="T16">vulnerability</text:span><text:span text:style-name="T3">){</text:span></text:p>
      <text:p text:style-name="P17"><text:tab/><text:tab/><text:tab/><text:tab/>isDead();</text:p>
      <text:p text:style-name="P15"><text:span text:style-name="T3"><text:tab/><text:tab/><text:tab/><text:tab/></text:span><text:span text:style-name="T2">return</text:span><text:span text:style-name="T3">;</text:span></text:p>
      <text:p text:style-name="P17"><text:tab/><text:tab/><text:tab/>}</text:p>
      <text:p text:style-name="P17"><text:tab/><text:tab/>}</text:p>
      <text:p text:style-name="P17"><text:tab/>}</text:p>
      <text:p text:style-name="P17"><text:tab/></text:p>
      <text:p text:style-name="P15"><text:span text:style-name="T3"><text:tab/></text:span><text:span text:style-name="T2">public</text:span><text:span text:style-name="T3"> </text:span><text:span text:style-name="T2">void</text:span><text:span text:style-name="T3"> resetWounds(){</text:span></text:p>
      <text:p text:style-name="P15"><text:span text:style-name="T3"><text:tab/><text:tab/></text:span><text:span text:style-name="T16">wounds</text:span><text:span text:style-name="T3"> = Weights.</text:span><text:span text:style-name="T17">NEGLIGABLE</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setCharge() {</text:span></text:p>
      <text:p text:style-name="P15"><text:span text:style-name="T3"><text:tab/><text:tab/></text:span><text:span text:style-name="T10">// </text:span><text:span text:style-name="T9">TODO</text:span><text:span text:style-name="T10"> Auto-generated method stub</text:span></text:p>
      <text:p text:style-name="P17"><text:tab/><text:tab/>Set&lt;EntityBase&gt; <text:span text:style-name="T19">chargeAble</text:span> = getSelectable();</text:p>
      <text:p text:style-name="P15"><text:span text:style-name="T3"><text:tab/><text:tab/></text:span><text:span text:style-name="T10">//have to take the chargeAble to view for selection or none</text:span></text:p>
      <text:p text:style-name="P17"><text:tab/>}</text:p>
      <text:p text:style-name="P17"><text:tab/></text:p>
      <text:p text:style-name="P15"><text:span text:style-name="T3"><text:tab/></text:span><text:span text:style-name="T2">public</text:span><text:span text:style-name="T3"> </text:span><text:span text:style-name="T2">void</text:span><text:span text:style-name="T3"> selectTarget(){</text:span></text:p>
      <text:p text:style-name="P15"><text:span text:style-name="T3"><text:tab/><text:tab/></text:span><text:span text:style-name="T10">// </text:span><text:span text:style-name="T9">TODO</text:span></text:p>
      <text:p text:style-name="P17"><text:tab/><text:tab/>Set&lt;EntityBase&gt; <text:span text:style-name="T19">targetAble</text:span> = getSelectable();</text:p>
      <text:p text:style-name="P15"><text:span text:style-name="T3"><text:tab/><text:tab/></text:span><text:span text:style-name="T10">//have to send to view to see if selection</text:span></text:p>
      <text:p text:style-name="P17"><text:soft-page-break/><text:tab/>}</text:p>
      <text:p text:style-name="P17"><text:tab/></text:p>
      <text:p text:style-name="P15"><text:span text:style-name="T3"><text:tab/></text:span><text:span text:style-name="T2">private</text:span><text:span text:style-name="T3"> Set&lt;EntityBase&gt; getSelectable(){</text:span></text:p>
      <text:p text:style-name="P15"><text:span text:style-name="T3"><text:tab/><text:tab/>Set&lt;EntityBase&gt; Selectable = </text:span><text:span text:style-name="T2">new</text:span><text:span text:style-name="T3"> HashSet&lt;EntityBase&gt;();</text:span></text:p>
      <text:p text:style-name="P15"><text:span text:style-name="T3"><text:tab/><text:tab/></text:span><text:span text:style-name="T2">if</text:span><text:span text:style-name="T3">(</text:span><text:span text:style-name="T16">foundHidden</text:span><text:span text:style-name="T3">){</text:span><text:span text:style-name="T10">//something to do with the search phase of the day</text:span></text:p>
      <text:p text:style-name="P17"><text:tab/><text:tab/><text:tab/>Selectable.addAll(getCurrentClearing().getEntitiesInClearing());</text:p>
      <text:p text:style-name="P15"><text:span text:style-name="T3"><text:tab/><text:tab/>} </text:span><text:span text:style-name="T2">else</text:span><text:span text:style-name="T3"> {</text:span></text:p>
      <text:p text:style-name="P15"><text:span text:style-name="T3"><text:tab/><text:tab/><text:tab/></text:span><text:span text:style-name="T2">if</text:span><text:span text:style-name="T3"> (getCurrentClearing().getUnhiddenEntities() != </text:span><text:span text:style-name="T2">null</text:span><text:span text:style-name="T3">){</text:span></text:p>
      <text:p text:style-name="P17"><text:tab/><text:tab/><text:tab/><text:tab/>Selectable.addAll(getCurrentClearing().getUnhiddenEntities());</text:p>
      <text:p text:style-name="P17"><text:tab/><text:tab/><text:tab/>}</text:p>
      <text:p text:style-name="P17"><text:tab/><text:tab/>}</text:p>
      <text:p text:style-name="P15"><text:span text:style-name="T3"><text:tab/><text:tab/></text:span><text:span text:style-name="T2">return</text:span><text:span text:style-name="T3"> Selectable;</text:span></text:p>
      <text:p text:style-name="P17"><text:tab/>}</text:p>
      <text:p text:style-name="P17"><text:tab/></text:p>
      <text:p text:style-name="P15"><text:span text:style-name="T3"><text:tab/></text:span><text:span text:style-name="T10">//*********</text:span></text:p>
      <text:p text:style-name="P15"><text:span text:style-name="T3"><text:tab/></text:span><text:span text:style-name="T10">//if a player dies will start over again at the in as the same or different</text:span></text:p>
      <text:p text:style-name="P15"><text:span text:style-name="T3"><text:tab/></text:span><text:span text:style-name="T10">//character but will be </text:span><text:span text:style-name="T11">forfeiring</text:span><text:span text:style-name="T10"> all his possessions/fame/</text:span><text:span text:style-name="T11">notoriety</text:span><text:span text:style-name="T10">/gold/discoveries</text:span></text:p>
      <text:p text:style-name="P17"><text:tab/></text:p>
      <text:p text:style-name="P15"><text:span text:style-name="T3"><text:tab/></text:span><text:span text:style-name="T10">/*-------------- Getters And Setters -------------- */</text:span></text:p>
      <text:p text:style-name="P15"><text:span text:style-name="T3"><text:tab/></text:span><text:span text:style-name="T2">public</text:span><text:span text:style-name="T3"> ArrayList&lt;String&gt; getRecordLog () {</text:span></text:p>
      <text:p text:style-name="P15"><text:span text:style-name="T3"><text:tab/><text:tab/></text:span><text:span text:style-name="T2">return</text:span><text:span text:style-name="T3"> </text:span><text:span text:style-name="T16">turnLog</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setHomeClearing(Clearing homeClearing) {</text:span></text:p>
      <text:p text:style-name="P15"><text:span text:style-name="T3"><text:tab/><text:tab/></text:span><text:span text:style-name="T2">this</text:span><text:span text:style-name="T3">.</text:span><text:span text:style-name="T16">homeClearing</text:span><text:span text:style-name="T3"> = homeClearing;</text:span></text:p>
      <text:p text:style-name="P17"><text:tab/>}</text:p>
      <text:p text:style-name="P15"/>
      <text:p text:style-name="P15"><text:span text:style-name="T3"><text:tab/></text:span><text:span text:style-name="T2">public</text:span><text:span text:style-name="T3"> </text:span><text:span text:style-name="T2">void</text:span><text:span text:style-name="T3"> setClass(CharacterClass newPlayerClass) {</text:span></text:p>
      <text:p text:style-name="P15"><text:span text:style-name="T3"><text:tab/><text:tab/></text:span><text:span text:style-name="T16">characterClass</text:span><text:span text:style-name="T3"> = newPlayerClass;</text:span></text:p>
      <text:p text:style-name="P15"><text:span text:style-name="T3"><text:tab/><text:tab/></text:span><text:span text:style-name="T16">vulnerability</text:span><text:span text:style-name="T3"> = newPlayerClass.getVulner();</text:span></text:p>
      <text:p text:style-name="P17"><text:tab/><text:tab/></text:p>
      <text:p text:style-name="P15"><text:span text:style-name="T3"><text:tab/><text:tab/></text:span><text:span text:style-name="T10">// Weapon For This Player</text:span></text:p>
      <text:p text:style-name="P15"><text:span text:style-name="T3"><text:tab/><text:tab/></text:span><text:span text:style-name="T16">weaponChit</text:span><text:span text:style-name="T3"> = </text:span><text:span text:style-name="T2">new</text:span><text:span text:style-name="T3"> ArrayList&lt;&gt;();</text:span></text:p>
      <text:p text:style-name="P15"><text:span text:style-name="T3"><text:tab/><text:tab/></text:span><text:span text:style-name="T16">weaponChit</text:span><text:span text:style-name="T3">.add(newPlayerClass.getStartingWeapon());</text:span></text:p>
      <text:p text:style-name="P15"><text:span text:style-name="T3"><text:tab/><text:tab/></text:span><text:span text:style-name="T16">activeWeapon</text:span><text:span text:style-name="T3"> = </text:span><text:span text:style-name="T16">weaponChit</text:span><text:span text:style-name="T3">.get(0);</text:span></text:p>
      <text:p text:style-name="P15"/>
      <text:p text:style-name="P15"><text:span text:style-name="T3"><text:tab/><text:tab/></text:span><text:span text:style-name="T10">// Armor </text:span><text:span text:style-name="T11">Chits</text:span></text:p>
      <text:p text:style-name="P15"><text:span text:style-name="T3"><text:tab/><text:tab/></text:span><text:span text:style-name="T16">armorChits</text:span><text:span text:style-name="T3"> = </text:span><text:span text:style-name="T2">new</text:span><text:span text:style-name="T3"> ArrayList&lt;&gt;();</text:span></text:p>
      <text:p text:style-name="P15"><text:span text:style-name="T3"><text:tab/><text:tab/></text:span><text:span text:style-name="T16">armorChits</text:span><text:span text:style-name="T3">.addAll(newPlayerClass.getArmour());</text:span></text:p>
      <text:p text:style-name="P15"><text:span text:style-name="T3"><text:tab/><text:tab/>System.</text:span><text:span text:style-name="T17">out</text:span><text:span text:style-name="T3">.println();</text:span></text:p>
      <text:p text:style-name="P17"><text:tab/>}</text:p>
      <text:p text:style-name="P17"><text:tab/></text:p>
      <text:p text:style-name="P15"><text:span text:style-name="T3"><text:tab/></text:span><text:span text:style-name="T2">public</text:span><text:span text:style-name="T3"> </text:span><text:span text:style-name="T2">void</text:span><text:span text:style-name="T3"> setName(String newPlayerName){</text:span></text:p>
      <text:p text:style-name="P15"><text:span text:style-name="T3"><text:tab/><text:tab/></text:span><text:span text:style-name="T16">playerName</text:span><text:span text:style-name="T3"> = newPlayerName;</text:span></text:p>
      <text:p text:style-name="P17"><text:tab/>}</text:p>
      <text:p text:style-name="P17"><text:tab/></text:p>
      <text:p text:style-name="P15"><text:span text:style-name="T3"><text:tab/></text:span><text:span text:style-name="T2">public</text:span><text:span text:style-name="T3"> </text:span><text:span text:style-name="T2">void</text:span><text:span text:style-name="T3"> setGold (</text:span><text:span text:style-name="T2">int</text:span><text:span text:style-name="T3"> amount) {</text:span></text:p>
      <text:p text:style-name="P15"><text:span text:style-name="T3"><text:tab/><text:tab/></text:span><text:span text:style-name="T16">currentGold</text:span><text:span text:style-name="T3"> = Math.</text:span><text:span text:style-name="T6">max</text:span><text:span text:style-name="T3">(amount, 0);</text:span></text:p>
      <text:p text:style-name="P17"><text:tab/>}</text:p>
      <text:p text:style-name="P17"><text:tab/></text:p>
      <text:p text:style-name="P15"><text:span text:style-name="T3"><text:tab/></text:span><text:span text:style-name="T2">public</text:span><text:span text:style-name="T3"> CharacterClass getPlayerClass(){</text:span></text:p>
      <text:p text:style-name="P15"><text:span text:style-name="T3"><text:tab/><text:tab/></text:span><text:span text:style-name="T2">return</text:span><text:span text:style-name="T3"> </text:span><text:span text:style-name="T16">characterClass</text:span><text:span text:style-name="T3">;</text:span></text:p>
      <text:p text:style-name="P17"><text:tab/>}</text:p>
      <text:p text:style-name="P17"><text:tab/></text:p>
      <text:p text:style-name="P15"><text:span text:style-name="T3"><text:tab/></text:span><text:span text:style-name="T2">public</text:span><text:span text:style-name="T3"> Weights getVulnerability(){</text:span></text:p>
      <text:p text:style-name="P15"><text:span text:style-name="T3"><text:tab/><text:tab/></text:span><text:span text:style-name="T2">return</text:span><text:span text:style-name="T3"> </text:span><text:span text:style-name="T16">vulnerability</text:span><text:span text:style-name="T3">;</text:span></text:p>
      <text:p text:style-name="P17"><text:tab/>}</text:p>
      <text:p text:style-name="P17"><text:soft-page-break/><text:tab/></text:p>
      <text:p text:style-name="P15"><text:span text:style-name="T3"><text:tab/></text:span><text:span text:style-name="T2">public</text:span><text:span text:style-name="T3"> </text:span><text:span text:style-name="T2">void</text:span><text:span text:style-name="T3"> setVulnerability(Weights vul){</text:span></text:p>
      <text:p text:style-name="P15"><text:span text:style-name="T3"><text:tab/><text:tab/></text:span><text:span text:style-name="T2">this</text:span><text:span text:style-name="T3">.</text:span><text:span text:style-name="T16">vulnerability</text:span><text:span text:style-name="T3"> = vul;</text:span></text:p>
      <text:p text:style-name="P17"><text:tab/>}</text:p>
      <text:p text:style-name="P17"><text:tab/></text:p>
      <text:p text:style-name="P15"><text:span text:style-name="T3"><text:tab/></text:span><text:span text:style-name="T2">public</text:span><text:span text:style-name="T3"> </text:span><text:span text:style-name="T2">boolean</text:span><text:span text:style-name="T3"> isMoving() {</text:span></text:p>
      <text:p text:style-name="P15"><text:span text:style-name="T3"><text:tab/><text:tab/></text:span><text:span text:style-name="T2">return</text:span><text:span text:style-name="T3"> </text:span><text:span text:style-name="T16">moving</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Moving(</text:span><text:span text:style-name="T2">boolean</text:span><text:span text:style-name="T3"> moving) {</text:span></text:p>
      <text:p text:style-name="P15"><text:span text:style-name="T3"><text:tab/><text:tab/></text:span><text:span text:style-name="T2">this</text:span><text:span text:style-name="T3">.</text:span><text:span text:style-name="T16">moving</text:span><text:span text:style-name="T3"> = moving;</text:span></text:p>
      <text:p text:style-name="P17"><text:tab/>}</text:p>
      <text:p text:style-name="P15"/>
      <text:p text:style-name="P15"><text:span text:style-name="T3"><text:tab/></text:span><text:span text:style-name="T2">public</text:span><text:span text:style-name="T3"> Clearing getCurrentClearing() {</text:span></text:p>
      <text:p text:style-name="P15"><text:span text:style-name="T3"><text:tab/><text:tab/></text:span><text:span text:style-name="T2">return</text:span><text:span text:style-name="T3"> </text:span><text:span text:style-name="T16">currentClearing</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CurrentClearing(Clearing currentClearing) {</text:span></text:p>
      <text:p text:style-name="P15"><text:span text:style-name="T3"><text:tab/><text:tab/></text:span><text:span text:style-name="T2">this</text:span><text:span text:style-name="T3">.</text:span><text:span text:style-name="T16">currentClearing</text:span><text:span text:style-name="T3"> = currentClearing;</text:span></text:p>
      <text:p text:style-name="P17"><text:tab/>}</text:p>
      <text:p text:style-name="P17"><text:tab/></text:p>
      <text:p text:style-name="P15"><text:span text:style-name="T3"><text:tab/></text:span><text:span text:style-name="T2">public</text:span><text:span text:style-name="T3"> Image getImage() {</text:span></text:p>
      <text:p text:style-name="P15"><text:span text:style-name="T3"><text:tab/><text:tab/></text:span><text:span text:style-name="T2">return</text:span><text:span text:style-name="T3"> (</text:span><text:span text:style-name="T16">hidden</text:span><text:span text:style-name="T3">) ? </text:span><text:span text:style-name="T16">hiddenImage</text:span><text:span text:style-name="T3"> : </text:span><text:span text:style-name="T16">unhiddenImage</text:span><text:span text:style-name="T3">;</text:span></text:p>
      <text:p text:style-name="P17"><text:tab/>}</text:p>
      <text:p text:style-name="P17"><text:tab/></text:p>
      <text:p text:style-name="P15"><text:span text:style-name="T3"><text:tab/></text:span><text:span text:style-name="T2">public</text:span><text:span text:style-name="T3"> String getName(){</text:span></text:p>
      <text:p text:style-name="P15"><text:span text:style-name="T3"><text:tab/><text:tab/></text:span><text:span text:style-name="T2">return</text:span><text:span text:style-name="T3"> </text:span><text:span text:style-name="T16">playerName</text:span><text:span text:style-name="T3">;</text:span></text:p>
      <text:p text:style-name="P17"><text:tab/>}</text:p>
      <text:p text:style-name="P17"><text:tab/></text:p>
      <text:p text:style-name="P15"><text:span text:style-name="T3"><text:tab/></text:span><text:span text:style-name="T2">public</text:span><text:span text:style-name="T3"> </text:span><text:span text:style-name="T2">int</text:span><text:span text:style-name="T3"> getCurrentFame() {</text:span></text:p>
      <text:p text:style-name="P15"><text:span text:style-name="T3"><text:tab/><text:tab/></text:span><text:span text:style-name="T2">return</text:span><text:span text:style-name="T3"> </text:span><text:span text:style-name="T16">currentFame</text:span><text:span text:style-name="T3">;</text:span></text:p>
      <text:p text:style-name="P17"><text:tab/>}</text:p>
      <text:p text:style-name="P15"/>
      <text:p text:style-name="P15"><text:span text:style-name="T3"><text:tab/></text:span><text:span text:style-name="T2">public</text:span><text:span text:style-name="T3"> </text:span><text:span text:style-name="T2">int</text:span><text:span text:style-name="T3"> getCurrentNotirity() {</text:span></text:p>
      <text:p text:style-name="P15"><text:span text:style-name="T3"><text:tab/><text:tab/></text:span><text:span text:style-name="T2">return</text:span><text:span text:style-name="T3"> </text:span><text:span text:style-name="T16">currentNotirity</text:span><text:span text:style-name="T3">;</text:span></text:p>
      <text:p text:style-name="P17"><text:tab/>}</text:p>
      <text:p text:style-name="P15"/>
      <text:p text:style-name="P15"><text:span text:style-name="T3"><text:tab/></text:span><text:span text:style-name="T2">public</text:span><text:span text:style-name="T3"> </text:span><text:span text:style-name="T2">int</text:span><text:span text:style-name="T3"> getCurrentGold() {</text:span></text:p>
      <text:p text:style-name="P15"><text:span text:style-name="T3"><text:tab/><text:tab/></text:span><text:span text:style-name="T2">return</text:span><text:span text:style-name="T3"> </text:span><text:span text:style-name="T16">currentGold</text:span><text:span text:style-name="T3">;</text:span></text:p>
      <text:p text:style-name="P17"><text:tab/>}</text:p>
      <text:p text:style-name="P17"><text:tab/></text:p>
      <text:p text:style-name="P15"><text:span text:style-name="T3"><text:tab/></text:span><text:span text:style-name="T2">public</text:span><text:span text:style-name="T3"> Clearing getHomeClearing() {</text:span></text:p>
      <text:p text:style-name="P15"><text:span text:style-name="T3"><text:tab/><text:tab/></text:span><text:span text:style-name="T2">return</text:span><text:span text:style-name="T3"> </text:span><text:span text:style-name="T16">homeClearing</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addAttack(PlayerBase toAttack){</text:span></text:p>
      <text:p text:style-name="P15"><text:span text:style-name="T3"><text:tab/><text:tab/></text:span><text:span text:style-name="T16">listAttacks</text:span><text:span text:style-name="T3">.add(toAttack);</text:span></text:p>
      <text:p text:style-name="P17"><text:tab/>}</text:p>
      <text:p text:style-name="P17"><text:tab/></text:p>
      <text:p text:style-name="P15"><text:span text:style-name="T3"><text:tab/></text:span><text:span text:style-name="T2">public</text:span><text:span text:style-name="T3"> PlayerBase attackList(){</text:span></text:p>
      <text:p text:style-name="P15"><text:span text:style-name="T3"><text:tab/><text:tab/></text:span><text:span text:style-name="T2">return</text:span><text:span text:style-name="T3"> </text:span><text:span text:style-name="T16">listAttacks</text:span><text:span text:style-name="T3">.remove(0);</text:span></text:p>
      <text:p text:style-name="P17"><text:tab/>}</text:p>
      <text:p text:style-name="P17"><text:tab/></text:p>
      <text:p text:style-name="P15"><text:span text:style-name="T3"><text:tab/></text:span><text:span text:style-name="T2">public</text:span><text:span text:style-name="T3"> </text:span><text:span text:style-name="T2">boolean</text:span><text:span text:style-name="T3"> isLiving(){</text:span></text:p>
      <text:p text:style-name="P15"><text:span text:style-name="T3"><text:tab/><text:tab/></text:span><text:span text:style-name="T2">return</text:span><text:span text:style-name="T3"> </text:span><text:span text:style-name="T16">living</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unHide(){</text:span></text:p>
      <text:p text:style-name="P15"><text:span text:style-name="T3"><text:tab/><text:tab/></text:span><text:span text:style-name="T16">hidden</text:span><text:span text:style-name="T3"> = </text:span><text:span text:style-name="T2">false</text:span><text:span text:style-name="T3">;</text:span></text:p>
      <text:p text:style-name="P17"><text:soft-page-break/><text:tab/>}</text:p>
      <text:p text:style-name="P15"/>
      <text:p text:style-name="P15"><text:span text:style-name="T3"><text:tab/></text:span><text:span text:style-name="T2">public</text:span><text:span text:style-name="T3"> WeaponChit getWeapon() {</text:span></text:p>
      <text:p text:style-name="P15"><text:span text:style-name="T3"><text:tab/><text:tab/></text:span><text:span text:style-name="T2">return</text:span><text:span text:style-name="T3"> </text:span><text:span text:style-name="T16">activeWeapon</text:span><text:span text:style-name="T3">;</text:span></text:p>
      <text:p text:style-name="P17"><text:tab/>}</text:p>
      <text:p text:style-name="P15"/>
      <text:p text:style-name="P15"><text:span text:style-name="T3"><text:tab/></text:span><text:span text:style-name="T2">public</text:span><text:span text:style-name="T3"> ArrayList&lt;ArmorChit&gt; getArmorChits() {</text:span></text:p>
      <text:p text:style-name="P15"><text:span text:style-name="T3"><text:tab/><text:tab/></text:span><text:span text:style-name="T2">return</text:span><text:span text:style-name="T3"> </text:span><text:span text:style-name="T16">armorChits</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rmorChits(ArrayList&lt;ArmorChit&gt; armorChits) {</text:span></text:p>
      <text:p text:style-name="P15"><text:span text:style-name="T3"><text:tab/><text:tab/></text:span><text:span text:style-name="T2">this</text:span><text:span text:style-name="T3">.</text:span><text:span text:style-name="T16">armorChits</text:span><text:span text:style-name="T3"> = armorChits;</text:span></text:p>
      <text:p text:style-name="P17"><text:tab/>}</text:p>
      <text:p text:style-name="P15"/>
      <text:p text:style-name="P15"><text:span text:style-name="T3"><text:tab/></text:span><text:span text:style-name="T2">public</text:span><text:span text:style-name="T3"> </text:span><text:span text:style-name="T2">int</text:span><text:span text:style-name="T3"> getStrength()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2">return</text:span><text:span text:style-name="T3"> 0;</text:span></text:p>
      <text:p text:style-name="P17"><text:tab/>}</text:p>
      <text:p text:style-name="P15"/>
      <text:p text:style-name="P15"><text:span text:style-name="T3"><text:tab/></text:span><text:span text:style-name="T2">public</text:span><text:span text:style-name="T3"> </text:span><text:span text:style-name="T2">void</text:span><text:span text:style-name="T3"> checkIfDamaged(Weights harm) {</text:span></text:p>
      <text:p text:style-name="P15"><text:span text:style-name="T3"><text:tab/><text:tab/></text:span><text:span text:style-name="T10">// </text:span><text:span text:style-name="T9">TODO</text:span><text:span text:style-name="T10"> Auto-generated method stub</text:span></text:p>
      <text:p text:style-name="P17"><text:tab/>}</text:p>
      <text:p text:style-name="P15"/>
      <text:p text:style-name="P15"><text:span text:style-name="T3"><text:tab/></text:span><text:span text:style-name="T2">public</text:span><text:span text:style-name="T3"> </text:span><text:span text:style-name="T2">void</text:span><text:span text:style-name="T3"> isDead() {</text:span></text:p>
      <text:p text:style-name="P15"><text:span text:style-name="T3"><text:tab/><text:tab/></text:span><text:span text:style-name="T16">living</text:span><text:span text:style-name="T3"> = </text:span><text:span text:style-name="T2">false</text:span><text:span text:style-name="T3">;</text:span></text:p>
      <text:p text:style-name="P17"><text:tab/>}<text:tab/></text:p>
      <text:p text:style-name="P17"><text:tab/></text:p>
      <text:p text:style-name="P15"><text:span text:style-name="T3"><text:tab/></text:span><text:span text:style-name="T2">public</text:span><text:span text:style-name="T3"> </text:span><text:span text:style-name="T2">int</text:span><text:span text:style-name="T3"> getKillCount() {</text:span></text:p>
      <text:p text:style-name="P15"><text:span text:style-name="T3"><text:tab/><text:tab/></text:span><text:span text:style-name="T2">return</text:span><text:span text:style-name="T3"> </text:span><text:span text:style-name="T16">killCount</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KillCount(</text:span><text:span text:style-name="T2">int</text:span><text:span text:style-name="T3"> killCount) {</text:span></text:p>
      <text:p text:style-name="P15"><text:span text:style-name="T3"><text:tab/><text:tab/></text:span><text:span text:style-name="T2">this</text:span><text:span text:style-name="T3">.</text:span><text:span text:style-name="T16">killCount</text:span><text:span text:style-name="T3"> = killCount;</text:span></text:p>
      <text:p text:style-name="P17"><text:tab/>}</text:p>
      <text:p text:style-name="P15"/>
      <text:p text:style-name="P15"><text:span text:style-name="T3"><text:tab/></text:span><text:span text:style-name="T2">public</text:span><text:span text:style-name="T3"> </text:span><text:span text:style-name="T2">int</text:span><text:span text:style-name="T3"> getAvailableActions() {</text:span></text:p>
      <text:p text:style-name="P15"><text:span text:style-name="T3"><text:tab/><text:tab/></text:span><text:span text:style-name="T2">return</text:span><text:span text:style-name="T3"> </text:span><text:span text:style-name="T16">availableActions</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vailableActions(</text:span><text:span text:style-name="T2">int</text:span><text:span text:style-name="T3"> availableActions) {</text:span></text:p>
      <text:p text:style-name="P15"><text:span text:style-name="T3"><text:tab/><text:tab/></text:span><text:span text:style-name="T2">this</text:span><text:span text:style-name="T3">.</text:span><text:span text:style-name="T16">availableActions</text:span><text:span text:style-name="T3"> = availableActions;</text:span></text:p>
      <text:p text:style-name="P17"><text:tab/>}</text:p>
      <text:p text:style-name="P15"/>
      <text:p text:style-name="P15"><text:span text:style-name="T3"><text:tab/></text:span><text:span text:style-name="T2">public</text:span><text:span text:style-name="T3"> </text:span><text:span text:style-name="T2">boolean</text:span><text:span text:style-name="T3"> armorBlocks(Attacks attack)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should loop through what can be blocked in the attack types</text:span></text:p>
      <text:p text:style-name="P15"><text:span text:style-name="T3"><text:tab/><text:tab/></text:span><text:span text:style-name="T10">//if </text:span><text:span text:style-name="T11">blockable</text:span><text:span text:style-name="T10"> attack then return true</text:span></text:p>
      <text:p text:style-name="P15"><text:span text:style-name="T3"><text:tab/><text:tab/></text:span><text:span text:style-name="T2">return</text:span><text:span text:style-name="T3"> </text:span><text:span text:style-name="T2">true</text:span><text:span text:style-name="T3">;</text:span></text:p>
      <text:p text:style-name="P17"><text:tab/>}</text:p>
      <text:p text:style-name="P15"/>
      <text:p text:style-name="P15"><text:span text:style-name="T3"><text:tab/></text:span><text:span text:style-name="T10">//will return 0 if not able to change</text:span></text:p>
      <text:p text:style-name="P15"><text:span text:style-name="T3"><text:tab/></text:span><text:span text:style-name="T2">public</text:span><text:span text:style-name="T3"> </text:span><text:span text:style-name="T2">int</text:span><text:span text:style-name="T3"> rollTacChange()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2">return</text:span><text:span text:style-name="T3"> 0;</text:span></text:p>
      <text:p text:style-name="P17"><text:tab/>}</text:p>
      <text:p text:style-name="P15"/>
      <text:p text:style-name="P15"><text:span text:style-name="T3"><text:tab/></text:span><text:span text:style-name="T2">public</text:span><text:span text:style-name="T3"> </text:span><text:span text:style-name="T2">int</text:span><text:span text:style-name="T3"> selection()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will ask if player wants to alert weapon, run, or fly (can cast spell </text:span><text:soft-page-break/><text:span text:style-name="T10">here) or nothing</text:span></text:p>
      <text:p text:style-name="P15"><text:span text:style-name="T3"><text:tab/><text:tab/></text:span><text:span text:style-name="T10">//will do what is selected and return 1</text:span></text:p>
      <text:p text:style-name="P15"><text:span text:style-name="T3"><text:tab/><text:tab/></text:span><text:span text:style-name="T10">//will return 0 if do nothing</text:span></text:p>
      <text:p text:style-name="P15"><text:span text:style-name="T3"><text:tab/><text:tab/></text:span><text:span text:style-name="T2">return</text:span><text:span text:style-name="T3"> 0;</text:span></text:p>
      <text:p text:style-name="P17"><text:tab/>}</text:p>
      <text:p text:style-name="P15"/>
      <text:p text:style-name="P15"><text:span text:style-name="T3"><text:tab/></text:span><text:span text:style-name="T2">public</text:span><text:span text:style-name="T3"> </text:span><text:span text:style-name="T2">void</text:span><text:span text:style-name="T3"> selection2()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must alert something or abandon an amount of belongings</text:span></text:p>
      <text:p text:style-name="P17"><text:tab/>}</text:p>
      <text:p text:style-name="P15"/>
      <text:p text:style-name="P15"><text:span text:style-name="T3"><text:tab/></text:span><text:span text:style-name="T2">public</text:span><text:span text:style-name="T3"> </text:span><text:span text:style-name="T2">void</text:span><text:span text:style-name="T3"> toCharge(Set&lt;EntityBase&gt; chargeAble)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will change charge target to something</text:span></text:p>
      <text:p text:style-name="P17"><text:tab/><text:tab/></text:p>
      <text:p text:style-name="P17"><text:tab/>}</text:p>
      <text:p text:style-name="P15"/>
      <text:p text:style-name="P15"><text:span text:style-name="T3"><text:tab/></text:span><text:span text:style-name="T2">public</text:span><text:span text:style-name="T3"> PlayerBase chargingPlayer() {</text:span></text:p>
      <text:p text:style-name="P15"><text:span text:style-name="T3"><text:tab/><text:tab/></text:span><text:span text:style-name="T2">return</text:span><text:span text:style-name="T3"> </text:span><text:span text:style-name="T16">chargeTarget</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Wounds(</text:span><text:span text:style-name="T2">int</text:span><text:span text:style-name="T3"> wounds)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2">if</text:span><text:span text:style-name="T3">(wounds == 1){</text:span></text:p>
      <text:p text:style-name="P17"><text:tab/><text:tab/><text:tab/>increaseWounds(wounds);</text:p>
      <text:p text:style-name="P17"><text:tab/><text:tab/>}</text:p>
      <text:p text:style-name="P15"><text:span text:style-name="T3"><text:tab/><text:tab/></text:span><text:span text:style-name="T2">if</text:span><text:span text:style-name="T3">(wounds == 2){</text:span></text:p>
      <text:p text:style-name="P15"><text:span text:style-name="T3"><text:tab/><text:tab/><text:tab/></text:span><text:span text:style-name="T10">//no horse</text:span></text:p>
      <text:p text:style-name="P17"><text:tab/><text:tab/>}</text:p>
      <text:p text:style-name="P15"><text:span text:style-name="T3"><text:tab/><text:tab/></text:span><text:span text:style-name="T2">if</text:span><text:span text:style-name="T3">(wounds == 3){</text:span></text:p>
      <text:p text:style-name="P17"><text:tab/><text:tab/><text:tab/>isDead();</text:p>
      <text:p text:style-name="P17"><text:tab/><text:tab/>}</text:p>
      <text:p text:style-name="P17"><text:tab/><text:tab/></text:p>
      <text:p text:style-name="P17"><text:tab/>}</text:p>
      <text:p text:style-name="P15"/>
      <text:p text:style-name="P15"><text:span text:style-name="T3"><text:tab/></text:span><text:span text:style-name="T2">public</text:span><text:span text:style-name="T3"> Attacks getAttackDirection()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have to set it up so that you can get your weapon to swing a set direction</text:span></text:p>
      <text:p text:style-name="P15"><text:span text:style-name="T3"><text:tab/><text:tab/></text:span><text:span text:style-name="T2">return</text:span><text:span text:style-name="T3"> </text:span><text:span text:style-name="T2">null</text:span><text:span text:style-name="T3">;</text:span></text:p>
      <text:p text:style-name="P17"><text:tab/>}</text:p>
      <text:p text:style-name="P15"/>
      <text:p text:style-name="P15"><text:span text:style-name="T3"><text:tab/></text:span><text:span text:style-name="T2">public</text:span><text:span text:style-name="T3"> </text:span><text:span text:style-name="T2">boolean</text:span><text:span text:style-name="T3"> checkIfHit(Attacks attackDirection)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 will check </text:span><text:span text:style-name="T11">manuever</text:span><text:span text:style-name="T10"> </text:span><text:span text:style-name="T11">vsv</text:span><text:span text:style-name="T10"> attackDirection and if hit then return true</text:span></text:p>
      <text:p text:style-name="P15"><text:span text:style-name="T3"><text:tab/><text:tab/></text:span><text:span text:style-name="T2">return</text:span><text:span text:style-name="T3"> </text:span><text:span text:style-name="T2">false</text:span><text:span text:style-name="T3">;</text:span></text:p>
      <text:p text:style-name="P17"><text:tab/>}</text:p>
      <text:p text:style-name="P15"/>
      <text:p text:style-name="P15"><text:span text:style-name="T3"><text:tab/></text:span><text:span text:style-name="T2">public</text:span><text:span text:style-name="T3"> </text:span><text:span text:style-name="T2">int</text:span><text:span text:style-name="T3"> getSpeed()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 this is the </text:span><text:span text:style-name="T11">manuever</text:span><text:span text:style-name="T10"> speed of the player that round</text:span></text:p>
      <text:p text:style-name="P15"><text:span text:style-name="T3"><text:tab/><text:tab/></text:span><text:span text:style-name="T2">return</text:span><text:span text:style-name="T3"> 0;</text:span></text:p>
      <text:p text:style-name="P17"><text:tab/>}</text:p>
      <text:p text:style-name="P15"/>
      <text:p text:style-name="P15"><text:span text:style-name="T3"><text:tab/></text:span><text:span text:style-name="T2">public</text:span><text:span text:style-name="T3"> </text:span><text:span text:style-name="T2">int</text:span><text:span text:style-name="T3"> checkLure(Set&lt;EntityBase&gt; unhidden) {</text:span></text:p>
      <text:p text:style-name="P15"><text:span text:style-name="T3"><text:tab/><text:tab/></text:span><text:span text:style-name="T10">// </text:span><text:span text:style-name="T9">TODO</text:span><text:span text:style-name="T10"> Auto-generated method stub</text:span></text:p>
      <text:p text:style-name="P15"><text:span text:style-name="T3"><text:tab/><text:tab/></text:span><text:span text:style-name="T10">// will ask the player if they want to lure any monsters/natives</text:span></text:p>
      <text:p text:style-name="P15"><text:span text:style-name="T3"><text:tab/><text:tab/></text:span><text:span text:style-name="T2">return</text:span><text:span text:style-name="T3"> 0;</text:span></text:p>
      <text:p text:style-name="P17"><text:tab/>}</text:p>
      <text:p text:style-name="P15"><text:soft-page-break/></text:p>
      <text:p text:style-name="P15"><text:span text:style-name="T3"><text:tab/></text:span><text:span text:style-name="T24">@Override</text:span></text:p>
      <text:p text:style-name="P15"><text:span text:style-name="T3"><text:tab/></text:span><text:span text:style-name="T2">public</text:span><text:span text:style-name="T3"> String toString() {</text:span></text:p>
      <text:p text:style-name="P15"><text:span text:style-name="T3"><text:tab/><text:tab/></text:span><text:span text:style-name="T2">return</text:span><text:span text:style-name="T3"> </text:span><text:span text:style-name="T20">"(Player: "</text:span><text:span text:style-name="T3"> + getName() + </text:span><text:span text:style-name="T20">", Class: "</text:span><text:span text:style-name="T3"> + getPlayerClass() + </text:span><text:span text:style-name="T20">")"</text:span><text:span text:style-name="T3">;</text:span></text:p>
      <text:p text:style-name="P17"><text:tab/>}</text:p>
      <text:p text:style-name="P17">}</text:p>
      <text:p text:style-name="P10"/>
      <text:p text:style-name="P11">Class: <text:span text:style-name="T14">Swordsman.java</text:span></text:p>
      <text:p text:style-name="P8"><text:span text:style-name="T1">package</text:span><text:span text:style-name="T14"> models.characterModels;</text:span></text:p>
      <text:p text:style-name="P15"/>
      <text:p text:style-name="P15"><text:span text:style-name="T2">import</text:span><text:span text:style-name="T3"> models.characterModels.playerEnums.CharacterClass;</text:span></text:p>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Swordsman </text:span><text:span text:style-name="T2">extends</text:span><text:span text:style-name="T3"> PlayerBase {</text:span></text:p>
      <text:p text:style-name="P15"><text:span text:style-name="T3"><text:tab/></text:span><text:span text:style-name="T2">public</text:span><text:span text:style-name="T3"> Swordsman(){</text:span></text:p>
      <text:p text:style-name="P15"><text:span text:style-name="T3"><text:tab/><text:tab/></text:span><text:span text:style-name="T2">super</text:span><text:span text:style-name="T3">();</text:span></text:p>
      <text:p text:style-name="P15"><text:span text:style-name="T3"><text:tab/><text:tab/></text:span><text:span text:style-name="T16">vulnerability</text:span><text:span text:style-name="T3"> = Weights.</text:span><text:span text:style-name="T17">LIGHT</text:span><text:span text:style-name="T3">;</text:span></text:p>
      <text:p text:style-name="P15"><text:span text:style-name="T3"><text:tab/><text:tab/>setClass(CharacterClass.</text:span><text:span text:style-name="T17">SWORDSMAN</text:span><text:span text:style-name="T3">);</text:span></text:p>
      <text:p text:style-name="P17"><text:tab/>}</text:p>
      <text:p text:style-name="P17">}</text:p>
      <text:p text:style-name="P10"/>
      <text:p text:style-name="P22">Package: ChitModels</text:p>
      <text:p text:style-name="P10"><text:span text:style-name="T12">Class:</text:span><text:span text:style-name="T14"> ArmorChit.java</text:span></text:p>
      <text:p text:style-name="P8"><text:span text:style-name="T1">package</text:span><text:span text:style-name="T14"> models.chitModels;</text:span></text:p>
      <text:p text:style-name="P15"/>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ArmorChit {</text:span></text:p>
      <text:p text:style-name="P15"/>
      <text:p text:style-name="P15"><text:span text:style-name="T3"><text:tab/></text:span><text:span text:style-name="T2">private</text:span><text:span text:style-name="T3"> ArmorType </text:span><text:span text:style-name="T16">armourType</text:span><text:span text:style-name="T3">;</text:span></text:p>
      <text:p text:style-name="P15"><text:span text:style-name="T3"><text:tab/></text:span><text:span text:style-name="T2">private</text:span><text:span text:style-name="T3"> </text:span><text:span text:style-name="T2">boolean</text:span><text:span text:style-name="T3"> </text:span><text:span text:style-name="T16">damaged</text:span><text:span text:style-name="T3">;</text:span></text:p>
      <text:p text:style-name="P15"><text:span text:style-name="T3"><text:tab/></text:span><text:span text:style-name="T2">private</text:span><text:span text:style-name="T3"> </text:span><text:span text:style-name="T2">boolean</text:span><text:span text:style-name="T3"> </text:span><text:span text:style-name="T16">destoryed</text:span><text:span text:style-name="T3">;</text:span></text:p>
      <text:p text:style-name="P15"><text:span text:style-name="T3"><text:tab/></text:span><text:span text:style-name="T2">private</text:span><text:span text:style-name="T3"> Weights </text:span><text:span text:style-name="T16">armourWeight</text:span><text:span text:style-name="T3">;</text:span></text:p>
      <text:p text:style-name="P17"><text:tab/></text:p>
      <text:p text:style-name="P15"><text:span text:style-name="T3"><text:tab/></text:span><text:span text:style-name="T2">public</text:span><text:span text:style-name="T3"> ArmorChit (ArmorType aType, Weights aWeight) {</text:span></text:p>
      <text:p text:style-name="P15"><text:span text:style-name="T3"><text:tab/><text:tab/></text:span><text:span text:style-name="T16">armourType</text:span><text:span text:style-name="T3"> = aType;</text:span></text:p>
      <text:p text:style-name="P15"><text:span text:style-name="T3"><text:tab/><text:tab/></text:span><text:span text:style-name="T16">armourWeight</text:span><text:span text:style-name="T3"> = aWeight;</text:span></text:p>
      <text:p text:style-name="P15"><text:span text:style-name="T3"><text:tab/><text:tab/></text:span><text:span text:style-name="T16">damaged</text:span><text:span text:style-name="T3"> = </text:span><text:span text:style-name="T2">false</text:span><text:span text:style-name="T3">;</text:span></text:p>
      <text:p text:style-name="P15"><text:span text:style-name="T3"><text:tab/><text:tab/></text:span><text:span text:style-name="T16">destoryed</text:span><text:span text:style-name="T3"> = </text:span><text:span text:style-name="T2">false</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damageArmor () {</text:span></text:p>
      <text:p text:style-name="P15"><text:span text:style-name="T3"><text:tab/><text:tab/></text:span><text:span text:style-name="T16">destoryed</text:span><text:span text:style-name="T3"> = (</text:span><text:span text:style-name="T16">damaged</text:span><text:span text:style-name="T3">) ? </text:span><text:span text:style-name="T2">true</text:span><text:span text:style-name="T3"> : </text:span><text:span text:style-name="T16">destoryed</text:span><text:span text:style-name="T3">;</text:span></text:p>
      <text:p text:style-name="P15"><text:span text:style-name="T3"><text:tab/><text:tab/></text:span><text:span text:style-name="T16">damaged</text:span><text:span text:style-name="T3"> = </text:span><text:span text:style-name="T2">true</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destoryArmor () {</text:span></text:p>
      <text:p text:style-name="P15"><text:span text:style-name="T3"><text:tab/><text:tab/></text:span><text:span text:style-name="T16">destoryed</text:span><text:span text:style-name="T3"> = </text:span><text:span text:style-name="T2">true</text:span><text:span text:style-name="T3">;</text:span></text:p>
      <text:p text:style-name="P17"><text:tab/>}</text:p>
      <text:p text:style-name="P17"><text:tab/></text:p>
      <text:p text:style-name="P15"><text:span text:style-name="T3"><text:tab/></text:span><text:span text:style-name="T10">/*---------------- Getters And Setters -------------------*/</text:span></text:p>
      <text:p text:style-name="P15"><text:span text:style-name="T3"><text:tab/></text:span><text:span text:style-name="T2">public</text:span><text:span text:style-name="T3"> ArmorType getArmourType() {</text:span></text:p>
      <text:p text:style-name="P15"><text:span text:style-name="T3"><text:tab/><text:tab/></text:span><text:span text:style-name="T2">return</text:span><text:span text:style-name="T3"> </text:span><text:span text:style-name="T16">armourType</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rmourType(ArmorType armourType) {</text:span></text:p>
      <text:p text:style-name="P15"><text:span text:style-name="T3"><text:tab/><text:tab/></text:span><text:span text:style-name="T2">this</text:span><text:span text:style-name="T3">.</text:span><text:span text:style-name="T16">armourType</text:span><text:span text:style-name="T3"> = armourType;</text:span></text:p>
      <text:p text:style-name="P17"><text:tab/>}</text:p>
      <text:p text:style-name="P15"><text:soft-page-break/></text:p>
      <text:p text:style-name="P15"><text:span text:style-name="T3"><text:tab/></text:span><text:span text:style-name="T2">public</text:span><text:span text:style-name="T3"> Weights getArmourWeight() {</text:span></text:p>
      <text:p text:style-name="P15"><text:span text:style-name="T3"><text:tab/><text:tab/></text:span><text:span text:style-name="T2">return</text:span><text:span text:style-name="T3"> </text:span><text:span text:style-name="T16">armourWeight</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rmourWeight(Weights armourWeight) {</text:span></text:p>
      <text:p text:style-name="P15"><text:span text:style-name="T3"><text:tab/><text:tab/></text:span><text:span text:style-name="T2">this</text:span><text:span text:style-name="T3">.</text:span><text:span text:style-name="T16">armourWeight</text:span><text:span text:style-name="T3"> = armourWeight;</text:span></text:p>
      <text:p text:style-name="P17"><text:tab/>}</text:p>
      <text:p text:style-name="P15"/>
      <text:p text:style-name="P15"><text:span text:style-name="T3"><text:tab/></text:span><text:span text:style-name="T2">public</text:span><text:span text:style-name="T3"> </text:span><text:span text:style-name="T2">boolean</text:span><text:span text:style-name="T3"> isDamaged() {</text:span></text:p>
      <text:p text:style-name="P15"><text:span text:style-name="T3"><text:tab/><text:tab/></text:span><text:span text:style-name="T2">return</text:span><text:span text:style-name="T3"> </text:span><text:span text:style-name="T16">damaged</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Damaged(</text:span><text:span text:style-name="T2">boolean</text:span><text:span text:style-name="T3"> damaged) {</text:span></text:p>
      <text:p text:style-name="P15"><text:span text:style-name="T3"><text:tab/><text:tab/></text:span><text:span text:style-name="T2">this</text:span><text:span text:style-name="T3">.</text:span><text:span text:style-name="T16">damaged</text:span><text:span text:style-name="T3"> = damaged;</text:span></text:p>
      <text:p text:style-name="P17"><text:tab/>}</text:p>
      <text:p text:style-name="P15"/>
      <text:p text:style-name="P15"><text:span text:style-name="T3"><text:tab/></text:span><text:span text:style-name="T2">public</text:span><text:span text:style-name="T3"> </text:span><text:span text:style-name="T2">boolean</text:span><text:span text:style-name="T3"> isDestoryed() {</text:span></text:p>
      <text:p text:style-name="P15"><text:span text:style-name="T3"><text:tab/><text:tab/></text:span><text:span text:style-name="T2">return</text:span><text:span text:style-name="T3"> </text:span><text:span text:style-name="T16">destoryed</text:span><text:span text:style-name="T3">;</text:span></text:p>
      <text:p text:style-name="P17"><text:tab/>}</text:p>
      <text:p text:style-name="P15"/>
      <text:p text:style-name="P15"><text:span text:style-name="T3"><text:tab/></text:span><text:span text:style-name="T2">public</text:span><text:span text:style-name="T3"> String getArmorStatus () {</text:span></text:p>
      <text:p text:style-name="P15"><text:span text:style-name="T3"><text:tab/><text:tab/></text:span><text:span text:style-name="T2">if</text:span><text:span text:style-name="T3"> (</text:span><text:span text:style-name="T16">destoryed</text:span><text:span text:style-name="T3">) {</text:span></text:p>
      <text:p text:style-name="P15"><text:span text:style-name="T3"><text:tab/><text:tab/><text:tab/></text:span><text:span text:style-name="T2">return</text:span><text:span text:style-name="T3"> </text:span><text:span text:style-name="T20">"Destroyed"</text:span><text:span text:style-name="T3">;</text:span></text:p>
      <text:p text:style-name="P15"><text:span text:style-name="T3"><text:tab/><text:tab/>} </text:span><text:span text:style-name="T2">else</text:span><text:span text:style-name="T3"> </text:span><text:span text:style-name="T2">if</text:span><text:span text:style-name="T3"> (</text:span><text:span text:style-name="T16">damaged</text:span><text:span text:style-name="T3">) {</text:span></text:p>
      <text:p text:style-name="P15"><text:span text:style-name="T3"><text:tab/><text:tab/><text:tab/></text:span><text:span text:style-name="T2">return</text:span><text:span text:style-name="T3"> </text:span><text:span text:style-name="T20">"Damaged"</text:span><text:span text:style-name="T3">;</text:span></text:p>
      <text:p text:style-name="P17"><text:tab/><text:tab/>}</text:p>
      <text:p text:style-name="P17"><text:tab/><text:tab/></text:p>
      <text:p text:style-name="P15"><text:span text:style-name="T3"><text:tab/><text:tab/></text:span><text:span text:style-name="T2">return</text:span><text:span text:style-name="T3"> </text:span><text:span text:style-name="T20">"Undamaged"</text:span><text:span text:style-name="T3">;</text:span></text:p>
      <text:p text:style-name="P17"><text:tab/>}</text:p>
      <text:p text:style-name="P17"><text:tab/></text:p>
      <text:p text:style-name="P15"><text:span text:style-name="T3"><text:tab/></text:span><text:span text:style-name="T2">public</text:span><text:span text:style-name="T3"> </text:span><text:span text:style-name="T2">void</text:span><text:span text:style-name="T3"> setDestoryed(</text:span><text:span text:style-name="T2">boolean</text:span><text:span text:style-name="T3"> destoryed) {</text:span></text:p>
      <text:p text:style-name="P15"><text:span text:style-name="T3"><text:tab/><text:tab/></text:span><text:span text:style-name="T2">this</text:span><text:span text:style-name="T3">.</text:span><text:span text:style-name="T16">destoryed</text:span><text:span text:style-name="T3"> = destoryed;</text:span></text:p>
      <text:p text:style-name="P17"><text:tab/>}</text:p>
      <text:p text:style-name="P17"><text:tab/></text:p>
      <text:p text:style-name="P15"><text:span text:style-name="T3"><text:tab/></text:span><text:span text:style-name="T24">@Override</text:span></text:p>
      <text:p text:style-name="P15"><text:span text:style-name="T3"><text:tab/></text:span><text:span text:style-name="T2">public</text:span><text:span text:style-name="T3"> String toString() {</text:span></text:p>
      <text:p text:style-name="P15"><text:span text:style-name="T3"><text:tab/><text:tab/></text:span><text:span text:style-name="T2">return</text:span><text:span text:style-name="T3"> </text:span><text:span text:style-name="T16">armourType</text:span><text:span text:style-name="T3">.name();</text:span></text:p>
      <text:p text:style-name="P17"><text:tab/>}</text:p>
      <text:p text:style-name="P17">}</text:p>
      <text:p text:style-name="P10"/>
      <text:p text:style-name="P11">Class: <text:span text:style-name="T14">ArmorType.java</text:span></text:p>
      <text:p text:style-name="P8"><text:span text:style-name="T1">package</text:span> models.chitModels;</text:p>
      <text:p text:style-name="P15"/>
      <text:p text:style-name="P15"><text:span text:style-name="T2">public</text:span><text:span text:style-name="T3"> </text:span><text:span text:style-name="T2">enum</text:span><text:span text:style-name="T3"> ArmorType {</text:span></text:p>
      <text:p text:style-name="P15"><text:span text:style-name="T3"><text:tab/></text:span><text:span text:style-name="T17">ARMOUR</text:span><text:span text:style-name="T3">,</text:span></text:p>
      <text:p text:style-name="P15"><text:span text:style-name="T3"><text:tab/></text:span><text:span text:style-name="T17">HELMET</text:span><text:span text:style-name="T3">,</text:span></text:p>
      <text:p text:style-name="P15"><text:span text:style-name="T3"><text:tab/></text:span><text:span text:style-name="T17">SHIELD</text:span><text:span text:style-name="T3">,</text:span></text:p>
      <text:p text:style-name="P15"><text:span text:style-name="T3"><text:tab/></text:span><text:span text:style-name="T17">BREASTPLATE</text:span><text:span text:style-name="T3">;</text:span></text:p>
      <text:p text:style-name="P17">}</text:p>
      <text:p text:style-name="P11"/>
      <text:p text:style-name="P11">Class: <text:span text:style-name="T14">ChitFactory.java</text:span></text:p>
      <text:p text:style-name="P8"><text:span text:style-name="T1">package</text:span> models.chitModels;</text:p>
      <text:p text:style-name="P15"/>
      <text:p text:style-name="P15"><text:span text:style-name="T2">import</text:span><text:span text:style-name="T3"> models.characterModels.playerEnums.Weights;</text:span></text:p>
      <text:p text:style-name="P15"/>
      <text:p text:style-name="P15"><text:span text:style-name="T2">public</text:span><text:span text:style-name="T3"> </text:span><text:span text:style-name="T2">class</text:span><text:span text:style-name="T3"> ChitFactory {</text:span></text:p>
      <text:p text:style-name="P17"><text:tab/></text:p>
      <text:p text:style-name="P15"><text:soft-page-break/><text:span text:style-name="T3"><text:tab/></text:span><text:span text:style-name="T10">// Weapon </text:span><text:span text:style-name="T11">Chits</text:span></text:p>
      <text:p text:style-name="P15"><text:span text:style-name="T3"><text:tab/></text:span><text:span text:style-name="T2">public</text:span><text:span text:style-name="T3"> </text:span><text:span text:style-name="T2">static</text:span><text:span text:style-name="T3"> WeaponChit </text:span><text:span text:style-name="T17">AXE</text:span><text:span text:style-name="T3"> = </text:span><text:span text:style-name="T2">new</text:span><text:span text:style-name="T3"> WeaponChit(</text:span><text:span text:style-name="T20">"Axe"</text:span><text:span text:style-name="T3">, 2, 1, Weights.</text:span><text:span text:style-name="T17">MEDIUM</text:span><text:span text:style-name="T3">);</text:span></text:p>
      <text:p text:style-name="P15"><text:span text:style-name="T3"><text:tab/></text:span><text:span text:style-name="T2">public</text:span><text:span text:style-name="T3"> </text:span><text:span text:style-name="T2">static</text:span><text:span text:style-name="T3"> WeaponChit </text:span><text:span text:style-name="T17">SPEAR</text:span><text:span text:style-name="T3"> = </text:span><text:span text:style-name="T2">new</text:span><text:span text:style-name="T3"> WeaponChit(</text:span><text:span text:style-name="T20">"Spear"</text:span><text:span text:style-name="T3">, 10, 1, </text:span><text:span text:style-name="T3">Weights.</text:span><text:span text:style-name="T17">MEDIUM</text:span><text:span text:style-name="T3">);</text:span></text:p>
      <text:p text:style-name="P15"><text:span text:style-name="T3"><text:tab/></text:span><text:span text:style-name="T2">public</text:span><text:span text:style-name="T3"> </text:span><text:span text:style-name="T2">static</text:span><text:span text:style-name="T3"> WeaponChit </text:span><text:span text:style-name="T17">LIGHT_BOW</text:span><text:span text:style-name="T3"> = </text:span><text:span text:style-name="T2">new</text:span><text:span text:style-name="T3"> WeaponChit(</text:span><text:span text:style-name="T20">"Light Bow"</text:span><text:span text:style-name="T3">, 14, 2, Weights.</text:span><text:span text:style-name="T17">LIGHT</text:span><text:span text:style-name="T3">);</text:span></text:p>
      <text:p text:style-name="P15"><text:span text:style-name="T3"><text:tab/></text:span><text:span text:style-name="T2">public</text:span><text:span text:style-name="T3"> </text:span><text:span text:style-name="T2">static</text:span><text:span text:style-name="T3"> WeaponChit </text:span><text:span text:style-name="T17">THRUSTING_SWORD</text:span><text:span text:style-name="T3"> = </text:span><text:span text:style-name="T2">new</text:span><text:span text:style-name="T3"> WeaponChit(</text:span><text:span text:style-name="T20">"Thrusting Sword"</text:span><text:span text:style-name="T3">, 4, 1, Weights.</text:span><text:span text:style-name="T17">LIGHT</text:span><text:span text:style-name="T3">);</text:span></text:p>
      <text:p text:style-name="P17"><text:tab/></text:p>
      <text:p text:style-name="P15"><text:span text:style-name="T3"><text:tab/></text:span><text:span text:style-name="T10">/* ----------------------------- Armor </text:span><text:span text:style-name="T11">Chits</text:span><text:span text:style-name="T10"> ----------------------------- */</text:span></text:p>
      <text:p text:style-name="P15"><text:span text:style-name="T3"><text:tab/></text:span><text:span text:style-name="T2">public</text:span><text:span text:style-name="T3"> </text:span><text:span text:style-name="T2">static</text:span><text:span text:style-name="T3"> ArmorChit getHelmet () {</text:span></text:p>
      <text:p text:style-name="P15"><text:span text:style-name="T3"><text:tab/><text:tab/></text:span><text:span text:style-name="T2">return</text:span><text:span text:style-name="T3"> </text:span><text:span text:style-name="T2">new</text:span><text:span text:style-name="T3"> ArmorChit(ArmorType.</text:span><text:span text:style-name="T17">HELMET</text:span><text:span text:style-name="T3">, Weights.</text:span><text:span text:style-name="T17">MEDIUM</text:span><text:span text:style-name="T3">);</text:span></text:p>
      <text:p text:style-name="P17"><text:tab/>}</text:p>
      <text:p text:style-name="P17"><text:tab/></text:p>
      <text:p text:style-name="P15"><text:span text:style-name="T3"><text:tab/></text:span><text:span text:style-name="T2">public</text:span><text:span text:style-name="T3"> </text:span><text:span text:style-name="T2">static</text:span><text:span text:style-name="T3"> ArmorChit getBreastPlate () {</text:span></text:p>
      <text:p text:style-name="P15"><text:span text:style-name="T3"><text:tab/><text:tab/></text:span><text:span text:style-name="T2">return</text:span><text:span text:style-name="T3"> </text:span><text:span text:style-name="T2">new</text:span><text:span text:style-name="T3"> ArmorChit(ArmorType.</text:span><text:span text:style-name="T17">BREASTPLATE</text:span><text:span text:style-name="T3">, Weights.</text:span><text:span text:style-name="T17">MEDIUM</text:span><text:span text:style-name="T3">);</text:span></text:p>
      <text:p text:style-name="P17"><text:tab/>}</text:p>
      <text:p text:style-name="P17"><text:tab/></text:p>
      <text:p text:style-name="P15"><text:span text:style-name="T3"><text:tab/></text:span><text:span text:style-name="T2">public</text:span><text:span text:style-name="T3"> </text:span><text:span text:style-name="T2">static</text:span><text:span text:style-name="T3"> ArmorChit getShield () {</text:span></text:p>
      <text:p text:style-name="P15"><text:span text:style-name="T3"><text:tab/><text:tab/></text:span><text:span text:style-name="T2">return</text:span><text:span text:style-name="T3"> </text:span><text:span text:style-name="T2">new</text:span><text:span text:style-name="T3"> ArmorChit(ArmorType.</text:span><text:span text:style-name="T17">SHIELD</text:span><text:span text:style-name="T3">, Weights.</text:span><text:span text:style-name="T17">MEDIUM</text:span><text:span text:style-name="T3">);</text:span></text:p>
      <text:p text:style-name="P17"><text:tab/>}</text:p>
      <text:p text:style-name="P17"><text:tab/></text:p>
      <text:p text:style-name="P15"><text:span text:style-name="T3"><text:tab/></text:span><text:span text:style-name="T2">public</text:span><text:span text:style-name="T3"> </text:span><text:span text:style-name="T2">static</text:span><text:span text:style-name="T3"> ArmorChit getArmor () {</text:span></text:p>
      <text:p text:style-name="P15"><text:span text:style-name="T3"><text:tab/><text:tab/></text:span><text:span text:style-name="T2">return</text:span><text:span text:style-name="T3"> </text:span><text:span text:style-name="T2">new</text:span><text:span text:style-name="T3"> ArmorChit(ArmorType.</text:span><text:span text:style-name="T17">ARMOUR</text:span><text:span text:style-name="T3">, Weights.</text:span><text:span text:style-name="T17">MEDIUM</text:span><text:span text:style-name="T3">);</text:span></text:p>
      <text:p text:style-name="P17"><text:tab/>}</text:p>
      <text:p text:style-name="P17">}</text:p>
      <text:p text:style-name="P17"/>
      <text:p text:style-name="P2">Class: <text:span text:style-name="T14">WeaponChit.java</text:span></text:p>
      <text:p text:style-name="P7"><text:span text:style-name="T1">package</text:span><text:span text:style-name="T4"> models.chitModels;</text:span></text:p>
      <text:p text:style-name="P15"/>
      <text:p text:style-name="P15"><text:span text:style-name="T2">import</text:span><text:span text:style-name="T3"> models.characterModels.playerEnums.Weights;</text:span></text:p>
      <text:p text:style-name="P15"/>
      <text:p text:style-name="P16">/**</text:p>
      <text:p text:style-name="P16"><text:s/>* Base Weapon <text:span text:style-name="T19">Chit</text:span></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WeaponChit </text:span><text:span text:style-name="T2">extends</text:span><text:span text:style-name="T3"> Chit{</text:span></text:p>
      <text:p text:style-name="P17"><text:tab/></text:p>
      <text:p text:style-name="P15"><text:span text:style-name="T3"><text:tab/></text:span><text:span text:style-name="T2">private</text:span><text:span text:style-name="T3"> </text:span><text:span text:style-name="T2">int</text:span><text:span text:style-name="T3"> </text:span><text:span text:style-name="T16">weaponLength</text:span><text:span text:style-name="T3">;</text:span></text:p>
      <text:p text:style-name="P15"><text:span text:style-name="T3"><text:tab/></text:span><text:span text:style-name="T2">private</text:span><text:span text:style-name="T3"> </text:span><text:span text:style-name="T2">int</text:span><text:span text:style-name="T3"> </text:span><text:span text:style-name="T16">sharpnessStars</text:span><text:span text:style-name="T3">;</text:span></text:p>
      <text:p text:style-name="P15"><text:span text:style-name="T3"><text:tab/></text:span><text:span text:style-name="T2">private</text:span><text:span text:style-name="T3"> </text:span><text:span text:style-name="T2">int</text:span><text:span text:style-name="T3"> </text:span><text:span text:style-name="T16">weaponSpeed</text:span><text:span text:style-name="T3">;</text:span></text:p>
      <text:p text:style-name="P15"><text:span text:style-name="T3"><text:tab/></text:span><text:span text:style-name="T2">private</text:span><text:span text:style-name="T3"> String </text:span><text:span text:style-name="T16">weaponName</text:span><text:span text:style-name="T3">;</text:span></text:p>
      <text:p text:style-name="P15"><text:span text:style-name="T3"><text:tab/></text:span><text:span text:style-name="T2">private</text:span><text:span text:style-name="T3"> Weights </text:span><text:span text:style-name="T16">weaponHarm</text:span><text:span text:style-name="T3">;</text:span></text:p>
      <text:p text:style-name="P17"><text:tab/></text:p>
      <text:p text:style-name="P15"><text:span text:style-name="T3"><text:tab/></text:span><text:span text:style-name="T2">private</text:span><text:span text:style-name="T3"> </text:span><text:span text:style-name="T2">boolean</text:span><text:span text:style-name="T3"> </text:span><text:span text:style-name="T16">alerted</text:span><text:span text:style-name="T3">;</text:span></text:p>
      <text:p text:style-name="P15"><text:span text:style-name="T3"><text:tab/></text:span><text:span text:style-name="T2">private</text:span><text:span text:style-name="T3"> </text:span><text:span text:style-name="T2">boolean</text:span><text:span text:style-name="T3"> </text:span><text:span text:style-name="T16">missleBased</text:span><text:span text:style-name="T3">;</text:span></text:p>
      <text:p text:style-name="P15"/>
      <text:p text:style-name="P15"><text:span text:style-name="T3"><text:tab/></text:span><text:span text:style-name="T10">// Constructor For The Weapon </text:span><text:span text:style-name="T11">Chit</text:span></text:p>
      <text:p text:style-name="P15"><text:span text:style-name="T3"><text:tab/></text:span><text:span text:style-name="T2">public</text:span><text:span text:style-name="T3"> WeaponChit (String weaponName, </text:span><text:span text:style-name="T2">int</text:span><text:span text:style-name="T3"> length, </text:span><text:span text:style-name="T2">int</text:span><text:span text:style-name="T3"> sharpnessLevel, Weights aWeapDmg) {</text:span></text:p>
      <text:p text:style-name="P15"><text:span text:style-name="T3"><text:tab/><text:tab/></text:span><text:span text:style-name="T16">weaponLength</text:span><text:span text:style-name="T3"> = length;</text:span></text:p>
      <text:p text:style-name="P15"><text:span text:style-name="T3"><text:tab/><text:tab/></text:span><text:span text:style-name="T16">sharpnessStars</text:span><text:span text:style-name="T3"> = sharpnessLevel;</text:span></text:p>
      <text:p text:style-name="P15"><text:span text:style-name="T3"><text:tab/><text:tab/></text:span><text:span text:style-name="T16">weaponHarm</text:span><text:span text:style-name="T3"> = aWeapDmg;</text:span></text:p>
      <text:p text:style-name="P15"><text:span text:style-name="T3"><text:tab/><text:tab/></text:span><text:span text:style-name="T2">this</text:span><text:span text:style-name="T3">.</text:span><text:span text:style-name="T16">weaponName</text:span><text:span text:style-name="T3"> = weaponName;</text:span></text:p>
      <text:p text:style-name="P17"><text:tab/><text:tab/></text:p>
      <text:p text:style-name="P15"><text:span text:style-name="T3"><text:tab/><text:tab/></text:span><text:span text:style-name="T16">alerted</text:span><text:span text:style-name="T3"> = </text:span><text:span text:style-name="T2">false</text:span><text:span text:style-name="T3">;</text:span></text:p>
      <text:p text:style-name="P15"><text:span text:style-name="T3"><text:tab/><text:tab/></text:span><text:span text:style-name="T16">missleBased</text:span><text:span text:style-name="T3"> = </text:span><text:span text:style-name="T2">false</text:span><text:span text:style-name="T3">;</text:span></text:p>
      <text:p text:style-name="P17"><text:tab/>}</text:p>
      <text:p text:style-name="P15"/>
      <text:p text:style-name="P15"><text:soft-page-break/><text:span text:style-name="T3"><text:tab/></text:span><text:span text:style-name="T10">/*-------------------------- Getters And Setters ------------------------------*/</text:span></text:p>
      <text:p text:style-name="P15"><text:span text:style-name="T3"><text:tab/></text:span><text:span text:style-name="T2">public</text:span><text:span text:style-name="T3"> </text:span><text:span text:style-name="T2">int</text:span><text:span text:style-name="T3"> getWeaponLength() {</text:span></text:p>
      <text:p text:style-name="P15"><text:span text:style-name="T3"><text:tab/><text:tab/></text:span><text:span text:style-name="T2">return</text:span><text:span text:style-name="T3"> </text:span><text:span text:style-name="T16">weaponLength</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WeaponLength(</text:span><text:span text:style-name="T2">int</text:span><text:span text:style-name="T3"> weaponLength) {</text:span></text:p>
      <text:p text:style-name="P15"><text:span text:style-name="T3"><text:tab/><text:tab/></text:span><text:span text:style-name="T2">this</text:span><text:span text:style-name="T3">.</text:span><text:span text:style-name="T16">weaponLength</text:span><text:span text:style-name="T3"> = weaponLength;</text:span></text:p>
      <text:p text:style-name="P17"><text:tab/>}</text:p>
      <text:p text:style-name="P17"><text:tab/></text:p>
      <text:p text:style-name="P15"><text:span text:style-name="T3"><text:tab/></text:span><text:span text:style-name="T2">public</text:span><text:span text:style-name="T3"> </text:span><text:span text:style-name="T2">boolean</text:span><text:span text:style-name="T3"> hasMissles() {</text:span></text:p>
      <text:p text:style-name="P15"><text:span text:style-name="T3"><text:tab/><text:tab/></text:span><text:span text:style-name="T2">return</text:span><text:span text:style-name="T3"> </text:span><text:span text:style-name="T16">missleBased</text:span><text:span text:style-name="T3">;</text:span></text:p>
      <text:p text:style-name="P17"><text:tab/>}</text:p>
      <text:p text:style-name="P15"/>
      <text:p text:style-name="P15"><text:span text:style-name="T3"><text:tab/></text:span><text:span text:style-name="T2">public</text:span><text:span text:style-name="T3"> </text:span><text:span text:style-name="T2">int</text:span><text:span text:style-name="T3"> getSharpnessStars() {</text:span></text:p>
      <text:p text:style-name="P15"><text:span text:style-name="T3"><text:tab/><text:tab/></text:span><text:span text:style-name="T2">return</text:span><text:span text:style-name="T3"> </text:span><text:span text:style-name="T16">sharpnessStars</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SharpnessStars(</text:span><text:span text:style-name="T2">int</text:span><text:span text:style-name="T3"> sharpnessStars) {</text:span></text:p>
      <text:p text:style-name="P15"><text:span text:style-name="T3"><text:tab/><text:tab/></text:span><text:span text:style-name="T2">this</text:span><text:span text:style-name="T3">.</text:span><text:span text:style-name="T16">sharpnessStars</text:span><text:span text:style-name="T3"> = sharpnessStars;</text:span></text:p>
      <text:p text:style-name="P17"><text:tab/>}</text:p>
      <text:p text:style-name="P15"/>
      <text:p text:style-name="P15"><text:span text:style-name="T3"><text:tab/></text:span><text:span text:style-name="T2">public</text:span><text:span text:style-name="T3"> </text:span><text:span text:style-name="T2">boolean</text:span><text:span text:style-name="T3"> isAlerted() {</text:span></text:p>
      <text:p text:style-name="P15"><text:span text:style-name="T3"><text:tab/><text:tab/></text:span><text:span text:style-name="T2">return</text:span><text:span text:style-name="T3"> </text:span><text:span text:style-name="T16">alerted</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lerted(</text:span><text:span text:style-name="T2">boolean</text:span><text:span text:style-name="T3"> alerted) {</text:span></text:p>
      <text:p text:style-name="P15"><text:span text:style-name="T3"><text:tab/><text:tab/></text:span><text:span text:style-name="T2">this</text:span><text:span text:style-name="T3">.</text:span><text:span text:style-name="T16">alerted</text:span><text:span text:style-name="T3"> = alerted;</text:span></text:p>
      <text:p text:style-name="P17"><text:tab/>}</text:p>
      <text:p text:style-name="P17"><text:tab/></text:p>
      <text:p text:style-name="P15"><text:span text:style-name="T3"><text:tab/></text:span><text:span text:style-name="T2">public</text:span><text:span text:style-name="T3"> Weights getWeaponDamage () {</text:span></text:p>
      <text:p text:style-name="P15"><text:span text:style-name="T3"><text:tab/><text:tab/></text:span><text:span text:style-name="T2">return</text:span><text:span text:style-name="T3"> </text:span><text:span text:style-name="T16">weaponHarm</text:span><text:span text:style-name="T3">;</text:span></text:p>
      <text:p text:style-name="P17"><text:tab/>}</text:p>
      <text:p text:style-name="P15"/>
      <text:p text:style-name="P15"><text:span text:style-name="T3"><text:tab/></text:span><text:span text:style-name="T2">public</text:span><text:span text:style-name="T3"> </text:span><text:span text:style-name="T2">int</text:span><text:span text:style-name="T3"> getWeaponSpeed() {</text:span></text:p>
      <text:p text:style-name="P15"><text:span text:style-name="T3"><text:tab/><text:tab/></text:span><text:span text:style-name="T2">return</text:span><text:span text:style-name="T3"> </text:span><text:span text:style-name="T16">weaponSpeed</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WeaponSpeed(</text:span><text:span text:style-name="T2">int</text:span><text:span text:style-name="T3"> weaponSpeed) {</text:span></text:p>
      <text:p text:style-name="P15"><text:span text:style-name="T3"><text:tab/><text:tab/></text:span><text:span text:style-name="T2">this</text:span><text:span text:style-name="T3">.</text:span><text:span text:style-name="T16">weaponSpeed</text:span><text:span text:style-name="T3"> = weaponSpeed;</text:span></text:p>
      <text:p text:style-name="P17"><text:tab/>}</text:p>
      <text:p text:style-name="P15"/>
      <text:p text:style-name="P15"><text:span text:style-name="T3"><text:tab/></text:span><text:span text:style-name="T2">public</text:span><text:span text:style-name="T3"> String getWeaponName() {</text:span></text:p>
      <text:p text:style-name="P15"><text:span text:style-name="T3"><text:tab/><text:tab/></text:span><text:span text:style-name="T2">return</text:span><text:span text:style-name="T3"> </text:span><text:span text:style-name="T16">weaponName</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WeaponName(String weaponName) {</text:span></text:p>
      <text:p text:style-name="P15"><text:span text:style-name="T3"><text:tab/><text:tab/></text:span><text:span text:style-name="T2">this</text:span><text:span text:style-name="T3">.</text:span><text:span text:style-name="T16">weaponName</text:span><text:span text:style-name="T3"> = weaponName;</text:span></text:p>
      <text:p text:style-name="P17"><text:tab/>}</text:p>
      <text:p text:style-name="P17">}</text:p>
      <text:p text:style-name="P19"/>
      <text:p text:style-name="P22">Package: OtherEnities</text:p>
      <text:p text:style-name="P10"><text:span text:style-name="T12">Class:</text:span><text:span text:style-name="T14"> CombatDataContainer.java</text:span></text:p>
      <text:p text:style-name="P8"><text:span text:style-name="T1">package</text:span> models.otherEntities;</text:p>
      <text:p text:style-name="P15"/>
      <text:p text:style-name="P15"><text:span text:style-name="T2">import</text:span><text:span text:style-name="T3"> models.characterModels.PlayerBase;</text:span></text:p>
      <text:p text:style-name="P15"><text:span text:style-name="T2">import</text:span><text:span text:style-name="T3"> models.characterModels.playerEnums.Attacks;</text:span></text:p>
      <text:p text:style-name="P15"/>
      <text:p text:style-name="P16"><text:soft-page-break/>/**</text:p>
      <text:p text:style-name="P16"><text:s/>* Just A Small Container That Holds Helpful Data</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CombatDataContainer {</text:span></text:p>
      <text:p text:style-name="P15"><text:span text:style-name="T3"><text:tab/></text:span><text:span text:style-name="T2">private</text:span><text:span text:style-name="T3"> PlayerBase </text:span><text:span text:style-name="T16">thePlayer</text:span><text:span text:style-name="T3">;</text:span></text:p>
      <text:p text:style-name="P15"><text:span text:style-name="T3"><text:tab/></text:span><text:span text:style-name="T2">private</text:span><text:span text:style-name="T3"> Attacks </text:span><text:span text:style-name="T16">attack</text:span><text:span text:style-name="T3">;</text:span></text:p>
      <text:p text:style-name="P15"><text:span text:style-name="T3"><text:tab/></text:span><text:span text:style-name="T2">private</text:span><text:span text:style-name="T3"> Attacks </text:span><text:span text:style-name="T16">defense</text:span><text:span text:style-name="T3">;</text:span></text:p>
      <text:p text:style-name="P17"><text:tab/></text:p>
      <text:p text:style-name="P15"><text:span text:style-name="T3"><text:tab/></text:span><text:span text:style-name="T2">public</text:span><text:span text:style-name="T3"> CombatDataContainer (PlayerBase p, Attacks attack, Attacks defense) {</text:span></text:p>
      <text:p text:style-name="P15"><text:span text:style-name="T3"><text:tab/><text:tab/></text:span><text:span text:style-name="T16">thePlayer</text:span><text:span text:style-name="T3"> = p;</text:span></text:p>
      <text:p text:style-name="P15"><text:span text:style-name="T3"><text:tab/><text:tab/></text:span><text:span text:style-name="T2">this</text:span><text:span text:style-name="T3">.</text:span><text:span text:style-name="T16">attack</text:span><text:span text:style-name="T3"> = attack;</text:span></text:p>
      <text:p text:style-name="P15"><text:span text:style-name="T3"><text:tab/><text:tab/></text:span><text:span text:style-name="T2">this</text:span><text:span text:style-name="T3">.</text:span><text:span text:style-name="T16">defense</text:span><text:span text:style-name="T3"> = defense;</text:span></text:p>
      <text:p text:style-name="P17"><text:tab/>}</text:p>
      <text:p text:style-name="P15"/>
      <text:p text:style-name="P15"><text:span text:style-name="T3"><text:tab/></text:span><text:span text:style-name="T10">/*---------------------- Getters And Setters ---------------------------*/</text:span></text:p>
      <text:p text:style-name="P15"><text:span text:style-name="T3"><text:tab/></text:span><text:span text:style-name="T2">public</text:span><text:span text:style-name="T3"> PlayerBase getThePlayer() {</text:span></text:p>
      <text:p text:style-name="P15"><text:span text:style-name="T3"><text:tab/><text:tab/></text:span><text:span text:style-name="T2">return</text:span><text:span text:style-name="T3"> </text:span><text:span text:style-name="T16">thePlayer</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ThePlayer(PlayerBase thePlayer) {</text:span></text:p>
      <text:p text:style-name="P15"><text:span text:style-name="T3"><text:tab/><text:tab/></text:span><text:span text:style-name="T2">this</text:span><text:span text:style-name="T3">.</text:span><text:span text:style-name="T16">thePlayer</text:span><text:span text:style-name="T3"> = thePlayer;</text:span></text:p>
      <text:p text:style-name="P17"><text:tab/>}</text:p>
      <text:p text:style-name="P15"/>
      <text:p text:style-name="P15"><text:span text:style-name="T3"><text:tab/></text:span><text:span text:style-name="T2">public</text:span><text:span text:style-name="T3"> Attacks getAttack() {</text:span></text:p>
      <text:p text:style-name="P15"><text:span text:style-name="T3"><text:tab/><text:tab/></text:span><text:span text:style-name="T2">return</text:span><text:span text:style-name="T3"> </text:span><text:span text:style-name="T16">attack</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Attack(Attacks attack) {</text:span></text:p>
      <text:p text:style-name="P15"><text:span text:style-name="T3"><text:tab/><text:tab/></text:span><text:span text:style-name="T2">this</text:span><text:span text:style-name="T3">.</text:span><text:span text:style-name="T16">attack</text:span><text:span text:style-name="T3"> = attack;</text:span></text:p>
      <text:p text:style-name="P17"><text:tab/>}</text:p>
      <text:p text:style-name="P15"/>
      <text:p text:style-name="P15"><text:span text:style-name="T3"><text:tab/></text:span><text:span text:style-name="T2">public</text:span><text:span text:style-name="T3"> Attacks getDefense() {</text:span></text:p>
      <text:p text:style-name="P15"><text:span text:style-name="T3"><text:tab/><text:tab/></text:span><text:span text:style-name="T2">return</text:span><text:span text:style-name="T3"> </text:span><text:span text:style-name="T16">defense</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Defense(Attacks defense) {</text:span></text:p>
      <text:p text:style-name="P15"><text:span text:style-name="T3"><text:tab/><text:tab/></text:span><text:span text:style-name="T2">this</text:span><text:span text:style-name="T3">.</text:span><text:span text:style-name="T16">defense</text:span><text:span text:style-name="T3"> = defense;</text:span></text:p>
      <text:p text:style-name="P17"><text:tab/>}</text:p>
      <text:p text:style-name="P17">}</text:p>
      <text:p text:style-name="P11"/>
      <text:p text:style-name="P11">Class: <text:span text:style-name="T14">Denizen.java</text:span></text:p>
      <text:p text:style-name="P8"><text:span text:style-name="T1">package</text:span><text:span text:style-name="T14"> models.otherEntities;</text:span></text:p>
      <text:p text:style-name="P15"/>
      <text:p text:style-name="P15"><text:span text:style-name="T2">import</text:span><text:span text:style-name="T3"> models.characterModels.PlayerBase;</text:span></text:p>
      <text:p text:style-name="P15"/>
      <text:p text:style-name="P15"><text:span text:style-name="T2">public</text:span><text:span text:style-name="T3"> </text:span><text:span text:style-name="T2">class</text:span><text:span text:style-name="T3"> Denizen </text:span><text:span text:style-name="T2">extends</text:span><text:span text:style-name="T3"> EntityBase {</text:span></text:p>
      <text:p text:style-name="P15"><text:span text:style-name="T3"><text:tab/></text:span><text:span text:style-name="T10">//if hiredBy is null then the </text:span><text:span text:style-name="T11">ai</text:span><text:span text:style-name="T10"> will have to </text:span><text:span text:style-name="T11">controll</text:span><text:span text:style-name="T10"> them</text:span></text:p>
      <text:p text:style-name="P15"><text:span text:style-name="T3"><text:tab/></text:span><text:span text:style-name="T10">//else controlled by the player that is hiredBy</text:span></text:p>
      <text:p text:style-name="P15"><text:span text:style-name="T3"><text:tab/></text:span><text:span text:style-name="T2">private</text:span><text:span text:style-name="T3"> PlayerBase </text:span><text:span text:style-name="T16">hiredBy</text:span><text:span text:style-name="T3">;</text:span></text:p>
      <text:p text:style-name="P17"><text:tab/></text:p>
      <text:p text:style-name="P15"><text:span text:style-name="T3"><text:tab/></text:span><text:span text:style-name="T2">public</text:span><text:span text:style-name="T3"> Denizen(){</text:span></text:p>
      <text:p text:style-name="P15"><text:span text:style-name="T3"><text:tab/><text:tab/>setHiredBy(</text:span><text:span text:style-name="T2">null</text:span><text:span text:style-name="T3">);</text:span></text:p>
      <text:p text:style-name="P17"><text:tab/>}</text:p>
      <text:p text:style-name="P15"/>
      <text:p text:style-name="P15"><text:span text:style-name="T3"><text:tab/></text:span><text:span text:style-name="T10">//setters and getters</text:span></text:p>
      <text:p text:style-name="P15"><text:span text:style-name="T3"><text:tab/></text:span><text:span text:style-name="T2">public</text:span><text:span text:style-name="T3"> PlayerBase getHiredBy() {</text:span></text:p>
      <text:p text:style-name="P15"><text:span text:style-name="T3"><text:tab/><text:tab/></text:span><text:span text:style-name="T2">return</text:span><text:span text:style-name="T3"> </text:span><text:span text:style-name="T16">hiredBy</text:span><text:span text:style-name="T3">;</text:span></text:p>
      <text:p text:style-name="P17"><text:tab/>}</text:p>
      <text:p text:style-name="P15"><text:soft-page-break/></text:p>
      <text:p text:style-name="P15"><text:span text:style-name="T3"><text:tab/></text:span><text:span text:style-name="T2">public</text:span><text:span text:style-name="T3"> </text:span><text:span text:style-name="T2">void</text:span><text:span text:style-name="T3"> setHiredBy(PlayerBase hiredBy) {</text:span></text:p>
      <text:p text:style-name="P15"><text:span text:style-name="T3"><text:tab/><text:tab/></text:span><text:span text:style-name="T2">this</text:span><text:span text:style-name="T3">.</text:span><text:span text:style-name="T16">hiredBy</text:span><text:span text:style-name="T3"> = hiredBy;</text:span></text:p>
      <text:p text:style-name="P17"><text:tab/>}</text:p>
      <text:p text:style-name="P17"><text:tab/></text:p>
      <text:p text:style-name="P17">}</text:p>
      <text:p text:style-name="P10"/>
      <text:p text:style-name="P11">Class: <text:span text:style-name="T14">EntityBase.java</text:span></text:p>
      <text:p text:style-name="P8"><text:span text:style-name="T1">package</text:span><text:span text:style-name="T14"> models.otherEntities;</text:span></text:p>
      <text:p text:style-name="P15"/>
      <text:p text:style-name="P18">/*</text:p>
      <text:p text:style-name="P18"><text:s/>* super class for all other entities that exist in the world</text:p>
      <text:p text:style-name="P18"><text:s/>* could be natives, monsters, etc.</text:p>
      <text:p text:style-name="P18"><text:s/>*/</text:p>
      <text:p text:style-name="P15"><text:span text:style-name="T2">public</text:span><text:span text:style-name="T3"> </text:span><text:span text:style-name="T2">class</text:span><text:span text:style-name="T3"> EntityBase {</text:span></text:p>
      <text:p text:style-name="P15"><text:span text:style-name="T3"><text:tab/></text:span><text:span text:style-name="T2">protected</text:span><text:span text:style-name="T3"> </text:span><text:span text:style-name="T2">boolean</text:span><text:span text:style-name="T3"> </text:span><text:span text:style-name="T16">hidden</text:span><text:span text:style-name="T3">;</text:span></text:p>
      <text:p text:style-name="P17"><text:tab/></text:p>
      <text:p text:style-name="P15"><text:span text:style-name="T3"><text:tab/></text:span><text:span text:style-name="T2">public</text:span><text:span text:style-name="T3"> </text:span><text:span text:style-name="T2">boolean</text:span><text:span text:style-name="T3"> isHidden() {</text:span></text:p>
      <text:p text:style-name="P15"><text:span text:style-name="T3"><text:tab/><text:tab/></text:span><text:span text:style-name="T2">return</text:span><text:span text:style-name="T3"> </text:span><text:span text:style-name="T16">hidden</text:span><text:span text:style-name="T3">;</text:span></text:p>
      <text:p text:style-name="P17"><text:tab/>}</text:p>
      <text:p text:style-name="P15"/>
      <text:p text:style-name="P15"><text:span text:style-name="T3"><text:tab/></text:span><text:span text:style-name="T2">public</text:span><text:span text:style-name="T3"> </text:span><text:span text:style-name="T2">void</text:span><text:span text:style-name="T3"> setHidden(</text:span><text:span text:style-name="T2">boolean</text:span><text:span text:style-name="T3"> hidden) {</text:span></text:p>
      <text:p text:style-name="P15"><text:span text:style-name="T3"><text:tab/><text:tab/></text:span><text:span text:style-name="T2">this</text:span><text:span text:style-name="T3">.</text:span><text:span text:style-name="T16">hidden</text:span><text:span text:style-name="T3"> = hidden;</text:span></text:p>
      <text:p text:style-name="P17"><text:tab/>}</text:p>
      <text:p text:style-name="P17">}</text:p>
      <text:p text:style-name="P10"/>
      <text:p text:style-name="P11">Class: <text:span text:style-name="T14">TreasureModel.java</text:span></text:p>
      <text:p text:style-name="P9"><text:span text:style-name="T2">package</text:span> models.otherEntities;</text:p>
      <text:p text:style-name="P15"/>
      <text:p text:style-name="P15"><text:span text:style-name="T2">import</text:span><text:span text:style-name="T3"> java.util.ArrayList;</text:span></text:p>
      <text:p text:style-name="P15"/>
      <text:p text:style-name="P15"><text:span text:style-name="T2">import</text:span><text:span text:style-name="T3"> utils.GameUtils;</text:span></text:p>
      <text:p text:style-name="P15"><text:span text:style-name="T2">import</text:span><text:span text:style-name="T3"> models.characterModels.PlayerBase;</text:span></text:p>
      <text:p text:style-name="P15"/>
      <text:p text:style-name="P16">/**</text:p>
      <text:p text:style-name="P16"><text:s/>* Basic Model For The Treasures In The Game</text:p>
      <text:p text:style-name="P16"><text:s/>* Players find treasure by looking in a clearing and then looting it</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TreasureModel {</text:span></text:p>
      <text:p text:style-name="P15"/>
      <text:p text:style-name="P15"><text:span text:style-name="T3"><text:tab/></text:span><text:span text:style-name="T2">private</text:span><text:span text:style-name="T3"> </text:span><text:span text:style-name="T2">int</text:span><text:span text:style-name="T3"> </text:span><text:span text:style-name="T16">treasureGoldValue</text:span><text:span text:style-name="T3">;</text:span></text:p>
      <text:p text:style-name="P15"><text:span text:style-name="T3"><text:tab/></text:span><text:span text:style-name="T2">private</text:span><text:span text:style-name="T3"> </text:span><text:span text:style-name="T2">boolean</text:span><text:span text:style-name="T3"> </text:span><text:span text:style-name="T16">greatTreasure</text:span><text:span text:style-name="T3">;</text:span></text:p>
      <text:p text:style-name="P15"><text:span text:style-name="T3"><text:tab/></text:span><text:span text:style-name="T2">private</text:span><text:span text:style-name="T3"> ArrayList&lt;PlayerBase&gt; </text:span><text:span text:style-name="T16">playersFoundThis</text:span><text:span text:style-name="T3">;</text:span></text:p>
      <text:p text:style-name="P17"><text:tab/></text:p>
      <text:p text:style-name="P15"><text:span text:style-name="T3"><text:tab/></text:span><text:span text:style-name="T10">// Static Array of Values For The Treasure Amounts</text:span></text:p>
      <text:p text:style-name="P15"><text:span text:style-name="T3"><text:tab/></text:span><text:span text:style-name="T2">private</text:span><text:span text:style-name="T3"> </text:span><text:span text:style-name="T2">int</text:span><text:span text:style-name="T3">[] </text:span><text:span text:style-name="T16">goldAmounts</text:span><text:span text:style-name="T3"> = {10, 20, 30, 40, 50};</text:span></text:p>
      <text:p text:style-name="P17"><text:tab/></text:p>
      <text:p text:style-name="P15"><text:span text:style-name="T3"><text:tab/></text:span><text:span text:style-name="T2">public</text:span><text:span text:style-name="T3"> TreasureModel (</text:span><text:span text:style-name="T2">boolean</text:span><text:span text:style-name="T3"> greatTreasure) {</text:span></text:p>
      <text:p text:style-name="P15"><text:span text:style-name="T3"><text:tab/><text:tab/></text:span><text:span text:style-name="T16">playersFoundThis</text:span><text:span text:style-name="T3"> = </text:span><text:span text:style-name="T2">new</text:span><text:span text:style-name="T3"> ArrayList&lt;PlayerBase&gt;();</text:span></text:p>
      <text:p text:style-name="P17"><text:tab/><text:tab/></text:p>
      <text:p text:style-name="P15"><text:span text:style-name="T3"><text:tab/><text:tab/></text:span><text:span text:style-name="T10">// Determine The Gold Amount, </text:span><text:span text:style-name="T11">Rando</text:span><text:span text:style-name="T10"> For Now</text:span></text:p>
      <text:p text:style-name="P15"><text:span text:style-name="T3"><text:tab/><text:tab/></text:span><text:span text:style-name="T2">int</text:span><text:span text:style-name="T3"> startRange = (greatTreasure) ? 3 : 0;</text:span></text:p>
      <text:p text:style-name="P15"><text:span text:style-name="T3"><text:tab/><text:tab/></text:span><text:span text:style-name="T2">int</text:span><text:span text:style-name="T3"> endRange = (greatTreasure) ? </text:span><text:span text:style-name="T16">goldAmounts</text:span><text:span text:style-name="T3">.</text:span><text:span text:style-name="T16">length</text:span><text:span text:style-name="T3"> - 1: 2;</text:span></text:p>
      <text:p text:style-name="P15"><text:span text:style-name="T3"><text:tab/><text:tab/></text:span><text:span text:style-name="T16">treasureGoldValue</text:span><text:span text:style-name="T3"> = </text:span><text:span text:style-name="T16">goldAmounts</text:span><text:span text:style-name="T3">[GameUtils.</text:span><text:span text:style-name="T6">createRandomInt</text:span><text:span text:style-name="T3">(startRange, endRange)];</text:span></text:p>
      <text:p text:style-name="P17"><text:tab/>}</text:p>
      <text:p text:style-name="P17"><text:tab/></text:p>
      <text:p text:style-name="P15"><text:soft-page-break/><text:span text:style-name="T3"><text:tab/></text:span><text:span text:style-name="T10">// Adds The Player To The Found Array</text:span></text:p>
      <text:p text:style-name="P15"><text:span text:style-name="T3"><text:tab/></text:span><text:span text:style-name="T2">public</text:span><text:span text:style-name="T3"> </text:span><text:span text:style-name="T2">void</text:span><text:span text:style-name="T3"> playerFound (PlayerBase p) {</text:span></text:p>
      <text:p text:style-name="P15"><text:span text:style-name="T3"><text:tab/><text:tab/></text:span><text:span text:style-name="T16">playersFoundThis</text:span><text:span text:style-name="T3">.add(p);</text:span></text:p>
      <text:p text:style-name="P17"><text:tab/>}</text:p>
      <text:p text:style-name="P17"><text:tab/></text:p>
      <text:p text:style-name="P15"><text:span text:style-name="T3"><text:tab/></text:span><text:span text:style-name="T10">// Returns True If The Player Has Found This Treasure</text:span></text:p>
      <text:p text:style-name="P15"><text:span text:style-name="T3"><text:tab/></text:span><text:span text:style-name="T2">public</text:span><text:span text:style-name="T3"> </text:span><text:span text:style-name="T2">boolean</text:span><text:span text:style-name="T3"> hasPlayerFound (PlayerBase p) {</text:span></text:p>
      <text:p text:style-name="P15"><text:span text:style-name="T3"><text:tab/><text:tab/></text:span><text:span text:style-name="T2">return</text:span><text:span text:style-name="T3"> </text:span><text:span text:style-name="T16">playersFoundThis</text:span><text:span text:style-name="T3">.contains(p);</text:span></text:p>
      <text:p text:style-name="P17"><text:tab/>}</text:p>
      <text:p text:style-name="P15"/>
      <text:p text:style-name="P15"><text:span text:style-name="T3"><text:tab/></text:span><text:span text:style-name="T2">public</text:span><text:span text:style-name="T3"> </text:span><text:span text:style-name="T2">int</text:span><text:span text:style-name="T3"> getTreasureGoldValue() {</text:span></text:p>
      <text:p text:style-name="P15"><text:span text:style-name="T3"><text:tab/><text:tab/></text:span><text:span text:style-name="T2">return</text:span><text:span text:style-name="T3"> </text:span><text:span text:style-name="T16">treasureGoldValue</text:span><text:span text:style-name="T3">;</text:span></text:p>
      <text:p text:style-name="P17"><text:tab/>}</text:p>
      <text:p text:style-name="P17"><text:tab/></text:p>
      <text:p text:style-name="P15"><text:span text:style-name="T3"><text:tab/></text:span><text:span text:style-name="T24">@Override</text:span></text:p>
      <text:p text:style-name="P15"><text:span text:style-name="T3"><text:tab/></text:span><text:span text:style-name="T2">public</text:span><text:span text:style-name="T3"> String toString() {</text:span></text:p>
      <text:p text:style-name="P15"><text:span text:style-name="T3"><text:tab/><text:tab/>String displayString = (</text:span><text:span text:style-name="T16">greatTreasure</text:span><text:span text:style-name="T3">) ? </text:span><text:span text:style-name="T20">"Great Treasure - Value: "</text:span><text:span text:style-name="T3"> : </text:span><text:span text:style-name="T20">"Normal Treasure - Value: "</text:span><text:span text:style-name="T3">;</text:span></text:p>
      <text:p text:style-name="P15"><text:span text:style-name="T3"><text:tab/><text:tab/></text:span><text:span text:style-name="T2">return</text:span><text:span text:style-name="T3"> displayString + </text:span><text:span text:style-name="T16">treasureGoldValue</text:span><text:span text:style-name="T3">;</text:span></text:p>
      <text:p text:style-name="P17"><text:tab/><text:tab/></text:p>
      <text:p text:style-name="P17"><text:tab/>}</text:p>
      <text:p text:style-name="P17">}</text:p>
      <text:p text:style-name="P10"/>
      <text:p text:style-name="P10"/>
      <text:p text:style-name="P22">Package: Networking (Currently Not Used)</text:p>
      <text:p text:style-name="P10"><text:span text:style-name="T12">Class:</text:span> ClientThread.java</text:p>
      <text:p text:style-name="P9"><text:span text:style-name="T2">package</text:span> networking;</text:p>
      <text:p text:style-name="P15"/>
      <text:p text:style-name="P15"><text:span text:style-name="T2">import</text:span><text:span text:style-name="T3"> java.net.Socket;</text:span></text:p>
      <text:p text:style-name="P15"/>
      <text:p text:style-name="P16">/**</text:p>
      <text:p text:style-name="P16"><text:s/>* Client Thread That Will Communicate With The Server And Give The Client Updates</text:p>
      <text:p text:style-name="P15"><text:span text:style-name="T7"><text:s/>* <text:s text:c="3"/></text:span><text:span text:style-name="T25">-</text:span><text:span text:style-name="T7"> Will Be Expanded Upon In The Future But For Now It's A Skeleton</text:span></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ClientThread </text:span><text:span text:style-name="T2">extends</text:span><text:span text:style-name="T3"> TransmissionThreadBase {</text:span></text:p>
      <text:p text:style-name="P15"/>
      <text:p text:style-name="P15"><text:span text:style-name="T3"><text:tab/></text:span><text:span text:style-name="T10">// Specific Server To Connect Top</text:span></text:p>
      <text:p text:style-name="P15"><text:span text:style-name="T3"><text:tab/></text:span><text:span text:style-name="T2">public</text:span><text:span text:style-name="T3"> ClientThread (String serverHost, </text:span><text:span text:style-name="T2">int</text:span><text:span text:style-name="T3"> serverPort) {</text:span></text:p>
      <text:p text:style-name="P15"><text:span text:style-name="T3"><text:tab/><text:tab/></text:span><text:span text:style-name="T2">super</text:span><text:span text:style-name="T3">(serverHost, serverPort);</text:span></text:p>
      <text:p text:style-name="P17"><text:tab/>}</text:p>
      <text:p text:style-name="P17"><text:tab/></text:p>
      <text:p text:style-name="P15"><text:span text:style-name="T3"><text:tab/></text:span><text:span text:style-name="T10">// Socket Constructor For The Thread</text:span></text:p>
      <text:p text:style-name="P15"><text:span text:style-name="T3"><text:tab/></text:span><text:span text:style-name="T2">public</text:span><text:span text:style-name="T3"> ClientThread(Socket newSocket) {</text:span></text:p>
      <text:p text:style-name="P15"><text:span text:style-name="T3"><text:tab/><text:tab/></text:span><text:span text:style-name="T2">super</text:span><text:span text:style-name="T3">(newSocket);</text:span></text:p>
      <text:p text:style-name="P17"><text:tab/>}</text:p>
      <text:p text:style-name="P15"/>
      <text:p text:style-name="P17">}</text:p>
      <text:p text:style-name="P10"/>
      <text:p text:style-name="P11">Class: <text:span text:style-name="T14">ServerMainThread.java</text:span></text:p>
      <text:p text:style-name="P8"><text:span text:style-name="T1">package</text:span><text:span text:style-name="T14"> networking;</text:span></text:p>
      <text:p text:style-name="P15"/>
      <text:p text:style-name="P15"><text:span text:style-name="T2">import</text:span><text:span text:style-name="T3"> java.net.ServerSocket;</text:span></text:p>
      <text:p text:style-name="P15"><text:span text:style-name="T2">import</text:span><text:span text:style-name="T3"> java.net.Socket;</text:span></text:p>
      <text:p text:style-name="P15"/>
      <text:p text:style-name="P16">/**</text:p>
      <text:p text:style-name="P16"><text:s/>* Thread That Contains The Actual Server, This Way Clients Can Host There Own Game</text:p>
      <text:p text:style-name="P15"><text:span text:style-name="T7"><text:s/>* </text:span><text:span text:style-name="T9">@author</text:span><text:span text:style-name="T7"> </text:span><text:span text:style-name="T8">Mitchell</text:span></text:p>
      <text:p text:style-name="P16"><text:soft-page-break/><text:s/>*/</text:p>
      <text:p text:style-name="P15"><text:span text:style-name="T2">public</text:span><text:span text:style-name="T3"> </text:span><text:span text:style-name="T2">class</text:span><text:span text:style-name="T3"> ServerMainThread </text:span><text:span text:style-name="T2">extends</text:span><text:span text:style-name="T3"> Thread {</text:span></text:p>
      <text:p text:style-name="P17"><text:tab/></text:p>
      <text:p text:style-name="P15"><text:span text:style-name="T3"><text:tab/></text:span><text:span text:style-name="T2">int</text:span><text:span text:style-name="T3"> </text:span><text:span text:style-name="T16">serverPort</text:span><text:span text:style-name="T3">;</text:span></text:p>
      <text:p text:style-name="P15"/>
      <text:p text:style-name="P15"><text:span text:style-name="T3"><text:tab/></text:span><text:span text:style-name="T10">// Constructor For The Thread</text:span></text:p>
      <text:p text:style-name="P15"><text:span text:style-name="T3"><text:tab/></text:span><text:span text:style-name="T2">public</text:span><text:span text:style-name="T3"> ServerMainThread(</text:span><text:span text:style-name="T2">int</text:span><text:span text:style-name="T3"> port) {</text:span></text:p>
      <text:p text:style-name="P15"><text:span text:style-name="T3"><text:tab/><text:tab/></text:span><text:span text:style-name="T16">serverPort</text:span><text:span text:style-name="T3"> = port;</text:span></text:p>
      <text:p text:style-name="P17"><text:tab/>}</text:p>
      <text:p text:style-name="P17"><text:tab/></text:p>
      <text:p text:style-name="P15"><text:span text:style-name="T3"><text:tab/></text:span><text:span text:style-name="T24">@Override</text:span></text:p>
      <text:p text:style-name="P15"><text:span text:style-name="T3"><text:tab/></text:span><text:span text:style-name="T10">// Main Method That Will Start Up The Server And Handle Everything</text:span></text:p>
      <text:p text:style-name="P15"><text:span text:style-name="T3"><text:tab/></text:span><text:span text:style-name="T2">public</text:span><text:span text:style-name="T3"> </text:span><text:span text:style-name="T2">void</text:span><text:span text:style-name="T3"> run () {</text:span></text:p>
      <text:p text:style-name="P15"><text:span text:style-name="T3"><text:tab/><text:tab/>System.</text:span><text:span text:style-name="T17">out</text:span><text:span text:style-name="T3">.println(</text:span><text:span text:style-name="T20">"Starting Server On Port "</text:span><text:span text:style-name="T3"> + </text:span><text:span text:style-name="T16">serverPort</text:span><text:span text:style-name="T3">);</text:span></text:p>
      <text:p text:style-name="P15"><text:span text:style-name="T3"><text:tab/><text:tab/></text:span><text:span text:style-name="T2">try</text:span><text:span text:style-name="T3"> (ServerSocket serverSocket = </text:span><text:span text:style-name="T2">new</text:span><text:span text:style-name="T3"> ServerSocket(</text:span><text:span text:style-name="T16">serverPort</text:span><text:span text:style-name="T3">);) {</text:span></text:p>
      <text:p text:style-name="P17"><text:tab/><text:tab/><text:tab/></text:p>
      <text:p text:style-name="P15"><text:span text:style-name="T3"><text:tab/><text:tab/><text:tab/></text:span><text:span text:style-name="T10">// Run Indefinitely Waiting For Incoming Connection</text:span></text:p>
      <text:p text:style-name="P15"><text:span text:style-name="T3"><text:tab/><text:tab/><text:tab/></text:span><text:span text:style-name="T2">while</text:span><text:span text:style-name="T3"> (</text:span><text:span text:style-name="T2">true</text:span><text:span text:style-name="T3">) {</text:span></text:p>
      <text:p text:style-name="P17"><text:tab/><text:tab/><text:tab/><text:tab/>Socket newSocket = serverSocket.accept();</text:p>
      <text:p text:style-name="P15"><text:span text:style-name="T3"><text:tab/><text:tab/><text:tab/><text:tab/>System.</text:span><text:span text:style-name="T17">out</text:span><text:span text:style-name="T3">.println(</text:span><text:span text:style-name="T20">"New Client Connected: "</text:span><text:span text:style-name="T3"> + newSocket.getInetAddress().getHostAddress());</text:span></text:p>
      <text:p text:style-name="P17"><text:tab/><text:tab/><text:tab/>}</text:p>
      <text:p text:style-name="P17"><text:tab/><text:tab/><text:tab/></text:p>
      <text:p text:style-name="P15"><text:span text:style-name="T3"><text:tab/><text:tab/>} </text:span><text:span text:style-name="T2">catch</text:span><text:span text:style-name="T3"> (Exception e) {</text:span></text:p>
      <text:p text:style-name="P17"><text:tab/><text:tab/><text:tab/>e.printStackTrace();</text:p>
      <text:p text:style-name="P17"><text:tab/><text:tab/>}</text:p>
      <text:p text:style-name="P17"><text:tab/>}</text:p>
      <text:p text:style-name="P17">}</text:p>
      <text:p text:style-name="P10"/>
      <text:p text:style-name="P11">Class: <text:span text:style-name="T14">ServerThread.java</text:span></text:p>
      <text:p text:style-name="P8"><text:span text:style-name="T1">package</text:span><text:span text:style-name="T14"> networking;</text:span></text:p>
      <text:p text:style-name="P15"/>
      <text:p text:style-name="P15"><text:span text:style-name="T2">import</text:span><text:span text:style-name="T3"> java.net.Socket;</text:span></text:p>
      <text:p text:style-name="P15"/>
      <text:p text:style-name="P16">/**</text:p>
      <text:p text:style-name="P16"><text:s/>* Client Thread That Will Communicate With The Server And Give The Client Updates</text:p>
      <text:p text:style-name="P15"><text:span text:style-name="T7"><text:s/>* <text:s text:c="3"/></text:span><text:span text:style-name="T25">-</text:span><text:span text:style-name="T7"> Will Be Expanded Upon In The Future But For Now It's A Skeleton</text:span></text:p>
      <text:p text:style-name="P15"><text:span text:style-name="T7"><text:s/>* </text:span><text:span text:style-name="T9">@author</text:span><text:span text:style-name="T7"> </text:span><text:span text:style-name="T8">Mitchell</text:span></text:p>
      <text:p text:style-name="P16"><text:s/>*/</text:p>
      <text:p text:style-name="P15"><text:span text:style-name="T2">public</text:span><text:span text:style-name="T3"> </text:span><text:span text:style-name="T2">class</text:span><text:span text:style-name="T3"> ServerThread </text:span><text:span text:style-name="T2">extends</text:span><text:span text:style-name="T3"> TransmissionThreadBase {</text:span></text:p>
      <text:p text:style-name="P15"/>
      <text:p text:style-name="P15"><text:span text:style-name="T3"><text:tab/></text:span><text:span text:style-name="T10">// Specific Server To Connect Top</text:span></text:p>
      <text:p text:style-name="P15"><text:span text:style-name="T3"><text:tab/></text:span><text:span text:style-name="T2">public</text:span><text:span text:style-name="T3"> ServerThread (String serverHost, </text:span><text:span text:style-name="T2">int</text:span><text:span text:style-name="T3"> serverPort) {</text:span></text:p>
      <text:p text:style-name="P15"><text:span text:style-name="T3"><text:tab/><text:tab/></text:span><text:span text:style-name="T2">super</text:span><text:span text:style-name="T3">(serverHost, serverPort);</text:span></text:p>
      <text:p text:style-name="P17"><text:tab/>}</text:p>
      <text:p text:style-name="P17"><text:tab/></text:p>
      <text:p text:style-name="P15"><text:span text:style-name="T3"><text:tab/></text:span><text:span text:style-name="T10">// Socket Constructor For The Thread</text:span></text:p>
      <text:p text:style-name="P15"><text:span text:style-name="T3"><text:tab/></text:span><text:span text:style-name="T2">public</text:span><text:span text:style-name="T3"> ServerThread(Socket newSocket) {</text:span></text:p>
      <text:p text:style-name="P15"><text:span text:style-name="T3"><text:tab/><text:tab/></text:span><text:span text:style-name="T2">super</text:span><text:span text:style-name="T3">(newSocket);</text:span></text:p>
      <text:p text:style-name="P17"><text:tab/>}</text:p>
      <text:p text:style-name="P15"/>
      <text:p text:style-name="P17">}</text:p>
      <text:p text:style-name="P10"/>
      <text:p text:style-name="P11">Class: <text:span text:style-name="T14">TransmissionThreadBase.java</text:span></text:p>
      <text:p text:style-name="P10">package networking;</text:p>
      <text:p text:style-name="P10"/>
      <text:p text:style-name="P10">import java.io.IOException;</text:p>
      <text:p text:style-name="P10">import java.io.ObjectInputStream;</text:p>
      <text:p text:style-name="P10"><text:soft-page-break/>import java.io.ObjectOutputStream;</text:p>
      <text:p text:style-name="P10">import java.net.Socket;</text:p>
      <text:p text:style-name="P10"/>
      <text:p text:style-name="P10">public class TransmissionThreadBase extends Thread {</text:p>
      <text:p text:style-name="P10"/>
      <text:p text:style-name="P10"><text:tab/>private Socket transmissionSocket;</text:p>
      <text:p text:style-name="P10"><text:tab/>private ObjectInputStream inStream;</text:p>
      <text:p text:style-name="P10"><text:tab/>private ObjectOutputStream outStream;</text:p>
      <text:p text:style-name="P10"/>
      <text:p text:style-name="P10"><text:tab/>// IP And Port Constructor</text:p>
      <text:p text:style-name="P10"><text:tab/>public TransmissionThreadBase (String host, int port) {</text:p>
      <text:p text:style-name="P10"><text:tab/><text:tab/>try {</text:p>
      <text:p text:style-name="P10"><text:tab/><text:tab/><text:tab/>transmissionSocket = new Socket (host, port);</text:p>
      <text:p text:style-name="P10"><text:tab/><text:tab/><text:tab/>initStreams();</text:p>
      <text:p text:style-name="P10"><text:tab/><text:tab/>} catch (IOException e) {</text:p>
      <text:p text:style-name="P10"><text:tab/><text:tab/><text:tab/>e.printStackTrace();</text:p>
      <text:p text:style-name="P10"><text:tab/><text:tab/>}</text:p>
      <text:p text:style-name="P10"><text:tab/>}</text:p>
      <text:p text:style-name="P10"><text:tab/></text:p>
      <text:p text:style-name="P10"><text:tab/>// Constructor For The Client Thread</text:p>
      <text:p text:style-name="P10"><text:tab/>public TransmissionThreadBase(Socket newSocket) {</text:p>
      <text:p text:style-name="P10"><text:tab/><text:tab/>transmissionSocket = newSocket;</text:p>
      <text:p text:style-name="P10"><text:tab/><text:tab/>initStreams();</text:p>
      <text:p text:style-name="P10"><text:tab/>}</text:p>
      <text:p text:style-name="P10"/>
      <text:p text:style-name="P10"><text:tab/>// Setup The Streams For The Connection</text:p>
      <text:p text:style-name="P10"><text:tab/>private void initStreams() {</text:p>
      <text:p text:style-name="P10"><text:tab/><text:tab/>try {</text:p>
      <text:p text:style-name="P10"><text:tab/><text:tab/><text:tab/>// Setup The Streams</text:p>
      <text:p text:style-name="P10"><text:tab/><text:tab/><text:tab/>outStream = new ObjectOutputStream(transmissionSocket.getOutputStream());</text:p>
      <text:p text:style-name="P10"><text:tab/><text:tab/><text:tab/>inStream = new ObjectInputStream(transmissionSocket.getInputStream());</text:p>
      <text:p text:style-name="P10"/>
      <text:p text:style-name="P10"><text:tab/><text:tab/><text:tab/>// Display The Data Out From The Client</text:p>
      <text:p text:style-name="P10"><text:tab/><text:tab/><text:tab/>String clientIP = transmissionSocket.getInetAddress().getHostAddress();</text:p>
      <text:p text:style-name="P10"><text:tab/><text:tab/><text:tab/>System.out.println("Client Connected From: " + clientIP);</text:p>
      <text:p text:style-name="P10"><text:tab/><text:tab/>} catch (IOException e) {</text:p>
      <text:p text:style-name="P10"><text:tab/><text:tab/><text:tab/>System.out.println("An Error Occured With Client Connection...");</text:p>
      <text:p text:style-name="P10"><text:tab/><text:tab/><text:tab/>e.printStackTrace();</text:p>
      <text:p text:style-name="P10"><text:tab/><text:tab/>}</text:p>
      <text:p text:style-name="P10"><text:tab/>}</text:p>
      <text:p text:style-name="P10"/>
      <text:p text:style-name="P10"><text:tab/>// Method Closes The Socket</text:p>
      <text:p text:style-name="P10"><text:tab/>public void closeConnection() {</text:p>
      <text:p text:style-name="P10"><text:tab/><text:tab/>// Close The Input Stream</text:p>
      <text:p text:style-name="P10"><text:tab/><text:tab/>try {</text:p>
      <text:p text:style-name="P10"><text:tab/><text:tab/><text:tab/>if (inStream != null) {</text:p>
      <text:p text:style-name="P10"><text:tab/><text:tab/><text:tab/><text:tab/>inStream.close();</text:p>
      <text:p text:style-name="P10"><text:tab/><text:tab/><text:tab/>}</text:p>
      <text:p text:style-name="P10"><text:tab/><text:tab/>} catch (Exception e) {</text:p>
      <text:p text:style-name="P10"><text:soft-page-break/><text:tab/><text:tab/>}</text:p>
      <text:p text:style-name="P10"/>
      <text:p text:style-name="P10"><text:tab/><text:tab/>// Close The Output Stream</text:p>
      <text:p text:style-name="P10"><text:tab/><text:tab/>try {</text:p>
      <text:p text:style-name="P10"><text:tab/><text:tab/><text:tab/>if (outStream != null) {</text:p>
      <text:p text:style-name="P10"><text:tab/><text:tab/><text:tab/><text:tab/>outStream.close();</text:p>
      <text:p text:style-name="P10"><text:tab/><text:tab/><text:tab/>}</text:p>
      <text:p text:style-name="P10"><text:tab/><text:tab/>} catch (Exception e) {</text:p>
      <text:p text:style-name="P10"><text:tab/><text:tab/>}</text:p>
      <text:p text:style-name="P10"/>
      <text:p text:style-name="P10"><text:tab/><text:tab/>// Close The Client Socket</text:p>
      <text:p text:style-name="P10"><text:tab/><text:tab/>try {</text:p>
      <text:p text:style-name="P10"><text:tab/><text:tab/><text:tab/>if (transmissionSocket != null) {</text:p>
      <text:p text:style-name="P10"><text:tab/><text:tab/><text:tab/><text:tab/>transmissionSocket.close();</text:p>
      <text:p text:style-name="P10"><text:tab/><text:tab/><text:tab/>}</text:p>
      <text:p text:style-name="P10"><text:tab/><text:tab/>} catch (Exception e) {</text:p>
      <text:p text:style-name="P10"><text:tab/><text:tab/>}</text:p>
      <text:p text:style-name="P10"><text:tab/>}</text:p>
      <text:p text:style-name="P10"/>
      <text:p text:style-name="P10"><text:tab/>// Send A Message To The Server If The Connection</text:p>
      <text:p text:style-name="P10"><text:tab/>public boolean writeMsg(Object o) {</text:p>
      <text:p text:style-name="P10"><text:tab/><text:tab/>if (!transmissionSocket.isConnected()) {</text:p>
      <text:p text:style-name="P10"><text:tab/><text:tab/><text:tab/>closeConnection();</text:p>
      <text:p text:style-name="P10"><text:tab/><text:tab/><text:tab/>return false;</text:p>
      <text:p text:style-name="P10"><text:tab/><text:tab/>}</text:p>
      <text:p text:style-name="P10"/>
      <text:p text:style-name="P10"><text:tab/><text:tab/>// Send The Object Over To The Server</text:p>
      <text:p text:style-name="P10"><text:tab/><text:tab/>try {</text:p>
      <text:p text:style-name="P10"><text:tab/><text:tab/><text:tab/>outStream.writeObject(o);</text:p>
      <text:p text:style-name="P10"><text:tab/><text:tab/>} catch (IOException e) {</text:p>
      <text:p text:style-name="P10"><text:tab/><text:tab/><text:tab/>e.printStackTrace();</text:p>
      <text:p text:style-name="P10"><text:tab/><text:tab/>}</text:p>
      <text:p text:style-name="P10"><text:tab/><text:tab/>return true;</text:p>
      <text:p text:style-name="P10"><text:tab/>}</text:p>
      <text:p text:style-name="P10"/>
      <text:p text:style-name="P10"><text:tab/>@Override</text:p>
      <text:p text:style-name="P10"><text:tab/>public void run() {</text:p>
      <text:p text:style-name="P10"><text:tab/><text:tab/>while (true) {</text:p>
      <text:p text:style-name="P10"><text:tab/><text:tab/><text:tab/>try {</text:p>
      <text:p text:style-name="P10"><text:tab/><text:tab/><text:tab/><text:tab/>inStream.readObject();</text:p>
      <text:p text:style-name="P10"><text:tab/><text:tab/><text:tab/>} catch (ClassNotFoundException | IOException e) {</text:p>
      <text:p text:style-name="P10"><text:tab/><text:tab/><text:tab/><text:tab/>closeConnection();</text:p>
      <text:p text:style-name="P10"><text:tab/><text:tab/><text:tab/><text:tab/>break;</text:p>
      <text:p text:style-name="P10"><text:tab/><text:tab/><text:tab/>}</text:p>
      <text:p text:style-name="P10"><text:tab/><text:tab/>}</text:p>
      <text:p text:style-name="P10"><text:tab/>}</text:p>
      <text:p text:style-name="P10">}</text:p>
      <text:p text:style-name="P10"/>
      <text:p text:style-name="P22">Package: Utils</text:p>
      <text:p text:style-name="P10"><text:soft-page-break/><text:span text:style-name="T12">Class:</text:span> GameUtils.java</text:p>
      <text:p text:style-name="P10">package utils;</text:p>
      <text:p text:style-name="P10"/>
      <text:p text:style-name="P10">import java.util.Random;</text:p>
      <text:p text:style-name="P10"/>
      <text:p text:style-name="P10">import models.characterModels.PlayerBase;</text:p>
      <text:p text:style-name="P10">import models.characterModels.playerEnums.TradeRelation;</text:p>
      <text:p text:style-name="P10"/>
      <text:p text:style-name="P10">/*</text:p>
      <text:p text:style-name="P10"><text:s/>* Utility Class For The Game That Has Static Methods For Ease Of Acesss</text:p>
      <text:p text:style-name="P10"><text:s/>*/</text:p>
      <text:p text:style-name="P10">public class GameUtils {</text:p>
      <text:p text:style-name="P10"><text:tab/></text:p>
      <text:p text:style-name="P10"><text:tab/>public static String SEARCH_LOCATE = "LOCATE";</text:p>
      <text:p text:style-name="P10"><text:tab/>public static String SEARCH_LOOT = "LOOT";</text:p>
      <text:p text:style-name="P10"><text:tab/></text:p>
      <text:p text:style-name="P10"><text:tab/>// Returns A Random Value Between Ranges</text:p>
      <text:p text:style-name="P10"><text:tab/>public static int createRandomInt (int beginRange, int endRange) {</text:p>
      <text:p text:style-name="P10"><text:tab/><text:tab/>Random randomizer = new Random();</text:p>
      <text:p text:style-name="P10"><text:tab/><text:tab/>return (randomizer.nextInt((endRange - beginRange) + 1) + beginRange);</text:p>
      <text:p text:style-name="P10"><text:tab/>}</text:p>
      <text:p text:style-name="P10"><text:tab/></text:p>
      <text:p text:style-name="P10"><text:tab/>//Returns A Random Array of Players From Another Array</text:p>
      <text:p text:style-name="P10"><text:tab/>public static PlayerBase[] randomOrder(PlayerBase[] currPlayers){</text:p>
      <text:p text:style-name="P10"><text:tab/><text:tab/>int total = currPlayers.length;</text:p>
      <text:p text:style-name="P10"><text:tab/><text:tab/>PlayerBase[] rList = {};</text:p>
      <text:p text:style-name="P10"><text:tab/><text:tab/>for(int i = 0; i &lt; total; ++i){</text:p>
      <text:p text:style-name="P10"><text:tab/><text:tab/><text:tab/>int turn = createRandomInt(0, currPlayers.length);</text:p>
      <text:p text:style-name="P10"><text:tab/><text:tab/><text:tab/>rList[rList.length] = currPlayers[turn];</text:p>
      <text:p text:style-name="P10"><text:tab/><text:tab/><text:tab/>for(int f = turn; turn &lt; currPlayers.length; ++f){</text:p>
      <text:p text:style-name="P10"><text:tab/><text:tab/><text:tab/><text:tab/>currPlayers[f] = currPlayers[f + 1];</text:p>
      <text:p text:style-name="P10"><text:tab/><text:tab/><text:tab/>}</text:p>
      <text:p text:style-name="P10"><text:tab/><text:tab/>}</text:p>
      <text:p text:style-name="P10"><text:tab/><text:tab/>return rList;</text:p>
      <text:p text:style-name="P10"><text:tab/>}</text:p>
      <text:p text:style-name="P10"><text:tab/></text:p>
      <text:p text:style-name="P10"><text:tab/>//Tables that are constant and all will return a string for result</text:p>
      <text:p text:style-name="P10"><text:tab/>public static int missleTable(int roll){</text:p>
      <text:p text:style-name="P10"><text:tab/><text:tab/>int result = 0;</text:p>
      <text:p text:style-name="P10"><text:tab/><text:tab/>switch (roll){</text:p>
      <text:p text:style-name="P10"><text:tab/><text:tab/>case 1:</text:p>
      <text:p text:style-name="P10"><text:tab/><text:tab/><text:tab/>result = 2;</text:p>
      <text:p text:style-name="P10"><text:tab/><text:tab/><text:tab/>break;</text:p>
      <text:p text:style-name="P10"><text:tab/><text:tab/>case 2:</text:p>
      <text:p text:style-name="P10"><text:tab/><text:tab/><text:tab/>result = 1;</text:p>
      <text:p text:style-name="P10"><text:tab/><text:tab/><text:tab/>break;</text:p>
      <text:p text:style-name="P10"><text:tab/><text:tab/>case 3:</text:p>
      <text:p text:style-name="P10"><text:tab/><text:tab/><text:tab/>result = 0;</text:p>
      <text:p text:style-name="P10"><text:tab/><text:tab/><text:tab/>break;</text:p>
      <text:p text:style-name="P10"><text:soft-page-break/><text:tab/><text:tab/>case 4:</text:p>
      <text:p text:style-name="P10"><text:tab/><text:tab/><text:tab/>result = -1;</text:p>
      <text:p text:style-name="P10"><text:tab/><text:tab/><text:tab/>break;</text:p>
      <text:p text:style-name="P10"><text:tab/><text:tab/>case 5:</text:p>
      <text:p text:style-name="P10"><text:tab/><text:tab/><text:tab/>result = -2;</text:p>
      <text:p text:style-name="P10"><text:tab/><text:tab/><text:tab/>break;</text:p>
      <text:p text:style-name="P10"><text:tab/><text:tab/>case 6:</text:p>
      <text:p text:style-name="P10"><text:tab/><text:tab/><text:tab/>result = -3;</text:p>
      <text:p text:style-name="P10"><text:tab/><text:tab/><text:tab/>break;</text:p>
      <text:p text:style-name="P10"><text:tab/><text:tab/>}</text:p>
      <text:p text:style-name="P10"><text:tab/><text:tab/>return result;</text:p>
      <text:p text:style-name="P10"><text:tab/>}</text:p>
      <text:p text:style-name="P10"><text:tab/></text:p>
      <text:p text:style-name="P10">//<text:tab/>X# = price*#</text:p>
      <text:p text:style-name="P10">//<text:tab/>B# = can free</text:p>
      <text:p text:style-name="P10">//<text:tab/>OPP = reRoll one greater</text:p>
      <text:p text:style-name="P10">//<text:tab/>No = no deal</text:p>
      <text:p text:style-name="P10">//<text:tab/>Trouble = to Unfriendly</text:p>
      <text:p text:style-name="P10">//<text:tab/>Fight = block/Attack</text:p>
      <text:p text:style-name="P10">//<text:tab/>Challenge = fame-5 or Fight</text:p>
      <text:p text:style-name="P10">//<text:tab/>Insult = Notoriety-5 or Fight</text:p>
      <text:p text:style-name="P10"><text:tab/>public static String meetingTable(TradeRelation relation, int roll){</text:p>
      <text:p text:style-name="P10"><text:tab/><text:tab/>String result = null;</text:p>
      <text:p text:style-name="P10"><text:tab/><text:tab/>switch (relation){</text:p>
      <text:p text:style-name="P10"><text:tab/><text:tab/>case ENEMY:</text:p>
      <text:p text:style-name="P10"><text:tab/><text:tab/><text:tab/>result = meetingEnemy(roll);</text:p>
      <text:p text:style-name="P10"><text:tab/><text:tab/><text:tab/>break;</text:p>
      <text:p text:style-name="P10"><text:tab/><text:tab/>case UNFRIENDLY:</text:p>
      <text:p text:style-name="P10"><text:tab/><text:tab/><text:tab/>result = meetingUnfriendly(roll);</text:p>
      <text:p text:style-name="P10"><text:tab/><text:tab/><text:tab/>break;</text:p>
      <text:p text:style-name="P10"><text:tab/><text:tab/>case NEUTRAL:</text:p>
      <text:p text:style-name="P10"><text:tab/><text:tab/><text:tab/>result = meetingNeutral(roll);</text:p>
      <text:p text:style-name="P10"><text:tab/><text:tab/><text:tab/>break;</text:p>
      <text:p text:style-name="P10"><text:tab/><text:tab/>case FRIENDLY:</text:p>
      <text:p text:style-name="P10"><text:tab/><text:tab/><text:tab/>result = meetingFriendly(roll);</text:p>
      <text:p text:style-name="P10"><text:tab/><text:tab/><text:tab/>break;</text:p>
      <text:p text:style-name="P10"><text:tab/><text:tab/>case ALLY:</text:p>
      <text:p text:style-name="P10"><text:tab/><text:tab/><text:tab/>result = meetingAlly(roll);</text:p>
      <text:p text:style-name="P10"><text:tab/><text:tab/><text:tab/>break;</text:p>
      <text:p text:style-name="P10"><text:tab/><text:tab/>}</text:p>
      <text:p text:style-name="P10"><text:tab/><text:tab/>return result;</text:p>
      <text:p text:style-name="P10"><text:tab/>}</text:p>
      <text:p text:style-name="P10"/>
      <text:p text:style-name="P10"><text:tab/>public static String meetingEnemy(int roll){</text:p>
      <text:p text:style-name="P10"><text:tab/><text:tab/>String result = null;</text:p>
      <text:p text:style-name="P10"><text:tab/><text:tab/>switch (roll){</text:p>
      <text:p text:style-name="P10"><text:tab/><text:tab/>case 1:</text:p>
      <text:p text:style-name="P10"><text:tab/><text:tab/><text:tab/>result = "Insult";</text:p>
      <text:p text:style-name="P10"><text:tab/><text:tab/><text:tab/>break;</text:p>
      <text:p text:style-name="P10"><text:soft-page-break/><text:tab/><text:tab/>case 2:</text:p>
      <text:p text:style-name="P10"><text:tab/><text:tab/><text:tab/>result = "Challenge";</text:p>
      <text:p text:style-name="P10"><text:tab/><text:tab/><text:tab/>break;</text:p>
      <text:p text:style-name="P10"><text:tab/><text:tab/>case 3:</text:p>
      <text:p text:style-name="P10"><text:tab/><text:tab/><text:tab/>result = "Fight";</text:p>
      <text:p text:style-name="P10"><text:tab/><text:tab/><text:tab/>break;</text:p>
      <text:p text:style-name="P10"><text:tab/><text:tab/>case 4:</text:p>
      <text:p text:style-name="P10"><text:tab/><text:tab/><text:tab/>result = "Fight";</text:p>
      <text:p text:style-name="P10"><text:tab/><text:tab/><text:tab/>break;</text:p>
      <text:p text:style-name="P10"><text:tab/><text:tab/>case 5:</text:p>
      <text:p text:style-name="P10"><text:tab/><text:tab/><text:tab/>result = "Fight";</text:p>
      <text:p text:style-name="P10"><text:tab/><text:tab/><text:tab/>break;</text:p>
      <text:p text:style-name="P10"><text:tab/><text:tab/>case 6:</text:p>
      <text:p text:style-name="P10"><text:tab/><text:tab/><text:tab/>result = "Fight";</text:p>
      <text:p text:style-name="P10"><text:tab/><text:tab/><text:tab/>break;</text:p>
      <text:p text:style-name="P10"><text:tab/><text:tab/>}</text:p>
      <text:p text:style-name="P10"><text:tab/><text:tab/>return result;</text:p>
      <text:p text:style-name="P10"><text:tab/>}</text:p>
      <text:p text:style-name="P10"><text:tab/></text:p>
      <text:p text:style-name="P10"><text:tab/>public static String meetingUnfriendly(int roll){</text:p>
      <text:p text:style-name="P10"><text:tab/><text:tab/>String result = null;</text:p>
      <text:p text:style-name="P10"><text:tab/><text:tab/>switch (roll){</text:p>
      <text:p text:style-name="P10"><text:tab/><text:tab/>case 1:</text:p>
      <text:p text:style-name="P10"><text:tab/><text:tab/><text:tab/>result = "X4";</text:p>
      <text:p text:style-name="P10"><text:tab/><text:tab/><text:tab/>break;</text:p>
      <text:p text:style-name="P10"><text:tab/><text:tab/>case 2:</text:p>
      <text:p text:style-name="P10"><text:tab/><text:tab/><text:tab/>result = "No";</text:p>
      <text:p text:style-name="P10"><text:tab/><text:tab/><text:tab/>break;</text:p>
      <text:p text:style-name="P10"><text:tab/><text:tab/>case 3:</text:p>
      <text:p text:style-name="P10"><text:tab/><text:tab/><text:tab/>result = "No";</text:p>
      <text:p text:style-name="P10"><text:tab/><text:tab/><text:tab/>break;</text:p>
      <text:p text:style-name="P10"><text:tab/><text:tab/>case 4:</text:p>
      <text:p text:style-name="P10"><text:tab/><text:tab/><text:tab/>result = "Insult";</text:p>
      <text:p text:style-name="P10"><text:tab/><text:tab/><text:tab/>break;</text:p>
      <text:p text:style-name="P10"><text:tab/><text:tab/>case 5:</text:p>
      <text:p text:style-name="P10"><text:tab/><text:tab/><text:tab/>result = "Challenge";</text:p>
      <text:p text:style-name="P10"><text:tab/><text:tab/><text:tab/>break;</text:p>
      <text:p text:style-name="P10"><text:tab/><text:tab/>case 6:</text:p>
      <text:p text:style-name="P10"><text:tab/><text:tab/><text:tab/>result = "Fight";</text:p>
      <text:p text:style-name="P10"><text:tab/><text:tab/><text:tab/>break;</text:p>
      <text:p text:style-name="P10"><text:tab/><text:tab/>}</text:p>
      <text:p text:style-name="P10"><text:tab/><text:tab/>return result;</text:p>
      <text:p text:style-name="P10"><text:tab/>}</text:p>
      <text:p text:style-name="P10"><text:tab/></text:p>
      <text:p text:style-name="P10"><text:tab/>public static String meetingNeutral(int roll){</text:p>
      <text:p text:style-name="P10"><text:tab/><text:tab/>String result = null;</text:p>
      <text:p text:style-name="P10"><text:tab/><text:tab/>switch (roll){</text:p>
      <text:p text:style-name="P10"><text:tab/><text:tab/>case 1:</text:p>
      <text:p text:style-name="P10"><text:tab/><text:tab/><text:tab/>result = "OPP";</text:p>
      <text:p text:style-name="P10"><text:soft-page-break/><text:tab/><text:tab/><text:tab/>break;</text:p>
      <text:p text:style-name="P10"><text:tab/><text:tab/>case 2:</text:p>
      <text:p text:style-name="P10"><text:tab/><text:tab/><text:tab/>result = "X3";</text:p>
      <text:p text:style-name="P10"><text:tab/><text:tab/><text:tab/>break;</text:p>
      <text:p text:style-name="P10"><text:tab/><text:tab/>case 3:</text:p>
      <text:p text:style-name="P10"><text:tab/><text:tab/><text:tab/>result = "X4";</text:p>
      <text:p text:style-name="P10"><text:tab/><text:tab/><text:tab/>break;</text:p>
      <text:p text:style-name="P10"><text:tab/><text:tab/>case 4:</text:p>
      <text:p text:style-name="P10"><text:tab/><text:tab/><text:tab/>result = "No";</text:p>
      <text:p text:style-name="P10"><text:tab/><text:tab/><text:tab/>break;</text:p>
      <text:p text:style-name="P10"><text:tab/><text:tab/>case 5:</text:p>
      <text:p text:style-name="P10"><text:tab/><text:tab/><text:tab/>result = "No";</text:p>
      <text:p text:style-name="P10"><text:tab/><text:tab/><text:tab/>break;</text:p>
      <text:p text:style-name="P10"><text:tab/><text:tab/>case 6:</text:p>
      <text:p text:style-name="P10"><text:tab/><text:tab/><text:tab/>result = "Trouble";</text:p>
      <text:p text:style-name="P10"><text:tab/><text:tab/><text:tab/>break;</text:p>
      <text:p text:style-name="P10"><text:tab/><text:tab/>}</text:p>
      <text:p text:style-name="P10"><text:tab/><text:tab/>return result;</text:p>
      <text:p text:style-name="P10"><text:tab/>}</text:p>
      <text:p text:style-name="P10"><text:tab/></text:p>
      <text:p text:style-name="P10"><text:tab/>public static String meetingFriendly(int roll){</text:p>
      <text:p text:style-name="P10"><text:tab/><text:tab/>String result = null;</text:p>
      <text:p text:style-name="P10"><text:tab/><text:tab/>switch (roll){</text:p>
      <text:p text:style-name="P10"><text:tab/><text:tab/>case 1:</text:p>
      <text:p text:style-name="P10"><text:tab/><text:tab/><text:tab/>result = "OPP";</text:p>
      <text:p text:style-name="P10"><text:tab/><text:tab/><text:tab/>break;</text:p>
      <text:p text:style-name="P10"><text:tab/><text:tab/>case 2:</text:p>
      <text:p text:style-name="P10"><text:tab/><text:tab/><text:tab/>result = "X2";</text:p>
      <text:p text:style-name="P10"><text:tab/><text:tab/><text:tab/>break;</text:p>
      <text:p text:style-name="P10"><text:tab/><text:tab/>case 3:</text:p>
      <text:p text:style-name="P10"><text:tab/><text:tab/><text:tab/>result = "X2";</text:p>
      <text:p text:style-name="P10"><text:tab/><text:tab/><text:tab/>break;</text:p>
      <text:p text:style-name="P10"><text:tab/><text:tab/>case 4:</text:p>
      <text:p text:style-name="P10"><text:tab/><text:tab/><text:tab/>result = "X3";</text:p>
      <text:p text:style-name="P10"><text:tab/><text:tab/><text:tab/>break;</text:p>
      <text:p text:style-name="P10"><text:tab/><text:tab/>case 5:</text:p>
      <text:p text:style-name="P10"><text:tab/><text:tab/><text:tab/>result = "X4";</text:p>
      <text:p text:style-name="P10"><text:tab/><text:tab/><text:tab/>break;</text:p>
      <text:p text:style-name="P10"><text:tab/><text:tab/>case 6:</text:p>
      <text:p text:style-name="P10"><text:tab/><text:tab/><text:tab/>result = "No";</text:p>
      <text:p text:style-name="P10"><text:tab/><text:tab/><text:tab/>break;</text:p>
      <text:p text:style-name="P10"><text:tab/><text:tab/>}</text:p>
      <text:p text:style-name="P10"><text:tab/><text:tab/>return result;</text:p>
      <text:p text:style-name="P10"><text:tab/>}</text:p>
      <text:p text:style-name="P10"><text:tab/></text:p>
      <text:p text:style-name="P10"><text:tab/>public static String meetingAlly(int roll){</text:p>
      <text:p text:style-name="P10"><text:tab/><text:tab/>String result = null;</text:p>
      <text:p text:style-name="P10"><text:tab/><text:tab/>switch (roll){</text:p>
      <text:p text:style-name="P10"><text:tab/><text:tab/>case 1:</text:p>
      <text:p text:style-name="P10"><text:soft-page-break/><text:tab/><text:tab/><text:tab/>result = "B1";</text:p>
      <text:p text:style-name="P10"><text:tab/><text:tab/><text:tab/>break;</text:p>
      <text:p text:style-name="P10"><text:tab/><text:tab/>case 2:</text:p>
      <text:p text:style-name="P10"><text:tab/><text:tab/><text:tab/>result = "X1";</text:p>
      <text:p text:style-name="P10"><text:tab/><text:tab/><text:tab/>break;</text:p>
      <text:p text:style-name="P10"><text:tab/><text:tab/>case 3:</text:p>
      <text:p text:style-name="P10"><text:tab/><text:tab/><text:tab/>result = "X2";</text:p>
      <text:p text:style-name="P10"><text:tab/><text:tab/><text:tab/>break;</text:p>
      <text:p text:style-name="P10"><text:tab/><text:tab/>case 4:</text:p>
      <text:p text:style-name="P10"><text:tab/><text:tab/><text:tab/>result = "X3";</text:p>
      <text:p text:style-name="P10"><text:tab/><text:tab/><text:tab/>break;</text:p>
      <text:p text:style-name="P10"><text:tab/><text:tab/>case 5:</text:p>
      <text:p text:style-name="P10"><text:tab/><text:tab/><text:tab/>result = "X4";</text:p>
      <text:p text:style-name="P10"><text:tab/><text:tab/><text:tab/>break;</text:p>
      <text:p text:style-name="P10"><text:tab/><text:tab/>case 6:</text:p>
      <text:p text:style-name="P10"><text:tab/><text:tab/><text:tab/>result = "X4";</text:p>
      <text:p text:style-name="P10"><text:tab/><text:tab/><text:tab/>break;</text:p>
      <text:p text:style-name="P10"><text:tab/><text:tab/>}</text:p>
      <text:p text:style-name="P10"><text:tab/><text:tab/>return result;</text:p>
      <text:p text:style-name="P10"><text:tab/>}</text:p>
      <text:p text:style-name="P10"/>
      <text:p text:style-name="P10"><text:tab/>public static String changeTacTable(int roll){</text:p>
      <text:p text:style-name="P10"><text:tab/><text:tab/>String result = null;</text:p>
      <text:p text:style-name="P10"><text:tab/><text:tab/>switch (roll){</text:p>
      <text:p text:style-name="P10"><text:tab/><text:tab/>case 6:</text:p>
      <text:p text:style-name="P10"><text:tab/><text:tab/><text:tab/>result = "No";</text:p>
      <text:p text:style-name="P10"><text:tab/><text:tab/><text:tab/>break;</text:p>
      <text:p text:style-name="P10"><text:tab/><text:tab/>default:</text:p>
      <text:p text:style-name="P10"><text:tab/><text:tab/><text:tab/>result = "Change";</text:p>
      <text:p text:style-name="P10"><text:tab/><text:tab/>}</text:p>
      <text:p text:style-name="P10"><text:tab/><text:tab/>return result;</text:p>
      <text:p text:style-name="P10"><text:tab/>}</text:p>
      <text:p text:style-name="P10"><text:tab/></text:p>
      <text:p text:style-name="P10"><text:tab/>//moves where will attack from</text:p>
      <text:p text:style-name="P10"><text:tab/>// TODO add comments on the number mean</text:p>
      <text:p text:style-name="P10"><text:tab/>public static String repositionDenizen(int roll){</text:p>
      <text:p text:style-name="P10"><text:tab/><text:tab/>String result = null;</text:p>
      <text:p text:style-name="P10"><text:tab/><text:tab/>switch (roll){</text:p>
      <text:p text:style-name="P10"><text:tab/><text:tab/>case 1:</text:p>
      <text:p text:style-name="P10"><text:tab/><text:tab/><text:tab/>result = "0-3-2";</text:p>
      <text:p text:style-name="P10"><text:tab/><text:tab/><text:tab/>break;</text:p>
      <text:p text:style-name="P10"><text:tab/><text:tab/>case 2:</text:p>
      <text:p text:style-name="P10"><text:tab/><text:tab/><text:tab/>result = "3-0-1";</text:p>
      <text:p text:style-name="P10"><text:tab/><text:tab/><text:tab/>break;</text:p>
      <text:p text:style-name="P10"><text:tab/><text:tab/>case 3:</text:p>
      <text:p text:style-name="P10"><text:tab/><text:tab/><text:tab/>result = "2-1-0";</text:p>
      <text:p text:style-name="P10"><text:tab/><text:tab/><text:tab/>break;</text:p>
      <text:p text:style-name="P10"><text:tab/><text:tab/>case 4:</text:p>
      <text:p text:style-name="P10"><text:tab/><text:tab/><text:tab/>result = "0-0-0";</text:p>
      <text:p text:style-name="P10"><text:soft-page-break/><text:tab/><text:tab/><text:tab/>break;</text:p>
      <text:p text:style-name="P10"><text:tab/><text:tab/>case 5:</text:p>
      <text:p text:style-name="P10"><text:tab/><text:tab/><text:tab/>result = "2-3-1";</text:p>
      <text:p text:style-name="P10"><text:tab/><text:tab/><text:tab/>break;</text:p>
      <text:p text:style-name="P10"><text:tab/><text:tab/>case 6:</text:p>
      <text:p text:style-name="P10"><text:tab/><text:tab/><text:tab/>result = "3-1-2";</text:p>
      <text:p text:style-name="P10"><text:tab/><text:tab/><text:tab/>break;</text:p>
      <text:p text:style-name="P10"><text:tab/><text:tab/>}</text:p>
      <text:p text:style-name="P10"><text:tab/><text:tab/>return result;</text:p>
      <text:p text:style-name="P10"><text:tab/>}</text:p>
      <text:p text:style-name="P10"><text:tab/></text:p>
      <text:p text:style-name="P10">//<text:tab/>check what search table to look through</text:p>
      <text:p text:style-name="P10"><text:tab/>public static String seachTable(int selected, int roll){</text:p>
      <text:p text:style-name="P10"><text:tab/><text:tab/>String result = null;</text:p>
      <text:p text:style-name="P10"><text:tab/><text:tab/>switch (selected){</text:p>
      <text:p text:style-name="P10"><text:tab/><text:tab/>case 1:</text:p>
      <text:p text:style-name="P10"><text:tab/><text:tab/><text:tab/>result = peerTable(roll);</text:p>
      <text:p text:style-name="P10"><text:tab/><text:tab/><text:tab/>break;</text:p>
      <text:p text:style-name="P10"><text:tab/><text:tab/>case 2:</text:p>
      <text:p text:style-name="P10"><text:tab/><text:tab/><text:tab/>result = locateTable(roll);</text:p>
      <text:p text:style-name="P10"><text:tab/><text:tab/><text:tab/>break;</text:p>
      <text:p text:style-name="P10">//<text:tab/><text:tab/><text:tab/>add with magic</text:p>
      <text:p text:style-name="P10"><text:tab/><text:tab/>/*case 3:</text:p>
      <text:p text:style-name="P10"><text:tab/><text:tab/><text:tab/>result = magicSightTable(roll);</text:p>
      <text:p text:style-name="P10"><text:tab/><text:tab/><text:tab/>break;</text:p>
      <text:p text:style-name="P10"><text:tab/><text:tab/>case 4:</text:p>
      <text:p text:style-name="P10"><text:tab/><text:tab/><text:tab/>result = readRuneTable(roll);</text:p>
      <text:p text:style-name="P10"><text:tab/><text:tab/><text:tab/>break;*/</text:p>
      <text:p text:style-name="P10"><text:tab/><text:tab/>}</text:p>
      <text:p text:style-name="P10"><text:tab/><text:tab/>return result;</text:p>
      <text:p text:style-name="P10"><text:tab/>}</text:p>
      <text:p text:style-name="P10"><text:tab/></text:p>
      <text:p text:style-name="P10"><text:tab/>public static String peerTable(int roll){</text:p>
      <text:p text:style-name="P10"><text:tab/><text:tab/>String result = null;</text:p>
      <text:p text:style-name="P10"><text:tab/><text:tab/>switch (roll){</text:p>
      <text:p text:style-name="P10"><text:tab/><text:tab/>case 1:</text:p>
      <text:p text:style-name="P10"><text:tab/><text:tab/><text:tab/>result = "Choice";</text:p>
      <text:p text:style-name="P10"><text:tab/><text:tab/><text:tab/>break;</text:p>
      <text:p text:style-name="P10"><text:tab/><text:tab/>case 2:</text:p>
      <text:p text:style-name="P10"><text:tab/><text:tab/><text:tab/>result = "Clues-Paths";</text:p>
      <text:p text:style-name="P10"><text:tab/><text:tab/><text:tab/>break;</text:p>
      <text:p text:style-name="P10"><text:tab/><text:tab/>case 3:</text:p>
      <text:p text:style-name="P10"><text:tab/><text:tab/><text:tab/>result = "Hidden-Paths";</text:p>
      <text:p text:style-name="P10"><text:tab/><text:tab/><text:tab/>break;</text:p>
      <text:p text:style-name="P10"><text:tab/><text:tab/>case 4:</text:p>
      <text:p text:style-name="P10"><text:tab/><text:tab/><text:tab/>result = "Hidden";</text:p>
      <text:p text:style-name="P10"><text:tab/><text:tab/><text:tab/>break;</text:p>
      <text:p text:style-name="P10"><text:tab/><text:tab/>case 5:</text:p>
      <text:p text:style-name="P10"><text:tab/><text:tab/><text:tab/>result = "Clues";</text:p>
      <text:p text:style-name="P10"><text:soft-page-break/><text:tab/><text:tab/><text:tab/>break;</text:p>
      <text:p text:style-name="P10"><text:tab/><text:tab/>case 6:</text:p>
      <text:p text:style-name="P10"><text:tab/><text:tab/><text:tab/>result = "No";</text:p>
      <text:p text:style-name="P10"><text:tab/><text:tab/><text:tab/>break;</text:p>
      <text:p text:style-name="P10"><text:tab/><text:tab/>}</text:p>
      <text:p text:style-name="P10"><text:tab/><text:tab/>return result;</text:p>
      <text:p text:style-name="P10"><text:tab/>}</text:p>
      <text:p text:style-name="P10"><text:tab/>public static String locateTable(int roll){</text:p>
      <text:p text:style-name="P10"><text:tab/><text:tab/>String result = null;</text:p>
      <text:p text:style-name="P10"><text:tab/><text:tab/>switch (roll){</text:p>
      <text:p text:style-name="P10"><text:tab/><text:tab/>case 1:</text:p>
      <text:p text:style-name="P10"><text:tab/><text:tab/><text:tab/>result = "Choice";</text:p>
      <text:p text:style-name="P10"><text:tab/><text:tab/><text:tab/>break;</text:p>
      <text:p text:style-name="P10"><text:tab/><text:tab/>case 2:</text:p>
      <text:p text:style-name="P10"><text:tab/><text:tab/><text:tab/>result = "Passages-Clues";</text:p>
      <text:p text:style-name="P10"><text:tab/><text:tab/><text:tab/>break;</text:p>
      <text:p text:style-name="P10"><text:tab/><text:tab/>case 3:</text:p>
      <text:p text:style-name="P10"><text:tab/><text:tab/><text:tab/>result = "Passages";</text:p>
      <text:p text:style-name="P10"><text:tab/><text:tab/><text:tab/>break;</text:p>
      <text:p text:style-name="P10"><text:tab/><text:tab/>case 4:</text:p>
      <text:p text:style-name="P10"><text:tab/><text:tab/><text:tab/>result = "Discover";</text:p>
      <text:p text:style-name="P10"><text:tab/><text:tab/><text:tab/>break;</text:p>
      <text:p text:style-name="P10"><text:tab/><text:tab/>case 5:</text:p>
      <text:p text:style-name="P10"><text:tab/><text:tab/><text:tab/>result = "No";</text:p>
      <text:p text:style-name="P10"><text:tab/><text:tab/><text:tab/>break;</text:p>
      <text:p text:style-name="P10"><text:tab/><text:tab/>case 6:</text:p>
      <text:p text:style-name="P10"><text:tab/><text:tab/><text:tab/>result = "No";</text:p>
      <text:p text:style-name="P10"><text:tab/><text:tab/><text:tab/>break;</text:p>
      <text:p text:style-name="P10"><text:tab/><text:tab/>}</text:p>
      <text:p text:style-name="P10"><text:tab/><text:tab/>return result;</text:p>
      <text:p text:style-name="P10"><text:tab/>}</text:p>
      <text:p text:style-name="P10"><text:tab/></text:p>
      <text:p text:style-name="P10"><text:tab/>//TODO set to public with magic</text:p>
      <text:p text:style-name="P10"><text:tab/>private static String magicSightTable(int roll){</text:p>
      <text:p text:style-name="P10"><text:tab/><text:tab/>String result = null;</text:p>
      <text:p text:style-name="P10"><text:tab/><text:tab/>switch (roll){</text:p>
      <text:p text:style-name="P10"><text:tab/><text:tab/>case 1:</text:p>
      <text:p text:style-name="P10"><text:tab/><text:tab/><text:tab/>result = "Choice";</text:p>
      <text:p text:style-name="P10"><text:tab/><text:tab/><text:tab/>break;</text:p>
      <text:p text:style-name="P10"><text:tab/><text:tab/>case 2:</text:p>
      <text:p text:style-name="P10"><text:tab/><text:tab/><text:tab/>result = "Counters";</text:p>
      <text:p text:style-name="P10"><text:tab/><text:tab/><text:tab/>break;</text:p>
      <text:p text:style-name="P10"><text:tab/><text:tab/>case 3:</text:p>
      <text:p text:style-name="P10"><text:tab/><text:tab/><text:tab/>result = "Tresure";</text:p>
      <text:p text:style-name="P10"><text:tab/><text:tab/><text:tab/>break;</text:p>
      <text:p text:style-name="P10"><text:tab/><text:tab/>case 4:</text:p>
      <text:p text:style-name="P10"><text:tab/><text:tab/><text:tab/>result = "Perceive";</text:p>
      <text:p text:style-name="P10"><text:tab/><text:tab/><text:tab/>break;</text:p>
      <text:p text:style-name="P10"><text:tab/><text:tab/>case 5:</text:p>
      <text:p text:style-name="P10"><text:soft-page-break/><text:tab/><text:tab/><text:tab/>result = "Discover";</text:p>
      <text:p text:style-name="P10"><text:tab/><text:tab/><text:tab/>break;</text:p>
      <text:p text:style-name="P10"><text:tab/><text:tab/>case 6:</text:p>
      <text:p text:style-name="P10"><text:tab/><text:tab/><text:tab/>result = "No";</text:p>
      <text:p text:style-name="P10"><text:tab/><text:tab/><text:tab/>break;</text:p>
      <text:p text:style-name="P10"><text:tab/><text:tab/>}</text:p>
      <text:p text:style-name="P10"><text:tab/><text:tab/>return result;</text:p>
      <text:p text:style-name="P10"><text:tab/>}</text:p>
      <text:p text:style-name="P10"><text:tab/></text:p>
      <text:p text:style-name="P10"><text:tab/>//TODO set to public with magic</text:p>
      <text:p text:style-name="P10"><text:tab/>private static String readRuneTable(int roll){</text:p>
      <text:p text:style-name="P10"><text:tab/><text:tab/>String result = null;</text:p>
      <text:p text:style-name="P10"><text:tab/><text:tab/>switch (roll){</text:p>
      <text:p text:style-name="P10"><text:tab/><text:tab/>case 1:</text:p>
      <text:p text:style-name="P10"><text:tab/><text:tab/><text:tab/>result = "Learn";</text:p>
      <text:p text:style-name="P10"><text:tab/><text:tab/><text:tab/>break;</text:p>
      <text:p text:style-name="P10"><text:tab/><text:tab/>case 2:</text:p>
      <text:p text:style-name="P10"><text:tab/><text:tab/><text:tab/>result = "Learn";</text:p>
      <text:p text:style-name="P10"><text:tab/><text:tab/><text:tab/>break;</text:p>
      <text:p text:style-name="P10"><text:tab/><text:tab/>case 3:</text:p>
      <text:p text:style-name="P10"><text:tab/><text:tab/><text:tab/>result = "Learn";</text:p>
      <text:p text:style-name="P10"><text:tab/><text:tab/><text:tab/>break;</text:p>
      <text:p text:style-name="P10"><text:tab/><text:tab/>case 4:</text:p>
      <text:p text:style-name="P10"><text:tab/><text:tab/><text:tab/>result = "Awaken";</text:p>
      <text:p text:style-name="P10"><text:tab/><text:tab/><text:tab/>break;</text:p>
      <text:p text:style-name="P10"><text:tab/><text:tab/>case 5:</text:p>
      <text:p text:style-name="P10"><text:tab/><text:tab/><text:tab/>result = "Curse";</text:p>
      <text:p text:style-name="P10"><text:tab/><text:tab/><text:tab/>break;</text:p>
      <text:p text:style-name="P10"><text:tab/><text:tab/>case 6:</text:p>
      <text:p text:style-name="P10"><text:tab/><text:tab/><text:tab/>result = "No";</text:p>
      <text:p text:style-name="P10"><text:tab/><text:tab/><text:tab/>break;</text:p>
      <text:p text:style-name="P10"><text:tab/><text:tab/>}</text:p>
      <text:p text:style-name="P10"><text:tab/><text:tab/>return result;</text:p>
      <text:p text:style-name="P10"><text:tab/>}</text:p>
      <text:p text:style-name="P10">}</text:p>
      <text:p text:style-name="P10"/>
      <text:p text:style-name="P11">Class: <text:span text:style-name="T14">Pair.java</text:span></text:p>
      <text:p text:style-name="P8"><text:span text:style-name="T1">package</text:span><text:span text:style-name="T14"> utils;</text:span></text:p>
      <text:p text:style-name="P15"/>
      <text:p text:style-name="P15"><text:span text:style-name="T2">import</text:span><text:span text:style-name="T3"> java.io.Serializable;</text:span></text:p>
      <text:p text:style-name="P15"/>
      <text:p text:style-name="P15"><text:span text:style-name="T2">public</text:span><text:span text:style-name="T3"> </text:span><text:span text:style-name="T2">class</text:span><text:span text:style-name="T3"> Pair&lt;A, B&gt; </text:span><text:span text:style-name="T2">implements</text:span><text:span text:style-name="T3"> Serializable {</text:span></text:p>
      <text:p text:style-name="P15"><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text:span><text:span text:style-name="T17">serialVersionUID</text:span><text:span text:style-name="T3"> = -3022399295287625959L;</text:span></text:p>
      <text:p text:style-name="P15"><text:span text:style-name="T3"><text:tab/></text:span><text:span text:style-name="T2">private</text:span><text:span text:style-name="T3"> A </text:span><text:span text:style-name="T16">first</text:span><text:span text:style-name="T3">;</text:span></text:p>
      <text:p text:style-name="P15"><text:span text:style-name="T3"><text:s text:c="4"/></text:span><text:span text:style-name="T2">private</text:span><text:span text:style-name="T3"> B </text:span><text:span text:style-name="T16">second</text:span><text:span text:style-name="T3">;</text:span></text:p>
      <text:p text:style-name="P15"/>
      <text:p text:style-name="P15"><text:span text:style-name="T3"><text:s text:c="4"/></text:span><text:span text:style-name="T10">// Pair Constructor</text:span></text:p>
      <text:p text:style-name="P15"><text:span text:style-name="T3"><text:s text:c="4"/></text:span><text:span text:style-name="T2">public</text:span><text:span text:style-name="T3"> Pair(A first, B second) {</text:span></text:p>
      <text:p text:style-name="P15"><text:span text:style-name="T3"><text:s text:c="4"/><text:tab/></text:span><text:span text:style-name="T2">super</text:span><text:span text:style-name="T3">();</text:span></text:p>
      <text:p text:style-name="P15"><text:span text:style-name="T3"><text:s text:c="4"/><text:tab/></text:span><text:span text:style-name="T2">this</text:span><text:span text:style-name="T3">.</text:span><text:span text:style-name="T16">first</text:span><text:span text:style-name="T3"> = first;</text:span></text:p>
      <text:p text:style-name="P15"><text:span text:style-name="T3"><text:s text:c="4"/><text:tab/></text:span><text:span text:style-name="T2">this</text:span><text:span text:style-name="T3">.</text:span><text:span text:style-name="T16">second</text:span><text:span text:style-name="T3"> = second;</text:span></text:p>
      <text:p text:style-name="P17"><text:soft-page-break/><text:s text:c="4"/>}</text:p>
      <text:p text:style-name="P15"/>
      <text:p text:style-name="P15"><text:span text:style-name="T3"><text:s text:c="4"/></text:span><text:span text:style-name="T10">// Return A Hashing Of The Data</text:span></text:p>
      <text:p text:style-name="P15"><text:span text:style-name="T3"><text:s text:c="4"/></text:span><text:span text:style-name="T2">public</text:span><text:span text:style-name="T3"> </text:span><text:span text:style-name="T2">int</text:span><text:span text:style-name="T3"> hashCode() {</text:span></text:p>
      <text:p text:style-name="P15"><text:span text:style-name="T3"><text:s text:c="4"/><text:tab/></text:span><text:span text:style-name="T2">int</text:span><text:span text:style-name="T3"> hashFirst = </text:span><text:span text:style-name="T16">first</text:span><text:span text:style-name="T3"> != </text:span><text:span text:style-name="T2">null</text:span><text:span text:style-name="T3"> ? </text:span><text:span text:style-name="T16">first</text:span><text:span text:style-name="T3">.hashCode() : 0;</text:span></text:p>
      <text:p text:style-name="P15"><text:span text:style-name="T3"><text:s text:c="4"/><text:tab/></text:span><text:span text:style-name="T2">int</text:span><text:span text:style-name="T3"> hashSecond = </text:span><text:span text:style-name="T16">second</text:span><text:span text:style-name="T3"> != </text:span><text:span text:style-name="T2">null</text:span><text:span text:style-name="T3"> ? </text:span><text:span text:style-name="T16">second</text:span><text:span text:style-name="T3">.hashCode() : 0;</text:span></text:p>
      <text:p text:style-name="P15"/>
      <text:p text:style-name="P15"><text:span text:style-name="T3"><text:s text:c="4"/><text:tab/></text:span><text:span text:style-name="T2">return</text:span><text:span text:style-name="T3"> (hashFirst + hashSecond) * hashSecond + hashFirst;</text:span></text:p>
      <text:p text:style-name="P17"><text:s text:c="4"/>}</text:p>
      <text:p text:style-name="P15"/>
      <text:p text:style-name="P15"><text:span text:style-name="T3"><text:s text:c="4"/></text:span><text:span text:style-name="T10">// Returns True If 2 Pairs Are Equal</text:span></text:p>
      <text:p text:style-name="P15"><text:span text:style-name="T3"><text:s text:c="4"/></text:span><text:span text:style-name="T2">public</text:span><text:span text:style-name="T3"> </text:span><text:span text:style-name="T2">boolean</text:span><text:span text:style-name="T3"> equals(Object other) {</text:span></text:p>
      <text:p text:style-name="P15"><text:span text:style-name="T3"><text:s text:c="4"/><text:tab/></text:span><text:span text:style-name="T2">if</text:span><text:span text:style-name="T3"> (other </text:span><text:span text:style-name="T2">instanceof</text:span><text:span text:style-name="T3"> Pair) {</text:span></text:p>
      <text:p text:style-name="P17"><text:s text:c="4"/><text:tab/><text:tab/><text:span text:style-name="T19">Pair</text:span> otherPair = (<text:span text:style-name="T19">Pair</text:span>) other;</text:p>
      <text:p text:style-name="P15"><text:span text:style-name="T3"><text:s text:c="4"/><text:tab/><text:tab/></text:span><text:span text:style-name="T2">return</text:span><text:span text:style-name="T3"> </text:span></text:p>
      <text:p text:style-name="P15"><text:span text:style-name="T3"><text:s text:c="4"/><text:tab/><text:tab/>(( <text:s/></text:span><text:span text:style-name="T2">this</text:span><text:span text:style-name="T3">.</text:span><text:span text:style-name="T16">first</text:span><text:span text:style-name="T3"> == otherPair.</text:span><text:span text:style-name="T16">first</text:span><text:span text:style-name="T3"> ||</text:span></text:p>
      <text:p text:style-name="P15"><text:span text:style-name="T3"><text:s text:c="4"/><text:tab/><text:tab/><text:tab/>( </text:span><text:span text:style-name="T2">this</text:span><text:span text:style-name="T3">.</text:span><text:span text:style-name="T16">first</text:span><text:span text:style-name="T3"> != </text:span><text:span text:style-name="T2">null</text:span><text:span text:style-name="T3"> &amp;&amp; otherPair.</text:span><text:span text:style-name="T16">first</text:span><text:span text:style-name="T3"> != </text:span><text:span text:style-name="T2">null</text:span><text:span text:style-name="T3"> &amp;&amp;</text:span></text:p>
      <text:p text:style-name="P15"><text:span text:style-name="T3"><text:s text:c="4"/><text:tab/><text:tab/><text:tab/> <text:s/></text:span><text:span text:style-name="T2">this</text:span><text:span text:style-name="T3">.</text:span><text:span text:style-name="T16">first</text:span><text:span text:style-name="T3">.equals(otherPair.</text:span><text:span text:style-name="T16">first</text:span><text:span text:style-name="T3">))) &amp;&amp;</text:span></text:p>
      <text:p text:style-name="P15"><text:span text:style-name="T3"><text:s text:c="4"/><text:tab/><text:tab/> (<text:tab/></text:span><text:span text:style-name="T2">this</text:span><text:span text:style-name="T3">.</text:span><text:span text:style-name="T16">second</text:span><text:span text:style-name="T3"> == otherPair.</text:span><text:span text:style-name="T16">second</text:span><text:span text:style-name="T3"> ||</text:span></text:p>
      <text:p text:style-name="P15"><text:span text:style-name="T3"><text:s text:c="4"/><text:tab/><text:tab/><text:tab/>( </text:span><text:span text:style-name="T2">this</text:span><text:span text:style-name="T3">.</text:span><text:span text:style-name="T16">second</text:span><text:span text:style-name="T3"> != </text:span><text:span text:style-name="T2">null</text:span><text:span text:style-name="T3"> &amp;&amp; otherPair.</text:span><text:span text:style-name="T16">second</text:span><text:span text:style-name="T3"> != </text:span><text:span text:style-name="T2">null</text:span><text:span text:style-name="T3"> &amp;&amp;</text:span></text:p>
      <text:p text:style-name="P15"><text:span text:style-name="T3"><text:s text:c="4"/><text:tab/><text:tab/><text:tab/> <text:s/></text:span><text:span text:style-name="T2">this</text:span><text:span text:style-name="T3">.</text:span><text:span text:style-name="T16">second</text:span><text:span text:style-name="T3">.equals(otherPair.</text:span><text:span text:style-name="T16">second</text:span><text:span text:style-name="T3">))) );</text:span></text:p>
      <text:p text:style-name="P17"><text:s text:c="4"/><text:tab/>}</text:p>
      <text:p text:style-name="P15"/>
      <text:p text:style-name="P15"><text:span text:style-name="T3"><text:s text:c="4"/><text:tab/></text:span><text:span text:style-name="T2">return</text:span><text:span text:style-name="T3"> </text:span><text:span text:style-name="T2">false</text:span><text:span text:style-name="T3">;</text:span></text:p>
      <text:p text:style-name="P17"><text:s text:c="4"/>}</text:p>
      <text:p text:style-name="P15"/>
      <text:p text:style-name="P15"><text:span text:style-name="T3"><text:s text:c="4"/></text:span><text:span text:style-name="T10">// Returns The ToString() Of Both Objects Combined</text:span></text:p>
      <text:p text:style-name="P15"><text:span text:style-name="T3"><text:s text:c="4"/></text:span><text:span text:style-name="T2">public</text:span><text:span text:style-name="T3"> String toString()</text:span></text:p>
      <text:p text:style-name="P17"><text:s text:c="4"/>{ </text:p>
      <text:p text:style-name="P15"><text:span text:style-name="T3"><text:s text:c="11"/></text:span><text:span text:style-name="T2">return</text:span><text:span text:style-name="T3"> </text:span><text:span text:style-name="T20">"("</text:span><text:span text:style-name="T3"> + </text:span><text:span text:style-name="T16">first</text:span><text:span text:style-name="T3"> + </text:span><text:span text:style-name="T20">", "</text:span><text:span text:style-name="T3"> + </text:span><text:span text:style-name="T16">second</text:span><text:span text:style-name="T3"> + </text:span><text:span text:style-name="T20">")"</text:span><text:span text:style-name="T3">; </text:span></text:p>
      <text:p text:style-name="P17"><text:s text:c="4"/>}</text:p>
      <text:p text:style-name="P15"/>
      <text:p text:style-name="P15"><text:span text:style-name="T3"><text:s text:c="4"/></text:span><text:span text:style-name="T2">public</text:span><text:span text:style-name="T3"> A getFirst() {</text:span></text:p>
      <text:p text:style-name="P15"><text:span text:style-name="T3"><text:s text:c="4"/><text:tab/></text:span><text:span text:style-name="T2">return</text:span><text:span text:style-name="T3"> </text:span><text:span text:style-name="T16">first</text:span><text:span text:style-name="T3">;</text:span></text:p>
      <text:p text:style-name="P17"><text:s text:c="4"/>}</text:p>
      <text:p text:style-name="P15"/>
      <text:p text:style-name="P15"><text:span text:style-name="T3"><text:s text:c="4"/></text:span><text:span text:style-name="T2">public</text:span><text:span text:style-name="T3"> </text:span><text:span text:style-name="T2">void</text:span><text:span text:style-name="T3"> setFirst(A first) {</text:span></text:p>
      <text:p text:style-name="P15"><text:span text:style-name="T3"><text:s text:c="4"/><text:tab/></text:span><text:span text:style-name="T2">this</text:span><text:span text:style-name="T3">.</text:span><text:span text:style-name="T16">first</text:span><text:span text:style-name="T3"> = first;</text:span></text:p>
      <text:p text:style-name="P17"><text:s text:c="4"/>}</text:p>
      <text:p text:style-name="P15"/>
      <text:p text:style-name="P15"><text:span text:style-name="T3"><text:s text:c="4"/></text:span><text:span text:style-name="T2">public</text:span><text:span text:style-name="T3"> B getSecond() {</text:span></text:p>
      <text:p text:style-name="P15"><text:span text:style-name="T3"><text:s text:c="4"/><text:tab/></text:span><text:span text:style-name="T2">return</text:span><text:span text:style-name="T3"> </text:span><text:span text:style-name="T16">second</text:span><text:span text:style-name="T3">;</text:span></text:p>
      <text:p text:style-name="P17"><text:s text:c="4"/>}</text:p>
      <text:p text:style-name="P15"/>
      <text:p text:style-name="P15"><text:span text:style-name="T3"><text:s text:c="4"/></text:span><text:span text:style-name="T2">public</text:span><text:span text:style-name="T3"> </text:span><text:span text:style-name="T2">void</text:span><text:span text:style-name="T3"> setSecond(B second) {</text:span></text:p>
      <text:p text:style-name="P15"><text:span text:style-name="T3"><text:s text:c="4"/><text:tab/></text:span><text:span text:style-name="T2">this</text:span><text:span text:style-name="T3">.</text:span><text:span text:style-name="T16">second</text:span><text:span text:style-name="T3"> = second;</text:span></text:p>
      <text:p text:style-name="P17"><text:s text:c="4"/>}</text:p>
      <text:p text:style-name="P17">}</text:p>
      <text:p text:style-name="P17"/>
      <text:p text:style-name="P23">Package: Views</text:p>
      <text:p text:style-name="P13"><text:span text:style-name="T13">Class:</text:span><text:span text:style-name="T26"> AddPlayerView.java</text:span></text:p>
      <text:p text:style-name="P13"><text:span text:style-name="T26">package views;<text:line-break/><text:line-break/>import java.awt.Toolkit;<text:line-break/>import java.awt.event.ActionEvent;<text:line-break/>import java.awt.event.ActionListener;<text:line-break/><text:line-break/></text:span><text:soft-page-break/><text:span text:style-name="T26">import javax.swing.DefaultComboBoxModel;<text:line-break/>import javax.swing.JButton;<text:line-break/>import javax.swing.JComboBox;<text:line-break/></text:span><text:span text:style-name="T26">import javax.swing.JLabel;<text:line-break/>import javax.swing.JTextField;<text:line-break/><text:line-break/>import models.characterModels.playerEnums.CharacterClass;<text:line-break/><text:line-break/>public class AddPlayerView extends FrameBase {<text:line-break/><text:line-break/><text:tab/>/**<text:line-break/><text:tab/> * <text:line-break/><text:tab/> */<text:line-break/><text:tab/>private static final long serialVersionUID = -1991225057723904889L;<text:line-break/><text:line-break/><text:tab/>public GameView parent;<text:line-break/><text:tab/><text:line-break/><text:tab/>protected JLabel nameLabel;<text:line-break/><text:tab/>protected JLabel chooseLabel;<text:line-break/><text:tab/>protected JTextField nameField;<text:line-break/><text:tab/>protected JComboBox&lt;CharacterClass&gt; classSelecter;<text:line-break/><text:tab/><text:line-break/><text:tab/>protected JButton startButton;<text:line-break/><text:tab/>protected JButton cancelButton;<text:line-break/><text:tab/><text:line-break/><text:tab/>private Toolkit tk = Toolkit.getDefaultToolkit();<text:line-break/><text:tab/><text:line-break/><text:tab/>public AddPlayerView (GameView parent) {<text:line-break/><text:tab/><text:tab/>super ();<text:line-break/><text:tab/><text:tab/>this.parent = parent;<text:line-break/><text:tab/><text:tab/><text:line-break/><text:tab/><text:tab/>initWindow();<text:line-break/><text:tab/><text:tab/>initComponents();<text:line-break/><text:tab/><text:tab/>initListeners();<text:line-break/><text:tab/>}<text:line-break/><text:tab/><text:line-break/><text:tab/>// Init The Window<text:line-break/><text:tab/>public void initWindow () {<text:line-break/><text:tab/><text:tab/>setSize(300,200);<text:line-break/><text:tab/><text:tab/>setLocation(((int)tk.getScreenSize().getWidth()/2) - 150, ((int)tk.getScreenSize().getHeight()/2) - 75);<text:line-break/><text:tab/><text:tab/>setVisible(true);<text:line-break/><text:tab/><text:tab/>setLayout(layout);<text:line-break/><text:tab/>}<text:line-break/><text:tab/><text:line-break/><text:tab/>// Init All The Components<text:line-break/><text:tab/>public void initComponents () {<text:line-break/><text:tab/><text:tab/>nameField = new JTextField();<text:line-break/><text:tab/><text:tab/>nameField = new JTextField();<text:line-break/></text:span><text:soft-page-break/><text:span text:style-name="T26"><text:tab/><text:tab/>nameLabel = new JLabel("Enter Player Name:");<text:line-break/><text:tab/><text:tab/>chooseLabel = new JLabel("Choose Your Class:");<text:line-break/><text:line-break/></text:span><text:span text:style-name="T26"><text:tab/><text:tab/>classSelecter = new JComboBox&lt;CharacterClass&gt;();<text:line-break/><text:tab/><text:tab/>classSelecter.setModel(new DefaultComboBoxModel&lt;CharacterClass&gt;(CharacterClass.values()));<text:line-break/><text:line-break/><text:tab/><text:tab/>startButton = new JButton("OK");<text:line-break/><text:tab/><text:tab/>cancelButton = new JButton("Cancel");<text:line-break/><text:tab/><text:tab/><text:line-break/><text:tab/><text:tab/>addToFrame(this, nameLabel, layout, 0, 0, 1, 1);<text:line-break/><text:tab/><text:tab/>addToFrame(this, nameField, layout, 1, 0, 1, 1);<text:line-break/><text:tab/><text:tab/>addToFrame(this, chooseLabel, layout, 0, 1, 1, 1);<text:line-break/><text:tab/><text:tab/>addToFrame(this, classSelecter, layout, 1, 1, 1, 1);<text:line-break/><text:tab/><text:tab/>addToFrame(this, startButton, layout, 0, 2, 1, 1);<text:line-break/><text:tab/><text:tab/>addToFrame(this, cancelButton, layout, 1, 2, 1, 1);<text:line-break/><text:tab/>}<text:line-break/><text:tab/><text:line-break/><text:tab/>// Initialize The Listeners<text:line-break/><text:tab/>public void initListeners () {<text:line-break/> <text:s text:c="7"/>cancelButton.addActionListener(new ActionListener() {<text:line-break/> <text:s text:c="11"/>public void actionPerformed(ActionEvent arg0) {<text:line-break/> <text:s text:c="11"/><text:tab/>closeWindow();<text:line-break/> <text:s text:c="11"/>}<text:line-break/> <text:s text:c="7"/>});<text:tab/><text:tab/><text:line-break/> <text:s text:c="7"/><text:line-break/> <text:s text:c="7"/>startButton.addActionListener(new ActionListener() {<text:line-break/> <text:s text:c="11"/>public void actionPerformed(ActionEvent arg0) {<text:line-break/> <text:s text:c="11"/><text:tab/>parent.addPlayer(nameField.getText(), classSelecter.getItemAt(classSelecter.getSelectedIndex()));<text:line-break/> <text:s text:c="15"/>closeWindow();<text:line-break/> <text:s text:c="11"/>}<text:line-break/> <text:s text:c="7"/>});<text:line-break/><text:tab/>}<text:line-break/><text:tab/><text:line-break/><text:tab/>// Closes The Window When Called<text:line-break/><text:tab/>public void closeWindow () {<text:line-break/><text:tab/><text:tab/>dispose();<text:line-break/><text:tab/>}<text:line-break/>}</text:span></text:p>
      <text:p text:style-name="P25"/>
      <text:p text:style-name="P13"><text:span text:style-name="T13">Class: </text:span><text:span text:style-name="T15">BoardView.java</text:span></text:p>
      <text:p text:style-name="P13"><text:span text:style-name="T15">package views;<text:line-break/><text:line-break/>import java.awt.Dimension;<text:line-break/>import java.awt.Graphics;<text:line-break/>import java.awt.Image;<text:line-break/>import java.awt.Toolkit;<text:line-break/>import java.awt.event.ActionEvent;<text:line-break/></text:span><text:soft-page-break/><text:span text:style-name="T15">import java.awt.event.ActionListener;<text:line-break/>import java.awt.event.MouseAdapter;<text:line-break/>import java.awt.event.MouseEvent;<text:line-break/></text:span><text:span text:style-name="T15">import java.io.File;<text:line-break/>import java.io.IOException;<text:line-break/>import java.util.ArrayList;<text:line-break/><text:line-break/>import javax.imageio.ImageIO;<text:line-break/>import javax.swing.JFrame;<text:line-break/>import javax.swing.JPanel;<text:line-break/><text:line-break/>import models.BoardModels.Clearing;<text:line-break/>import models.BoardModels.Dwelling;<text:line-break/>import models.characterModels.playerEnums.CharacterClass;<text:line-break/>import models.otherEntities.TreasureModel;<text:line-break/><text:line-break/>public class BoardView extends JPanel {<text:line-break/><text:line-break/><text:tab/>private static final long serialVersionUID = -3255182183312639441L;<text:line-break/><text:tab/><text:line-break/><text:tab/>//Field declarations<text:line-break/><text:tab/>private Image img;<text:line-break/><text:tab/>private Toolkit tk = Toolkit.getDefaultToolkit();<text:line-break/><text:line-break/><text:tab/>private ArrayList&lt;Clearing&gt; theButtons = new ArrayList&lt;Clearing&gt;();<text:line-break/><text:tab/><text:line-break/><text:tab/>private Clearing cliff1 = new Clearing("cl1");<text:line-break/><text:tab/>private Clearing cliff2 = new Clearing("cl2");<text:line-break/><text:tab/>private Clearing cliff3 = new Clearing("cl3");<text:line-break/><text:tab/>private Clearing cliff4 = new Clearing("cl4");<text:line-break/><text:tab/>private Clearing cliff5 = new Clearing("cl5");<text:line-break/><text:tab/>private Clearing cliff6 = new Clearing("cl6");<text:line-break/><text:line-break/><text:tab/>private Clearing evalley1 = new Clearing("ev1");<text:line-break/><text:tab/>private Clearing evalley2 = new Clearing("ev2");<text:line-break/><text:tab/>private Clearing evalley4 = new Clearing("ev4");<text:line-break/><text:tab/>private Clearing evalley5 = new Clearing("ev5");<text:line-break/><text:tab/><text:line-break/><text:tab/>private Clearing hpass1 = new Clearing("hp1");<text:line-break/><text:tab/>private Clearing hpass2 = new Clearing("hp2");<text:line-break/><text:tab/>private Clearing hpass3 = new Clearing("hp3");<text:line-break/><text:tab/>private Clearing hpass4 = new Clearing("hp4");<text:line-break/><text:tab/>private Clearing hpass5 = new Clearing("hp5");<text:line-break/><text:tab/>private Clearing hpass6 = new Clearing("hp6");<text:line-break/><text:tab/><text:line-break/><text:tab/>private Clearing ledges1 = new Clearing("le1");<text:line-break/><text:tab/>private Clearing ledges2 = new Clearing("le2");<text:line-break/><text:tab/>private Clearing ledges3 = new Clearing("le3");<text:line-break/><text:tab/>private Clearing ledges4 = new Clearing("le4");<text:line-break/></text:span><text:soft-page-break/><text:span text:style-name="T15"><text:tab/>private Clearing ledges5 = new Clearing("le5");<text:line-break/><text:tab/>private Clearing ledges6 = new Clearing("le6");<text:line-break/><text:tab/><text:line-break/></text:span><text:span text:style-name="T15"><text:tab/>private Clearing bland1 = new Clearing("bl1");<text:line-break/><text:tab/>private Clearing bland2 = new Clearing("bl2");<text:line-break/><text:tab/>private Clearing bland3 = new Clearing("bl3");<text:line-break/><text:tab/>private Clearing bland4 = new Clearing("bl4");<text:line-break/><text:tab/>private Clearing bland5 = new Clearing("bl5");<text:line-break/><text:tab/>private Clearing bland6 = new Clearing("bl6");<text:line-break/><text:tab/><text:line-break/><text:tab/>private Clearing cavern1 = new Clearing("ca1");<text:line-break/><text:tab/>private Clearing cavern2 = new Clearing("ca2");<text:line-break/><text:tab/>private Clearing cavern3 = new Clearing("ca3");<text:line-break/><text:tab/>private Clearing cavern4 = new Clearing("ca4");<text:line-break/><text:tab/>private Clearing cavern5 = new Clearing("ca5");<text:line-break/><text:tab/>private Clearing cavern6 = new Clearing("ca6");<text:line-break/><text:tab/><text:line-break/><text:tab/>private Clearing crag1 = new Clearing("cr1");<text:line-break/><text:tab/>private Clearing crag2 = new Clearing("cr2");<text:line-break/><text:tab/>private Clearing crag3 = new Clearing("cr3");<text:line-break/><text:tab/>private Clearing crag4 = new Clearing("cr4");<text:line-break/><text:tab/>private Clearing crag5 = new Clearing("cr5");<text:line-break/><text:tab/>private Clearing crag6 = new Clearing("cr6");<text:line-break/><text:tab/><text:line-break/><text:tab/>private Clearing owoods2 = new Clearing("ow2");<text:line-break/><text:tab/>private Clearing owoods4 = new Clearing("ow4");<text:line-break/><text:tab/>private Clearing owoods5 = new Clearing("ow5");<text:line-break/><text:tab/><text:line-break/><text:tab/>private Clearing bvalley1 = new Clearing("bv1");<text:line-break/><text:tab/>private Clearing bvalley2 = new Clearing("bv2");<text:line-break/><text:tab/>private Clearing bvalley4 = new Clearing("bv4");<text:line-break/><text:tab/>private Clearing bvalley5 = new Clearing("bv5");<text:line-break/><text:tab/><text:line-break/><text:tab/>private Clearing mountain1 = new Clearing("mo1");<text:line-break/><text:tab/>private Clearing mountain2 = new Clearing("mo2");<text:line-break/><text:tab/>private Clearing mountain3 = new Clearing("mo3");<text:line-break/><text:tab/>private Clearing mountain4 = new Clearing("mo4");<text:line-break/><text:tab/>private Clearing mountain5 = new Clearing("mo5");<text:line-break/><text:tab/>private Clearing mountain6 = new Clearing("mo6");<text:line-break/><text:tab/><text:line-break/><text:tab/>private Clearing dvalley1 = new Clearing("dv1");<text:line-break/><text:tab/>private Clearing dvalley2 = new Clearing("dv2");<text:line-break/><text:tab/>private Clearing dvalley4 = new Clearing("dv4");<text:line-break/><text:tab/>private Clearing dvalley5 = new Clearing("dv5");<text:line-break/><text:tab/><text:line-break/><text:tab/>private Clearing dwoods1 = new Clearing("dw1");<text:line-break/><text:tab/>private Clearing dwoods2 = new Clearing("dw2");<text:line-break/><text:tab/>private Clearing dwoods3 = new Clearing("dw3");<text:line-break/><text:tab/>private Clearing dwoods4 = new Clearing("dw4");<text:line-break/></text:span><text:soft-page-break/><text:span text:style-name="T15"><text:tab/>private Clearing dwoods5 = new Clearing("dw5");<text:line-break/><text:tab/>private Clearing dwoods6 = new Clearing("dw6");<text:line-break/><text:tab/><text:line-break/></text:span><text:span text:style-name="T15"><text:tab/>private Clearing mwoods2 = new Clearing("mw2");<text:line-break/><text:tab/>private Clearing mwoods4 = new Clearing("mw4");<text:line-break/><text:tab/>private Clearing mwoods5 = new Clearing("mw5");<text:line-break/><text:tab/><text:line-break/><text:tab/>private Clearing caves1 = new Clearing("cv1");<text:line-break/><text:tab/>private Clearing caves2 = new Clearing("cv2");<text:line-break/><text:tab/>private Clearing caves3 = new Clearing("cv3");<text:line-break/><text:tab/>private Clearing caves4 = new Clearing("cv4");<text:line-break/><text:tab/>private Clearing caves5 = new Clearing("cv5");<text:line-break/><text:tab/>private Clearing caves6 = new Clearing("cv6");<text:line-break/><text:tab/><text:line-break/><text:tab/>private Clearing pwoods2 = new Clearing("pw2");<text:line-break/><text:tab/>private Clearing pwoods4 = new Clearing("pw4");<text:line-break/><text:tab/>private Clearing pwoods5 = new Clearing("pw5");<text:line-break/><text:tab/><text:line-break/><text:tab/>private Clearing cvalley1 = new Clearing("cv1");<text:line-break/><text:tab/>private Clearing cvalley2 = new Clearing("cv2");<text:line-break/><text:tab/>private Clearing cvalley4 = new Clearing("cv4");<text:line-break/><text:tab/>private Clearing cvalley5 = new Clearing("cv5");<text:line-break/><text:tab/><text:line-break/><text:tab/>private Clearing nwoods5 = new Clearing("nw5");<text:line-break/><text:tab/>private Clearing nwoods2 = new Clearing("nw2");<text:line-break/><text:tab/>private Clearing nwoods4 = new Clearing("nw4");<text:line-break/><text:tab/><text:line-break/><text:tab/>private Clearing ruins1 = new Clearing("ru1");<text:line-break/><text:tab/>private Clearing ruins2 = new Clearing("ru2");<text:line-break/><text:tab/>private Clearing ruins3 = new Clearing("ru3");<text:line-break/><text:tab/>private Clearing ruins4 = new Clearing("ru4");<text:line-break/><text:tab/>private Clearing ruins5 = new Clearing("ru5");<text:line-break/><text:tab/>private Clearing ruins6 = new Clearing("ru6");<text:line-break/><text:tab/><text:line-break/><text:tab/>private Clearing avalley1 = new Clearing("av1");<text:line-break/><text:tab/>private Clearing avalley2 = new Clearing("av2");<text:line-break/><text:tab/>private Clearing avalley4 = new Clearing("av4");<text:line-break/><text:tab/>private Clearing avalley5 = new Clearing("av5");<text:line-break/><text:tab/><text:line-break/><text:tab/>private Clearing lwoods2 = new Clearing("lw2");<text:line-break/><text:tab/>private Clearing lwoods4 = new Clearing("lw4");<text:line-break/><text:tab/>private Clearing lwoods5 = new Clearing("lw5");<text:line-break/><text:tab/><text:line-break/><text:tab/>private Dwelling inn;<text:line-break/><text:line-break/><text:tab/>private GameView parent;<text:line-break/><text:tab/>private JFrame hoverFrame = null;<text:line-break/><text:tab/>private HoverView hoverPanel;<text:line-break/><text:tab/><text:line-break/></text:span><text:soft-page-break/><text:span text:style-name="T15"><text:tab/>//Constructor for the BoardView<text:line-break/><text:tab/>public BoardView (GameView parent){<text:line-break/><text:tab/><text:tab/>init();<text:line-break/></text:span><text:span text:style-name="T15"><text:tab/><text:tab/>this.parent = parent;<text:line-break/><text:tab/><text:tab/><text:line-break/><text:tab/><text:tab/>// Now For The Inn<text:line-break/><text:tab/><text:tab/>try {<text:line-break/><text:tab/><text:tab/><text:tab/>Image innImage = ImageIO.read(getClass().getResource("/dwellings_c/inn.gif"));<text:line-break/><text:tab/><text:tab/><text:tab/>inn = new Dwelling(dvalley4, innImage);<text:line-break/><text:tab/><text:tab/><text:tab/>inn.getClearingThisOn().addImageToList(inn.getImageRepresentation());<text:line-break/><text:tab/><text:tab/>} catch (Exception e) {<text:line-break/><text:tab/><text:tab/><text:tab/>e.printStackTrace();<text:line-break/><text:tab/><text:tab/>}<text:line-break/><text:tab/>}<text:line-break/><text:tab/>//Initialization method, sets up the board<text:line-break/><text:tab/>private void init(){<text:line-break/><text:tab/><text:tab/>try {<text:line-break/><text:tab/><text:tab/><text:tab/>img = ImageIO.read(getClass().getResource("/theMap3.gif"));<text:line-break/><text:tab/><text:tab/>} catch (IOException e) {<text:line-break/><text:tab/><text:tab/><text:tab/>e.printStackTrace();<text:line-break/><text:tab/><text:tab/>}<text:line-break/><text:line-break/><text:tab/><text:tab/>setPreferredSize( new Dimension(1300,1486));<text:line-break/><text:tab/><text:tab/>setLayout(null);<text:line-break/><text:tab/><text:tab/><text:line-break/><text:tab/><text:tab/>theButtons.add(cliff1);<text:line-break/><text:tab/><text:tab/>theButtons.add(cliff2);<text:line-break/><text:tab/><text:tab/>theButtons.add(cliff3);<text:line-break/><text:tab/><text:tab/>theButtons.add(cliff4);<text:line-break/><text:tab/><text:tab/>theButtons.add(cliff5);<text:line-break/><text:tab/><text:tab/>theButtons.add(cliff6);<text:line-break/><text:tab/><text:tab/><text:line-break/><text:tab/><text:tab/>theButtons.add(evalley1);<text:line-break/><text:tab/><text:tab/>theButtons.add(evalley2);<text:line-break/><text:tab/><text:tab/>theButtons.add(evalley4);<text:line-break/><text:tab/><text:tab/>theButtons.add(evalley5);<text:line-break/><text:tab/><text:tab/><text:line-break/><text:tab/><text:tab/>theButtons.add(hpass1);<text:line-break/><text:tab/><text:tab/>theButtons.add(hpass2);<text:line-break/><text:tab/><text:tab/>theButtons.add(hpass3);<text:line-break/><text:tab/><text:tab/>theButtons.add(hpass4);<text:line-break/><text:tab/><text:tab/>theButtons.add(hpass5);<text:line-break/><text:tab/><text:tab/>theButtons.add(hpass6);<text:line-break/><text:tab/><text:tab/><text:line-break/><text:tab/><text:tab/>theButtons.add(ledges1);<text:line-break/><text:tab/><text:tab/>theButtons.add(ledges2);<text:line-break/><text:tab/><text:tab/>theButtons.add(ledges3);<text:line-break/><text:tab/><text:tab/>theButtons.add(ledges4);<text:line-break/></text:span><text:soft-page-break/><text:span text:style-name="T15"><text:tab/><text:tab/>theButtons.add(ledges5);<text:line-break/><text:tab/><text:tab/>theButtons.add(ledges6);<text:line-break/><text:tab/><text:tab/><text:line-break/></text:span><text:span text:style-name="T15"><text:tab/><text:tab/>theButtons.add(bland1);<text:line-break/><text:tab/><text:tab/>theButtons.add(bland2);<text:line-break/><text:tab/><text:tab/>theButtons.add(bland3);<text:line-break/><text:tab/><text:tab/>theButtons.add(bland4);<text:line-break/><text:tab/><text:tab/>theButtons.add(bland5);<text:line-break/><text:tab/><text:tab/>theButtons.add(bland6);<text:line-break/><text:tab/><text:tab/><text:line-break/><text:tab/><text:tab/>theButtons.add(cavern1);<text:line-break/><text:tab/><text:tab/>theButtons.add(cavern2);<text:line-break/><text:tab/><text:tab/>theButtons.add(cavern3);<text:line-break/><text:tab/><text:tab/>theButtons.add(cavern4);<text:line-break/><text:tab/><text:tab/>theButtons.add(cavern5);<text:line-break/><text:tab/><text:tab/>theButtons.add(cavern6);<text:line-break/><text:tab/><text:tab/><text:line-break/><text:tab/><text:tab/>theButtons.add(crag1);<text:line-break/><text:tab/><text:tab/>theButtons.add(crag2);<text:line-break/><text:tab/><text:tab/>theButtons.add(crag3);<text:line-break/><text:tab/><text:tab/>theButtons.add(crag4);<text:line-break/><text:tab/><text:tab/>theButtons.add(crag5);<text:line-break/><text:tab/><text:tab/>theButtons.add(crag6);<text:line-break/><text:tab/><text:tab/><text:line-break/><text:tab/><text:tab/>theButtons.add(owoods2);<text:line-break/><text:tab/><text:tab/>theButtons.add(owoods4);<text:line-break/><text:tab/><text:tab/>theButtons.add(owoods5);<text:line-break/><text:tab/><text:tab/><text:line-break/><text:tab/><text:tab/>theButtons.add(bvalley1);<text:line-break/><text:tab/><text:tab/>theButtons.add(bvalley2);<text:line-break/><text:tab/><text:tab/>theButtons.add(bvalley4);<text:line-break/><text:tab/><text:tab/>theButtons.add(bvalley5);<text:line-break/><text:tab/><text:tab/><text:line-break/><text:tab/><text:tab/>theButtons.add(mountain1);<text:line-break/><text:tab/><text:tab/>theButtons.add(mountain2);<text:line-break/><text:tab/><text:tab/>theButtons.add(mountain3);<text:line-break/><text:tab/><text:tab/>theButtons.add(mountain4);<text:line-break/><text:tab/><text:tab/>theButtons.add(mountain5);<text:line-break/><text:tab/><text:tab/>theButtons.add(mountain6);<text:line-break/><text:tab/><text:tab/><text:line-break/><text:tab/><text:tab/>theButtons.add(dvalley1);<text:line-break/><text:tab/><text:tab/>theButtons.add(dvalley2);<text:line-break/><text:tab/><text:tab/>theButtons.add(dvalley4);<text:line-break/><text:tab/><text:tab/>theButtons.add(dvalley5);<text:line-break/><text:tab/><text:tab/><text:line-break/><text:tab/><text:tab/>theButtons.add(dwoods1);<text:line-break/><text:tab/><text:tab/>theButtons.add(dwoods2);<text:line-break/><text:tab/><text:tab/>theButtons.add(dwoods3);<text:line-break/><text:tab/><text:tab/>theButtons.add(dwoods4);<text:line-break/></text:span><text:soft-page-break/><text:span text:style-name="T15"><text:tab/><text:tab/>theButtons.add(dwoods5);<text:line-break/><text:tab/><text:tab/>theButtons.add(dwoods6);<text:line-break/><text:tab/><text:tab/><text:line-break/></text:span><text:span text:style-name="T15"><text:tab/><text:tab/>theButtons.add(mwoods2);<text:line-break/><text:tab/><text:tab/>theButtons.add(mwoods4);<text:line-break/><text:tab/><text:tab/>theButtons.add(mwoods5);<text:line-break/><text:tab/><text:tab/><text:line-break/><text:tab/><text:tab/>theButtons.add(caves1);<text:line-break/><text:tab/><text:tab/>theButtons.add(caves2);<text:line-break/><text:tab/><text:tab/>theButtons.add(caves3);<text:line-break/><text:tab/><text:tab/>theButtons.add(caves4);<text:line-break/><text:tab/><text:tab/>theButtons.add(caves5);<text:line-break/><text:tab/><text:tab/>theButtons.add(caves6);<text:line-break/><text:tab/><text:tab/><text:line-break/><text:tab/><text:tab/>theButtons.add(pwoods2);<text:line-break/><text:tab/><text:tab/>theButtons.add(pwoods4);<text:line-break/><text:tab/><text:tab/>theButtons.add(pwoods5);<text:line-break/><text:tab/><text:tab/><text:line-break/><text:tab/><text:tab/>theButtons.add(cvalley1);<text:line-break/><text:tab/><text:tab/>theButtons.add(cvalley2);<text:line-break/><text:tab/><text:tab/>theButtons.add(cvalley4);<text:line-break/><text:tab/><text:tab/>theButtons.add(cvalley5);<text:line-break/><text:tab/><text:tab/><text:line-break/><text:tab/><text:tab/>theButtons.add(nwoods5);<text:line-break/><text:tab/><text:tab/>theButtons.add(nwoods2);<text:line-break/><text:tab/><text:tab/>theButtons.add(nwoods4);<text:line-break/><text:tab/><text:tab/><text:line-break/><text:tab/><text:tab/>theButtons.add(ruins1);<text:line-break/><text:tab/><text:tab/>theButtons.add(ruins2);<text:line-break/><text:tab/><text:tab/>theButtons.add(ruins3);<text:line-break/><text:tab/><text:tab/>theButtons.add(ruins4);<text:line-break/><text:tab/><text:tab/>theButtons.add(ruins5);<text:line-break/><text:tab/><text:tab/>theButtons.add(ruins6);<text:line-break/><text:tab/><text:tab/><text:line-break/><text:tab/><text:tab/>theButtons.add(avalley1);<text:line-break/><text:tab/><text:tab/>theButtons.add(avalley2);<text:line-break/><text:tab/><text:tab/>theButtons.add(avalley4);<text:line-break/><text:tab/><text:tab/>theButtons.add(avalley5);<text:line-break/><text:tab/><text:tab/><text:line-break/><text:tab/><text:tab/>theButtons.add(lwoods2);<text:line-break/><text:tab/><text:tab/>theButtons.add(lwoods4);<text:line-break/><text:tab/><text:tab/>theButtons.add(lwoods5);<text:line-break/><text:tab/><text:tab/><text:line-break/><text:tab/><text:tab/>//Adds the components to the board<text:line-break/><text:tab/><text:tab/>for(int i = 0; i &lt; theButtons.size(); i++){<text:line-break/><text:tab/><text:tab/><text:tab/>add(theButtons.get(i).getButtonTiedToClearing());<text:line-break/><text:tab/><text:tab/>}<text:line-break/><text:tab/><text:tab/><text:line-break/><text:tab/><text:tab/>initClearings();<text:line-break/></text:span><text:soft-page-break/><text:span text:style-name="T15"><text:tab/><text:tab/>addClearingListeners();<text:tab/><text:line-break/><text:tab/>}<text:line-break/><text:line-break/></text:span><text:span text:style-name="T15"><text:tab/>// Adds All Of The Clearing Listeners<text:line-break/><text:tab/>private void addClearingListeners() {<text:line-break/><text:tab/><text:tab/>for (Clearing c: theButtons) {<text:line-break/><text:tab/><text:tab/><text:tab/>addListener(c);<text:line-break/><text:tab/><text:tab/>}<text:line-break/><text:tab/>}<text:line-break/><text:line-break/><text:tab/>//Initializes the clearings<text:line-break/><text:tab/>private void initClearings() {<text:line-break/><text:tab/><text:tab/>cliff1.setLocation(419, 188);<text:line-break/><text:tab/><text:tab/>cliff2.setLocation(496, 204);<text:line-break/><text:tab/><text:tab/>cliff3.setLocation(473, 134);<text:line-break/><text:tab/><text:tab/>cliff4.setLocation(449, 62);<text:line-break/><text:tab/><text:tab/>cliff5.setLocation(527, 78);<text:line-break/><text:tab/><text:tab/>cliff6.setLocation(400, 120);<text:line-break/><text:tab/><text:tab/><text:line-break/><text:tab/><text:tab/>cliff1.addToConnectedClearings(cliff1, evalley2);<text:line-break/><text:tab/><text:tab/>cliff2.addToConnectedClearings(ledges3, cliff3);<text:line-break/><text:tab/><text:tab/>cliff3.addToConnectedClearings(cliff6, cliff5, cliff2);<text:line-break/><text:tab/><text:tab/>cliff4.addConnectedClearing(cliff6);<text:line-break/><text:tab/><text:tab/>cliff5.addToConnectedClearings(cliff3, cliff2);<text:tab/><text:tab/><text:line-break/><text:tab/><text:tab/>cliff6.addToConnectedClearings(cliff1, cliff4, cliff3);<text:line-break/><text:tab/><text:tab/><text:line-break/><text:tab/><text:tab/>evalley1.setLocation(255,267);<text:line-break/><text:tab/><text:tab/>evalley2.setLocation(355,260);<text:line-break/><text:tab/><text:tab/>evalley4.setLocation(350,355);<text:line-break/><text:tab/><text:tab/>evalley5.setLocation(250,370);<text:line-break/><text:tab/><text:tab/><text:line-break/><text:tab/><text:tab/>evalley1.addConnect</text:span></text:p>
      <text:p text:style-name="P13"><text:span text:style-name="T15">edClearing(evalley4);<text:line-break/><text:tab/><text:tab/>evalley2.addToConnectedClearings(cliff1, evalley5);<text:line-break/><text:tab/><text:tab/>evalley4.addToConnectedClearings(ledges2, evalley1, bland2);<text:line-break/><text:tab/><text:tab/>evalley5.addToConnectedClearings(hpass6, evalley2);<text:line-break/><text:tab/><text:tab/><text:line-break/><text:tab/><text:tab/>hpass1.setLocation(105,540);<text:line-break/><text:tab/><text:tab/>hpass2.setLocation(210,510);<text:line-break/><text:tab/><text:tab/>hpass3.setLocation(160,555);<text:line-break/><text:tab/><text:tab/>hpass4.setLocation(130,475);<text:line-break/><text:tab/><text:tab/>hpass5.setLocation(65,475);<text:line-break/><text:tab/><text:tab/>hpass6.setLocation(188,435);<text:line-break/><text:line-break/><text:tab/><text:tab/>hpass1.addToConnectedClearings(hpass5, hpass4);<text:line-break/><text:tab/><text:tab/>hpass2.addToConnectedClearings(hpass4, bland1);<text:line-break/><text:tab/><text:tab/>hpass3.addToConnectedClearings(hpass6, cavern5);<text:line-break/><text:tab/><text:tab/>hpass4.addToConnectedClearings(hpass1, hpass2);<text:line-break/><text:tab/><text:tab/>hpass5.addConnectedClearing(hpass1);<text:line-break/></text:span><text:soft-page-break/><text:span text:style-name="T15"><text:tab/><text:tab/>hpass6.addToConnectedClearings(hpass3, evalley5);<text:line-break/><text:line-break/><text:tab/><text:tab/>ledges1.setLocation(572,321);<text:line-break/></text:span><text:span text:style-name="T15"><text:tab/><text:tab/>ledges2.setLocation(470,350);<text:line-break/><text:tab/><text:tab/>ledges3.setLocation(515,300);<text:line-break/><text:tab/><text:tab/>ledges4.setLocation(540,372);<text:line-break/><text:tab/><text:tab/>ledges5.setLocation(545,445);<text:line-break/><text:tab/><text:tab/>ledges6.setLocation(628,342);<text:line-break/><text:tab/><text:tab/><text:line-break/><text:tab/><text:tab/>ledges1.addToConnectedClearings(ledges6, ledges3, ledges4);<text:line-break/><text:tab/><text:tab/>ledges2.addToConnectedClearings(evalley4, ledges5);<text:line-break/><text:tab/><text:tab/>ledges3.addToConnectedClearings(ledges6, ledges1, cliff2);<text:line-break/><text:tab/><text:tab/>ledges4.addToConnectedClearings(bland4, ledges1, ledges6);<text:line-break/><text:tab/><text:tab/>ledges5.addToConnectedClearings(ledges2, owoods2);<text:line-break/><text:tab/><text:tab/>ledges6.addToConnectedClearings(ledges1, ledges3, ledges4);<text:tab/><text:line-break/><text:tab/><text:tab/><text:line-break/><text:tab/><text:tab/>bland1.setLocation(285,570);<text:line-break/><text:tab/><text:tab/>bland2.setLocation(385,470);<text:line-break/><text:tab/><text:tab/>bland3.setLocation(315,500);<text:tab/><text:line-break/><text:tab/><text:tab/>bland4.setLocation(445,613);<text:line-break/><text:tab/><text:tab/>bland5.setLocation(395,590);<text:line-break/><text:tab/><text:tab/>bland6.setLocation(350,558);<text:line-break/><text:line-break/><text:tab/><text:tab/>bland1.addToConnectedClearings(hpass2, bland6);<text:line-break/><text:tab/><text:tab/>bland2.addToConnectedClearings(owoods2, bland3, evalley4);<text:line-break/><text:tab/><text:tab/>bland3.addToConnectedClearings(bland2, bland6, bland5);<text:line-break/><text:tab/><text:tab/>bland4.addToConnectedClearings(ledges4, bland5, bland6);<text:line-break/><text:tab/><text:tab/>bland5.addToConnectedClearings(bland3, bland4, cavern2);<text:line-break/><text:tab/><text:tab/>bland6.addToConnectedClearings(bland1, bland3, bland4);<text:line-break/><text:tab/><text:tab/><text:tab/><text:tab/><text:tab/><text:line-break/><text:tab/><text:tab/>cavern1.setLocation(290,742);<text:tab/><text:tab/><text:line-break/><text:tab/><text:tab/>cavern2.setLocation(262,665);<text:line-break/><text:tab/><text:tab/>cavern3.setLocation(222,708);<text:line-break/><text:tab/><text:tab/>cavern4.setLocation(155,786);<text:line-break/><text:tab/><text:tab/>cavern5.setLocation(185,655);<text:line-break/><text:tab/><text:tab/>cavern6.setLocation(210,768);<text:line-break/><text:tab/><text:tab/><text:line-break/><text:tab/><text:tab/>cavern1.addToConnectedClearings(cavern3, cavern4, bvalley4);<text:line-break/><text:tab/><text:tab/>cavern2.addToConnectedClearings(cavern3, bland5);<text:line-break/><text:tab/><text:tab/>cavern3.addToConnectedClearings(cavern1, cavern2, cavern5, cavern6);<text:line-break/><text:tab/><text:tab/>cavern4.addToConnectedClearings(cavern1, cavern5, cavern6);<text:line-break/><text:tab/><text:tab/>cavern5.addToConnectedClearings(cavern3, cavern4, hpass3);<text:line-break/><text:tab/><text:tab/>cavern6.addToConnectedClearings(cavern3, cavern4);<text:line-break/><text:tab/><text:tab/><text:line-break/><text:tab/><text:tab/>crag1.setLocation(764,345);<text:line-break/><text:tab/><text:tab/>crag2.setLocation(800,500);<text:line-break/><text:tab/><text:tab/>crag3.setLocation(828,441);<text:line-break/><text:tab/><text:tab/>crag4.setLocation(730,403);<text:line-break/><text:tab/><text:tab/>crag5.setLocation(748,464);<text:line-break/></text:span><text:soft-page-break/><text:span text:style-name="T15"><text:tab/><text:tab/>crag6.setLocation(816,382);<text:line-break/><text:line-break/><text:tab/><text:tab/>crag1.addToConnectedClearings(crag4, crag6);<text:line-break/></text:span><text:span text:style-name="T15"><text:tab/><text:tab/>crag2.addToConnectedClearings(crag5, crag3, dwoods1);<text:line-break/><text:tab/><text:tab/>crag3.addToConnectedClearings(crag2, crag5, crag6);<text:line-break/><text:tab/><text:tab/>crag4.addToConnectedClearings(crag1, crag4);<text:line-break/><text:tab/><text:tab/>crag5.addToConnectedClearings(crag3, crag2);<text:line-break/><text:tab/><text:tab/>crag6.addToConnectedClearings(crag3, crag4, crag1);<text:line-break/><text:tab/><text:line-break/><text:tab/><text:tab/>owoods2.setLocation(561,565);<text:line-break/><text:tab/><text:tab/>owoods4.setLocation(681,621);<text:line-break/><text:tab/><text:tab/>owoods5.setLocation(596,668);<text:line-break/><text:tab/><text:tab/><text:line-break/><text:tab/><text:tab/>owoods2.addToConnectedClearings(owoods4, bland2, ledges5);<text:line-break/><text:tab/><text:tab/>owoods4.addToConnectedClearings(owoods2, dwoods1);<text:line-break/><text:tab/><text:tab/>owoods5.addToConnectedClearings(bvalley1, mwoods5);<text:line-break/><text:tab/><text:tab/><text:line-break/><text:tab/><text:tab/>bvalley1.setLocation(500,719);<text:line-break/><text:tab/><text:tab/>bvalley2.setLocation(470,851);<text:line-break/><text:tab/><text:tab/>bvalley4.setLocation(375,802);<text:line-break/><text:tab/><text:tab/>bvalley5.setLocation(423,709);<text:line-break/><text:tab/><text:tab/><text:line-break/><text:tab/><text:tab/>bvalley1.addToConnectedClearings(bvalley4, owoods5);<text:line-break/><text:tab/><text:tab/>bvalley2.addToConnectedClearings(bvalley5, caves2);<text:line-break/><text:tab/><text:tab/>bvalley4.addToConnectedClearings(cavern1, mountain5);<text:line-break/><text:tab/><text:tab/>bvalley5.addToConnectedClearings(bland1, bland2);<text:line-break/><text:tab/><text:tab/><text:line-break/><text:tab/><text:tab/>mountain1.setLocation(248, 999);<text:line-break/><text:tab/><text:tab/>mountain2.setLocation(306, 1040);<text:line-break/><text:tab/><text:tab/>mountain3.setLocation(319, 973);<text:line-break/><text:tab/><text:tab/>mountain4.setLocation(200, 940);<text:line-break/><text:tab/><text:tab/>mountain5.setLocation(337, 900);<text:line-break/><text:tab/><text:tab/>mountain6.setLocation(263, 899);<text:line-break/><text:tab/><text:tab/><text:line-break/><text:tab/><text:tab/>mountain1.addConnectedClearing(mountain3);<text:line-break/><text:tab/><text:tab/>mountain2.addToConnectedClearings(mountain4, mountain5, pwoods4);<text:tab/><text:tab/><text:line-break/><text:tab/><text:tab/>mountain3.addToConnectedClearings(mountain1, mountain6);<text:line-break/><text:tab/><text:tab/>mountain4.addToConnectedClearings(mountain6, mountain2);<text:line-break/><text:tab/><text:tab/>mountain5.addToConnectedClearings(mountain6, mountain2, bvalley4);<text:line-break/><text:tab/><text:tab/>mountain6.addToConnectedClearings(mountain4, mountain5, mountain3);<text:line-break/><text:tab/><text:tab/><text:line-break/><text:tab/><text:tab/>dvalley1.setLocation(1037, 560);<text:line-break/><text:tab/><text:tab/>dvalley2.setLocation(1091, 508);<text:line-break/><text:tab/><text:tab/>dvalley4.setLocation(1003, 450);<text:line-break/><text:tab/><text:tab/>dvalley5.setLocation(966, 543);<text:line-break/><text:tab/><text:tab/><text:line-break/><text:tab/><text:tab/>dvalley1.addToConnectedClearings(cvalley1, dvalley4);<text:line-break/><text:tab/><text:tab/>dvalley2.addToConnectedClearings(dvalley5);<text:line-break/><text:tab/><text:tab/>dvalley4.addToConnectedClearings(dvalley1);<text:line-break/></text:span><text:soft-page-break/><text:span text:style-name="T15"><text:tab/><text:tab/><text:line-break/><text:tab/><text:tab/>dwoods1.setLocation(782,620);<text:line-break/><text:tab/><text:tab/>dwoods2.setLocation(918,646);<text:line-break/></text:span><text:span text:style-name="T15"><text:tab/><text:tab/>dwoods3.setLocation(895,730);<text:line-break/><text:tab/><text:tab/>dwoods4.setLocation(760,691);<text:line-break/><text:tab/><text:tab/>dwoods5.setLocation(808,739);<text:line-break/><text:tab/><text:tab/>dwoods6.setLocation(846,680);<text:line-break/><text:line-break/><text:tab/><text:tab/>dwoods1.addToConnectedClearings(owoods4, crag2, dwoods6, dwoods4);<text:line-break/><text:tab/><text:tab/>dwoods2.addToConnectedClearings(dwoods3, cvalley2, dvalley5);<text:line-break/><text:tab/><text:tab/>dwoods3.addToConnectedClearings(dwoods6, dwoods5, dwoods2);<text:line-break/><text:tab/><text:tab/>dwoods4.addToConnectedClearings(dwoods1, dwoods5, dwoods6);<text:line-break/><text:tab/><text:tab/>dwoods5.addToConnectedClearings(mwoods5, dwoods4, dwoods3);<text:line-break/><text:tab/><text:tab/>dwoods6.addToConnectedClearings(dwoods1, dwoods4, dwoods3);<text:line-break/><text:tab/><text:line-break/><text:tab/><text:tab/>mwoods2.setLocation(730,887);<text:line-break/><text:tab/><text:tab/>mwoods4.setLocation(634,898);<text:line-break/><text:tab/><text:tab/>mwoods5.setLocation(695,776);<text:line-break/><text:tab/><text:tab/><text:line-break/><text:tab/><text:tab/>mwoods2.addToConnectedClearings(nwoods5, mwoods4, ruins5);<text:line-break/><text:tab/><text:tab/>mwoods4.addToConnectedClearings(caves5, mwoods2);<text:line-break/><text:tab/><text:tab/>mwoods5.addToConnectedClearings(owoods5, dwoods5);<text:line-break/><text:tab/><text:tab/><text:tab/><text:line-break/><text:tab/><text:tab/>caves1.setLocation(460,1071);<text:line-break/><text:tab/><text:tab/>caves2.setLocation(493,945);<text:line-break/><text:tab/><text:tab/>caves3.setLocation(518,1004);<text:line-break/><text:tab/><text:tab/>caves4.setLocation(438,1012);<text:line-break/><text:tab/><text:tab/>caves5.setLocation(564,959);<text:line-break/><text:tab/><text:tab/>caves6.setLocation(577,1067);<text:line-break/><text:tab/><text:tab/><text:line-break/><text:tab/><text:tab/>caves1.addToConnectedClearings(caves6, pwoods5);<text:line-break/><text:tab/><text:tab/>caves2.addToConnectedClearings(caves3, caves4, bvalley2);<text:line-break/><text:tab/><text:tab/>caves3.addToConnectedClearings(caves2, caves5);<text:line-break/><text:tab/><text:tab/>caves4.addToConnectedClearings(caves2, caves6);<text:line-break/><text:tab/><text:tab/>caves5.addToConnectedClearings(mwoods5, caves3);<text:line-break/><text:tab/><text:tab/>caves6.addToConnectedClearings(caves4, caves1);<text:line-break/><text:tab/><text:tab/><text:line-break/><text:tab/><text:tab/>pwoods2.setLocation(274, 1203);<text:line-break/><text:tab/><text:tab/>pwoods4.setLocation(320, 1126);<text:line-break/><text:tab/><text:tab/>pwoods5.setLocation(412, 1175);<text:line-break/><text:tab/><text:tab/><text:line-break/><text:tab/><text:tab/>pwoods2.addToConnectedClearings(pwoods4);<text:line-break/><text:tab/><text:tab/>pwoods4.addToConnectedClearings(pwoods2, mountain2);<text:line-break/><text:tab/><text:tab/>pwoods5.addToConnectedClearings(caves1);<text:tab/><text:tab/><text:line-break/><text:line-break/><text:tab/><text:tab/>cvalley1.setLocation(1063, 650);<text:line-break/><text:tab/><text:tab/>cvalley2.setLocation(1010, 700);<text:line-break/><text:tab/><text:tab/>cvalley4.setLocation(1094, 759);<text:line-break/><text:tab/><text:tab/>cvalley5.setLocation(1135, 667);<text:line-break/></text:span><text:soft-page-break/><text:span text:style-name="T15"><text:tab/><text:tab/><text:line-break/><text:tab/><text:tab/>cvalley1.addToConnectedClearings(dvalley1, cvalley4);<text:line-break/><text:tab/><text:tab/>cvalley2.addToConnectedClearings(dwoods2, cvalley5);<text:line-break/></text:span><text:span text:style-name="T15"><text:tab/><text:tab/>cvalley4.addToConnectedClearings(nwoods5, cvalley1);<text:line-break/><text:tab/><text:tab/>cvalley5.addConnectedClearing(cvalley2);<text:line-break/><text:tab/><text:tab/><text:tab/><text:tab/><text:line-break/><text:tab/><text:tab/>nwoods2.setLocation(970,945);<text:line-break/><text:tab/><text:tab/>nwoods4.setLocation(876,959);<text:line-break/><text:tab/><text:tab/>nwoods5.setLocation(910,858);<text:line-break/><text:tab/><text:tab/><text:line-break/><text:tab/><text:tab/>nwoods2.addToConnectedClearings(nwoods4, avalley5);<text:line-break/><text:tab/><text:tab/>nwoods4.addToConnectedClearings(ruins1, nwoods2);<text:line-break/><text:tab/><text:tab/>nwoods5.addToConnectedClearings(cvalley4, mwoods2);<text:line-break/><text:tab/><text:tab/><text:tab/><text:tab/><text:line-break/><text:tab/><text:tab/>ruins1.setLocation(801,1031);<text:line-break/><text:tab/><text:tab/>ruins2.setLocation(815,1128);<text:line-break/><text:tab/><text:tab/>ruins3.setLocation(699,1129);<text:line-break/><text:tab/><text:tab/>ruins4.setLocation(730,1060);<text:line-break/><text:tab/><text:tab/>ruins5.setLocation(700,1000);<text:line-break/><text:tab/><text:tab/>ruins6.setLocation(760,1120);<text:line-break/><text:tab/><text:tab/><text:line-break/><text:tab/><text:tab/>ruins1.addToConnectedClearings(ruins5, nwoods4, ruins2, ruins4);<text:line-break/><text:tab/><text:tab/>ruins2.addToConnectedClearings(ruins1, lwoods4, avalley1);<text:line-break/><text:tab/><text:tab/>ruins3.addToConnectedClearings(ruins6, ruins5);<text:line-break/><text:tab/><text:tab/>ruins4.addToConnectedClearings(ruins1, ruins6);<text:line-break/><text:tab/><text:tab/>ruins5.addToConnectedClearings(ruins3, mwoods2, ruins1);<text:line-break/><text:tab/><text:tab/>ruins6.addToConnectedClearings(ruins3, ruins4);<text:line-break/><text:tab/><text:tab/><text:line-break/><text:tab/><text:tab/>avalley1.setLocation(915,1112);<text:line-break/><text:tab/><text:tab/>avalley2.setLocation(930,1180);<text:line-break/><text:tab/><text:tab/>avalley4.setLocation(1028,1140);<text:line-break/><text:tab/><text:tab/>avalley5.setLocation(968,1058);<text:line-break/><text:line-break/><text:tab/><text:tab/>avalley1.addToConnectedClearings(ruins2, avalley4);<text:line-break/><text:tab/><text:tab/>avalley2.addToConnectedClearings(lwoods5, avalley5);<text:line-break/><text:tab/><text:tab/>avalley4.addConnectedClearing(avalley1);<text:line-break/><text:tab/><text:tab/>avalley5.addToConnectedClearings(avalley2, nwoods2);<text:line-break/><text:tab/><text:tab/><text:line-break/><text:tab/><text:tab/>lwoods2.setLocation(803,1330);<text:line-break/><text:tab/><text:tab/>lwoods4.setLocation(800,1235);<text:line-break/><text:tab/><text:tab/>lwoods5.setLocation(883,1286);<text:line-break/><text:line-break/><text:tab/><text:tab/>lwoods2.addConnectedClearing(lwoods4);<text:line-break/><text:tab/><text:tab/>lwoods4.addToConnectedClearings(lwoods2, ruins2);<text:tab/><text:tab/><text:line-break/><text:tab/><text:tab/>lwoods5.addConnectedClearing(avalley2);<text:line-break/><text:tab/><text:tab/><text:line-break/><text:tab/><text:tab/>// Temp<text:line-break/><text:tab/><text:tab/>cavern1.addTreasures(new TreasureModel(true), new TreasureModel(false));<text:line-break/><text:tab/>}<text:line-break/></text:span><text:soft-page-break/><text:span text:style-name="T15"><text:tab/><text:line-break/><text:tab/>//Adds a listener to the clearing that is passed to this function<text:line-break/><text:tab/>private void addListener (final Clearing c) {<text:line-break/></text:span><text:span text:style-name="T15"><text:tab/><text:tab/>c.getButtonTiedToClearing().addActionListener(new ActionListener() {<text:line-break/> <text:s text:c="11"/>public void actionPerformed(ActionEvent arg0) {<text:line-break/> <text:s text:c="11"/><text:tab/>if (parent.getCurrentPlayer().isMoving() &amp;&amp; parent.getCurrentPlayer().getCurrentClearing().isVaildMove(c)){<text:line-break/> <text:s text:c="11"/><text:tab/><text:tab/>parent.getCurrentPlayer().moveToClearing(c);<text:line-break/> <text:s text:c="11"/><text:tab/><text:tab/><text:line-break/> <text:s text:c="11"/><text:tab/><text:tab/>// If Player Has No More Movements Then Stop Them<text:line-break/> <text:s text:c="11"/><text:tab/><text:tab/>if (parent.getCurrentPlayer().getAvailableActions() &gt; 0) {<text:line-break/> <text:s text:c="11"/><text:tab/><text:tab/><text:tab/>c.highlightConnectedClearings();<text:line-break/> <text:s text:c="11"/><text:tab/><text:tab/>} else {<text:line-break/> <text:s text:c="11"/><text:tab/><text:tab/><text:tab/>parent.getCurrentPlayer().setMoving(false);<text:line-break/> <text:s text:c="11"/><text:tab/><text:tab/>}<text:line-break/> <text:s text:c="11"/><text:tab/>}<text:line-break/> <text:s text:c="11"/>}<text:line-break/> <text:s text:c="7"/>});<text:line-break/><text:tab/><text:tab/><text:line-break/><text:tab/><text:tab/>// Display The Images Here<text:line-break/><text:tab/><text:tab/>c.getButtonTiedToClearing().addMouseListener(new MouseAdapter() {<text:line-break/><text:tab/><text:tab/><text:tab/>@Override<text:line-break/><text:tab/><text:tab/><text:tab/>public void mouseEntered(MouseEvent e) {<text:line-break/><text:tab/><text:tab/><text:tab/><text:tab/>handleImageEnter(c);<text:line-break/><text:tab/><text:tab/><text:tab/>}<text:line-break/><text:tab/><text:tab/>});<text:line-break/><text:tab/>}<text:line-break/><text:tab/><text:line-break/><text:tab/>// Handles The Mouse Entering The Image<text:line-break/><text:tab/>private void handleImageEnter (Clearing c) {<text:line-break/><text:tab/><text:tab/><text:line-break/><text:tab/><text:tab/>if(c.getImageEnitiesOnThis().isEmpty() || c.getImageEnitiesOnThis().size() == 1){<text:line-break/><text:tab/><text:tab/><text:tab/>return;<text:line-break/><text:tab/><text:tab/>}<text:line-break/><text:tab/><text:tab/>if(hoverFrame!=null){<text:line-break/><text:tab/><text:tab/><text:tab/>hoverFrame.dispose();<text:line-break/><text:tab/><text:tab/>}<text:line-break/><text:tab/><text:tab/>hoverFrame = new JFrame();<text:line-break/><text:tab/><text:tab/>hoverPanel = new HoverView(c);<text:line-break/><text:tab/><text:tab/>hoverFrame.setSize(160, 250);<text:line-break/><text:tab/><text:tab/>hoverFrame.setLocation(tk.getScreenSize().width/2 - 300, 300);<text:line-break/><text:tab/><text:tab/>hoverFrame.setVisible(true);<text:line-break/><text:tab/><text:tab/>hoverFrame.add(hoverPanel);<text:line-break/><text:tab/>}<text:line-break/><text:line-break/><text:tab/>//Overrides the paint component method of jPanel<text:line-break/><text:tab/>@Override<text:line-break/><text:tab/>public void paintComponent(Graphics page)<text:line-break/><text:tab/>{<text:line-break/></text:span><text:soft-page-break/><text:span text:style-name="T15"><text:tab/> <text:s text:c="3"/>super.paintComponent(page);<text:line-break/><text:tab/> <text:s text:c="3"/>page.drawImage(img, 0, 0, this);<text:line-break/><text:tab/>}<text:line-break/></text:span><text:span text:style-name="T15"><text:tab/><text:line-break/><text:tab/>//returns the default clearing of a class (always the inn)<text:line-break/><text:tab/>public Clearing getDefaultClearingForClass (CharacterClass c) {<text:line-break/><text:tab/><text:tab/>switch (c) {<text:line-break/><text:tab/><text:tab/>case SWORDSMAN: return inn.getClearingThisOn();<text:line-break/><text:tab/><text:tab/>case AMAZON: return inn.getClearingThisOn();<text:line-break/><text:tab/><text:tab/>case BLACKNIGHT: return inn.getClearingThisOn();<text:line-break/><text:tab/><text:tab/>case CAPTAIN: return inn.getClearingThisOn();<text:line-break/><text:tab/><text:tab/>case DWARF: return inn.getClearingThisOn();<text:line-break/><text:tab/><text:tab/>case ELF: return inn.getClearingThisOn();<text:line-break/><text:tab/><text:tab/>default: return avalley2;<text:line-break/><text:tab/><text:tab/>}<text:line-break/><text:tab/>}<text:line-break/>}<text:line-break/></text:span></text:p>
      <text:p text:style-name="P13"><text:span text:style-name="T13">Class: </text:span><text:span text:style-name="T15">CardView.java</text:span></text:p>
      <text:p text:style-name="P26">package views;</text:p>
      <text:p text:style-name="P26"/>
      <text:p text:style-name="P26">import java.awt.Graphics;</text:p>
      <text:p text:style-name="P26">import java.awt.Image;</text:p>
      <text:p text:style-name="P26">import java.awt.Toolkit;</text:p>
      <text:p text:style-name="P26"/>
      <text:p text:style-name="P26">import javax.swing.JPanel;</text:p>
      <text:p text:style-name="P26"/>
      <text:p text:style-name="P26">import models.characterModels.playerEnums.CharacterClass;</text:p>
      <text:p text:style-name="P26"/>
      <text:p text:style-name="P26">public class CardView extends JPanel {</text:p>
      <text:p text:style-name="P26"><text:tab/></text:p>
      <text:p text:style-name="P26"><text:tab/>/**</text:p>
      <text:p text:style-name="P26"><text:tab/> * </text:p>
      <text:p text:style-name="P26"><text:tab/> */</text:p>
      <text:p text:style-name="P26"><text:tab/>private static final long serialVersionUID = 3724840708083857909L;</text:p>
      <text:p text:style-name="P26"><text:tab/>private Toolkit tk = Toolkit.getDefaultToolkit();</text:p>
      <text:p text:style-name="P26"><text:tab/>private Image img;</text:p>
      <text:p text:style-name="P26"/>
      <text:p text:style-name="P26"><text:tab/>//constructor for cardview, displays the detailed character stats of the currently selected players class</text:p>
      <text:p text:style-name="P26"><text:tab/>public CardView(String valueAt) {</text:p>
      <text:p text:style-name="P26"><text:tab/><text:tab/>setSize(600,600);</text:p>
      <text:p text:style-name="P26"><text:tab/><text:tab/>setLocation(((int)tk.getScreenSize().getWidth()/2) - 300, ((int)tk.getScreenSize().getHeight()/2) - 300);</text:p>
      <text:p text:style-name="P26"><text:tab/><text:tab/>setVisible(true);</text:p>
      <text:p text:style-name="P26"><text:tab/><text:tab/>CharacterClass charClass = CharacterClass.valueOf(valueAt);</text:p>
      <text:p text:style-name="P26"><text:tab/><text:tab/>img = charClass.getDetailImage();</text:p>
      <text:p text:style-name="P26"><text:tab/>}</text:p>
      <text:p text:style-name="P26"><text:tab/></text:p>
      <text:p text:style-name="P26"><text:soft-page-break/><text:tab/>//Overrides the paintComponent method in JPanel</text:p>
      <text:p text:style-name="P26"><text:tab/>@Override</text:p>
      <text:p text:style-name="P26"><text:tab/>public void paintComponent(Graphics page)</text:p>
      <text:p text:style-name="P26"><text:tab/>{</text:p>
      <text:p text:style-name="P26"><text:tab/> <text:s text:c="3"/>super.paintComponent(page);</text:p>
      <text:p text:style-name="P26"><text:tab/> <text:s text:c="3"/>page.drawImage(img, 0, 0, this);</text:p>
      <text:p text:style-name="P26"><text:tab/>}</text:p>
      <text:p text:style-name="P13"><text:span text:style-name="T15">}</text:span><text:span text:style-name="T26"><text:line-break/></text:span></text:p>
      <text:p text:style-name="P14"><text:span text:style-name="T26">Class: </text:span><text:span text:style-name="T15">CombatView.java</text:span></text:p>
      <text:p text:style-name="P26">package views;</text:p>
      <text:p text:style-name="P26"/>
      <text:p text:style-name="P26">import java.awt.Toolkit;</text:p>
      <text:p text:style-name="P26">import java.awt.event.ActionEvent;</text:p>
      <text:p text:style-name="P26">import java.awt.event.ActionListener;</text:p>
      <text:p text:style-name="P26">import java.util.ArrayList;</text:p>
      <text:p text:style-name="P26"/>
      <text:p text:style-name="P26">import javax.swing.DefaultComboBoxModel;</text:p>
      <text:p text:style-name="P26">import javax.swing.JComboBox;</text:p>
      <text:p text:style-name="P26">import javax.swing.JLabel;</text:p>
      <text:p text:style-name="P26">import javax.swing.JScrollPane;</text:p>
      <text:p text:style-name="P26"/>
      <text:p text:style-name="P26">import models.characterModels.PlayerBase;</text:p>
      <text:p text:style-name="P26">import models.characterModels.playerEnums.Attacks;</text:p>
      <text:p text:style-name="P26">import models.chitModels.WeaponChit;</text:p>
      <text:p text:style-name="P26">import controller.CombatPVPHandler;</text:p>
      <text:p text:style-name="P26"/>
      <text:p text:style-name="P26">public class CombatView extends FrameBase {</text:p>
      <text:p text:style-name="P26"/>
      <text:p text:style-name="P26"><text:s text:c="4"/>/**</text:p>
      <text:p text:style-name="P26"><text:tab/> * </text:p>
      <text:p text:style-name="P26"><text:tab/> */</text:p>
      <text:p text:style-name="P26"><text:tab/>private static final long serialVersionUID = -611514956127664758L;</text:p>
      <text:p text:style-name="P26"><text:s text:c="4"/>// Variables declaration <text:s text:c="20"/></text:p>
      <text:p text:style-name="P26"><text:s text:c="4"/>private javax.swing.JButton chargeButton;</text:p>
      <text:p text:style-name="P26"><text:s text:c="4"/>private javax.swing.JButton dodgeButton;</text:p>
      <text:p text:style-name="P26"><text:s text:c="4"/>private javax.swing.JButton duckButton;</text:p>
      <text:p text:style-name="P26"><text:s text:c="4"/>private javax.swing.JButton runButton;</text:p>
      <text:p text:style-name="P26"><text:s text:c="4"/>private javax.swing.JButton alertButton;</text:p>
      <text:p text:style-name="P26"><text:s text:c="4"/>private javax.swing.JButton activateButton;</text:p>
      <text:p text:style-name="P26"><text:s text:c="4"/>private javax.swing.JButton abandonButton;</text:p>
      <text:p text:style-name="P26"><text:s text:c="4"/>private javax.swing.JButton nextButton;</text:p>
      <text:p text:style-name="P26"><text:s text:c="4"/>private javax.swing.JButton endButton;</text:p>
      <text:p text:style-name="P26"><text:s text:c="4"/>private javax.swing.JButton resetButton;</text:p>
      <text:p text:style-name="P26"><text:s text:c="4"/>private javax.swing.JButton thrustButton;</text:p>
      <text:p text:style-name="P26"><text:s text:c="4"/>private javax.swing.JButton swingButton;</text:p>
      <text:p text:style-name="P26"><text:s text:c="4"/>private javax.swing.JButton smashButton;</text:p>
      <text:p text:style-name="P26"><text:s text:c="4"/>private javax.swing.JLabel jLabel1;</text:p>
      <text:p text:style-name="P26"><text:s text:c="4"/>private javax.swing.JLabel jLabel2;</text:p>
      <text:p text:style-name="P26"><text:soft-page-break/><text:s text:c="4"/>private JLabel targetPlayerLabel;</text:p>
      <text:p text:style-name="P26"><text:s text:c="4"/>private JLabel weaponLabel;</text:p>
      <text:p text:style-name="P26"><text:s text:c="4"/>private JLabel weaponHarmLabel;</text:p>
      <text:p text:style-name="P26"><text:s text:c="4"/>private javax.swing.JLabel smashShield;</text:p>
      <text:p text:style-name="P26"><text:s text:c="4"/>private javax.swing.JLabel swindShield;</text:p>
      <text:p text:style-name="P26"><text:s text:c="4"/>private javax.swing.JLabel thrustShield;</text:p>
      <text:p text:style-name="P26"><text:s text:c="4"/>private javax.swing.JLabel suitOfArmor;</text:p>
      <text:p text:style-name="P26"><text:s text:c="4"/>private javax.swing.JLabel breastPlate;</text:p>
      <text:p text:style-name="P26"><text:s text:c="4"/>private javax.swing.JLabel helmet;</text:p>
      <text:p text:style-name="P26"><text:s text:c="4"/>private javax.swing.JTextArea textArea; <text:s/></text:p>
      <text:p text:style-name="P26"><text:s text:c="4"/>private JScrollPane textContainer;</text:p>
      <text:p text:style-name="P26"><text:s text:c="4"/>private JComboBox&lt;PlayerBase&gt; playersCanAttack;</text:p>
      <text:p text:style-name="P26"><text:s text:c="4"/></text:p>
      <text:p text:style-name="P26"><text:s text:c="4"/>// Setup The Combat Handler For The View</text:p>
      <text:p text:style-name="P26"><text:s text:c="4"/>private CombatPVPHandler combatHandler;</text:p>
      <text:p text:style-name="P26"><text:s text:c="4"/>private ArrayList&lt;PlayerBase&gt; combatingPlayers;</text:p>
      <text:p text:style-name="P26"><text:s text:c="4"/>private ArrayList&lt;PlayerBase&gt; targetPlayers;</text:p>
      <text:p text:style-name="P26"><text:s text:c="4"/>private Toolkit tk = Toolkit.getDefaultToolkit();</text:p>
      <text:p text:style-name="P26"><text:s text:c="4"/></text:p>
      <text:p text:style-name="P26"><text:s text:c="4"/>// Constructor For This</text:p>
      <text:p text:style-name="P26"><text:s text:c="4"/>public CombatView(ArrayList&lt;PlayerBase&gt; combatingPlayers) {</text:p>
      <text:p text:style-name="P26"><text:s text:c="4"/><text:tab/>this.combatingPlayers = combatingPlayers;</text:p>
      <text:p text:style-name="P26"><text:s text:c="4"/><text:tab/>combatHandler = new CombatPVPHandler(combatingPlayers, this);</text:p>
      <text:p text:style-name="P26"/>
      <text:p text:style-name="P26"><text:s text:c="4"/><text:tab/>initComponents();</text:p>
      <text:p text:style-name="P26"><text:s text:c="8"/>initWindow();</text:p>
      <text:p text:style-name="P26"><text:s text:c="8"/>addAllComponents();</text:p>
      <text:p text:style-name="P26"><text:s text:c="8"/>update();</text:p>
      <text:p text:style-name="P26"><text:s text:c="4"/>}</text:p>
      <text:p text:style-name="P26"><text:s text:c="4"/></text:p>
      <text:p text:style-name="P26"><text:s text:c="4"/>// Initialize The Window</text:p>
      <text:p text:style-name="P26"><text:s text:c="4"/>public void initWindow () {</text:p>
      <text:p text:style-name="P26"><text:tab/><text:tab/>setSize(760,300);</text:p>
      <text:p text:style-name="P26"><text:tab/><text:tab/>setLocation(((int)tk.getScreenSize().getWidth()/2) - 300, ((int)tk.getScreenSize().getHeight()/2) - 300);</text:p>
      <text:p text:style-name="P26"><text:tab/><text:tab/>setLayout(layout);</text:p>
      <text:p text:style-name="P26"><text:tab/><text:tab/>setName ("Combat Screen");</text:p>
      <text:p text:style-name="P26"><text:tab/><text:tab/>setVisible(true);</text:p>
      <text:p text:style-name="P26"><text:s text:c="4"/>}</text:p>
      <text:p text:style-name="P26"><text:s text:c="4"/></text:p>
      <text:p text:style-name="P26"><text:s text:c="4"/>// Adds All Of The Components To The Window</text:p>
      <text:p text:style-name="P26"><text:s text:c="4"/>public void addAllComponents () {</text:p>
      <text:p text:style-name="P26"><text:s text:c="4"/></text:p>
      <text:p text:style-name="P26"><text:s text:c="4"/><text:tab/>// First Is The Text Area</text:p>
      <text:p text:style-name="P26"><text:s text:c="4"/><text:tab/>addToFrame(this, textContainer, layout, 0, 0, 5, 5);</text:p>
      <text:p text:style-name="P26"><text:s text:c="4"/><text:tab/> <text:s text:c="3"/><text:tab/></text:p>
      <text:p text:style-name="P26"><text:s text:c="4"/><text:tab/>// Add In All Of The Attack Buttons Buttons</text:p>
      <text:p text:style-name="P26"><text:s text:c="4"/><text:tab/>addToFrame(this, jLabel2, layout, 5, 0, 1, 1);</text:p>
      <text:p text:style-name="P26"><text:s text:c="4"/><text:tab/>addToFrame(this, smashButton, layout, 6, 0, 1, 1);</text:p>
      <text:p text:style-name="P26"><text:soft-page-break/><text:s text:c="4"/><text:tab/>addToFrame(this, thrustButton, layout, 7, 0, 1, 1);</text:p>
      <text:p text:style-name="P26"><text:s text:c="4"/><text:tab/>addToFrame(this, swingButton, layout, 8, 0, 1, 1);</text:p>
      <text:p text:style-name="P26"><text:s text:c="4"/><text:tab/></text:p>
      <text:p text:style-name="P26"><text:s text:c="4"/><text:tab/>// Weapon Information</text:p>
      <text:p text:style-name="P26"><text:s text:c="4"/><text:tab/>addToFrame(this, weaponLabel, layout, 5, 1, 1, 1);</text:p>
      <text:p text:style-name="P26"><text:s text:c="4"/><text:tab/>addToFrame(this, weaponHarmLabel, layout, 6, 1, 1, 1);</text:p>
      <text:p text:style-name="P26"><text:s text:c="4"/><text:tab/></text:p>
      <text:p text:style-name="P26"><text:s text:c="4"/><text:tab/>// Attackable Players Window</text:p>
      <text:p text:style-name="P26"><text:s text:c="4"/><text:tab/>addToFrame(this, targetPlayerLabel, layout, 5, 2, 1, 1);</text:p>
      <text:p text:style-name="P26"><text:s text:c="4"/><text:tab/>addToFrame(this, playersCanAttack, layout, 6, 2, 3, 1);</text:p>
      <text:p text:style-name="P26"><text:s text:c="4"/><text:tab/></text:p>
      <text:p text:style-name="P26"><text:s text:c="4"/><text:tab/>// More Buttons</text:p>
      <text:p text:style-name="P26"><text:s text:c="4"/><text:tab/>addToFrame (this, nextButton, layout, 5, 4, 2, 1);</text:p>
      <text:p text:style-name="P26"><text:s text:c="4"/><text:tab/>addToFrame (this, runButton, layout, 7, 4, 2, 1);</text:p>
      <text:p text:style-name="P26"><text:s text:c="4"/>}</text:p>
      <text:p text:style-name="P26"><text:s text:c="21"/></text:p>
      <text:p text:style-name="P26"><text:s text:c="4"/>private void initComponents() {</text:p>
      <text:p text:style-name="P26"/>
      <text:p text:style-name="P26"><text:s text:c="8"/>textArea = new javax.swing.JTextArea();</text:p>
      <text:p text:style-name="P26"><text:s text:c="8"/>textContainer = new JScrollPane(textArea);</text:p>
      <text:p text:style-name="P26"><text:s text:c="8"/></text:p>
      <text:p text:style-name="P26"><text:s text:c="8"/>// Buttons</text:p>
      <text:p text:style-name="P26"><text:s text:c="8"/>thrustButton = new javax.swing.JButton();</text:p>
      <text:p text:style-name="P26"><text:s text:c="8"/>swingButton = new javax.swing.JButton();</text:p>
      <text:p text:style-name="P26"><text:s text:c="8"/>smashButton = new javax.swing.JButton();</text:p>
      <text:p text:style-name="P26"><text:s text:c="8"/>chargeButton = new javax.swing.JButton();</text:p>
      <text:p text:style-name="P26"><text:s text:c="8"/>dodgeButton = new javax.swing.JButton();</text:p>
      <text:p text:style-name="P26"><text:s text:c="8"/>duckButton = new javax.swing.JButton();</text:p>
      <text:p text:style-name="P26"><text:s text:c="8"/>jLabel1 = new javax.swing.JLabel();</text:p>
      <text:p text:style-name="P26"><text:s text:c="8"/>jLabel2 = new javax.swing.JLabel();</text:p>
      <text:p text:style-name="P26"><text:s text:c="8"/>runButton = new javax.swing.JButton();</text:p>
      <text:p text:style-name="P26"><text:s text:c="8"/>alertButton = new javax.swing.JButton();</text:p>
      <text:p text:style-name="P26"><text:s text:c="8"/>activateButton = new javax.swing.JButton();</text:p>
      <text:p text:style-name="P26"><text:s text:c="8"/>abandonButton = new javax.swing.JButton();</text:p>
      <text:p text:style-name="P26"><text:s text:c="8"/>nextButton = new javax.swing.JButton();</text:p>
      <text:p text:style-name="P26"><text:s text:c="8"/>endButton = new javax.swing.JButton();</text:p>
      <text:p text:style-name="P26"><text:s text:c="8"/></text:p>
      <text:p text:style-name="P26"><text:s text:c="8"/>// Labels</text:p>
      <text:p text:style-name="P26"><text:s text:c="8"/>smashShield = new javax.swing.JLabel();</text:p>
      <text:p text:style-name="P26"><text:s text:c="8"/>swindShield = new javax.swing.JLabel();</text:p>
      <text:p text:style-name="P26"><text:s text:c="8"/>thrustShield = new javax.swing.JLabel();</text:p>
      <text:p text:style-name="P26"><text:s text:c="8"/>suitOfArmor = new javax.swing.JLabel();</text:p>
      <text:p text:style-name="P26"><text:s text:c="8"/>breastPlate = new javax.swing.JLabel();</text:p>
      <text:p text:style-name="P26"><text:s text:c="8"/>helmet = new javax.swing.JLabel();</text:p>
      <text:p text:style-name="P26"><text:s text:c="8"/>resetButton = new javax.swing.JButton();</text:p>
      <text:p text:style-name="P26"><text:s text:c="8"/>targetPlayerLabel = new JLabel("Target:");</text:p>
      <text:p text:style-name="P26"><text:s text:c="8"/>weaponLabel = new JLabel();</text:p>
      <text:p text:style-name="P26"><text:s text:c="8"/>weaponHarmLabel = new JLabel();</text:p>
      <text:p text:style-name="P26"><text:s text:c="8"/>playersCanAttack = new JComboBox&lt;&gt;();</text:p>
      <text:p text:style-name="P26"><text:soft-page-break/><text:s text:c="8"/></text:p>
      <text:p text:style-name="P26"><text:s text:c="8"/>// Setup The Listeners For This View</text:p>
      <text:p text:style-name="P26"><text:s text:c="8"/>setupListeners();</text:p>
      <text:p text:style-name="P26"><text:s text:c="8"/></text:p>
      <text:p text:style-name="P26"><text:s text:c="8"/>// Setup The Scroll Pane For The Text Field</text:p>
      <text:p text:style-name="P26"><text:s text:c="8"/>textArea.setColumns(20);</text:p>
      <text:p text:style-name="P26"><text:s text:c="8"/>textArea.setRows(5);</text:p>
      <text:p text:style-name="P26"><text:s text:c="8"/>textContainer.setHorizontalScrollBarPolicy(JScrollPane.HORIZONTAL_SCROLLBAR_NEVER);</text:p>
      <text:p text:style-name="P26"><text:s text:c="8"/>textContainer.setVerticalScrollBarPolicy(JScrollPane.VERTICAL_SCROLLBAR_AS_NEEDED);</text:p>
      <text:p text:style-name="P26"/>
      <text:p text:style-name="P26"><text:s text:c="8"/>// Set the text of all the components</text:p>
      <text:p text:style-name="P26"><text:s text:c="8"/>thrustButton.setText("Thrust");</text:p>
      <text:p text:style-name="P26"><text:s text:c="8"/>swingButton.setText("Swing");</text:p>
      <text:p text:style-name="P26"><text:s text:c="8"/>smashButton.setText("Smash");</text:p>
      <text:p text:style-name="P26"><text:s text:c="8"/>chargeButton.setText("Charge");</text:p>
      <text:p text:style-name="P26"><text:s text:c="8"/>dodgeButton.setText("Dodge");</text:p>
      <text:p text:style-name="P26"><text:s text:c="8"/>duckButton.setText("Duck");</text:p>
      <text:p text:style-name="P26"><text:s text:c="8"/>jLabel1.setText("Defences:");</text:p>
      <text:p text:style-name="P26"><text:s text:c="8"/>jLabel2.setText("Attacks:");</text:p>
      <text:p text:style-name="P26"><text:s text:c="8"/>runButton.setText("Run");</text:p>
      <text:p text:style-name="P26"><text:s text:c="8"/>alertButton.setText("Alert Wepon/Chit");</text:p>
      <text:p text:style-name="P26"><text:s text:c="8"/>activateButton.setText("Activate/Inactivate");</text:p>
      <text:p text:style-name="P26"><text:s text:c="8"/>abandonButton.setText("Abandon Belongings");</text:p>
      <text:p text:style-name="P26"><text:s text:c="8"/>nextButton.setText("Move To Next Attacker");</text:p>
      <text:p text:style-name="P26"><text:s text:c="8"/>endButton.setText("End");</text:p>
      <text:p text:style-name="P26"><text:s text:c="8"/>smashShield.setText("Protects Against Smash");</text:p>
      <text:p text:style-name="P26"><text:s text:c="8"/>swindShield.setText("Protects Against Swing");</text:p>
      <text:p text:style-name="P26"><text:s text:c="8"/>thrustShield.setText("Protects Against Thrust");</text:p>
      <text:p text:style-name="P26"><text:s text:c="8"/>suitOfArmor.setText("Suit of Armor");</text:p>
      <text:p text:style-name="P26"><text:s text:c="8"/>breastPlate.setText("Breastplate");</text:p>
      <text:p text:style-name="P26"><text:s text:c="8"/>helmet.setText("Helmet");</text:p>
      <text:p text:style-name="P26"><text:s text:c="8"/>resetButton.setText("Reset");</text:p>
      <text:p text:style-name="P26"><text:s text:c="4"/>}</text:p>
      <text:p text:style-name="P26"/>
      <text:p text:style-name="P26"><text:s text:c="4"/>// Set up all the action listeners</text:p>
      <text:p text:style-name="P26"><text:tab/>private void setupListeners() {</text:p>
      <text:p text:style-name="P26"><text:tab/><text:tab/>thrustButton.addActionListener(new ActionListener() {</text:p>
      <text:p text:style-name="P26"><text:s text:c="12"/>public void actionPerformed(ActionEvent arg0) {</text:p>
      <text:p text:style-name="P26"><text:s text:c="16"/>combatHandler.setCurrentAttack(Attacks.THRUST);</text:p>
      <text:p text:style-name="P26"><text:s text:c="16"/>nextButton.setEnabled(true);</text:p>
      <text:p text:style-name="P26"><text:s text:c="16"/>println("Setting Current Attack To " + Attacks.THRUST);</text:p>
      <text:p text:style-name="P26"><text:s text:c="12"/>}</text:p>
      <text:p text:style-name="P26"><text:s text:c="8"/>});</text:p>
      <text:p text:style-name="P26"><text:s text:c="8"/>swingButton.addActionListener(new ActionListener() {</text:p>
      <text:p text:style-name="P26"><text:s text:c="12"/>public void actionPerformed(ActionEvent arg0) {</text:p>
      <text:p text:style-name="P26"><text:s text:c="16"/>combatHandler.setCurrentAttack(Attacks.SWING);</text:p>
      <text:p text:style-name="P26"><text:s text:c="16"/>nextButton.setEnabled(true);</text:p>
      <text:p text:style-name="P26"><text:soft-page-break/><text:s text:c="16"/>println("Setting Current Attack To " + Attacks.SWING);</text:p>
      <text:p text:style-name="P26"><text:s text:c="12"/>}</text:p>
      <text:p text:style-name="P26"><text:s text:c="8"/>});</text:p>
      <text:p text:style-name="P26"><text:s text:c="8"/>smashButton.addActionListener(new ActionListener() {</text:p>
      <text:p text:style-name="P26"><text:s text:c="12"/>public void actionPerformed(ActionEvent arg0) {</text:p>
      <text:p text:style-name="P26"><text:s text:c="16"/>combatHandler.setCurrentAttack(Attacks.SMASH);</text:p>
      <text:p text:style-name="P26"><text:s text:c="16"/>nextButton.setEnabled(true);</text:p>
      <text:p text:style-name="P26"><text:s text:c="16"/>println("Setting Current Attack To " + Attacks.SMASH);</text:p>
      <text:p text:style-name="P26"><text:s text:c="12"/>}</text:p>
      <text:p text:style-name="P26"><text:s text:c="8"/>});</text:p>
      <text:p text:style-name="P26"><text:s text:c="8"/>dodgeButton.addActionListener(new ActionListener() {</text:p>
      <text:p text:style-name="P26"><text:s text:c="12"/>public void actionPerformed(ActionEvent arg0) {</text:p>
      <text:p text:style-name="P26"><text:s text:c="16"/>System.out.println("dodge pressed");</text:p>
      <text:p text:style-name="P26"><text:s text:c="12"/>}</text:p>
      <text:p text:style-name="P26"><text:s text:c="8"/>});</text:p>
      <text:p text:style-name="P26"><text:s text:c="8"/>duckButton.addActionListener(new ActionListener() {</text:p>
      <text:p text:style-name="P26"><text:s text:c="12"/>public void actionPerformed(ActionEvent arg0) {</text:p>
      <text:p text:style-name="P26"><text:s text:c="16"/>System.out.println("duck pressed");</text:p>
      <text:p text:style-name="P26"><text:s text:c="12"/>}</text:p>
      <text:p text:style-name="P26"><text:s text:c="8"/>});</text:p>
      <text:p text:style-name="P26"><text:s text:c="8"/>runButton.addActionListener(new ActionListener() {</text:p>
      <text:p text:style-name="P26"><text:s text:c="12"/>public void actionPerformed(ActionEvent arg0) {</text:p>
      <text:p text:style-name="P26"><text:s text:c="16"/>System.out.println("run pressed");</text:p>
      <text:p text:style-name="P26"><text:s text:c="16"/>dispose();</text:p>
      <text:p text:style-name="P26"><text:s text:c="12"/>}</text:p>
      <text:p text:style-name="P26"><text:s text:c="8"/>});</text:p>
      <text:p text:style-name="P26"><text:s text:c="8"/></text:p>
      <text:p text:style-name="P26"><text:s text:c="8"/>nextButton.addActionListener(new ActionListener() {</text:p>
      <text:p text:style-name="P26"><text:s text:c="12"/>public void actionPerformed(ActionEvent arg0) {</text:p>
      <text:p text:style-name="P26"><text:s text:c="16"/>System.out.println("next pressed");</text:p>
      <text:p text:style-name="P26"><text:s text:c="16"/>combatHandler.setCurrentDefender(targetPlayers.get(playersCanAttack.getSelectedIndex()));</text:p>
      <text:p text:style-name="P26"><text:s text:c="16"/></text:p>
      <text:p text:style-name="P26"><text:s text:c="16"/>// Display For Display Purposes</text:p>
      <text:p text:style-name="P26"><text:s text:c="16"/>println ("Attack Submitted:");</text:p>
      <text:p text:style-name="P26"><text:s text:c="16"/>println (" <text:s/>--- Attacker: " + combatHandler.getCurrentAttacker().getName());</text:p>
      <text:p text:style-name="P26"><text:s text:c="16"/>println (" <text:s/>--- Defender: " + combatHandler.getCurrentDefender().getName());</text:p>
      <text:p text:style-name="P26"><text:s text:c="16"/>println ("");</text:p>
      <text:p text:style-name="P26"><text:s text:c="16"/></text:p>
      <text:p text:style-name="P26"><text:s text:c="16"/>// Go To The Next Attack</text:p>
      <text:p text:style-name="P26"><text:s text:c="16"/>combatHandler.setNextAttacker();</text:p>
      <text:p text:style-name="P26"><text:s text:c="16"/>nextButton.setEnabled(false);</text:p>
      <text:p text:style-name="P26"><text:s text:c="16"/>update();</text:p>
      <text:p text:style-name="P26"><text:s text:c="12"/>}</text:p>
      <text:p text:style-name="P26"><text:s text:c="8"/>});</text:p>
      <text:p text:style-name="P26"><text:s text:c="8"/>endButton.addActionListener(new ActionListener() {</text:p>
      <text:p text:style-name="P26"><text:s text:c="12"/>public void actionPerformed(ActionEvent arg0) {</text:p>
      <text:p text:style-name="P26"><text:s text:c="16"/>System.out.println("end pressed");</text:p>
      <text:p text:style-name="P26"><text:s text:c="12"/>}</text:p>
      <text:p text:style-name="P26"><text:s text:c="8"/>});</text:p>
      <text:p text:style-name="P26"><text:soft-page-break/><text:s text:c="8"/>alertButton.addActionListener(new ActionListener() {</text:p>
      <text:p text:style-name="P26"><text:s text:c="12"/>public void actionPerformed(ActionEvent arg0) {</text:p>
      <text:p text:style-name="P26"><text:s text:c="16"/>System.out.println("alert pressed");</text:p>
      <text:p text:style-name="P26"><text:s text:c="12"/>}</text:p>
      <text:p text:style-name="P26"><text:s text:c="8"/>});</text:p>
      <text:p text:style-name="P26"><text:s text:c="8"/>activateButton.addActionListener(new ActionListener() {</text:p>
      <text:p text:style-name="P26"><text:s text:c="12"/>public void actionPerformed(ActionEvent arg0) {</text:p>
      <text:p text:style-name="P26"><text:s text:c="16"/>System.out.println("activate pressed");</text:p>
      <text:p text:style-name="P26"><text:s text:c="12"/>}</text:p>
      <text:p text:style-name="P26"><text:s text:c="8"/>});</text:p>
      <text:p text:style-name="P26"><text:s text:c="8"/>abandonButton.addActionListener(new ActionListener() {</text:p>
      <text:p text:style-name="P26"><text:s text:c="12"/>public void actionPerformed(ActionEvent arg0) {</text:p>
      <text:p text:style-name="P26"><text:s text:c="16"/>System.out.println("abandon pressed");</text:p>
      <text:p text:style-name="P26"><text:s text:c="12"/>}</text:p>
      <text:p text:style-name="P26"><text:s text:c="8"/>});</text:p>
      <text:p text:style-name="P26"><text:s text:c="8"/>resetButton.addActionListener(new ActionListener() {</text:p>
      <text:p text:style-name="P26"><text:s text:c="12"/>public void actionPerformed(ActionEvent arg0) {</text:p>
      <text:p text:style-name="P26"><text:s text:c="16"/>System.out.println("reset pressed");</text:p>
      <text:p text:style-name="P26"><text:s text:c="12"/>}</text:p>
      <text:p text:style-name="P26"><text:s text:c="8"/>});</text:p>
      <text:p text:style-name="P26"><text:tab/>}</text:p>
      <text:p text:style-name="P26"><text:s text:c="4"/></text:p>
      <text:p text:style-name="P26"><text:s text:c="4"/>// Updates This Window With Need Material</text:p>
      <text:p text:style-name="P26"><text:s text:c="4"/>private void update () {</text:p>
      <text:p text:style-name="P26"><text:s text:c="4"/><text:tab/>// Get The Combobox ready</text:p>
      <text:p text:style-name="P26"><text:s text:c="4"/><text:tab/>targetPlayers = getPlayersToAttack();</text:p>
      <text:p text:style-name="P26"><text:s text:c="8"/>PlayerBase[] attackables = new PlayerBase[targetPlayers.size()];</text:p>
      <text:p text:style-name="P26"><text:s text:c="8"/>attackables = targetPlayers.toArray(attackables);</text:p>
      <text:p text:style-name="P26"><text:s text:c="8"/>DefaultComboBoxModel&lt;PlayerBase&gt; model = new DefaultComboBoxModel&lt;&gt;( attackables );</text:p>
      <text:p text:style-name="P26"><text:s text:c="8"/>playersCanAttack.setModel(model);</text:p>
      <text:p text:style-name="P26"><text:s text:c="8"/></text:p>
      <text:p text:style-name="P26"><text:s text:c="8"/>// Set The Next Player To Disabled</text:p>
      <text:p text:style-name="P26"><text:s text:c="8"/>nextButton.setText((combatHandler.getReadyPlayerNum() == combatingPlayers.size() - 1) </text:p>
      <text:p text:style-name="P26"><text:s text:c="8"/><text:tab/><text:tab/><text:tab/><text:tab/><text:tab/>? "Start Combat" : "Move To Next Attacker");</text:p>
      <text:p text:style-name="P26"><text:s text:c="8"/></text:p>
      <text:p text:style-name="P26"><text:s text:c="8"/>// Player Weapon Display</text:p>
      <text:p text:style-name="P26"><text:s text:c="8"/>WeaponChit equipWeapon = combatHandler.getCurrentAttacker().getWeapon();</text:p>
      <text:p text:style-name="P26"><text:s text:c="8"/>weaponLabel.setText("Equipped Weapon: " + equipWeapon.getWeaponName());</text:p>
      <text:p text:style-name="P26"><text:s text:c="8"/>weaponHarmLabel.setText("Harm Level: " + equipWeapon.getWeaponDamage());</text:p>
      <text:p text:style-name="P26"><text:s text:c="4"/>}</text:p>
      <text:p text:style-name="P26"><text:s text:c="4"/></text:p>
      <text:p text:style-name="P26"><text:s text:c="4"/>// Get All Of The Players To Attack</text:p>
      <text:p text:style-name="P26"><text:s text:c="4"/>private ArrayList&lt;PlayerBase&gt; getPlayersToAttack () {</text:p>
      <text:p text:style-name="P26"><text:s text:c="4"/><text:tab/>ArrayList&lt;PlayerBase&gt; returnVal = new ArrayList&lt;&gt;();</text:p>
      <text:p text:style-name="P26"><text:s text:c="4"/><text:tab/>for (PlayerBase p: combatingPlayers) {</text:p>
      <text:p text:style-name="P26"><text:s text:c="4"/><text:tab/><text:tab/>if (p != combatHandler.getCurrentAttacker()) {</text:p>
      <text:p text:style-name="P26"><text:s text:c="4"/><text:tab/><text:tab/><text:tab/>returnVal.add(p);</text:p>
      <text:p text:style-name="P26"><text:s text:c="4"/><text:tab/><text:tab/>}</text:p>
      <text:p text:style-name="P26"><text:s text:c="4"/><text:tab/>}</text:p>
      <text:p text:style-name="P26"><text:soft-page-break/><text:s text:c="4"/><text:tab/>return returnVal;</text:p>
      <text:p text:style-name="P26"><text:s text:c="4"/>}</text:p>
      <text:p text:style-name="P26"><text:s text:c="4"/></text:p>
      <text:p text:style-name="P26"><text:s text:c="4"/>//Used to set the armor labels</text:p>
      <text:p text:style-name="P26"><text:s text:c="4"/>public void setArmor(String suit, String breast, String newHelmet){</text:p>
      <text:p text:style-name="P26"><text:s text:c="4"/><text:tab/>suitOfArmor.setText(suit);</text:p>
      <text:p text:style-name="P26"><text:s text:c="4"/><text:tab/>breastPlate.setText(breast);</text:p>
      <text:p text:style-name="P26"><text:s text:c="4"/><text:tab/>helmet.setText(newHelmet);</text:p>
      <text:p text:style-name="P26"><text:s text:c="4"/>}</text:p>
      <text:p text:style-name="P26"><text:s text:c="4"/></text:p>
      <text:p text:style-name="P26"><text:s text:c="4"/>//used to print a line to the text area</text:p>
      <text:p text:style-name="P26"><text:s text:c="4"/>public void println(String theLine){</text:p>
      <text:p text:style-name="P26"><text:s text:c="4"/><text:tab/>textArea.append(theLine + "\n");</text:p>
      <text:p text:style-name="P26"><text:s text:c="4"/>}</text:p>
      <text:p text:style-name="P26">}</text:p>
      <text:p text:style-name="P26"/>
      <text:p text:style-name="P14"><text:span text:style-name="T26">Class: </text:span><text:span text:style-name="T15">FrameBase.java</text:span></text:p>
      <text:p text:style-name="P26">package views;</text:p>
      <text:p text:style-name="P26"/>
      <text:p text:style-name="P26">import java.awt.GridBagConstraints;</text:p>
      <text:p text:style-name="P26">import java.awt.GridBagLayout;</text:p>
      <text:p text:style-name="P26">import java.awt.Insets;</text:p>
      <text:p text:style-name="P26"/>
      <text:p text:style-name="P26">import javax.swing.JComponent;</text:p>
      <text:p text:style-name="P26">import javax.swing.JFrame;</text:p>
      <text:p text:style-name="P26"/>
      <text:p text:style-name="P26">public class FrameBase extends JFrame {</text:p>
      <text:p text:style-name="P26"/>
      <text:p text:style-name="P26"><text:tab/>/**</text:p>
      <text:p text:style-name="P26"><text:tab/> * </text:p>
      <text:p text:style-name="P26"><text:tab/> */</text:p>
      <text:p text:style-name="P26"><text:tab/>private static final long serialVersionUID = -331601846460123149L;</text:p>
      <text:p text:style-name="P26"><text:tab/>protected GridBagLayout layout = new GridBagLayout();</text:p>
      <text:p text:style-name="P26"><text:tab/>protected GridBagConstraints layoutConstraints = new GridBagConstraints(); </text:p>
      <text:p text:style-name="P26"><text:tab/><text:tab/></text:p>
      <text:p text:style-name="P26"><text:tab/>//A method for adding other jFrames to this FrameBase</text:p>
      <text:p text:style-name="P26"><text:tab/>protected void addToFrame (JFrame connectToFrame, JComponent theComponent, GridBagLayout layout, int x, int y, int gridWidth, int gridHeight){</text:p>
      <text:p text:style-name="P26"><text:tab/><text:tab/>layoutConstraints.gridx = x;</text:p>
      <text:p text:style-name="P26"><text:tab/><text:tab/>layoutConstraints.gridy = y;</text:p>
      <text:p text:style-name="P26"><text:tab/><text:tab/>layoutConstraints.gridwidth = gridWidth;</text:p>
      <text:p text:style-name="P26"><text:tab/><text:tab/>layoutConstraints.gridheight = gridHeight;</text:p>
      <text:p text:style-name="P26"><text:tab/><text:tab/>layoutConstraints.fill = GridBagConstraints.BOTH;</text:p>
      <text:p text:style-name="P26"><text:tab/><text:tab/>layoutConstraints.insets = new Insets(10, 5, 10, 5);</text:p>
      <text:p text:style-name="P26"><text:tab/><text:tab/>layoutConstraints.anchor = GridBagConstraints.NORTHWEST;</text:p>
      <text:p text:style-name="P26"><text:tab/><text:tab/>layoutConstraints.weightx = 1.0;</text:p>
      <text:p text:style-name="P26"><text:tab/><text:tab/>layoutConstraints.weighty = 1.0;</text:p>
      <text:p text:style-name="P26"><text:tab/><text:tab/>layout.setConstraints(theComponent, layoutConstraints);</text:p>
      <text:p text:style-name="P26"><text:tab/><text:tab/>connectToFrame.add(theComponent);</text:p>
      <text:p text:style-name="P26"><text:soft-page-break/><text:tab/>}</text:p>
      <text:p text:style-name="P26">}</text:p>
      <text:p text:style-name="P26"/>
      <text:p text:style-name="P14"><text:span text:style-name="T26">Class: </text:span><text:span text:style-name="T15">GameView.java</text:span></text:p>
      <text:p text:style-name="P26">package views;</text:p>
      <text:p text:style-name="P26"/>
      <text:p text:style-name="P26">import java.awt.Dimension;</text:p>
      <text:p text:style-name="P26">import java.awt.GridBagConstraints;</text:p>
      <text:p text:style-name="P26">import java.awt.GridBagLayout;</text:p>
      <text:p text:style-name="P26">import java.awt.Insets;</text:p>
      <text:p text:style-name="P26">import java.awt.Toolkit;</text:p>
      <text:p text:style-name="P26">import java.awt.event.ActionEvent;</text:p>
      <text:p text:style-name="P26">import java.awt.event.ActionListener;</text:p>
      <text:p text:style-name="P26">import java.awt.event.WindowAdapter;</text:p>
      <text:p text:style-name="P26">import java.awt.event.WindowEvent;</text:p>
      <text:p text:style-name="P26"/>
      <text:p text:style-name="P26">import javax.swing.JComponent;</text:p>
      <text:p text:style-name="P26">import javax.swing.JFrame;</text:p>
      <text:p text:style-name="P26">import javax.swing.JMenu;</text:p>
      <text:p text:style-name="P26">import javax.swing.JMenuBar;</text:p>
      <text:p text:style-name="P26">import javax.swing.JMenuItem;</text:p>
      <text:p text:style-name="P26">import javax.swing.JOptionPane;</text:p>
      <text:p text:style-name="P26">import javax.swing.JPanel;</text:p>
      <text:p text:style-name="P26">import javax.swing.JScrollPane;</text:p>
      <text:p text:style-name="P26">import javax.swing.ScrollPaneConstants;</text:p>
      <text:p text:style-name="P26">import javax.swing.event.ListSelectionEvent;</text:p>
      <text:p text:style-name="P26">import javax.swing.event.ListSelectionListener;</text:p>
      <text:p text:style-name="P26"/>
      <text:p text:style-name="P26">import models.characterModels.PlayerBase;</text:p>
      <text:p text:style-name="P26">import models.characterModels.playerEnums.CharacterClass;</text:p>
      <text:p text:style-name="P26">import controller.clientController;</text:p>
      <text:p text:style-name="P26"/>
      <text:p text:style-name="P26">public class GameView extends FrameBase {</text:p>
      <text:p text:style-name="P26"/>
      <text:p text:style-name="P26"><text:tab/>private static final long serialVersionUID = 1789113344181363284L;</text:p>
      <text:p text:style-name="P26"/>
      <text:p text:style-name="P26"><text:tab/>//Field declarations</text:p>
      <text:p text:style-name="P26"><text:tab/>private Toolkit tk = Toolkit.getDefaultToolkit();</text:p>
      <text:p text:style-name="P26"><text:tab/></text:p>
      <text:p text:style-name="P26"><text:tab/>private clientController theClient;</text:p>
      <text:p text:style-name="P26"><text:tab/></text:p>
      <text:p text:style-name="P26"><text:tab/>private JMenuBar menuBar = new JMenuBar();</text:p>
      <text:p text:style-name="P26"/>
      <text:p text:style-name="P26"><text:tab/>private JScrollPane scrollPane;</text:p>
      <text:p text:style-name="P26"/>
      <text:p text:style-name="P26"><text:tab/>private JPanel mainPanel;</text:p>
      <text:p text:style-name="P26"><text:tab/>private BoardView theBoard;</text:p>
      <text:p text:style-name="P26"><text:tab/></text:p>
      <text:p text:style-name="P26"><text:tab/>private GridBagLayout layout = new GridBagLayout();</text:p>
      <text:p text:style-name="P26"><text:soft-page-break/><text:tab/>private GridBagConstraints layoutConstraints = new GridBagConstraints();</text:p>
      <text:p text:style-name="P26"/>
      <text:p text:style-name="P26"><text:tab/>private JScrollPane theBoardScroller;</text:p>
      <text:p text:style-name="P26"/>
      <text:p text:style-name="P26"><text:tab/>private PlayerListView thePlayerList;</text:p>
      <text:p text:style-name="P26"><text:tab/>private PlayerControllView thePlayerButtons;</text:p>
      <text:p text:style-name="P26"/>
      <text:p text:style-name="P26"><text:tab/>private CardView theCard;</text:p>
      <text:p text:style-name="P26"/>
      <text:p text:style-name="P26"><text:tab/>private JFrame cardViewer;</text:p>
      <text:p text:style-name="P26"><text:tab/></text:p>
      <text:p text:style-name="P26"><text:tab/>//Constructor for gameView</text:p>
      <text:p text:style-name="P26"><text:tab/>public GameView(){</text:p>
      <text:p text:style-name="P26"><text:tab/><text:tab/>init();</text:p>
      <text:p text:style-name="P26"><text:tab/>}</text:p>
      <text:p text:style-name="P26"><text:tab/></text:p>
      <text:p text:style-name="P26"><text:tab/>// Initialization Method </text:p>
      <text:p text:style-name="P26"><text:tab/>public void init(){</text:p>
      <text:p text:style-name="P26"><text:tab/><text:tab/></text:p>
      <text:p text:style-name="P26"><text:tab/><text:tab/>theClient = new clientController(this);</text:p>
      <text:p text:style-name="P26"><text:tab/><text:tab/></text:p>
      <text:p text:style-name="P26"><text:tab/><text:tab/>mainPanel = new JPanel();</text:p>
      <text:p text:style-name="P26"><text:tab/><text:tab/>scrollPane = new JScrollPane(mainPanel);</text:p>
      <text:p text:style-name="P26"><text:tab/><text:tab/>scrollPane.setVerticalScrollBarPolicy(ScrollPaneConstants.VERTICAL_SCROLLBAR_AS_NEEDED);</text:p>
      <text:p text:style-name="P26"><text:tab/><text:tab/>scrollPane.setHorizontalScrollBarPolicy(ScrollPaneConstants.HORIZONTAL_SCROLLBAR_AS_NEEDED);</text:p>
      <text:p text:style-name="P26"><text:tab/><text:tab/>mainPanel.setLayout(layout);</text:p>
      <text:p text:style-name="P26"><text:tab/><text:tab/>setSize((int)tk.getScreenSize().getWidth(),(int)tk.getScreenSize().getHeight()-40);</text:p>
      <text:p text:style-name="P26"><text:tab/><text:tab/>setVisible(true);</text:p>
      <text:p text:style-name="P26"><text:tab/><text:tab/>setTitle("Magic Realm");</text:p>
      <text:p text:style-name="P26"><text:tab/><text:tab/>setJMenuBar(menuBar);</text:p>
      <text:p text:style-name="P26"><text:tab/><text:tab/>add(scrollPane);</text:p>
      <text:p text:style-name="P26"><text:tab/><text:tab/></text:p>
      <text:p text:style-name="P26"><text:tab/><text:tab/>JMenu fileMenu = new JMenu("File");</text:p>
      <text:p text:style-name="P26"><text:tab/><text:tab/></text:p>
      <text:p text:style-name="P26"><text:tab/><text:tab/>menuBar.add(fileMenu);</text:p>
      <text:p text:style-name="P26"><text:tab/><text:tab/></text:p>
      <text:p text:style-name="P26"><text:tab/><text:tab/>JMenuItem newAction = new JMenuItem("New Game");</text:p>
      <text:p text:style-name="P26"><text:s text:c="8"/>JMenuItem exitAction = new JMenuItem("Exit");</text:p>
      <text:p text:style-name="P26"/>
      <text:p text:style-name="P26"><text:s text:c="8"/>fileMenu.add(newAction);</text:p>
      <text:p text:style-name="P26"><text:s text:c="8"/>fileMenu.add(exitAction);</text:p>
      <text:p text:style-name="P26"><text:s text:c="8"/></text:p>
      <text:p text:style-name="P26"><text:s text:c="8"/>//Action listeners</text:p>
      <text:p text:style-name="P26"><text:soft-page-break/><text:s text:c="8"/>newAction.addActionListener(new ActionListener() {</text:p>
      <text:p text:style-name="P26"><text:s text:c="12"/>public void actionPerformed(ActionEvent arg0) {</text:p>
      <text:p text:style-name="P26"><text:s text:c="16"/>startGame();</text:p>
      <text:p text:style-name="P26"><text:s text:c="12"/>}</text:p>
      <text:p text:style-name="P26"><text:s text:c="8"/>});</text:p>
      <text:p text:style-name="P26"><text:s text:c="8"/></text:p>
      <text:p text:style-name="P26"><text:s text:c="8"/>exitAction.addActionListener(new ActionListener() {</text:p>
      <text:p text:style-name="P26"><text:s text:c="12"/>public void actionPerformed(ActionEvent arg0) {</text:p>
      <text:p text:style-name="P26"><text:s text:c="16"/>exitGame();</text:p>
      <text:p text:style-name="P26"><text:s text:c="12"/>}</text:p>
      <text:p text:style-name="P26"><text:s text:c="8"/>});</text:p>
      <text:p text:style-name="P26"><text:s/></text:p>
      <text:p text:style-name="P26"><text:s text:c="8"/>addWindowListener(new WindowAdapter(){</text:p>
      <text:p text:style-name="P26"><text:s text:c="12"/>public void windowClosing(WindowEvent e){</text:p>
      <text:p text:style-name="P26"><text:s text:c="12"/><text:tab/>exitGame();</text:p>
      <text:p text:style-name="P26"><text:s text:c="12"/>}</text:p>
      <text:p text:style-name="P26"><text:s text:c="8"/>});</text:p>
      <text:p text:style-name="P26"><text:s text:c="8"/></text:p>
      <text:p text:style-name="P26"><text:tab/>}</text:p>
      <text:p text:style-name="P26"><text:tab/></text:p>
      <text:p text:style-name="P26"><text:tab/>//update method resizes the screen to get it to repaint</text:p>
      <text:p text:style-name="P26"><text:tab/>private void update(){</text:p>
      <text:p text:style-name="P26"><text:tab/><text:tab/>setSize((int)tk.getScreenSize().getWidth(),(int)tk.getScreenSize().getHeight()-20);</text:p>
      <text:p text:style-name="P26"><text:tab/><text:tab/>setSize((int)tk.getScreenSize().getWidth(),(int)tk.getScreenSize().getHeight()-40);</text:p>
      <text:p text:style-name="P26"><text:tab/>}</text:p>
      <text:p text:style-name="P26"><text:tab/></text:p>
      <text:p text:style-name="P26"><text:tab/>//Dispalys the gameButtons and user interface</text:p>
      <text:p text:style-name="P26"><text:tab/>private void showGameButtons(){</text:p>
      <text:p text:style-name="P26"><text:tab/></text:p>
      <text:p text:style-name="P26"><text:tab/><text:tab/>thePlayerList = new PlayerListView(this);</text:p>
      <text:p text:style-name="P26"><text:tab/><text:tab/>addToGrid(thePlayerList, 0, 0, 1, 1);</text:p>
      <text:p text:style-name="P26"><text:tab/><text:tab/></text:p>
      <text:p text:style-name="P26"><text:tab/><text:tab/>thePlayerButtons = new PlayerControllView(this);</text:p>
      <text:p text:style-name="P26"><text:tab/><text:tab/>addToGrid(thePlayerButtons, 0, 1, 1, 2);</text:p>
      <text:p text:style-name="P26"><text:tab/><text:tab/></text:p>
      <text:p text:style-name="P26"><text:tab/><text:tab/>//Action listeners</text:p>
      <text:p text:style-name="P26"><text:s text:c="8"/>thePlayerList.getAddPlayerButton().addActionListener(new java.awt.event.ActionListener() {</text:p>
      <text:p text:style-name="P26"><text:s text:c="12"/>public void actionPerformed(java.awt.event.ActionEvent evt) {</text:p>
      <text:p text:style-name="P26"><text:s text:c="16"/>addPlayerMenu();</text:p>
      <text:p text:style-name="P26"><text:s text:c="12"/>}</text:p>
      <text:p text:style-name="P26"><text:s text:c="8"/>});</text:p>
      <text:p text:style-name="P26"><text:s text:c="8"/></text:p>
      <text:p text:style-name="P26"><text:s text:c="8"/>thePlayerList.getjButton2().addActionListener(new java.awt.event.ActionListener() {</text:p>
      <text:p text:style-name="P26"><text:s text:c="12"/>public void actionPerformed(java.awt.event.ActionEvent evt) {</text:p>
      <text:p text:style-name="P26"><text:s text:c="16"/>removePlayer();</text:p>
      <text:p text:style-name="P26"><text:s text:c="12"/>}</text:p>
      <text:p text:style-name="P26"><text:s text:c="8"/>});</text:p>
      <text:p text:style-name="P26"><text:s text:c="8"/></text:p>
      <text:p text:style-name="P26"><text:s text:c="8"/>thePlayerList.getjTable2().getSelectionModel().addListSelectionListener(new <text:soft-page-break/>ListSelectionListener(){</text:p>
      <text:p text:style-name="P26"><text:s text:c="8"/><text:tab/>@Override</text:p>
      <text:p text:style-name="P26"><text:s text:c="8"/><text:tab/>public void valueChanged(ListSelectionEvent event){</text:p>
      <text:p text:style-name="P26"><text:s text:c="8"/><text:tab/><text:tab/>if(thePlayerList.getjTable2().getSelectedRow()&gt;-1){</text:p>
      <text:p text:style-name="P26"><text:s text:c="8"/><text:tab/><text:tab/><text:tab/>setPlayerInterface(thePlayerList.getjTable2().getSelectedRow());</text:p>
      <text:p text:style-name="P26"><text:s text:c="8"/><text:tab/><text:tab/>}</text:p>
      <text:p text:style-name="P26"><text:s text:c="8"/><text:tab/>}</text:p>
      <text:p text:style-name="P26"><text:s text:c="8"/>});</text:p>
      <text:p text:style-name="P26"><text:s text:c="6"/></text:p>
      <text:p text:style-name="P26"><text:s text:c="8"/>thePlayerButtons.getjButton1().addActionListener(new java.awt.event.ActionListener() {</text:p>
      <text:p text:style-name="P26"><text:s text:c="12"/>public void actionPerformed(java.awt.event.ActionEvent evt) {</text:p>
      <text:p text:style-name="P26"><text:s text:c="16"/>showCard();</text:p>
      <text:p text:style-name="P26"><text:s text:c="12"/>}</text:p>
      <text:p text:style-name="P26"><text:s text:c="8"/>});</text:p>
      <text:p text:style-name="P26"><text:s text:c="8"/></text:p>
      <text:p text:style-name="P26"><text:s text:c="8"/>thePlayerList.getStartGameButton().addActionListener(new ActionListener() {</text:p>
      <text:p text:style-name="P26"><text:s text:c="8"/><text:tab/>@Override</text:p>
      <text:p text:style-name="P26"><text:tab/><text:tab/><text:tab/>public void actionPerformed(ActionEvent arg0) {</text:p>
      <text:p text:style-name="P26"><text:s text:c="8"/><text:tab/><text:tab/>handleStartGame();</text:p>
      <text:p text:style-name="P26"><text:tab/><text:tab/><text:tab/>}</text:p>
      <text:p text:style-name="P26"><text:tab/><text:tab/>});</text:p>
      <text:p text:style-name="P26"><text:tab/>}</text:p>
      <text:p text:style-name="P26"><text:tab/></text:p>
      <text:p text:style-name="P26"><text:tab/>//happens when you press the start game button, initlizes the game</text:p>
      <text:p text:style-name="P26"><text:tab/>private void handleStartGame () {</text:p>
      <text:p text:style-name="P26"><text:tab/><text:tab/>System.out.println("Start Game Pressed");</text:p>
      <text:p text:style-name="P26"><text:tab/><text:tab/></text:p>
      <text:p text:style-name="P26"><text:tab/><text:tab/>theClient.startGame();</text:p>
      <text:p text:style-name="P26"><text:tab/><text:tab/>thePlayerList.updateTable();</text:p>
      <text:p text:style-name="P26"><text:tab/><text:tab/>thePlayerButtons.massSetButtonState(true);</text:p>
      <text:p text:style-name="P26"><text:tab/><text:tab/>thePlayerList.getStartGameButton().setEnabled(false);</text:p>
      <text:p text:style-name="P26"><text:tab/><text:tab/>JOptionPane.showMessageDialog(this, "The Game Has Started!");</text:p>
      <text:p text:style-name="P26"><text:tab/>}</text:p>
      <text:p text:style-name="P26"/>
      <text:p text:style-name="P26"><text:tab/>//Shows the player's detailed character sheet</text:p>
      <text:p text:style-name="P26"><text:tab/>private void showCard() {</text:p>
      <text:p text:style-name="P26"><text:tab/><text:tab/>if(thePlayerList.getjTable2().getSelectedRow() == -1){</text:p>
      <text:p text:style-name="P26"><text:tab/><text:tab/><text:tab/>return;</text:p>
      <text:p text:style-name="P26"><text:tab/><text:tab/>}</text:p>
      <text:p text:style-name="P26"><text:tab/><text:tab/>cardViewer = new JFrame();</text:p>
      <text:p text:style-name="P26"><text:tab/><text:tab/>cardViewer.setSize(760,630);</text:p>
      <text:p text:style-name="P26"><text:tab/><text:tab/>cardViewer.setLocation(((int)tk.getScreenSize().getWidth()/2) - 300, ((int)tk.getScreenSize().getHeight()/2) - 300);</text:p>
      <text:p text:style-name="P26"><text:tab/><text:tab/>cardViewer.setVisible(true);</text:p>
      <text:p text:style-name="P26"><text:tab/><text:tab/>theCard = new CardView((String) thePlayerList.getjTable2().getValueAt(thePlayerList.getjTable2().getSelectedRow(), 0));</text:p>
      <text:p text:style-name="P26"><text:tab/><text:tab/>cardViewer.add(theCard);</text:p>
      <text:p text:style-name="P26"><text:tab/>}</text:p>
      <text:p text:style-name="P26"/>
      <text:p text:style-name="P26"><text:soft-page-break/><text:tab/>//changes the ui to show details of the selected player</text:p>
      <text:p text:style-name="P26"><text:tab/>private void setPlayerInterface(int selectedRow) {</text:p>
      <text:p text:style-name="P14"><text:span text:style-name="T15"><text:tab/><text:tab/>thePlayerButtons.getPlayerClassLabel().setText((String) </text:span><text:span text:style-name="T15">thePlayerList.getjTable2().getValueAt(selectedRow, 0));</text:span></text:p>
      <text:p text:style-name="P26"><text:tab/><text:tab/>thePlayerButtons.getPlayerDisplayLabel().setText((String) thePlayerList.getjTable2().getValueAt(selectedRow, 1));</text:p>
      <text:p text:style-name="P26"><text:tab/>}</text:p>
      <text:p text:style-name="P26"/>
      <text:p text:style-name="P26"><text:tab/>//removes the selected player for the player list and from the controller class</text:p>
      <text:p text:style-name="P26"><text:tab/>private void removePlayer() {</text:p>
      <text:p text:style-name="P26"><text:tab/><text:tab/></text:p>
      <text:p text:style-name="P26"><text:tab/><text:tab/>if(thePlayerList.getjTable2().getSelectedRow()==-1){</text:p>
      <text:p text:style-name="P26"><text:tab/><text:tab/><text:tab/>return;</text:p>
      <text:p text:style-name="P26"><text:tab/><text:tab/>}</text:p>
      <text:p text:style-name="P26"><text:tab/><text:tab/></text:p>
      <text:p text:style-name="P26"><text:tab/><text:tab/>int selectedOption = JOptionPane.showConfirmDialog(null, </text:p>
      <text:p text:style-name="P26"><text:s text:c="16"/>"Are you sure that you want to remove this player?", </text:p>
      <text:p text:style-name="P26"><text:s text:c="16"/>"Choose", </text:p>
      <text:p text:style-name="P26"><text:s text:c="16"/>JOptionPane.YES_NO_OPTION); </text:p>
      <text:p text:style-name="P26"><text:tab/><text:tab/>if (selectedOption == JOptionPane.NO_OPTION) {</text:p>
      <text:p text:style-name="P26"><text:tab/><text:tab/><text:tab/>return;</text:p>
      <text:p text:style-name="P26"><text:tab/><text:tab/>}</text:p>
      <text:p text:style-name="P26"><text:tab/></text:p>
      <text:p text:style-name="P26"><text:tab/><text:tab/>String playerToRemoveName = (String) thePlayerList.getjTable2().getModel().getValueAt(thePlayerList.getjTable2().getSelectedRow(),1);</text:p>
      <text:p text:style-name="P26"/>
      <text:p text:style-name="P26"><text:tab/><text:tab/>thePlayerList.removePlayer();</text:p>
      <text:p text:style-name="P26"><text:tab/><text:tab/>theClient.removePlayer(playerToRemoveName);</text:p>
      <text:p text:style-name="P26"><text:tab/><text:tab/>thePlayerList.update();</text:p>
      <text:p text:style-name="P26"><text:tab/>}</text:p>
      <text:p text:style-name="P26"/>
      <text:p text:style-name="P26"><text:tab/>//Displays and initializes the board in the game view</text:p>
      <text:p text:style-name="P26"><text:tab/>private void showBoard(){</text:p>
      <text:p text:style-name="P26"><text:tab/><text:tab/>theBoard = new BoardView(this);</text:p>
      <text:p text:style-name="P26"><text:tab/><text:tab/>theBoardScroller = new JScrollPane(theBoard);</text:p>
      <text:p text:style-name="P26"><text:tab/><text:tab/>theBoardScroller.setVerticalScrollBarPolicy(ScrollPaneConstants.VERTICAL_SCROLLBAR_ALWAYS);</text:p>
      <text:p text:style-name="P26"><text:tab/><text:tab/>theBoardScroller.setHorizontalScrollBarPolicy(ScrollPaneConstants.HORIZONTAL_SCROLLBAR_ALWAYS);</text:p>
      <text:p text:style-name="P26"><text:tab/><text:tab/>theBoardScroller.getVerticalScrollBar().setUnitIncrement(20);</text:p>
      <text:p text:style-name="P26"><text:tab/><text:tab/>addToGrid(theBoardScroller, 1, 0, 4, 4);</text:p>
      <text:p text:style-name="P26"><text:tab/><text:tab/>theBoardScroller.setPreferredSize(new Dimension(((int)tk.getScreenSize().getWidth()/2), ((int)tk.getScreenSize().getHeight()/2)));</text:p>
      <text:p text:style-name="P26"><text:tab/>}</text:p>
      <text:p text:style-name="P26"><text:tab/></text:p>
      <text:p text:style-name="P26"><text:soft-page-break/><text:tab/>//opens the addplayer menu that letss the user select their name and class</text:p>
      <text:p text:style-name="P26"><text:tab/>private void addPlayerMenu(){</text:p>
      <text:p text:style-name="P26"><text:tab/><text:tab/>new AddPlayerView(this);</text:p>
      <text:p text:style-name="P26"><text:tab/>}</text:p>
      <text:p text:style-name="P26"><text:tab/></text:p>
      <text:p text:style-name="P26"><text:tab/>//Adds the new palyer to the controller and the UI list</text:p>
      <text:p text:style-name="P26"><text:tab/>public void addPlayer(String playerName, CharacterClass playerClass){</text:p>
      <text:p text:style-name="P26"><text:tab/><text:tab/>theClient.addPlayer(playerClass, playerName);</text:p>
      <text:p text:style-name="P26"><text:tab/><text:tab/>thePlayerList.addPlayer(playerName, playerClass.name());</text:p>
      <text:p text:style-name="P26"><text:tab/><text:tab/>setPlayerInterface(thePlayerList.getjTable2().getRowCount()-1);</text:p>
      <text:p text:style-name="P26"><text:tab/>}</text:p>
      <text:p text:style-name="P26"><text:tab/></text:p>
      <text:p text:style-name="P26"><text:tab/>//closes the game and disposes of all components</text:p>
      <text:p text:style-name="P26"><text:tab/>private void exitGame(){</text:p>
      <text:p text:style-name="P26"><text:tab/><text:tab/>System.out.println("Exiting");</text:p>
      <text:p text:style-name="P26"><text:tab/><text:tab/>dispose();</text:p>
      <text:p text:style-name="P26"><text:tab/><text:tab/>System.exit(0);</text:p>
      <text:p text:style-name="P26"><text:tab/>}</text:p>
      <text:p text:style-name="P26"><text:tab/></text:p>
      <text:p text:style-name="P26"><text:tab/>// Starts The Game</text:p>
      <text:p text:style-name="P26"><text:tab/>private void startGame(){</text:p>
      <text:p text:style-name="P26"><text:tab/><text:tab/>showGameButtons();</text:p>
      <text:p text:style-name="P26"><text:tab/><text:tab/>showBoard();</text:p>
      <text:p text:style-name="P26"><text:tab/><text:tab/>update();</text:p>
      <text:p text:style-name="P26"><text:tab/>}</text:p>
      <text:p text:style-name="P26"><text:tab/></text:p>
      <text:p text:style-name="P26"><text:tab/>//updates a player given their name</text:p>
      <text:p text:style-name="P26"><text:tab/>public void updatePlayer (String name, CharacterClass charClass) {</text:p>
      <text:p text:style-name="P26"><text:tab/><text:tab/>PlayerBase p = theClient.getPlayer(name, charClass);</text:p>
      <text:p text:style-name="P26"><text:tab/><text:tab/></text:p>
      <text:p text:style-name="P26"><text:tab/><text:tab/>if (p != null)</text:p>
      <text:p text:style-name="P26"><text:tab/><text:tab/><text:tab/>thePlayerButtons.update(p);</text:p>
      <text:p text:style-name="P26"><text:tab/>}</text:p>
      <text:p text:style-name="P26"><text:tab/></text:p>
      <text:p text:style-name="P26"><text:tab/>// Update The Table On Call</text:p>
      <text:p text:style-name="P26"><text:tab/>public void updateRecordTable () {</text:p>
      <text:p text:style-name="P26"><text:tab/><text:tab/>thePlayerButtons.update(getCurrentPlayer());</text:p>
      <text:p text:style-name="P26"><text:tab/>}</text:p>
      <text:p text:style-name="P26"><text:tab/></text:p>
      <text:p text:style-name="P26"><text:tab/>/*------------------------------- Getters And Setters ---------------------------*/</text:p>
      <text:p text:style-name="P26"><text:tab/>public BoardView getBoardView () {</text:p>
      <text:p text:style-name="P26"><text:tab/><text:tab/>return theBoard;</text:p>
      <text:p text:style-name="P26"><text:tab/>}</text:p>
      <text:p text:style-name="P26"><text:tab/></text:p>
      <text:p text:style-name="P26"><text:tab/>public PlayerBase getCurrentPlayer () {</text:p>
      <text:p text:style-name="P26"><text:tab/><text:tab/>return theClient.getCurrentPlayer();</text:p>
      <text:p text:style-name="P26"><text:tab/>}</text:p>
      <text:p text:style-name="P26"><text:tab/></text:p>
      <text:p text:style-name="P26"><text:tab/>public clientController getGameController () {</text:p>
      <text:p text:style-name="P26"><text:soft-page-break/><text:tab/><text:tab/>return theClient;</text:p>
      <text:p text:style-name="P26"><text:tab/>}</text:p>
      <text:p text:style-name="P26"><text:tab/></text:p>
      <text:p text:style-name="P26"><text:tab/>public PlayerListView getPlayerList() {</text:p>
      <text:p text:style-name="P26"><text:tab/><text:tab/>return thePlayerList;</text:p>
      <text:p text:style-name="P26"><text:tab/>}</text:p>
      <text:p text:style-name="P26"><text:tab/></text:p>
      <text:p text:style-name="P26"><text:tab/>//checks if the game has started or not</text:p>
      <text:p text:style-name="P26"><text:tab/>public boolean hasGameStarted() {</text:p>
      <text:p text:style-name="P26"><text:tab/><text:tab/>return theClient.isGameStarted();</text:p>
      <text:p text:style-name="P26"><text:tab/>}</text:p>
      <text:p text:style-name="P26"><text:tab/></text:p>
      <text:p text:style-name="P26"><text:tab/>// Sets The Grid Location Based On The Paramenters Given</text:p>
      <text:p text:style-name="P26"><text:tab/>private void addToGrid(JComponent theComponent, int x, int y, int gridWidth, int gridHeight) {</text:p>
      <text:p text:style-name="P26"><text:tab/><text:tab/>addToGrid(mainPanel, theComponent, x, y, gridWidth, gridHeight);</text:p>
      <text:p text:style-name="P26"><text:tab/>}</text:p>
      <text:p text:style-name="P26"><text:tab/></text:p>
      <text:p text:style-name="P26"><text:tab/>//used to add components to this frame in specified locations</text:p>
      <text:p text:style-name="P26"><text:tab/>private void addToGrid(JPanel connectToFrame, JComponent theComponent, int x, int y, int gridWidth, int gridHeight) {</text:p>
      <text:p text:style-name="P26"><text:tab/><text:tab/>layoutConstraints.gridx = x;</text:p>
      <text:p text:style-name="P26"><text:tab/><text:tab/>layoutConstraints.gridy = y;</text:p>
      <text:p text:style-name="P26"><text:tab/><text:tab/>layoutConstraints.gridwidth = gridWidth;</text:p>
      <text:p text:style-name="P26"><text:tab/><text:tab/>layoutConstraints.gridheight = gridHeight;</text:p>
      <text:p text:style-name="P26"><text:tab/><text:tab/>layoutConstraints.fill = GridBagConstraints.BOTH;</text:p>
      <text:p text:style-name="P26"><text:tab/><text:tab/>layoutConstraints.insets = new Insets(10, 5, 10, 5);</text:p>
      <text:p text:style-name="P26"><text:tab/><text:tab/>layoutConstraints.anchor = GridBagConstraints.NORTHWEST;</text:p>
      <text:p text:style-name="P26"><text:tab/><text:tab/>layoutConstraints.weightx = 1.0;</text:p>
      <text:p text:style-name="P26"><text:tab/><text:tab/>layoutConstraints.weighty = 1.0;</text:p>
      <text:p text:style-name="P26"><text:tab/><text:tab/>layout.setConstraints(theComponent, layoutConstraints);</text:p>
      <text:p text:style-name="P26"><text:tab/><text:tab/>mainPanel.add(theComponent);</text:p>
      <text:p text:style-name="P26"><text:tab/>}</text:p>
      <text:p text:style-name="P26">}</text:p>
      <text:p text:style-name="P26"/>
      <text:p text:style-name="P14"><text:span text:style-name="T26">Class: </text:span><text:span text:style-name="T15">HoverView.java</text:span></text:p>
      <text:p text:style-name="P26">package views;</text:p>
      <text:p text:style-name="P26"/>
      <text:p text:style-name="P26">import java.awt.Image;</text:p>
      <text:p text:style-name="P26">import java.awt.event.ActionEvent;</text:p>
      <text:p text:style-name="P26">import java.awt.event.ActionListener;</text:p>
      <text:p text:style-name="P26">import java.util.ArrayList;</text:p>
      <text:p text:style-name="P26"/>
      <text:p text:style-name="P26">import javax.swing.ImageIcon;</text:p>
      <text:p text:style-name="P26"/>
      <text:p text:style-name="P26">import models.BoardModels.Clearing;</text:p>
      <text:p text:style-name="P26"/>
      <text:p text:style-name="P26">public class HoverView extends javax.swing.JPanel {</text:p>
      <text:p text:style-name="P26"/>
      <text:p text:style-name="P26"><text:tab/>/**</text:p>
      <text:p text:style-name="P26"><text:soft-page-break/><text:tab/> * </text:p>
      <text:p text:style-name="P26"><text:tab/> */</text:p>
      <text:p text:style-name="P26"><text:tab/>private static final long serialVersionUID = 3848876528704176024L;</text:p>
      <text:p text:style-name="P26"><text:tab/></text:p>
      <text:p text:style-name="P26"><text:tab/>private ArrayList&lt;Image&gt; imageList;</text:p>
      <text:p text:style-name="P26"/>
      <text:p text:style-name="P26"><text:tab/>private int currentSelection;</text:p>
      <text:p text:style-name="P26"><text:tab/></text:p>
      <text:p text:style-name="P26"><text:s text:c="4"/>// Variables declaration <text:s text:c="20"/></text:p>
      <text:p text:style-name="P26"><text:s text:c="4"/>private javax.swing.JButton backButton;</text:p>
      <text:p text:style-name="P26"><text:s text:c="4"/>private javax.swing.JButton nextButton;</text:p>
      <text:p text:style-name="P26"><text:s text:c="4"/>private javax.swing.JLabel imageLabel;</text:p>
      <text:p text:style-name="P26"><text:s text:c="4"/>private javax.swing.JLabel counterLabel;</text:p>
      <text:p text:style-name="P26"><text:s text:c="4"/>// End of variables declaration <text:s text:c="5"/></text:p>
      <text:p text:style-name="P26"><text:s text:c="4"/></text:p>
      <text:p text:style-name="P26"><text:s text:c="4"/>//Constructor for the hoverview</text:p>
      <text:p text:style-name="P26"><text:tab/>public HoverView(Clearing c) {</text:p>
      <text:p text:style-name="P26"><text:tab/><text:tab/>initComponents();</text:p>
      <text:p text:style-name="P26"><text:tab/><text:tab/>imageList = c.getImageEnitiesOnThis();</text:p>
      <text:p text:style-name="P26"><text:tab/><text:tab/>currentSelection = 1;</text:p>
      <text:p text:style-name="P26"><text:tab/><text:tab/>if(imageList!=null &amp;&amp; imageList.size()&gt;0){</text:p>
      <text:p text:style-name="P26"><text:tab/><text:tab/><text:tab/>setLabel(imageList.get(0));</text:p>
      <text:p text:style-name="P26"><text:tab/><text:tab/><text:tab/>setCounter(imageList.size(), currentSelection);</text:p>
      <text:p text:style-name="P26"><text:tab/><text:tab/>}</text:p>
      <text:p text:style-name="P26"><text:tab/>}</text:p>
      <text:p text:style-name="P26"><text:tab/></text:p>
      <text:p text:style-name="P26"><text:tab/>//changes the numbers displayed in the item counter at the top</text:p>
      <text:p text:style-name="P26"><text:tab/>private void setCounter(int size, int current){</text:p>
      <text:p text:style-name="P26"><text:tab/><text:tab/>counterLabel.setText(current + "/" + size);</text:p>
      <text:p text:style-name="P26"><text:tab/>}</text:p>
      <text:p text:style-name="P26"><text:tab/></text:p>
      <text:p text:style-name="P26"><text:tab/>//used to change the image displayed in this view</text:p>
      <text:p text:style-name="P26"><text:tab/>private void setLabel(Image image){</text:p>
      <text:p text:style-name="P26"><text:tab/><text:tab/>ImageIcon icon = new ImageIcon(image); </text:p>
      <text:p text:style-name="P26"><text:tab/><text:tab/>imageLabel.setIcon(icon);</text:p>
      <text:p text:style-name="P26"><text:tab/>}</text:p>
      <text:p text:style-name="P26"><text:tab/></text:p>
      <text:p text:style-name="P26"><text:tab/>//initializes this view</text:p>
      <text:p text:style-name="P26"><text:tab/>private void initComponents() {</text:p>
      <text:p text:style-name="P26"/>
      <text:p text:style-name="P26"><text:s text:c="8"/>imageLabel = new javax.swing.JLabel();</text:p>
      <text:p text:style-name="P26"><text:s text:c="8"/>counterLabel = new javax.swing.JLabel();</text:p>
      <text:p text:style-name="P26"><text:s text:c="8"/>backButton = new javax.swing.JButton();</text:p>
      <text:p text:style-name="P26"><text:s text:c="8"/>nextButton = new javax.swing.JButton();</text:p>
      <text:p text:style-name="P26"/>
      <text:p text:style-name="P26"><text:s text:c="8"/></text:p>
      <text:p text:style-name="P26"><text:s text:c="8"/>//Action listeners</text:p>
      <text:p text:style-name="P26"><text:s text:c="8"/>backButton.addActionListener(new ActionListener() {</text:p>
      <text:p text:style-name="P26"><text:s text:c="12"/>public void actionPerformed(ActionEvent arg0) {</text:p>
      <text:p text:style-name="P26"><text:soft-page-break/><text:s text:c="16"/>back();</text:p>
      <text:p text:style-name="P26"><text:s text:c="12"/>}</text:p>
      <text:p text:style-name="P26"><text:s text:c="8"/>});</text:p>
      <text:p text:style-name="P26"><text:s text:c="8"/></text:p>
      <text:p text:style-name="P26"><text:s text:c="8"/>nextButton.addActionListener(new ActionListener() {</text:p>
      <text:p text:style-name="P26"><text:s text:c="12"/>public void actionPerformed(ActionEvent arg0) {</text:p>
      <text:p text:style-name="P26"><text:s text:c="12"/><text:tab/>next();</text:p>
      <text:p text:style-name="P26"><text:s text:c="12"/>}</text:p>
      <text:p text:style-name="P26"><text:s text:c="8"/>});</text:p>
      <text:p text:style-name="P26"><text:s text:c="8"/></text:p>
      <text:p text:style-name="P26"><text:s text:c="8"/>//Set text for the components in this view</text:p>
      <text:p text:style-name="P26"><text:s text:c="8"/>imageLabel.setText("");</text:p>
      <text:p text:style-name="P26"><text:s text:c="8"/>counterLabel.setText("");</text:p>
      <text:p text:style-name="P26"><text:s text:c="8"/>backButton.setText("Back");</text:p>
      <text:p text:style-name="P26"><text:s text:c="8"/>nextButton.setText("Next");</text:p>
      <text:p text:style-name="P26"/>
      <text:p text:style-name="P26"><text:s text:c="8"/>//The layout </text:p>
      <text:p text:style-name="P26"><text:s text:c="8"/>javax.swing.GroupLayout layout = new javax.swing.GroupLayout(this);</text:p>
      <text:p text:style-name="P26"><text:s text:c="8"/>this.setLayout(layout);</text:p>
      <text:p text:style-name="P26"><text:s text:c="8"/>layout.setHorizontalGroup(</text:p>
      <text:p text:style-name="P26"><text:s text:c="12"/>layout.createParallelGroup(javax.swing.GroupLayout.Alignment.LEADING)</text:p>
      <text:p text:style-name="P26"><text:s text:c="12"/>.addGroup(layout.createSequentialGroup()</text:p>
      <text:p text:style-name="P26"><text:s text:c="16"/>.addContainerGap()</text:p>
      <text:p text:style-name="P26"><text:s text:c="16"/>.addGroup(layout.createParallelGroup(javax.swing.GroupLayout.Alignment.LEADING)</text:p>
      <text:p text:style-name="P26"><text:s text:c="20"/>.addComponent(imageLabel, javax.swing.GroupLayout.DEFAULT_SIZE, javax.swing.GroupLayout.DEFAULT_SIZE, Short.MAX_VALUE)</text:p>
      <text:p text:style-name="P26"><text:s text:c="20"/>.addGroup(layout.createSequentialGroup()</text:p>
      <text:p text:style-name="P26"><text:s text:c="24"/>.addGroup(layout.createParallelGroup(javax.swing.GroupLayout.Alignment.LEADING)</text:p>
      <text:p text:style-name="P26"><text:s text:c="28"/>.addGroup(layout.createSequentialGroup()</text:p>
      <text:p text:style-name="P26"><text:s text:c="32"/>.addComponent(backButton)</text:p>
      <text:p text:style-name="P26"><text:s text:c="32"/>.addPreferredGap(javax.swing.LayoutStyle.ComponentPlacement.RELATED)</text:p>
      <text:p text:style-name="P26"><text:s text:c="32"/>.addComponent(nextButton))</text:p>
      <text:p text:style-name="P26"><text:s text:c="28"/>.addComponent(counterLabel, javax.swing.GroupLayout.PREFERRED_SIZE, 34, javax.swing.GroupLayout.PREFERRED_SIZE))</text:p>
      <text:p text:style-name="P26"><text:s text:c="24"/>.addGap(0, 0, Short.MAX_VALUE)))</text:p>
      <text:p text:style-name="P26"><text:s text:c="16"/>.addContainerGap())</text:p>
      <text:p text:style-name="P26"><text:s text:c="8"/>);</text:p>
      <text:p text:style-name="P26"><text:s text:c="8"/>layout.setVerticalGroup(</text:p>
      <text:p text:style-name="P26"><text:s text:c="12"/>layout.createParallelGroup(javax.swing.GroupLayout.Alignment.LEADING)</text:p>
      <text:p text:style-name="P26"><text:s text:c="12"/>.addGroup(layout.createSequentialGroup()</text:p>
      <text:p text:style-name="P26"><text:s text:c="16"/>.addContainerGap(javax.swing.GroupLayout.DEFAULT_SIZE, Short.MAX_VALUE)</text:p>
      <text:p text:style-name="P26"><text:s text:c="16"/>.addComponent(counterLabel, javax.swing.GroupLayout.PREFERRED_SIZE, 24, javax.swing.GroupLayout.PREFERRED_SIZE)</text:p>
      <text:p text:style-name="P26"><text:s text:c="16"/>.addPreferredGap(javax.swing.LayoutStyle.ComponentPlacement.RELATED)</text:p>
      <text:p text:style-name="P26"><text:s text:c="16"/>.addComponent(imageLabel, javax.swing.GroupLayout.PREFERRED_SIZE, 121, javax.swing.GroupLayout.PREFERRED_SIZE)</text:p>
      <text:p text:style-name="P26"><text:s text:c="16"/>.addPreferredGap(javax.swing.LayoutStyle.ComponentPlacement.RELATED)</text:p>
      <text:p text:style-name="P26"><text:s text:c="16"/>.addGroup(layout.createParallelGroup(javax.swing.GroupLayout.Alignment.BASELINE)</text:p>
      <text:p text:style-name="P26"><text:soft-page-break/><text:s text:c="20"/>.addComponent(backButton)</text:p>
      <text:p text:style-name="P26"><text:s text:c="20"/>.addComponent(nextButton)))</text:p>
      <text:p text:style-name="P26"><text:s text:c="8"/>);</text:p>
      <text:p text:style-name="P26"><text:s text:c="4"/>}</text:p>
      <text:p text:style-name="P26"/>
      <text:p text:style-name="P26"><text:tab/>//done when pressing the next button</text:p>
      <text:p text:style-name="P26"><text:tab/>private void next() {</text:p>
      <text:p text:style-name="P26"><text:tab/><text:tab/>if(currentSelection &lt; imageList.size()){</text:p>
      <text:p text:style-name="P26"><text:tab/><text:tab/><text:tab/>currentSelection++;</text:p>
      <text:p text:style-name="P26"><text:tab/><text:tab/><text:tab/>setLabel(imageList.get(currentSelection-1));</text:p>
      <text:p text:style-name="P26"><text:tab/><text:tab/><text:tab/>setCounter(imageList.size(),currentSelection);</text:p>
      <text:p text:style-name="P26"><text:tab/><text:tab/>}</text:p>
      <text:p text:style-name="P26"><text:tab/>}</text:p>
      <text:p text:style-name="P26"><text:tab/></text:p>
      <text:p text:style-name="P26"><text:tab/>//done when pressing the back button</text:p>
      <text:p text:style-name="P26"><text:tab/>private void back() {</text:p>
      <text:p text:style-name="P26"><text:tab/><text:tab/>if(currentSelection &gt; 1){</text:p>
      <text:p text:style-name="P26"><text:tab/><text:tab/><text:tab/>currentSelection--;</text:p>
      <text:p text:style-name="P26"><text:tab/><text:tab/><text:tab/>setLabel(imageList.get(currentSelection-1));</text:p>
      <text:p text:style-name="P26"><text:tab/><text:tab/><text:tab/>setCounter(imageList.size(),currentSelection);</text:p>
      <text:p text:style-name="P26"><text:tab/><text:tab/>}</text:p>
      <text:p text:style-name="P26"><text:tab/>} <text:s text:c="18"/></text:p>
      <text:p text:style-name="P26"><text:s text:c="13"/></text:p>
      <text:p text:style-name="P26">}</text:p>
      <text:p text:style-name="P26"/>
      <text:p text:style-name="P14"><text:span text:style-name="T26">Class: </text:span><text:span text:style-name="T15">PlayerControlView.java</text:span></text:p>
      <text:p text:style-name="P14"><text:span text:style-name="T15">package views;<text:line-break/><text:line-break/>import java.awt.Toolkit;<text:line-break/>import java.awt.event.ActionEvent;<text:line-break/>import java.awt.event.ActionListener;<text:line-break/>import java.util.ArrayList;<text:line-break/>import javax.swing.JFrame;<text:line-break/>import javax.swing.JOptionPane;<text:line-break/>import javax.swing.JScrollPane;<text:line-break/>import javax.swing.JTable;<text:line-break/>import javax.swing.table.DefaultTableModel;<text:line-break/><text:line-break/>import models.characterModels.PlayerBase;<text:line-break/>import models.otherEntities.TreasureModel;<text:line-break/><text:line-break/>public class PlayerControllView extends javax.swing.JPanel {<text:line-break/><text:tab/>// Variables declaration <text:s text:c="18"/><text:line-break/> <text:s text:c="3"/>private javax.swing.JButton jButton1;<text:line-break/> <text:s text:c="3"/>private javax.swing.JButton sendTurnButton;<text:line-break/> <text:s text:c="3"/>private javax.swing.JButton cancelActionButton;<text:line-break/> <text:s text:c="3"/>private javax.swing.JButton hideButton;<text:line-break/> <text:s text:c="3"/>private javax.swing.JButton moveButton;<text:line-break/> <text:s text:c="3"/>private javax.swing.JButton searchButton;<text:line-break/></text:span><text:soft-page-break/><text:span text:style-name="T15"> <text:s text:c="3"/>private javax.swing.JButton restButton;<text:line-break/> <text:s text:c="3"/>private javax.swing.JButton tradeButton;<text:line-break/> <text:s text:c="3"/>private javax.swing.JLabel playerFameLabel;<text:line-break/></text:span><text:span text:style-name="T15"> <text:s text:c="3"/>private javax.swing.JLabel playerNotirityLabel;<text:line-break/> <text:s text:c="3"/>private javax.swing.JLabel playerVulnerLabel;<text:line-break/> <text:s text:c="3"/>private javax.swing.JLabel jLabel13;<text:line-break/> <text:s text:c="3"/>private javax.swing.JLabel jLabel14;<text:line-break/> <text:s text:c="3"/>private javax.swing.JLabel jLabel15;<text:line-break/> <text:s text:c="3"/>private javax.swing.JLabel jLabel16;<text:line-break/> <text:s text:c="3"/>private javax.swing.JLabel jLabel17;<text:line-break/> <text:s text:c="3"/>private javax.swing.JLabel jLabel18;<text:line-break/> <text:s text:c="3"/>private javax.swing.JLabel playerLabel;<text:line-break/> <text:s text:c="3"/>private javax.swing.JLabel playerClassDisplayLabel;<text:line-break/> <text:s text:c="3"/>private javax.swing.JLabel jLabel3;<text:line-break/> <text:s text:c="3"/>private javax.swing.JLabel jLabel4;<text:line-break/> <text:s text:c="3"/>private javax.swing.JLabel jLabel5;<text:line-break/> <text:s text:c="3"/>private javax.swing.JLabel jLabel6;<text:line-break/> <text:s text:c="3"/>private javax.swing.JLabel classLabel;<text:line-break/> <text:s text:c="3"/>private javax.swing.JLabel playerDisplayLabel;<text:line-break/> <text:s text:c="3"/>private javax.swing.JLabel playerGoldLabel;<text:line-break/> <text:s text:c="3"/>private javax.swing.JScrollPane jScrollPane1;<text:line-break/> <text:s text:c="3"/>private javax.swing.JScrollPane jScrollPane2;<text:line-break/> <text:s text:c="3"/>private javax.swing.JTabbedPane jTabbedPane1;<text:line-break/> <text:s text:c="3"/>private javax.swing.JTabbedPane jTabbedPane4;<text:line-break/> <text:s text:c="3"/>private javax.swing.JTabbedPane jTabbedPane5;<text:line-break/> <text:s text:c="3"/>private javax.swing.JTabbedPane jTabbedPane6;<text:line-break/> <text:s text:c="3"/>private javax.swing.JTable playerRecord;<text:line-break/><text:tab/>private static final long serialVersionUID = 1336340316590856087L;<text:line-break/> <text:s text:c="3"/><text:line-break/><text:tab/>private GameView parent;<text:line-break/><text:tab/>private javax.swing.JTable jTable2;<text:line-break/><text:tab/>private JScrollPane jScrollPane3;<text:line-break/><text:tab/>private JTable jTable3;<text:line-break/><text:tab/>private JScrollPane jScrollPane4;<text:line-break/><text:tab/><text:line-break/><text:tab/>private Toolkit tk = Toolkit.getDefaultToolkit();<text:line-break/><text:tab/><text:line-break/><text:tab/>//constructor for the playerControllView<text:line-break/> <text:s text:c="3"/>public PlayerControllView(GameView parentView) {<text:line-break/> <text:s text:c="7"/>initComponents();<text:line-break/> <text:s text:c="7"/>massSetButtonState(false);<text:line-break/> <text:s text:c="7"/>parent = parentView;<text:line-break/> <text:s text:c="3"/>}<text:line-break/> <text:s text:c="3"/><text:line-break/> <text:s text:c="3"/>//initializes the components in this view<text:line-break/> <text:s text:c="3"/>private void initComponents() {<text:line-break/><text:line-break/> <text:s text:c="7"/>setjButton1(new javax.swing.JButton());<text:line-break/> <text:s text:c="7"/>playerLabel = new javax.swing.JLabel();<text:line-break/></text:span><text:soft-page-break/><text:span text:style-name="T15"> <text:s text:c="7"/>jLabel3 = new javax.swing.JLabel();<text:line-break/> <text:s text:c="7"/>jLabel4 = new javax.swing.JLabel();<text:line-break/> <text:s text:c="7"/>jLabel5 = new javax.swing.JLabel();<text:line-break/></text:span><text:span text:style-name="T15"> <text:s text:c="7"/>jLabel6 = new javax.swing.JLabel();<text:line-break/> <text:s text:c="7"/>setjLabel8(new javax.swing.JLabel());<text:line-break/> <text:s text:c="7"/>setPlayerGoldLabel(new javax.swing.JLabel());<text:line-break/> <text:s text:c="7"/>playerFameLabel = new javax.swing.JLabel();<text:line-break/> <text:s text:c="7"/>playerNotirityLabel = new javax.swing.JLabel();<text:line-break/> <text:s text:c="7"/>playerVulnerLabel = new javax.swing.JLabel();<text:line-break/> <text:s text:c="7"/>jLabel13 = new javax.swing.JLabel();<text:line-break/> <text:s text:c="7"/>jLabel14 = new javax.swing.JLabel();<text:line-break/> <text:s text:c="7"/>jLabel15 = new javax.swing.JLabel();<text:line-break/> <text:s text:c="7"/>jLabel16 = new javax.swing.JLabel();<text:line-break/> <text:s text:c="7"/>jLabel17 = new javax.swing.JLabel();<text:line-break/> <text:s text:c="7"/>jLabel18 = new javax.swing.JLabel();<text:line-break/> <text:s text:c="7"/>jScrollPane2 = new javax.swing.JScrollPane();<text:line-break/> <text:s text:c="7"/>jTabbedPane1 = new javax.swing.JTabbedPane();<text:line-break/> <text:s text:c="7"/>jScrollPane1 = new javax.swing.JScrollPane();<text:line-break/> <text:s text:c="7"/>playerRecord = new javax.swing.JTable();<text:line-break/> <text:s text:c="7"/>jTabbedPane4 = new javax.swing.JTabbedPane();<text:line-break/> <text:s text:c="7"/>jTabbedPane5 = new javax.swing.JTabbedPane();<text:line-break/> <text:s text:c="7"/>jTabbedPane6 = new javax.swing.JTabbedPane();<text:line-break/> <text:s text:c="7"/>sendTurnButton = new javax.swing.JButton();<text:line-break/> <text:s text:c="7"/>cancelActionButton = new javax.swing.JButton();<text:line-break/> <text:s text:c="7"/>hideButton = new javax.swing.JButton();<text:line-break/> <text:s text:c="7"/>moveButton = new javax.swing.JButton();<text:line-break/> <text:s text:c="7"/>searchButton = new javax.swing.JButton();<text:line-break/> <text:s text:c="7"/>restButton = new javax.swing.JButton();<text:line-break/> <text:s text:c="7"/>tradeButton = new javax.swing.JButton();<text:line-break/> <text:s text:c="7"/>classLabel = new javax.swing.JLabel();<text:line-break/> <text:s text:c="7"/>setjLabel20(new javax.swing.JLabel());<text:line-break/> <text:s text:c="7"/>jTable2 = new JTable();<text:line-break/> <text:s text:c="7"/>jTable3 = new JTable();<text:line-break/> <text:s text:c="7"/>jScrollPane3 = new javax.swing.JScrollPane();<text:line-break/> <text:s text:c="7"/>jScrollPane4= new javax.swing.JScrollPane();<text:line-break/><text:line-break/> <text:s text:c="7"/>//Set the text of components in this view<text:line-break/> <text:s text:c="7"/>getjButton1().setText("Show Card");<text:line-break/> <text:s text:c="7"/>playerLabel.setText("Player:");<text:line-break/> <text:s text:c="7"/>jLabel3.setText("Gold:");<text:line-break/> <text:s text:c="7"/>jLabel4.setText("Fame:");<text:line-break/> <text:s text:c="7"/>jLabel5.setText("Notoriety:");<text:line-break/> <text:s text:c="7"/>jLabel6.setText("Vulnerability:");<text:line-break/> <text:s text:c="7"/>getPlayerDisplayLabel().setText("None");<text:line-break/> <text:s text:c="7"/>getPlayerGoldLabel().setText("1");<text:line-break/> <text:s text:c="7"/>playerFameLabel.setText("2");<text:line-break/> <text:s text:c="7"/>playerNotirityLabel.setText("3");<text:line-break/> <text:s text:c="7"/>playerVulnerLabel.setText("4");<text:line-break/> <text:s text:c="7"/>jLabel13.setText("Badges:");<text:line-break/></text:span><text:soft-page-break/><text:span text:style-name="T15"> <text:s text:c="7"/>jLabel14.setText("Colors:");<text:line-break/> <text:s text:c="7"/>jLabel15.setText("Curses:");<text:line-break/> <text:s text:c="7"/>jLabel16.setText("None");<text:line-break/></text:span><text:span text:style-name="T15"> <text:s text:c="7"/>jLabel17.setText("None");<text:line-break/> <text:s text:c="7"/>jLabel18.setText("None");<text:line-break/><text:line-break/> <text:s text:c="7"/>//Table declarations<text:line-break/> <text:s text:c="7"/>playerRecord.setModel(new javax.swing.table.DefaultTableModel(<text:line-break/> <text:s text:c="11"/>new Object [][] {<text:line-break/><text:line-break/> <text:s text:c="11"/>},<text:line-break/> <text:s text:c="11"/>new String [] {<text:line-break/> <text:s text:c="15"/>"Turn", "Mon", "Day", "Color", "Phases", "Action", "Kills"<text:line-break/> <text:s text:c="11"/>}<text:line-break/> <text:s text:c="7"/>) {<text:line-break/> <text:s text:c="11"/>/**<text:line-break/><text:tab/><text:tab/><text:tab/> * <text:line-break/><text:tab/><text:tab/><text:tab/> */<text:line-break/><text:tab/><text:tab/><text:tab/>private static final long serialVersionUID = 7653752904224053856L;<text:line-break/><text:tab/><text:tab/><text:tab/>boolean[] canEdit = new boolean [] {<text:line-break/> <text:s text:c="15"/>false, false, false, false, false, false, false<text:line-break/> <text:s text:c="11"/>};<text:line-break/><text:line-break/> <text:s text:c="11"/>public boolean isCellEditable(int rowIndex, int columnIndex) {<text:line-break/> <text:s text:c="15"/>return canEdit [columnIndex];<text:line-break/> <text:s text:c="11"/>}<text:line-break/> <text:s text:c="7"/>});<text:line-break/> <text:s text:c="7"/><text:line-break/> <text:s text:c="7"/>jTable2.setModel(new javax.swing.table.DefaultTableModel(<text:line-break/> <text:s text:c="15"/>new Object [][] {<text:line-break/><text:line-break/> <text:s text:c="15"/>},<text:line-break/> <text:s text:c="15"/>new String [] {<text:line-break/> <text:s text:c="19"/>"Name","Details"<text:line-break/> <text:s text:c="15"/>}<text:line-break/> <text:s text:c="11"/>) {<text:line-break/> <text:s text:c="15"/>/**<text:line-break/> <text:s text:c="3"/><text:tab/><text:tab/><text:tab/> * <text:line-break/> <text:s text:c="3"/><text:tab/><text:tab/><text:tab/> */<text:line-break/> <text:s text:c="3"/><text:tab/><text:tab/><text:tab/>private static final long serialVersionUID = 7653752904224053856L;<text:line-break/> <text:s text:c="3"/><text:tab/><text:tab/><text:tab/>boolean[] canEdit = new boolean [] {<text:line-break/> <text:s text:c="19"/>false, false<text:line-break/> <text:s text:c="15"/>};<text:line-break/><text:line-break/> <text:s text:c="15"/>public boolean isCellEditable(int rowIndex, int columnIndex) {<text:line-break/> <text:s text:c="19"/>return canEdit [columnIndex];<text:line-break/> <text:s text:c="15"/>}<text:line-break/> <text:s text:c="11"/>});<text:line-break/> <text:s text:c="7"/><text:line-break/></text:span><text:soft-page-break/><text:span text:style-name="T15"> <text:s text:c="7"/>jTable3.setModel(new javax.swing.table.DefaultTableModel(<text:line-break/> <text:s text:c="15"/>new Object [][] {<text:line-break/><text:line-break/></text:span><text:span text:style-name="T15"> <text:s text:c="15"/>},<text:line-break/> <text:s text:c="15"/>new String [] {<text:line-break/> <text:s text:c="19"/>"Name","Details","Status"<text:line-break/> <text:s text:c="15"/>}<text:line-break/> <text:s text:c="11"/>) {<text:line-break/> <text:s text:c="15"/>/**<text:line-break/> <text:s text:c="3"/><text:tab/><text:tab/><text:tab/> * <text:line-break/> <text:s text:c="3"/><text:tab/><text:tab/><text:tab/> */<text:line-break/> <text:s text:c="3"/><text:tab/><text:tab/><text:tab/>private static final long serialVersionUID = 7653752904224053856L;<text:line-break/> <text:s text:c="3"/><text:tab/><text:tab/><text:tab/>boolean[] canEdit = new boolean [] {<text:line-break/> <text:s text:c="19"/>false, false<text:line-break/> <text:s text:c="15"/>};<text:line-break/><text:line-break/> <text:s text:c="15"/>public boolean isCellEditable(int rowIndex, int columnIndex) {<text:line-break/> <text:s text:c="19"/>return canEdit [columnIndex];<text:line-break/> <text:s text:c="15"/>}<text:line-break/> <text:s text:c="11"/>});<text:line-break/> <text:s text:c="7"/><text:line-break/> <text:s text:c="7"/>jScrollPane1.setViewportView(playerRecord);<text:line-break/> <text:s text:c="7"/>jScrollPane3.setViewportView(jTable2);<text:line-break/> <text:s text:c="7"/>jScrollPane4.setViewportView(jTable3);<text:line-break/> <text:s text:c="7"/><text:line-break/> <text:s text:c="7"/>jTabbedPane1.addTab("Record", jScrollPane1);<text:line-break/> <text:s text:c="7"/>jTabbedPane1.addTab("Chits", jScrollPane3);<text:line-break/> <text:s text:c="7"/>jTabbedPane1.addTab("Inventory", jScrollPane4);<text:line-break/> <text:s text:c="7"/>jTabbedPane1.addTab("Spells", jTabbedPane4);<text:line-break/> <text:s text:c="7"/>jTabbedPane1.addTab("Discoveries", jTabbedPane5);<text:line-break/> <text:s text:c="7"/>jTabbedPane1.addTab("Victory Requirements", jTabbedPane6);<text:line-break/><text:line-break/> <text:s text:c="7"/>jScrollPane2.setViewportView(jTabbedPane1);<text:line-break/><text:line-break/> <text:s text:c="7"/><text:line-break/> <text:s text:c="7"/>//Action listeners<text:line-break/> <text:s text:c="7"/>sendTurnButton.setText("Send Turn");<text:line-break/> <text:s text:c="7"/>sendTurnButton.addActionListener(new java.awt.event.ActionListener() {<text:line-break/> <text:s text:c="11"/>public void actionPerformed(java.awt.event.ActionEvent evt) {<text:line-break/> <text:s text:c="15"/>handleSendTurn();<text:line-break/> <text:s text:c="11"/>}<text:line-break/> <text:s text:c="7"/>});<text:line-break/> <text:s text:c="7"/><text:line-break/> <text:s text:c="7"/>cancelActionButton.setText("Cancel Action");<text:line-break/> <text:s text:c="7"/>cancelActionButton.addActionListener(new java.awt.event.ActionListener() {<text:line-break/> <text:s text:c="11"/>public void actionPerformed(java.awt.event.ActionEvent evt) {<text:line-break/> <text:s text:c="15"/>System.out.println("Cancel Action Has Been Pressed");<text:line-break/> <text:s text:c="11"/>}<text:line-break/> <text:s text:c="7"/>});<text:line-break/></text:span><text:soft-page-break/><text:span text:style-name="T15"> <text:s text:c="7"/><text:line-break/><text:line-break/> <text:s text:c="7"/>hideButton.setText("Hide");<text:line-break/></text:span><text:span text:style-name="T15"> <text:s text:c="7"/>hideButton.addActionListener(new java.awt.event.ActionListener() {<text:line-break/> <text:s text:c="11"/>public void actionPerformed(java.awt.event.ActionEvent evt) {<text:line-break/> <text:s text:c="15"/>handleHideButton(evt);<text:line-break/> <text:s text:c="11"/>}<text:line-break/> <text:s text:c="7"/>});<text:line-break/><text:line-break/> <text:s text:c="7"/>moveButton.setText("Move");<text:line-break/> <text:s text:c="7"/>moveButton.addActionListener(new java.awt.event.ActionListener() {<text:line-break/> <text:s text:c="11"/>public void actionPerformed(java.awt.event.ActionEvent evt) {<text:line-break/> <text:s text:c="15"/>handleMoveButtonPress(evt);<text:line-break/> <text:s text:c="11"/>}<text:line-break/> <text:s text:c="7"/>});<text:line-break/><text:line-break/> <text:s text:c="7"/>searchButton.setText("Search");<text:line-break/><text:line-break/> <text:s text:c="7"/>// Button Needs To Be Expanded On And So Do Treasure<text:line-break/> <text:s text:c="7"/>searchButton.addActionListener(new ActionListener() {<text:line-break/><text:tab/><text:tab/><text:tab/>@Override<text:line-break/><text:tab/><text:tab/><text:tab/>public void actionPerformed(ActionEvent arg0) {<text:line-break/><text:tab/><text:tab/><text:tab/><text:tab/>System.out.println("Search Button Has Been Pressed");<text:line-break/><text:tab/><text:tab/><text:tab/><text:tab/>handleSearchButtonPressed();<text:line-break/><text:tab/><text:tab/><text:tab/>}<text:line-break/><text:tab/><text:tab/>});<text:line-break/><text:line-break/> <text:s text:c="7"/>restButton.setText("Rest");<text:line-break/> <text:s text:c="7"/>restButton.addActionListener(new ActionListener() {<text:line-break/><text:tab/><text:tab/><text:tab/>@Override<text:line-break/><text:tab/><text:tab/><text:tab/>public void actionPerformed(ActionEvent arg0) {<text:line-break/><text:tab/><text:tab/><text:tab/><text:tab/> System.out.println("Rest Button Has Been Pressed");<text:line-break/><text:tab/><text:tab/><text:tab/><text:tab/> parent.getCurrentPlayer().getCurrentClearing().updateConnectedTiles();<text:line-break/><text:tab/><text:tab/><text:tab/>}<text:line-break/><text:tab/><text:tab/>});<text:line-break/><text:line-break/> <text:s text:c="7"/>tradeButton.setText("Trade");<text:line-break/> <text:s text:c="7"/>tradeButton.addActionListener(new ActionListener() {<text:line-break/><text:tab/><text:tab/><text:tab/>@Override<text:line-break/><text:tab/><text:tab/><text:tab/>public void actionPerformed(ActionEvent arg0) {<text:line-break/><text:tab/><text:tab/><text:tab/><text:tab/> System.out.println("Trade Button Has Been Pressed");<text:line-break/><text:tab/><text:tab/><text:tab/><text:tab/> parent.getCurrentPlayer().getCurrentClearing().updateConnectedTiles();<text:line-break/><text:tab/><text:tab/><text:tab/><text:tab/> startTrading();<text:line-break/><text:tab/><text:tab/><text:tab/>}<text:line-break/><text:tab/><text:tab/>});<text:line-break/><text:line-break/> <text:s text:c="7"/>classLabel.setText("Class:");<text:line-break/> <text:s text:c="7"/>getPlayerClassLabel().setText("None");<text:line-break/><text:line-break/></text:span><text:soft-page-break/><text:span text:style-name="T15"> <text:s text:c="7"/>//Layout for this view<text:line-break/> <text:s text:c="7"/>javax.swing.GroupLayout layout = new javax.swing.GroupLayout(this);<text:line-break/> <text:s text:c="7"/>this.setLayout(layout);<text:line-break/></text:span><text:span text:style-name="T15"> <text:s text:c="7"/>layout.setHorizontalGroup(<text:line-break/> <text:s text:c="11"/>layout.createParallelGroup(javax.swing.GroupLayout.Alignment.LEADING)<text:line-break/></text:span></text:p>
      <text:p text:style-name="P14"><text:span text:style-name="T15"><text:s text:c="12"/>.addGroup(layout.createSequentialGroup()<text:line-break/> <text:s text:c="15"/>.addContainerGap()<text:line-break/> <text:s text:c="15"/>.addGroup(layout.createParallelGroup(javax.swing.GroupLayout.Alignment.LEADING)<text:line-break/> <text:s text:c="19"/>.addGroup(layout.createParallelGroup(javax.swing.GroupLayout.Alignment.LEADING, false)<text:line-break/> <text:s text:c="23"/>.addComponent(playerLabel, javax.swing.GroupLayout.DEFAULT_SIZE, javax.swing.GroupLayout.DEFAULT_SIZE, Short.MAX_VALUE)<text:line-break/> <text:s text:c="23"/>.addComponent(jLabel3)<text:line-break/> <text:s text:c="23"/>.addComponent(jLabel4)<text:line-break/> <text:s text:c="23"/>.addComponent(jLabel5)<text:line-break/> <text:s text:c="23"/>.addComponent(jLabel6))<text:line-break/> <text:s text:c="19"/>.addComponent(classLabel))<text:line-break/> <text:s text:c="15"/>.addGap(18, 18, 18)<text:line-break/> <text:s text:c="15"/>.addGroup(layout.createParallelGroup(javax.swing.GroupLayout.Alignment.LEADING)<text:line-break/> <text:s text:c="19"/>.addGroup(layout.createSequentialGroup()<text:line-break/> <text:s text:c="23"/>.addGroup(layout.createParallelGroup(javax.swing.GroupLayout.Alignment.LEADING)<text:line-break/> <text:s text:c="27"/>.addComponent(playerVulnerLabel)<text:line-break/> <text:s text:c="27"/>.addComponent(getPlayerGoldLabel())<text:line-break/> <text:s text:c="27"/>.addComponent(playerFameLabel)<text:line-break/> <text:s text:c="27"/>.addComponent(playerNotirityLabel))<text:line-break/> <text:s text:c="23"/>.addGap(267, 267, 267)<text:line-break/> <text:s text:c="23"/>.addGroup(layout.createParallelGroup(javax.swing.GroupLayout.Alignment.LEADING)<text:line-break/> <text:s text:c="27"/>.addGroup(layout.createSequentialGroup()<text:line-break/> <text:s text:c="31"/>.addComponent(jLabel15)<text:line-break/> <text:s text:c="31"/>.addPreferredGap(javax.swing.LayoutStyle.ComponentPlacement.RELATED)<text:line-break/> <text:s text:c="31"/>.addComponent(jLabel18))<text:line-break/> <text:s text:c="27"/>.addGroup(layout.createSequentialGroup()<text:line-break/> <text:s text:c="31"/>.addComponent(jLabel14)<text:line-break/> <text:s text:c="31"/>.addPreferredGap(javax.swing.LayoutStyle.ComponentPlacement.UNRELATED)<text:line-break/> <text:s text:c="31"/>.addComponent(jLabel17))<text:line-break/> <text:s text:c="27"/>.addGroup(layout.createSequentialGroup()<text:line-break/> <text:s text:c="31"/>.addComponent(jLabel13)<text:line-break/> <text:s text:c="31"/>.addPreferredGap(javax.swing.LayoutStyle.ComponentPlacement.RELATED)<text:line-break/> <text:s text:c="31"/>.addComponent(jLabel16)))<text:line-break/> <text:s text:c="23"/>.addGap(0, 0, Short.MAX_VALUE))<text:line-break/> <text:s text:c="19"/>.addGroup(layout.createSequentialGroup()<text:line-break/> <text:s text:c="23"/>.addGroup(layout.createParallelGroup(javax.swing.GroupLayout.Alignment.LEADING)<text:line-break/> <text:s text:c="27"/>.addComponent(getPlayerDisplayLabel())<text:line-break/> <text:s text:c="27"/>.addComponent(getPlayerClassLabel()))<text:line-break/> <text:s text:c="23"/>.addPreferredGap(javax.swing.LayoutStyle.ComponentPlacement.RELATED, </text:span><text:soft-page-break/><text:span text:style-name="T15">javax.swing.GroupLayout.DEFAULT_SIZE, Short.MAX_VALUE)<text:line-break/> <text:s text:c="23"/>.addComponent(getjButton1())))<text:line-break/> <text:s text:c="15"/>.addContainerGap())<text:line-break/></text:span><text:span text:style-name="T15"> <text:s text:c="11"/>.addComponent(jScrollPane2)<text:line-break/> <text:s text:c="11"/>.addGroup(layout.createSequentialGroup()<text:line-break/> <text:s text:c="15"/>.addComponent(sendTurnButton)<text:line-break/> <text:s text:c="15"/>.addPreferredGap(javax.swing.LayoutStyle.ComponentPlacement.RELATED)<text:line-break/> <text:s text:c="15"/>.addComponent(cancelActionButton)<text:line-break/> <text:s text:c="15"/>.addPreferredGap(javax.swing.LayoutStyle.ComponentPlacement.RELATED)<text:line-break/> <text:s text:c="15"/>.addComponent(hideButton)<text:line-break/> <text:s text:c="15"/>.addPreferredGap(javax.swing.LayoutStyle.ComponentPlacement.RELATED)<text:line-break/> <text:s text:c="15"/>.addComponent(moveButton)<text:line-break/> <text:s text:c="15"/>.addPreferredGap(javax.swing.LayoutStyle.ComponentPlacement.RELATED)<text:line-break/> <text:s text:c="15"/>.addComponent(searchButton)<text:line-break/> <text:s text:c="15"/>.addPreferredGap(javax.swing.LayoutStyle.ComponentPlacement.RELATED)<text:line-break/> <text:s text:c="15"/>.addComponent(restButton)<text:line-break/> <text:s text:c="15"/>.addPreferredGap(javax.swing.LayoutStyle.ComponentPlacement.RELATED)<text:line-break/> <text:s text:c="15"/>.addComponent(tradeButton)<text:line-break/> <text:s text:c="15"/>.addGap(0, 26, Short.MAX_VALUE))<text:line-break/> <text:s text:c="7"/>);<text:line-break/> <text:s text:c="7"/>layout.setVerticalGroup(<text:line-break/> <text:s text:c="11"/>layout.createParallelGroup(javax.swing.GroupLayout.Alignment.LEADING)<text:line-break/> <text:s text:c="11"/>.addGroup(layout.createSequentialGroup()<text:line-break/> <text:s text:c="15"/>.addContainerGap(javax.swing.GroupLayout.DEFAULT_SIZE, Short.MAX_VALUE)<text:line-break/> <text:s text:c="15"/>.addGroup(layout.createParallelGroup(javax.swing.GroupLayout.Alignment.LEADING)<text:line-break/> <text:s text:c="19"/>.addComponent(getjButton1())<text:line-break/> <text:s text:c="19"/>.addGroup(layout.createSequentialGroup()<text:line-break/> <text:s text:c="23"/>.addGroup(layout.createParallelGroup(javax.swing.GroupLayout.Alignment.BASELINE)<text:line-break/> <text:s text:c="27"/>.addComponent(classLabel)<text:line-break/> <text:s text:c="27"/>.addComponent(getPlayerClassLabel()))<text:line-break/> <text:s text:c="23"/>.addPreferredGap(javax.swing.LayoutStyle.ComponentPlacement.RELATED)<text:line-break/> <text:s text:c="23"/>.addGroup(layout.createParallelGroup(javax.swing.GroupLayout.Alignment.BASELINE)<text:line-break/> <text:s text:c="27"/>.addComponent(playerLabel)<text:line-break/> <text:s text:c="27"/>.addComponent(getPlayerDisplayLabel()))<text:line-break/> <text:s text:c="23"/>.addPreferredGap(javax.swing.LayoutStyle.ComponentPlacement.RELATED, javax.swing.GroupLayout.DEFAULT_SIZE, Short.MAX_VALUE)<text:line-break/> <text:s text:c="23"/>.addGroup(layout.createParallelGroup(javax.swing.GroupLayout.Alignment.BASELINE)<text:line-break/> <text:s text:c="27"/>.addComponent(jLabel3)<text:line-break/> <text:s text:c="27"/>.addComponent(getPlayerGoldLabel()))<text:line-break/> <text:s text:c="23"/>.addPreferredGap(javax.swing.LayoutStyle.ComponentPlacement.RELATED)<text:line-break/> <text:s text:c="23"/>.addGroup(layout.createParallelGroup(javax.swing.GroupLayout.Alignment.LEADING)<text:line-break/> <text:s text:c="27"/>.addGroup(layout.createSequentialGroup()<text:line-break/> <text:s text:c="31"/>.addGroup(layout.createParallelGroup(javax.swing.GroupLayout.Alignment.BASELINE)<text:line-break/> <text:s text:c="35"/>.addComponent(jLabel4)<text:line-break/></text:span><text:soft-page-break/><text:span text:style-name="T15"> <text:s text:c="35"/>.addComponent(playerFameLabel))<text:line-break/> <text:s text:c="31"/>.addPreferredGap(javax.swing.LayoutStyle.ComponentPlacement.RELATED)<text:line-break/> <text:s text:c="31"/></text:span><text:span text:style-name="T15">.addGroup(layout.createParallelGroup(javax.swing.GroupLayout.Alignment.BASELINE)<text:line-break/> <text:s text:c="35"/>.addComponent(jLabel5)<text:line-break/> <text:s text:c="35"/>.addComponent(playerNotirityLabel))<text:line-break/> <text:s text:c="31"/>.addPreferredGap(javax.swing.LayoutStyle.ComponentPlacement.RELATED)<text:line-break/> <text:s text:c="31"/>.addGroup(layout.createParallelGroup(javax.swing.GroupLayout.Alignment.BASELINE)<text:line-break/> <text:s text:c="35"/>.addComponent(jLabel6)<text:line-break/> <text:s text:c="35"/>.addComponent(playerVulnerLabel)))<text:line-break/> <text:s text:c="27"/>.addGroup(layout.createSequentialGroup()<text:line-break/> <text:s text:c="31"/>.addGroup(layout.createParallelGroup(javax.swing.GroupLayout.Alignment.BASELINE)<text:line-break/> <text:s text:c="35"/>.addComponent(jLabel13)<text:line-break/> <text:s text:c="35"/>.addComponent(jLabel16))<text:line-break/> <text:s text:c="31"/>.addPreferredGap(javax.swing.LayoutStyle.ComponentPlacement.RELATED)<text:line-break/> <text:s text:c="31"/>.addGroup(layout.createParallelGroup(javax.swing.GroupLayout.Alignment.BASELINE)<text:line-break/> <text:s text:c="35"/>.addComponent(jLabel14)<text:line-break/> <text:s text:c="35"/>.addComponent(jLabel17))<text:line-break/> <text:s text:c="31"/>.addPreferredGap(javax.swing.LayoutStyle.ComponentPlacement.RELATED)<text:line-break/> <text:s text:c="31"/>.addGroup(layout.createParallelGroup(javax.swing.GroupLayout.Alignment.BASELINE)<text:line-break/> <text:s text:c="35"/>.addComponent(jLabel15)<text:line-break/> <text:s text:c="35"/>.addComponent(jLabel18))))))<text:line-break/> <text:s text:c="15"/>.addGap(121, 121, 121)<text:line-break/> <text:s text:c="15"/>.addGroup(layout.createParallelGroup(javax.swing.GroupLayout.Alignment.BASELINE)<text:line-break/> <text:s text:c="19"/>.addComponent(sendTurnButton)<text:line-break/> <text:s text:c="19"/>.addComponent(cancelActionButton)<text:line-break/> <text:s text:c="19"/>.addComponent(hideButton)<text:line-break/> <text:s text:c="19"/>.addComponent(moveButton)<text:line-break/> <text:s text:c="19"/>.addComponent(searchButton)<text:line-break/> <text:s text:c="19"/>.addComponent(restButton)<text:line-break/> <text:s text:c="19"/>.addComponent(tradeButton))<text:line-break/> <text:s text:c="15"/>.addPreferredGap(javax.swing.LayoutStyle.ComponentPlacement.RELATED)<text:line-break/> <text:s text:c="15"/>.addComponent(jScrollPane2, javax.swing.GroupLayout.PREFERRED_SIZE, 267, javax.swing.GroupLayout.PREFERRED_SIZE)<text:line-break/> <text:s text:c="15"/>.addGap(15, 15, 15))<text:line-break/> <text:s text:c="7"/>);<text:line-break/> <text:s text:c="3"/>} <text:s text:c="20"/><text:line-break/><text:line-break/><text:tab/>/*---------------------- Update The View With A Player --------------------- */<text:line-break/> <text:s text:c="3"/>public void update(PlayerBase p) {<text:line-break/> <text:s text:c="3"/><text:tab/>playerDisplayLabel.setText(p.getName());<text:line-break/> <text:s text:c="3"/><text:tab/>playerClassDisplayLabel.setText(p.getPlayerClass().name());<text:line-break/> <text:s text:c="3"/><text:tab/>playerGoldLabel.setText("" + p.getCurrentGold());<text:line-break/> <text:s text:c="3"/><text:tab/>playerFameLabel.setText("" + p.getCurrentFame());<text:line-break/> <text:s text:c="3"/><text:tab/>playerNotirityLabel.setText("" + p.getCurrentNotirity());<text:line-break/></text:span><text:soft-page-break/><text:span text:style-name="T15"> <text:s text:c="3"/><text:tab/>playerVulnerLabel.setText ("" + p.getVulnerability().name());<text:line-break/> <text:s text:c="3"/><text:tab/><text:line-break/> <text:s text:c="3"/><text:tab/>displayRecord(p);<text:line-break/></text:span><text:span text:style-name="T15"> <text:s text:c="3"/>}<text:line-break/> <text:s text:c="3"/><text:line-break/> <text:s text:c="3"/>// Builds The Record Panel Table<text:line-break/> <text:s text:c="3"/>private void displayRecord (PlayerBase p) { <text:line-break/> <text:s text:c="3"/><text:tab/>// Initialize The Data<text:line-break/> <text:s text:c="3"/><text:tab/>ArrayList&lt;String&gt; playerLog = p.getRecordLog();<text:line-break/> <text:s text:c="7"/>String[] headers = {"Turn", "Mon", "Day", "Color", "Phases", "Action", "Kills"};<text:line-break/> <text:s text:c="3"/><text:tab/>String[][] data = new String[playerLog.size()][headers.length];<text:line-break/> <text:s text:c="3"/><text:tab/><text:line-break/> <text:s text:c="3"/><text:tab/>// Loop Over The Data<text:line-break/> <text:s text:c="3"/><text:tab/>for (int i = 0; i &lt; playerLog.size(); i++) {<text:line-break/> <text:s text:c="3"/><text:tab/><text:tab/>data[i][0] = "" + i;<text:line-break/> <text:s text:c="3"/><text:tab/><text:tab/>data[i][1] = "";<text:line-break/> <text:s text:c="3"/><text:tab/><text:tab/>data[i][2] = "";<text:line-break/> <text:s text:c="3"/><text:tab/><text:tab/>data[i][3] = "";<text:line-break/> <text:s text:c="3"/><text:tab/><text:tab/>data[i][4] = "";<text:line-break/> <text:s text:c="3"/><text:tab/><text:tab/>data[i][5] = playerLog.get(i);<text:line-break/> <text:s text:c="3"/><text:tab/><text:tab/>data[i][6] = "" + p.getKillCount();<text:line-break/> <text:s text:c="3"/><text:tab/>}<text:line-break/> <text:s text:c="3"/><text:tab/><text:line-break/> <text:s text:c="3"/><text:tab/>// Get The Table Model Ready<text:line-break/> <text:s text:c="3"/><text:tab/>DefaultTableModel newModel = new DefaultTableModel(data, headers);<text:line-break/> <text:s text:c="3"/><text:tab/>playerRecord.setModel(newModel);<text:line-break/> <text:s text:c="3"/>}<text:line-break/> <text:s text:c="3"/><text:line-break/> <text:s text:c="3"/>// Opens The New Search Dialog<text:line-break/> <text:s text:c="3"/>private void search() {<text:line-break/><text:tab/><text:tab/>PlayerBase currPlayer = parent.getCurrentPlayer();<text:line-break/><text:tab/><text:tab/>ArrayList&lt;TreasureModel&gt; treasures = currPlayer.getCurrentClearing().getTreasuresPlayerFound(currPlayer);<text:line-break/><text:tab/><text:tab/><text:line-break/><text:tab/><text:tab/>// Make The Dialog Appear<text:line-break/><text:tab/><text:tab/>TreasureViewDialog lootDialog = new TreasureViewDialog(parent, "Loot", false, treasures, currPlayer);<text:line-break/><text:tab/><text:tab/>lootDialog.setVisible(true);<text:line-break/><text:tab/>}<text:line-break/> <text:s text:c="2"/><text:line-break/><text:tab/>public void startTrading(){<text:line-break/><text:tab/><text:tab/>JFrame tradeFrame = new JFrame();<text:line-break/><text:tab/><text:tab/>TradeView tradePanel = new TradeView();<text:line-break/><text:tab/><text:tab/>tradeFrame.setSize(495,355);<text:line-break/><text:tab/><text:tab/>tradeFrame.setLocation(((int)tk.getScreenSize().getWidth()/2)</text:span></text:p>
      <text:list xml:id="list7386992769222378011" text:style-name="L2">
        <text:list-item>
          <text:p text:style-name="P27"><text:span text:style-name="T15">300, ((int)tk.getScreenSize().getHeight()/2) - 300);<text:line-break/> tradeFrame.setVisible(true);<text:line-break/> tradeFrame.add(tradePanel);<text:line-break/> }<text:line-break/></text:span><text:soft-page-break/><text:span text:style-name="T15"> /*---------------------- Event Handler Methods ----------------------------- */<text:line-break/> private void handleSearchButtonPressed() {<text:line-break/> PlayerBase currentPlayer = parent.getCurrentPlayer();<text:line-break/></text:span><text:span text:style-name="T15"><text:tab/><text:tab/>currentPlayer.getCurrentClearing().updateConnectedTiles();<text:line-break/><text:tab/><text:tab/><text:line-break/><text:tab/><text:tab/>if (currentPlayer.getAvailableActions() &gt; 0) {<text:line-break/><text:tab/><text:tab/><text:tab/>search();<text:line-break/><text:tab/><text:tab/>} else {<text:line-break/> <text:s text:c="3"/><text:tab/><text:tab/>JOptionPane.showMessageDialog(this, "You Have No More Actions For This Turn");<text:line-break/> <text:s text:c="3"/><text:tab/>}<text:line-break/><text:tab/>}<text:line-break/><text:tab/><text:line-break/> <text:s text:c="3"/>private void handleHideButton(java.awt.event.ActionEvent evt) { <text:s text:c="40"/><text:line-break/> <text:s text:c="3"/><text:tab/>System.out.println("Hide Button Has Been Pressed");<text:line-break/> <text:s text:c="3"/><text:tab/>PlayerBase currentPlayer = parent.getCurrentPlayer();<text:line-break/> <text:s text:c="3"/><text:tab/><text:line-break/> <text:s text:c="3"/><text:tab/>if(currentPlayer == null){<text:line-break/> <text:s text:c="3"/><text:tab/><text:tab/>return;<text:line-break/> <text:s text:c="3"/><text:tab/>}<text:line-break/> <text:s text:c="3"/><text:tab/><text:line-break/> <text:s text:c="3"/><text:tab/>// Still Want To Update And Clear The Surronding Tiles If Need Be<text:line-break/> <text:s text:c="3"/><text:tab/>currentPlayer.getCurrentClearing().updateConnectedTiles();<text:line-break/><text:line-break/> <text:s text:c="3"/><text:tab/>// If The Player Can Do The Action<text:line-break/> <text:s text:c="3"/><text:tab/>if (currentPlayer.getAvailableActions() &gt; 0) {<text:line-break/> <text:s text:c="3"/><text:tab/><text:tab/>currentPlayer.attemptHide();<text:line-break/> <text:s text:c="3"/><text:tab/>} else {<text:line-break/> <text:s text:c="3"/><text:tab/><text:tab/>JOptionPane.showMessageDialog(this, "You Have No More Actions For This Turn");<text:line-break/> <text:s text:c="3"/><text:tab/>}<text:line-break/> <text:s text:c="3"/>} <text:s text:c="39"/><text:line-break/><text:line-break/> <text:s text:c="3"/>// Handles The Move Button Press<text:line-break/> <text:s text:c="3"/>private void handleMoveButtonPress(java.awt.event.ActionEvent evt) { <text:s text:c="40"/><text:line-break/> <text:s text:c="3"/><text:tab/>System.out.println("Move Has Been Pressed");<text:line-break/> <text:s text:c="3"/><text:tab/>PlayerBase currentPlayer = parent.getCurrentPlayer();<text:line-break/> <text:s text:c="3"/><text:tab/><text:line-break/> <text:s text:c="3"/><text:tab/>// If There Is No Current Player Do Nothing<text:line-break/> <text:s text:c="3"/><text:tab/>if(currentPlayer==null){<text:line-break/> <text:s text:c="3"/><text:tab/><text:tab/>return;<text:line-break/> <text:s text:c="3"/><text:tab/>}<text:line-break/> <text:s text:c="3"/><text:tab/><text:line-break/> <text:s text:c="3"/><text:tab/>// If The Player Still Has Actions Available<text:line-break/> <text:s text:c="3"/><text:tab/>if (currentPlayer.getAvailableActions() &gt; 0) {<text:line-break/> <text:s text:c="3"/><text:tab/><text:tab/>currentPlayer.getCurrentClearing().highlightConnectedClearings();<text:line-break/> <text:s text:c="3"/><text:tab/><text:tab/>currentPlayer.setMoving(true);<text:line-break/> <text:s text:c="3"/><text:tab/>} else {<text:line-break/></text:span><text:soft-page-break/><text:span text:style-name="T15"> <text:s text:c="3"/><text:tab/><text:tab/>JOptionPane.showMessageDialog(this, "You Have No More Actions For This Turn");<text:line-break/> <text:s text:c="3"/><text:tab/>}<text:line-break/></text:span><text:span text:style-name="T15"> <text:s text:c="3"/>} <text:s text:c="39"/><text:line-break/><text:line-break/> <text:s text:c="3"/>//method used for sending a turn to the controller<text:line-break/> <text:s text:c="3"/>private void handleSendTurn () {<text:line-break/> <text:s text:c="3"/><text:tab/>System.out.println("Send Turn Has Been Pressed");<text:line-break/> <text:s text:c="3"/><text:tab/><text:line-break/> <text:s text:c="3"/><text:tab/>// If The Game Has Started<text:line-break/> <text:s text:c="3"/><text:tab/>if (parent.hasGameStarted()) {<text:line-break/> <text:s text:c="3"/><text:tab/><text:tab/>if(parent.getCurrentPlayer()==null){<text:line-break/> <text:s text:c="3"/><text:tab/><text:tab/><text:tab/>return;<text:line-break/> <text:s text:c="3"/><text:tab/><text:tab/>}<text:line-break/> <text:s text:c="3"/><text:tab/><text:tab/><text:line-break/> <text:s text:c="3"/><text:tab/><text:tab/>PlayerBase currentPlayer = parent.getCurrentPlayer();<text:line-break/> <text:s text:c="3"/><text:tab/><text:tab/>currentPlayer.getCurrentClearing().updateConnectedTiles();<text:line-break/> <text:s text:c="3"/><text:tab/><text:tab/>currentPlayer.endPlayerTurn();<text:line-break/> <text:s text:c="3"/><text:tab/><text:tab/>parent.getGameController().moveToNextPlayer();<text:line-break/> <text:s text:c="3"/><text:tab/><text:tab/>parent.getPlayerList().updateTable();<text:line-break/> <text:s text:c="3"/><text:tab/><text:tab/>parent.updateRecordTable();<text:line-break/> <text:s text:c="3"/><text:tab/><text:line-break/> <text:s text:c="3"/><text:tab/><text:tab/>// If There Is Multiple Players In The Clearing Then Fight<text:line-break/> <text:s text:c="3"/><text:tab/><text:tab/>ArrayList&lt;PlayerBase&gt; playersInClearing = currentPlayer.getCurrentClearing().getPlayersInClearing();<text:line-break/> <text:s text:c="3"/><text:tab/><text:tab/>if (playersInClearing.size() &gt; 1) {<text:line-break/> <text:s text:c="3"/><text:tab/><text:tab/><text:tab/>startCombat(playersInClearing);<text:line-break/> <text:s text:c="3"/><text:tab/><text:tab/>}<text:line-break/> <text:s text:c="3"/><text:tab/>}<text:line-break/> <text:s text:c="3"/>}<text:line-break/><text:line-break/><text:tab/>// Shows The Combat In It's Own View<text:line-break/><text:tab/>public void startCombat(ArrayList &lt;PlayerBase&gt; combatingPlayers){<text:line-break/><text:tab/><text:tab/>new CombatView(combatingPlayers);<text:line-break/><text:tab/>}<text:line-break/><text:tab/><text:line-break/> <text:s text:c="3"/>/*----------------- Getters And Setters ------------------- */<text:line-break/> <text:s text:c="3"/><text:line-break/> <text:s text:c="3"/>public javax.swing.JLabel getPlayerClassLabel() {<text:line-break/><text:tab/><text:tab/>return playerClassDisplayLabel;<text:line-break/><text:tab/>}<text:line-break/><text:line-break/><text:tab/>public void setjLabel20(javax.swing.JLabel jLabel20) {<text:line-break/><text:tab/><text:tab/>this.playerClassDisplayLabel = jLabel20;<text:line-break/><text:tab/>}<text:line-break/><text:line-break/><text:line-break/><text:tab/>public javax.swing.JLabel getPlayerDisplayLabel() {<text:line-break/><text:tab/><text:tab/>return playerDisplayLabel;<text:line-break/></text:span><text:soft-page-break/><text:span text:style-name="T15"><text:tab/>}<text:line-break/><text:line-break/><text:tab/>public void setjLabel8(javax.swing.JLabel jLabel8) {<text:line-break/></text:span><text:span text:style-name="T15"><text:tab/><text:tab/>this.playerDisplayLabel = jLabel8;<text:line-break/><text:tab/>}<text:line-break/><text:line-break/><text:line-break/><text:tab/>public javax.swing.JLabel getPlayerGoldLabel() {<text:line-break/><text:tab/><text:tab/>return playerGoldLabel;<text:line-break/><text:tab/>}<text:line-break/><text:line-break/><text:tab/>public void setPlayerGoldLabel(javax.swing.JLabel jLabel9) {<text:line-break/><text:tab/><text:tab/>this.playerGoldLabel = jLabel9;<text:line-break/><text:tab/>}<text:line-break/><text:line-break/><text:tab/>public javax.swing.JButton getjButton1() {<text:line-break/><text:tab/><text:tab/>return jButton1;<text:line-break/><text:tab/>}<text:line-break/><text:line-break/><text:tab/>public void setjButton1(javax.swing.JButton jButton1) {<text:line-break/><text:tab/><text:tab/>this.jButton1 = jButton1;<text:line-break/><text:tab/>} <text:s text:c="2"/><text:line-break/><text:tab/><text:line-break/><text:tab/>public void addToInventory(String theName, String theDetails){<text:line-break/><text:tab/><text:tab/>((DefaultTableModel) getjTable3().getModel()).addRow(new Object[]{theName,theDetails,"Active"});<text:line-break/><text:tab/>}<text:line-break/><text:tab/><text:line-break/><text:tab/>public void addToChits(String theName, String theDetails){<text:line-break/><text:tab/><text:tab/>((DefaultTableModel) getjTable2().getModel()).addRow(new Object[]{theName,theDetails});<text:line-break/><text:tab/>}<text:line-break/><text:tab/><text:line-break/><text:tab/>public void removeFromInvenotry(){<text:line-break/><text:tab/><text:tab/>if(getjTable3().getSelectedRow()==-1){<text:line-break/><text:tab/><text:tab/><text:tab/>return;<text:line-break/><text:tab/><text:tab/>}<text:line-break/><text:tab/><text:tab/>((DefaultTableModel) getjTable3().getModel()).removeRow(getjTable3().getSelectedRow());<text:line-break/><text:tab/>}<text:line-break/><text:tab/><text:line-break/><text:tab/>public void addToRecord(String theTurn, String theMon, String theDay, String theColor, String thePhases, String theAction, String theKills){<text:line-break/><text:tab/><text:tab/>((DefaultTableModel) getjTable1().getModel()).addRow(new Object[]{theTurn,theMon,theDay,theColor,thePhases,theAction,theKills});<text:line-break/><text:tab/>}<text:line-break/><text:tab/><text:line-break/><text:tab/>private JTable getjTable1() {<text:line-break/><text:tab/><text:tab/>return jTable2;<text:line-break/></text:span><text:soft-page-break/><text:span text:style-name="T15"><text:tab/>}<text:line-break/><text:line-break/><text:tab/>public void removeFromRecord(){<text:line-break/></text:span><text:span text:style-name="T15"><text:tab/><text:tab/>if(getjTable1().getSelectedRow()==-1){<text:line-break/><text:tab/><text:tab/><text:tab/>return;<text:line-break/><text:tab/><text:tab/>}<text:line-break/><text:tab/><text:tab/>((DefaultTableModel) getjTable1().getModel()).removeRow(getjTable1().getSelectedRow());<text:line-break/><text:tab/>}<text:line-break/><text:tab/><text:line-break/><text:tab/>public void removeFromChits(){<text:line-break/><text:tab/><text:tab/>if(getjTable2().getSelectedRow()==-1){<text:line-break/><text:tab/><text:tab/><text:tab/>return;<text:line-break/><text:tab/><text:tab/>}<text:line-break/><text:tab/><text:tab/>((DefaultTableModel) getjTable2().getModel()).removeRow(getjTable2().getSelectedRow());<text:line-break/><text:tab/>}<text:line-break/><text:tab/><text:line-break/><text:tab/>public void changeItemStatus(String theStatus){<text:line-break/><text:tab/><text:tab/>((DefaultTableModel) getjTable3().getModel()).setValueAt(theStatus, getjTable2().getSelectedRow(), 2);<text:line-break/><text:tab/>}<text:line-break/><text:line-break/><text:tab/>private JTable getjTable3() {<text:line-break/><text:tab/><text:tab/>return jTable3;<text:line-break/><text:tab/>}<text:line-break/><text:line-break/><text:tab/>private JTable getjTable2() {<text:line-break/><text:tab/><text:tab/>return jTable2;<text:line-break/><text:tab/>}<text:line-break/><text:tab/><text:line-break/><text:tab/>public void massSetButtonState (boolean state) {<text:line-break/><text:tab/><text:tab/>sendTurnButton.setEnabled(state);<text:line-break/><text:tab/><text:tab/>cancelActionButton.setEnabled(state);<text:line-break/><text:tab/><text:tab/>hideButton.setEnabled(state);<text:line-break/><text:tab/><text:tab/>moveButton.setEnabled(state);<text:line-break/><text:tab/><text:tab/>searchButton.setEnabled(state);<text:line-break/><text:tab/><text:tab/>restButton.setEnabled(state);<text:line-break/><text:tab/><text:tab/>tradeButton.setEnabled(state);<text:line-break/><text:tab/>}<text:line-break/>}</text:span></text:p>
        </text:list-item>
      </text:list>
      <text:p text:style-name="P26"/>
      <text:p text:style-name="P14"><text:span text:style-name="T26">Class: </text:span><text:span text:style-name="T15">PlayerListView.java</text:span></text:p>
      <text:p text:style-name="P26">package views;</text:p>
      <text:p text:style-name="P26"/>
      <text:p text:style-name="P26">import java.awt.event.MouseAdapter;</text:p>
      <text:p text:style-name="P26">import java.awt.event.MouseEvent;</text:p>
      <text:p text:style-name="P26"/>
      <text:p text:style-name="P26">import javax.swing.JTable;</text:p>
      <text:p text:style-name="P26"><text:soft-page-break/>import javax.swing.table.DefaultTableModel;</text:p>
      <text:p text:style-name="P26"/>
      <text:p text:style-name="P26">import models.characterModels.PlayerBase;</text:p>
      <text:p text:style-name="P26">import models.characterModels.playerEnums.CharacterClass;</text:p>
      <text:p text:style-name="P26"/>
      <text:p text:style-name="P26"><text:tab/>public class PlayerListView extends javax.swing.JPanel {</text:p>
      <text:p text:style-name="P26"/>
      <text:p text:style-name="P26"><text:tab/><text:tab/>//Variable declarations</text:p>
      <text:p text:style-name="P26"><text:tab/><text:tab/>private javax.swing.JButton addPlayerButton;</text:p>
      <text:p text:style-name="P26"><text:tab/> <text:s text:c="3"/>private javax.swing.JButton removePlayerButton;</text:p>
      <text:p text:style-name="P26"><text:tab/> <text:s text:c="3"/>private javax.swing.JButton startGameButton;</text:p>
      <text:p text:style-name="P26"><text:tab/> <text:s text:c="3"/>private javax.swing.JScrollPane jScrollPane3;</text:p>
      <text:p text:style-name="P26"><text:tab/> <text:s text:c="3"/>private javax.swing.JTable jTable2; <text:s text:c="5"/></text:p>
      <text:p text:style-name="P26"><text:tab/> <text:s text:c="3"/></text:p>
      <text:p text:style-name="P26"><text:tab/> <text:s text:c="3"/>private GameView parent;</text:p>
      <text:p text:style-name="P26"><text:tab/> <text:s text:c="3"/></text:p>
      <text:p text:style-name="P26"><text:tab/><text:tab/>private static final long serialVersionUID = 1L;</text:p>
      <text:p text:style-name="P26"><text:tab/><text:tab/></text:p>
      <text:p text:style-name="P26"><text:tab/><text:tab/>//Constructor for this view</text:p>
      <text:p text:style-name="P26"><text:tab/> <text:s text:c="3"/>public PlayerListView(GameView parent) {</text:p>
      <text:p text:style-name="P26"><text:tab/> <text:s text:c="3"/><text:tab/>this.parent = parent; </text:p>
      <text:p text:style-name="P26"><text:tab/> <text:s text:c="7"/>initComponents();</text:p>
      <text:p text:style-name="P26"><text:tab/> <text:s text:c="3"/>}</text:p>
      <text:p text:style-name="P26"><text:s text:c="16"/></text:p>
      <text:p text:style-name="P26"><text:tab/> <text:s text:c="3"/>//Initializes the components in this view</text:p>
      <text:p text:style-name="P26"><text:tab/> <text:s text:c="3"/>private void initComponents() {</text:p>
      <text:p text:style-name="P26"/>
      <text:p text:style-name="P26"><text:tab/> <text:s text:c="7"/>setjButton1(new javax.swing.JButton());</text:p>
      <text:p text:style-name="P26"><text:tab/> <text:s text:c="7"/>setjButton2(new javax.swing.JButton());</text:p>
      <text:p text:style-name="P26"><text:tab/> <text:s text:c="7"/>startGameButton = new javax.swing.JButton();</text:p>
      <text:p text:style-name="P26"><text:tab/> <text:s text:c="7"/>jScrollPane3 = new javax.swing.JScrollPane();</text:p>
      <text:p text:style-name="P26"><text:tab/> <text:s text:c="7"/>setjTable2(new javax.swing.JTable());</text:p>
      <text:p text:style-name="P26"/>
      <text:p text:style-name="P26"><text:tab/> <text:s text:c="7"/>getAddPlayerButton().setText("Add Player");</text:p>
      <text:p text:style-name="P26"><text:tab/> <text:s text:c="7"/>getjButton2().setText("Remove Player");</text:p>
      <text:p text:style-name="P26"><text:tab/> <text:s text:c="7"/>startGameButton.setText("Start Game");</text:p>
      <text:p text:style-name="P26"><text:tab/> <text:s text:c="7"/></text:p>
      <text:p text:style-name="P26"><text:tab/> <text:s text:c="7"/>//Table declaration</text:p>
      <text:p text:style-name="P26"><text:tab/> <text:s text:c="7"/>getjTable2().setModel(new javax.swing.table.DefaultTableModel(</text:p>
      <text:p text:style-name="P26"><text:tab/> <text:s text:c="11"/>new Object [][] {</text:p>
      <text:p text:style-name="P26"/>
      <text:p text:style-name="P26"><text:tab/> <text:s text:c="11"/>},</text:p>
      <text:p text:style-name="P26"><text:tab/> <text:s text:c="11"/>new String [] {</text:p>
      <text:p text:style-name="P26"><text:tab/> <text:s text:c="15"/>"Class", "Player", "Status"</text:p>
      <text:p text:style-name="P26"><text:tab/> <text:s text:c="11"/>}</text:p>
      <text:p text:style-name="P26"><text:tab/> <text:s text:c="7"/>) {</text:p>
      <text:p text:style-name="P26"><text:tab/> <text:s text:c="11"/>/**</text:p>
      <text:p text:style-name="P26"><text:tab/><text:tab/><text:tab/><text:tab/> * </text:p>
      <text:p text:style-name="P26"><text:tab/><text:tab/><text:tab/><text:tab/> */</text:p>
      <text:p text:style-name="P26"><text:soft-page-break/><text:tab/><text:tab/><text:tab/><text:tab/>private static final long serialVersionUID = -7438589133658495131L;</text:p>
      <text:p text:style-name="P26"><text:tab/><text:tab/><text:tab/><text:tab/>boolean[] canEdit = new boolean [] {</text:p>
      <text:p text:style-name="P26"><text:tab/> <text:s text:c="15"/>false, false, false</text:p>
      <text:p text:style-name="P26"><text:tab/> <text:s text:c="11"/>};</text:p>
      <text:p text:style-name="P26"/>
      <text:p text:style-name="P26"><text:tab/> <text:s text:c="11"/>public boolean isCellEditable(int rowIndex, int columnIndex) {</text:p>
      <text:p text:style-name="P26"><text:tab/> <text:s text:c="15"/>return canEdit [columnIndex];</text:p>
      <text:p text:style-name="P26"><text:tab/> <text:s text:c="11"/>}</text:p>
      <text:p text:style-name="P26"><text:tab/> <text:s text:c="7"/>});</text:p>
      <text:p text:style-name="P26"><text:tab/><text:tab/><text:tab/>getjTable2().setSelectionMode(1);</text:p>
      <text:p text:style-name="P26"><text:tab/><text:tab/><text:tab/></text:p>
      <text:p text:style-name="P26"><text:tab/><text:tab/><text:tab/>//Action listeners</text:p>
      <text:p text:style-name="P26"><text:tab/><text:tab/><text:tab/>getjTable2().addMouseListener(new MouseAdapter() {</text:p>
      <text:p text:style-name="P26"><text:tab/> <text:s text:c="7"/><text:tab/>@Override</text:p>
      <text:p text:style-name="P26"><text:tab/> <text:s text:c="7"/><text:tab/>public void mouseClicked(MouseEvent e) {</text:p>
      <text:p text:style-name="P26"><text:tab/> <text:s text:c="7"/><text:tab/><text:tab/> <text:s/>JTable target = (JTable)e.getSource();</text:p>
      <text:p text:style-name="P26"><text:tab/> <text:s text:c="7"/><text:tab/> <text:s text:c="5"/>int row = target.getSelectedRow();</text:p>
      <text:p text:style-name="P26"/>
      <text:p text:style-name="P26"><text:tab/> <text:s text:c="7"/><text:tab/> <text:s text:c="5"/>String test = (String) jTable2.getValueAt(row, 1);</text:p>
      <text:p text:style-name="P26"><text:tab/> <text:s text:c="7"/><text:tab/> <text:s text:c="5"/>CharacterClass characterClass = CharacterClass.valueOf((String)jTable2.getValueAt(row, 0));</text:p>
      <text:p text:style-name="P26"><text:tab/> <text:s text:c="7"/><text:tab/> <text:s text:c="5"/>parent.updatePlayer(test, characterClass);</text:p>
      <text:p text:style-name="P26"><text:tab/> <text:s text:c="7"/><text:tab/>}</text:p>
      <text:p text:style-name="P26"><text:tab/><text:tab/><text:tab/>});</text:p>
      <text:p text:style-name="P26"/>
      <text:p text:style-name="P26"><text:tab/> <text:s text:c="7"/>jScrollPane3.setViewportView(getjTable2());</text:p>
      <text:p text:style-name="P26"/>
      <text:p text:style-name="P26"><text:tab/> <text:s text:c="7"/>//Layout for this view</text:p>
      <text:p text:style-name="P26"><text:tab/> <text:s text:c="7"/>javax.swing.GroupLayout layout = new javax.swing.GroupLayout(this);</text:p>
      <text:p text:style-name="P26"><text:tab/> <text:s text:c="7"/>this.setLayout(layout);</text:p>
      <text:p text:style-name="P26"><text:tab/> <text:s text:c="7"/>layout.setHorizontalGroup(</text:p>
      <text:p text:style-name="P26"><text:tab/> <text:s text:c="11"/>layout.createParallelGroup(javax.swing.GroupLayout.Alignment.LEADING)</text:p>
      <text:p text:style-name="P26"><text:tab/> <text:s text:c="11"/>.addGroup(javax.swing.GroupLayout.Alignment.TRAILING, layout.createSequentialGroup()</text:p>
      <text:p text:style-name="P26"><text:tab/> <text:s text:c="15"/>.addContainerGap()</text:p>
      <text:p text:style-name="P26"><text:tab/> <text:s text:c="15"/>.addGroup(layout.createParallelGroup(javax.swing.GroupLayout.Alignment.LEADING, false)</text:p>
      <text:p text:style-name="P26"><text:tab/> <text:s text:c="19"/>.addComponent(getjButton2(), javax.swing.GroupLayout.DEFAULT_SIZE, javax.swing.GroupLayout.DEFAULT_SIZE, Short.MAX_VALUE)</text:p>
      <text:p text:style-name="P26"><text:tab/> <text:s text:c="19"/>.addComponent(getAddPlayerButton(), javax.swing.GroupLayout.DEFAULT_SIZE, javax.swing.GroupLayout.DEFAULT_SIZE, Short.MAX_VALUE)</text:p>
      <text:p text:style-name="P26"><text:tab/> <text:s text:c="19"/>.addComponent(startGameButton, javax.swing.GroupLayout.DEFAULT_SIZE, javax.swing.GroupLayout.DEFAULT_SIZE, Short.MAX_VALUE))</text:p>
      <text:p text:style-name="P26"><text:tab/> <text:s text:c="15"/>.addPreferredGap(javax.swing.LayoutStyle.ComponentPlacement.RELATED)</text:p>
      <text:p text:style-name="P26"><text:tab/> <text:s text:c="15"/>.addComponent(jScrollPane3, javax.swing.GroupLayout.DEFAULT_SIZE, 709, Short.MAX_VALUE))</text:p>
      <text:p text:style-name="P26"><text:tab/> <text:s text:c="7"/>);</text:p>
      <text:p text:style-name="P26"><text:tab/> <text:s text:c="7"/>layout.setVerticalGroup(</text:p>
      <text:p text:style-name="P26"><text:soft-page-break/><text:tab/> <text:s text:c="11"/>layout.createParallelGroup(javax.swing.GroupLayout.Alignment.LEADING)</text:p>
      <text:p text:style-name="P26"><text:tab/> <text:s text:c="11"/>.addGroup(layout.createSequentialGroup()</text:p>
      <text:p text:style-name="P26"><text:tab/> <text:s text:c="15"/>.addComponent(getAddPlayerButton())</text:p>
      <text:p text:style-name="P26"><text:tab/> <text:s text:c="15"/>.addPreferredGap(javax.swing.LayoutStyle.ComponentPlacement.RELATED)</text:p>
      <text:p text:style-name="P26"><text:tab/> <text:s text:c="15"/>.addComponent(getjButton2())</text:p>
      <text:p text:style-name="P26"><text:tab/> <text:s text:c="15"/>.addPreferredGap(javax.swing.LayoutStyle.ComponentPlacement.RELATED)</text:p>
      <text:p text:style-name="P26"><text:tab/> <text:s text:c="15"/>.addComponent(startGameButton)</text:p>
      <text:p text:style-name="P26"><text:tab/> <text:s text:c="15"/>.addContainerGap(javax.swing.GroupLayout.DEFAULT_SIZE, Short.MAX_VALUE))</text:p>
      <text:p text:style-name="P26"><text:tab/> <text:s text:c="11"/>.addComponent(jScrollPane3, javax.swing.GroupLayout.PREFERRED_SIZE, 0, Short.MAX_VALUE)</text:p>
      <text:p text:style-name="P26"><text:tab/> <text:s text:c="7"/>);</text:p>
      <text:p text:style-name="P26"><text:tab/> <text:s text:c="7"/></text:p>
      <text:p text:style-name="P26"><text:tab/> <text:s text:c="7"/>// Finally Update The Buttons With The Table Value</text:p>
      <text:p text:style-name="P26"><text:tab/> <text:s text:c="7"/>update();</text:p>
      <text:p text:style-name="P26"><text:tab/> <text:s text:c="3"/>} <text:s text:c="6"/></text:p>
      <text:p text:style-name="P26"><text:tab/> <text:s text:c="3"/></text:p>
      <text:p text:style-name="P26"><text:tab/> <text:s text:c="3"/>// Sets The Current Player To Active While The Others Are Waiting</text:p>
      <text:p text:style-name="P26"><text:tab/> <text:s text:c="3"/>public void updateTable () {</text:p>
      <text:p text:style-name="P26"><text:tab/> <text:s text:c="3"/><text:tab/>PlayerBase currentPlayer = parent.getCurrentPlayer();</text:p>
      <text:p text:style-name="P26"><text:tab/> <text:s text:c="3"/><text:tab/></text:p>
      <text:p text:style-name="P26"><text:tab/> <text:s text:c="3"/><text:tab/>for (int i = 0; i &lt; jTable2.getRowCount(); i++) {</text:p>
      <text:p text:style-name="P26"><text:tab/> <text:s text:c="3"/><text:tab/><text:tab/>String playerClass = (String)jTable2.getValueAt(i, 0);</text:p>
      <text:p text:style-name="P26"><text:tab/> <text:s text:c="3"/><text:tab/><text:tab/>String playerName = (String)jTable2.getValueAt(i, 1);</text:p>
      <text:p text:style-name="P26"><text:tab/> <text:s text:c="3"/><text:tab/><text:tab/></text:p>
      <text:p text:style-name="P26"><text:tab/> <text:s text:c="3"/><text:tab/><text:tab/>// If The Player Is The Current Player Then Set Them To Playing</text:p>
      <text:p text:style-name="P26"><text:tab/> <text:s text:c="3"/><text:tab/><text:tab/>if (currentPlayer.getName().equals(playerName) &amp;&amp; currentPlayer.getPlayerClass().name().equals(playerClass))</text:p>
      <text:p text:style-name="P26"><text:tab/> <text:s text:c="3"/><text:tab/><text:tab/><text:tab/>jTable2.setValueAt("Playing", i, 2);</text:p>
      <text:p text:style-name="P26"><text:tab/> <text:s text:c="3"/><text:tab/><text:tab/>else</text:p>
      <text:p text:style-name="P26"><text:tab/> <text:s text:c="3"/><text:tab/><text:tab/><text:tab/>jTable2.setValueAt("Waiting", i, 2);</text:p>
      <text:p text:style-name="P26"><text:tab/> <text:s text:c="3"/><text:tab/>}</text:p>
      <text:p text:style-name="P26"><text:tab/> <text:s text:c="3"/>}</text:p>
      <text:p text:style-name="P26"><text:s text:c="3"/></text:p>
      <text:p text:style-name="P26"><text:tab/> <text:s text:c="3"/>// Updates The Buttons Enability</text:p>
      <text:p text:style-name="P26"><text:tab/> <text:s text:c="3"/>public void update (){</text:p>
      <text:p text:style-name="P26"><text:tab/> <text:s text:c="3"/><text:tab/>startGameButton.setEnabled(jTable2.getRowCount() &gt; 0);</text:p>
      <text:p text:style-name="P26"><text:tab/> <text:s text:c="3"/>}</text:p>
      <text:p text:style-name="P26"><text:tab/> <text:s text:c="3"/></text:p>
      <text:p text:style-name="P26"><text:tab/> <text:s text:c="3"/>public javax.swing.JButton getjButton2() {</text:p>
      <text:p text:style-name="P26"><text:tab/><text:tab/><text:tab/>return removePlayerButton;</text:p>
      <text:p text:style-name="P26"><text:tab/><text:tab/>}</text:p>
      <text:p text:style-name="P26"/>
      <text:p text:style-name="P26"><text:tab/><text:tab/>public void setjButton2(javax.swing.JButton jButton2) {</text:p>
      <text:p text:style-name="P26"><text:tab/><text:tab/><text:tab/>this.removePlayerButton = jButton2;</text:p>
      <text:p text:style-name="P26"><text:tab/><text:tab/>}</text:p>
      <text:p text:style-name="P26"/>
      <text:p text:style-name="P26"><text:tab/><text:tab/>public javax.swing.JButton getAddPlayerButton() {</text:p>
      <text:p text:style-name="P26"><text:tab/><text:tab/><text:tab/>return addPlayerButton;</text:p>
      <text:p text:style-name="P26"><text:soft-page-break/><text:tab/><text:tab/>}</text:p>
      <text:p text:style-name="P26"><text:tab/><text:tab/></text:p>
      <text:p text:style-name="P26"><text:tab/><text:tab/>public void setjButton1(javax.swing.JButton jButton1) {</text:p>
      <text:p text:style-name="P26"><text:tab/><text:tab/><text:tab/>this.addPlayerButton = jButton1;</text:p>
      <text:p text:style-name="P26"><text:tab/><text:tab/>}</text:p>
      <text:p text:style-name="P26"><text:tab/><text:tab/></text:p>
      <text:p text:style-name="P26"><text:tab/><text:tab/>public javax.swing.JButton getStartGameButton() {</text:p>
      <text:p text:style-name="P26"><text:tab/><text:tab/><text:tab/>return startGameButton;</text:p>
      <text:p text:style-name="P26"><text:tab/><text:tab/>}</text:p>
      <text:p text:style-name="P26"/>
      <text:p text:style-name="P26"><text:tab/><text:tab/>public void setStartGameButton(javax.swing.JButton startGameButton) {</text:p>
      <text:p text:style-name="P26"><text:tab/><text:tab/><text:tab/>this.startGameButton = startGameButton;</text:p>
      <text:p text:style-name="P26"><text:tab/><text:tab/>}</text:p>
      <text:p text:style-name="P26"/>
      <text:p text:style-name="P26"><text:tab/><text:tab/>public void addPlayer(String pName, String pClass){</text:p>
      <text:p text:style-name="P26"><text:tab/><text:tab/><text:tab/>((DefaultTableModel) getjTable2().getModel()).addRow(new Object[]{pClass,pName,"Waiting"});</text:p>
      <text:p text:style-name="P26"><text:tab/><text:tab/><text:tab/>update();</text:p>
      <text:p text:style-name="P26"><text:tab/><text:tab/>}</text:p>
      <text:p text:style-name="P26"><text:tab/><text:tab/></text:p>
      <text:p text:style-name="P26"><text:tab/><text:tab/>public void removePlayer(){</text:p>
      <text:p text:style-name="P26"><text:tab/><text:tab/><text:tab/>if(getjTable2().getSelectedRow()==-1){</text:p>
      <text:p text:style-name="P26"><text:tab/><text:tab/><text:tab/><text:tab/>return;</text:p>
      <text:p text:style-name="P26"><text:tab/><text:tab/><text:tab/>}</text:p>
      <text:p text:style-name="P26"><text:tab/><text:tab/><text:tab/>((DefaultTableModel) getjTable2().getModel()).removeRow(getjTable2().getSelectedRow());</text:p>
      <text:p text:style-name="P26"><text:tab/><text:tab/>}</text:p>
      <text:p text:style-name="P26"/>
      <text:p text:style-name="P26"><text:tab/><text:tab/>public javax.swing.JTable getjTable2() {</text:p>
      <text:p text:style-name="P26"><text:tab/><text:tab/><text:tab/>return jTable2;</text:p>
      <text:p text:style-name="P26"><text:tab/><text:tab/>}</text:p>
      <text:p text:style-name="P26"/>
      <text:p text:style-name="P26"><text:tab/><text:tab/>public void setjTable2(javax.swing.JTable jTable2) {</text:p>
      <text:p text:style-name="P26"><text:tab/><text:tab/><text:tab/>this.jTable2 = jTable2;</text:p>
      <text:p text:style-name="P26"><text:tab/><text:tab/>} <text:s text:c="8"/></text:p>
      <text:p text:style-name="P26"><text:tab/>}</text:p>
      <text:p text:style-name="P26"/>
      <text:p text:style-name="P14"><text:span text:style-name="T26">Class: </text:span><text:span text:style-name="T15">TradeView.java</text:span></text:p>
      <text:p text:style-name="P26">package views;</text:p>
      <text:p text:style-name="P26"/>
      <text:p text:style-name="P26">import java.awt.event.ActionEvent;</text:p>
      <text:p text:style-name="P26">import java.awt.event.ActionListener;</text:p>
      <text:p text:style-name="P26"/>
      <text:p text:style-name="P26">import javax.swing.table.DefaultTableModel;</text:p>
      <text:p text:style-name="P26"/>
      <text:p text:style-name="P26">/*</text:p>
      <text:p text:style-name="P26"><text:s/>* </text:p>
      <text:p text:style-name="P26"><text:s/>*/</text:p>
      <text:p text:style-name="P26">public class TradeView extends javax.swing.JPanel {</text:p>
      <text:p text:style-name="P26"><text:soft-page-break/></text:p>
      <text:p text:style-name="P26"><text:s text:c="4"/>/**</text:p>
      <text:p text:style-name="P26"><text:tab/> * </text:p>
      <text:p text:style-name="P26"><text:tab/> */</text:p>
      <text:p text:style-name="P26"><text:tab/>private static final long serialVersionUID = 1L;</text:p>
      <text:p text:style-name="P26"/>
      <text:p text:style-name="P26"><text:s text:c="4"/>// Variables declaration <text:s text:c="16"/></text:p>
      <text:p text:style-name="P26"><text:s text:c="4"/>private javax.swing.JButton sellButton;</text:p>
      <text:p text:style-name="P26"><text:s text:c="4"/>private javax.swing.JButton buyButton;</text:p>
      <text:p text:style-name="P26"><text:s text:c="4"/>private javax.swing.JButton cancelButton;</text:p>
      <text:p text:style-name="P26"><text:s text:c="4"/>private javax.swing.JLabel jLabel1;</text:p>
      <text:p text:style-name="P26"><text:s text:c="4"/>private javax.swing.JLabel jLabel2;</text:p>
      <text:p text:style-name="P26"><text:s text:c="4"/>private javax.swing.JScrollPane jScrollPane1;</text:p>
      <text:p text:style-name="P26"><text:s text:c="4"/>private javax.swing.JScrollPane jScrollPane2;</text:p>
      <text:p text:style-name="P26"><text:s text:c="4"/>private javax.swing.JTable myInventory;</text:p>
      <text:p text:style-name="P26"><text:s text:c="4"/>private javax.swing.JTable theirInventory;</text:p>
      <text:p text:style-name="P26"><text:s text:c="4"/>// End of variables declaration <text:s text:c="4"/></text:p>
      <text:p text:style-name="P26"><text:s text:c="4"/></text:p>
      <text:p text:style-name="P26"><text:s text:c="4"/>//Constructor for this view</text:p>
      <text:p text:style-name="P26"><text:s text:c="4"/>public TradeView() {</text:p>
      <text:p text:style-name="P26"><text:s text:c="8"/>initComponents();</text:p>
      <text:p text:style-name="P26"><text:s text:c="4"/>}</text:p>
      <text:p text:style-name="P26"><text:s text:c="16"/></text:p>
      <text:p text:style-name="P26"><text:s text:c="4"/>//Initializes the components</text:p>
      <text:p text:style-name="P26"><text:s text:c="4"/>private void initComponents() {</text:p>
      <text:p text:style-name="P26"/>
      <text:p text:style-name="P26"><text:s text:c="8"/>jScrollPane1 = new javax.swing.JScrollPane();</text:p>
      <text:p text:style-name="P26"><text:s text:c="8"/>myInventory = new javax.swing.JTable();</text:p>
      <text:p text:style-name="P26"><text:s text:c="8"/>jScrollPane2 = new javax.swing.JScrollPane();</text:p>
      <text:p text:style-name="P26"><text:s text:c="8"/>theirInventory = new javax.swing.JTable();</text:p>
      <text:p text:style-name="P26"><text:s text:c="8"/>jLabel1 = new javax.swing.JLabel();</text:p>
      <text:p text:style-name="P26"><text:s text:c="8"/>jLabel2 = new javax.swing.JLabel();</text:p>
      <text:p text:style-name="P26"><text:s text:c="8"/>sellButton = new javax.swing.JButton();</text:p>
      <text:p text:style-name="P26"><text:s text:c="8"/>buyButton = new javax.swing.JButton();</text:p>
      <text:p text:style-name="P26"><text:s text:c="8"/>cancelButton = new javax.swing.JButton();</text:p>
      <text:p text:style-name="P26"/>
      <text:p text:style-name="P26"><text:s text:c="8"/>//Table declaration</text:p>
      <text:p text:style-name="P26"><text:s text:c="8"/>myInventory.setModel(new javax.swing.table.DefaultTableModel(</text:p>
      <text:p text:style-name="P26"><text:s text:c="12"/>new Object [][] {</text:p>
      <text:p text:style-name="P26"/>
      <text:p text:style-name="P26"><text:s text:c="12"/>},</text:p>
      <text:p text:style-name="P26"><text:s text:c="12"/>new String [] {</text:p>
      <text:p text:style-name="P26"><text:s text:c="16"/>"Name", "Description", "Value"</text:p>
      <text:p text:style-name="P26"><text:s text:c="12"/>}</text:p>
      <text:p text:style-name="P26"><text:s text:c="8"/>) {</text:p>
      <text:p text:style-name="P26"><text:s text:c="12"/>/**</text:p>
      <text:p text:style-name="P26"><text:tab/><text:tab/><text:tab/> * </text:p>
      <text:p text:style-name="P26"><text:tab/><text:tab/><text:tab/> */</text:p>
      <text:p text:style-name="P26"><text:tab/><text:tab/><text:tab/>private static final long serialVersionUID = 1L;</text:p>
      <text:p text:style-name="P26"><text:soft-page-break/><text:tab/><text:tab/><text:tab/>boolean[] canEdit = new boolean [] {</text:p>
      <text:p text:style-name="P26"><text:s text:c="16"/>false, false, false</text:p>
      <text:p text:style-name="P26"><text:s text:c="12"/>};</text:p>
      <text:p text:style-name="P26"/>
      <text:p text:style-name="P26"><text:s text:c="12"/>public boolean isCellEditable(int rowIndex, int columnIndex) {</text:p>
      <text:p text:style-name="P26"><text:s text:c="16"/>return canEdit [columnIndex];</text:p>
      <text:p text:style-name="P26"><text:s text:c="12"/>}</text:p>
      <text:p text:style-name="P26"><text:s text:c="8"/>});</text:p>
      <text:p text:style-name="P26"><text:s text:c="8"/>jScrollPane1.setViewportView(myInventory);</text:p>
      <text:p text:style-name="P26"/>
      <text:p text:style-name="P26"><text:s text:c="8"/>theirInventory.setModel(new javax.swing.table.DefaultTableModel(</text:p>
      <text:p text:style-name="P26"><text:s text:c="12"/>new Object [][] {</text:p>
      <text:p text:style-name="P26"/>
      <text:p text:style-name="P26"><text:s text:c="12"/>},</text:p>
      <text:p text:style-name="P26"><text:s text:c="12"/>new String [] {</text:p>
      <text:p text:style-name="P26"><text:s text:c="16"/>"Name", "Description", "Value"</text:p>
      <text:p text:style-name="P26"><text:s text:c="12"/>}</text:p>
      <text:p text:style-name="P26"><text:s text:c="8"/>) {</text:p>
      <text:p text:style-name="P26"><text:s text:c="12"/>/**</text:p>
      <text:p text:style-name="P26"><text:tab/><text:tab/><text:tab/> * </text:p>
      <text:p text:style-name="P26"><text:tab/><text:tab/><text:tab/> */</text:p>
      <text:p text:style-name="P26"><text:tab/><text:tab/><text:tab/>private static final long serialVersionUID = 1L;</text:p>
      <text:p text:style-name="P26"><text:tab/><text:tab/><text:tab/>boolean[] canEdit = new boolean [] {</text:p>
      <text:p text:style-name="P26"><text:s text:c="16"/>false, false, false</text:p>
      <text:p text:style-name="P26"><text:s text:c="12"/>};</text:p>
      <text:p text:style-name="P26"/>
      <text:p text:style-name="P26"><text:s text:c="12"/>public boolean isCellEditable(int rowIndex, int columnIndex) {</text:p>
      <text:p text:style-name="P26"><text:s text:c="16"/>return canEdit [columnIndex];</text:p>
      <text:p text:style-name="P26"><text:s text:c="12"/>}</text:p>
      <text:p text:style-name="P26"><text:s text:c="8"/>});</text:p>
      <text:p text:style-name="P26"><text:s text:c="8"/></text:p>
      <text:p text:style-name="P26"><text:s text:c="8"/>//Action listeners</text:p>
      <text:p text:style-name="P26"><text:s text:c="8"/>buyButton.addActionListener(new ActionListener() {</text:p>
      <text:p text:style-name="P26"><text:s text:c="12"/>public void actionPerformed(ActionEvent arg0) {</text:p>
      <text:p text:style-name="P26"><text:s text:c="16"/>System.out.println("buy pressed");</text:p>
      <text:p text:style-name="P26"><text:s text:c="12"/>}</text:p>
      <text:p text:style-name="P26"><text:s text:c="8"/>});</text:p>
      <text:p text:style-name="P26"><text:s text:c="8"/>sellButton.addActionListener(new ActionListener() {</text:p>
      <text:p text:style-name="P26"><text:s text:c="12"/>public void actionPerformed(ActionEvent arg0) {</text:p>
      <text:p text:style-name="P26"><text:s text:c="16"/>System.out.println("sell pressed");</text:p>
      <text:p text:style-name="P26"><text:s text:c="12"/>}</text:p>
      <text:p text:style-name="P26"><text:s text:c="8"/>});</text:p>
      <text:p text:style-name="P26"><text:s text:c="8"/>cancelButton.addActionListener(new ActionListener() {</text:p>
      <text:p text:style-name="P26"><text:s text:c="12"/>public void actionPerformed(ActionEvent arg0) {</text:p>
      <text:p text:style-name="P26"><text:s text:c="16"/>System.out.println("cancel pressed");</text:p>
      <text:p text:style-name="P26"><text:s text:c="12"/>}</text:p>
      <text:p text:style-name="P26"><text:s text:c="8"/>});</text:p>
      <text:p text:style-name="P26"><text:s text:c="8"/></text:p>
      <text:p text:style-name="P26"><text:s text:c="8"/>jScrollPane2.setViewportView(theirInventory);</text:p>
      <text:p text:style-name="P26"><text:soft-page-break/></text:p>
      <text:p text:style-name="P26"><text:s text:c="8"/>jLabel1.setText("Your Invenotry:");</text:p>
      <text:p text:style-name="P26"/>
      <text:p text:style-name="P26"><text:s text:c="8"/>jLabel2.setText("Their Inventory:");</text:p>
      <text:p text:style-name="P26"/>
      <text:p text:style-name="P26"><text:s text:c="8"/>sellButton.setText("Sell");</text:p>
      <text:p text:style-name="P26"/>
      <text:p text:style-name="P26"><text:s text:c="8"/>buyButton.setText("Buy");</text:p>
      <text:p text:style-name="P26"/>
      <text:p text:style-name="P26"><text:s text:c="8"/>cancelButton.setText("Cancel");</text:p>
      <text:p text:style-name="P26"><text:s text:c="8"/></text:p>
      <text:p text:style-name="P26"><text:s text:c="8"/>//Layout for this view</text:p>
      <text:p text:style-name="P26"><text:s text:c="8"/>javax.swing.GroupLayout layout = new javax.swing.GroupLayout(this);</text:p>
      <text:p text:style-name="P26"><text:s text:c="8"/>this.setLayout(layout);</text:p>
      <text:p text:style-name="P26"><text:s text:c="8"/>layout.setHorizontalGroup(</text:p>
      <text:p text:style-name="P26"><text:s text:c="12"/>layout.createParallelGroup(javax.swing.GroupLayout.Alignment.LEADING)</text:p>
      <text:p text:style-name="P26"><text:s text:c="12"/>.addGroup(layout.createSequentialGroup()</text:p>
      <text:p text:style-name="P26"><text:s text:c="16"/>.addContainerGap()</text:p>
      <text:p text:style-name="P26"><text:s text:c="16"/>.addGroup(layout.createParallelGroup(javax.swing.GroupLayout.Alignment.LEADING)</text:p>
      <text:p text:style-name="P26"><text:s text:c="20"/>.addGroup(layout.createSequentialGroup()</text:p>
      <text:p text:style-name="P26"><text:s text:c="24"/>.addGroup(layout.createParallelGroup(javax.swing.GroupLayout.Alignment.LEADING)</text:p>
      <text:p text:style-name="P26"><text:s text:c="28"/>.addComponent(jScrollPane2, javax.swing.GroupLayout.PREFERRED_SIZE, 215, javax.swing.GroupLayout.PREFERRED_SIZE)</text:p>
      <text:p text:style-name="P26"><text:s text:c="28"/>.addComponent(sellButton))</text:p>
      <text:p text:style-name="P26"><text:s text:c="24"/>.addPreferredGap(javax.swing.LayoutStyle.ComponentPlacement.RELATED, 19, Short.MAX_VALUE)</text:p>
      <text:p text:style-name="P26"><text:s text:c="24"/>.addGroup(layout.createParallelGroup(javax.swing.GroupLayout.Alignment.LEADING)</text:p>
      <text:p text:style-name="P26"><text:s text:c="28"/>.addGroup(layout.createSequentialGroup()</text:p>
      <text:p text:style-name="P26"><text:s text:c="32"/>.addComponent(cancelButton)</text:p>
      <text:p text:style-name="P26"><text:s text:c="32"/>.addGap(99, 99, 99)</text:p>
      <text:p text:style-name="P26"><text:s text:c="32"/>.addComponent(buyButton))</text:p>
      <text:p text:style-name="P26"><text:s text:c="28"/>.addComponent(jScrollPane1, javax.swing.GroupLayout.PREFERRED_SIZE, 215, javax.swing.GroupLayout.PREFERRED_SIZE))</text:p>
      <text:p text:style-name="P26"><text:s text:c="24"/>.addContainerGap())</text:p>
      <text:p text:style-name="P26"><text:s text:c="20"/>.addGroup(layout.createSequentialGroup()</text:p>
      <text:p text:style-name="P26"><text:s text:c="24"/>.addComponent(jLabel1, javax.swing.GroupLayout.PREFERRED_SIZE, 92, javax.swing.GroupLayout.PREFERRED_SIZE)</text:p>
      <text:p text:style-name="P26"><text:s text:c="24"/>.addPreferredGap(javax.swing.LayoutStyle.ComponentPlacement.RELATED, javax.swing.GroupLayout.DEFAULT_SIZE, Short.MAX_VALUE)</text:p>
      <text:p text:style-name="P26"><text:s text:c="24"/>.addComponent(jLabel2, javax.swing.GroupLayout.PREFERRED_SIZE, 92, javax.swing.GroupLayout.PREFERRED_SIZE))))</text:p>
      <text:p text:style-name="P26"><text:s text:c="8"/>);</text:p>
      <text:p text:style-name="P26"><text:s text:c="8"/>layout.setVerticalGroup(</text:p>
      <text:p text:style-name="P26"><text:s text:c="12"/>layout.createParallelGroup(javax.swing.GroupLayout.Alignment.LEADING)</text:p>
      <text:p text:style-name="P26"><text:s text:c="12"/>.addGroup(layout.createSequentialGroup()</text:p>
      <text:p text:style-name="P26"><text:s text:c="16"/>.addGroup(layout.createParallelGroup(javax.swing.GroupLayout.Alignment.TRAILING)</text:p>
      <text:p text:style-name="P26"><text:s text:c="20"/>.addComponent(jLabel1, javax.swing.GroupLayout.PREFERRED_SIZE, 17, <text:soft-page-break/>javax.swing.GroupLayout.PREFERRED_SIZE)</text:p>
      <text:p text:style-name="P26"><text:s text:c="20"/>.addComponent(jLabel2, javax.swing.GroupLayout.PREFERRED_SIZE, 17, javax.swing.GroupLayout.PREFERRED_SIZE))</text:p>
      <text:p text:style-name="P26"><text:s text:c="16"/>.addPreferredGap(javax.swing.LayoutStyle.ComponentPlacement.RELATED)</text:p>
      <text:p text:style-name="P26"><text:s text:c="16"/>.addGroup(layout.createParallelGroup(javax.swing.GroupLayout.Alignment.TRAILING)</text:p>
      <text:p text:style-name="P26"><text:s text:c="20"/>.addComponent(jScrollPane2, javax.swing.GroupLayout.PREFERRED_SIZE, 244, javax.swing.GroupLayout.PREFERRED_SIZE)</text:p>
      <text:p text:style-name="P26"><text:s text:c="20"/>.addComponent(jScrollPane1, javax.swing.GroupLayout.PREFERRED_SIZE, 244, javax.swing.GroupLayout.PREFERRED_SIZE))</text:p>
      <text:p text:style-name="P26"><text:s text:c="16"/>.addPreferredGap(javax.swing.LayoutStyle.ComponentPlacement.RELATED)</text:p>
      <text:p text:style-name="P26"><text:s text:c="16"/>.addGroup(layout.createParallelGroup(javax.swing.GroupLayout.Alignment.BASELINE)</text:p>
      <text:p text:style-name="P26"><text:s text:c="20"/>.addComponent(sellButton)</text:p>
      <text:p text:style-name="P26"><text:s text:c="20"/>.addComponent(buyButton)</text:p>
      <text:p text:style-name="P26"><text:s text:c="20"/>.addComponent(cancelButton))</text:p>
      <text:p text:style-name="P26"><text:s text:c="16"/>.addContainerGap(javax.swing.GroupLayout.DEFAULT_SIZE, Short.MAX_VALUE))</text:p>
      <text:p text:style-name="P26"><text:s text:c="8"/>);</text:p>
      <text:p text:style-name="P26"><text:s text:c="4"/>} <text:s text:c="22"/></text:p>
      <text:p text:style-name="P26"><text:s text:c="4"/></text:p>
      <text:p text:style-name="P26"><text:s text:c="4"/>//Getter ,setter, adder, remover</text:p>
      <text:p text:style-name="P26"><text:tab/>public void addToInventory(String theName, String theDetails, String theValue){</text:p>
      <text:p text:style-name="P26"><text:tab/><text:tab/>((DefaultTableModel) myInventory.getModel()).addRow(new Object[]{theName,theDetails,theValue});</text:p>
      <text:p text:style-name="P26"><text:tab/>}</text:p>
      <text:p text:style-name="P26"><text:tab/></text:p>
      <text:p text:style-name="P26"><text:tab/>public void addToOtherInventory(String theName, String theDetails, String theValue){</text:p>
      <text:p text:style-name="P26"><text:tab/><text:tab/>((DefaultTableModel) theirInventory.getModel()).addRow(new Object[]{theName,theDetails,theValue});</text:p>
      <text:p text:style-name="P26"><text:tab/>}</text:p>
      <text:p text:style-name="P26"><text:tab/></text:p>
      <text:p text:style-name="P26"><text:tab/>public void removeFromInvenotry(){</text:p>
      <text:p text:style-name="P26"><text:tab/><text:tab/>if(myInventory.getSelectedRow()==-1){</text:p>
      <text:p text:style-name="P26"><text:tab/><text:tab/><text:tab/>return;</text:p>
      <text:p text:style-name="P26"><text:tab/><text:tab/>}</text:p>
      <text:p text:style-name="P26"><text:tab/><text:tab/>((DefaultTableModel) myInventory.getModel()).removeRow(myInventory.getSelectedRow());</text:p>
      <text:p text:style-name="P26"><text:tab/>}</text:p>
      <text:p text:style-name="P26"><text:tab/>public void removeFromTheirInvenotry(){</text:p>
      <text:p text:style-name="P26"><text:tab/><text:tab/>if(theirInventory.getSelectedRow()==-1){</text:p>
      <text:p text:style-name="P26"><text:tab/><text:tab/><text:tab/>return;</text:p>
      <text:p text:style-name="P26"><text:tab/><text:tab/>}</text:p>
      <text:p text:style-name="P26"><text:tab/><text:tab/>((DefaultTableModel) theirInventory.getModel()).removeRow(theirInventory.getSelectedRow());</text:p>
      <text:p text:style-name="P26"><text:tab/>}</text:p>
      <text:p text:style-name="P26">}</text:p>
      <text:p text:style-name="P26"/>
      <text:p text:style-name="P14"><text:span text:style-name="T26">Class: </text:span><text:span text:style-name="T15">TreasureViewDialog.java</text:span></text:p>
      <text:p text:style-name="P14"><text:span text:style-name="T15">package views;<text:line-break/><text:line-break/>import java.awt.GridBagConstraints;<text:line-break/></text:span><text:soft-page-break/><text:span text:style-name="T15">import java.awt.GridBagLayout;<text:line-break/>import java.awt.Insets;<text:line-break/>import java.awt.event.ActionEvent;<text:line-break/></text:span><text:span text:style-name="T15">import java.awt.event.ActionListener;<text:line-break/>import java.util.ArrayList;<text:line-break/><text:line-break/>import javax.swing.JButton;<text:line-break/>import javax.swing.JComponent;<text:line-break/>import javax.swing.JDialog;<text:line-break/>import javax.swing.JFrame;<text:line-break/>import javax.swing.JList;<text:line-break/>import javax.swing.JOptionPane;<text:line-break/>import javax.swing.JScrollPane;<text:line-break/><text:line-break/>import models.characterModels.PlayerBase;<text:line-break/>import models.otherEntities.TreasureModel;<text:line-break/><text:line-break/>public class TreasureViewDialog extends JDialog{<text:line-break/><text:line-break/><text:tab/>//Variable declarations<text:line-break/><text:tab/>private JButton lootButton;<text:line-break/><text:tab/>private JButton searchButton;<text:line-break/><text:tab/>private JButton cancelButton;<text:line-break/><text:tab/>private JList&lt;TreasureModel&gt; treasureList;<text:line-break/><text:tab/>private JScrollPane scrollPane;<text:line-break/><text:tab/><text:line-break/><text:tab/>private ArrayList &lt;TreasureModel&gt; treasures;<text:line-break/><text:tab/>private PlayerBase thePlayer;<text:line-break/><text:tab/><text:line-break/><text:tab/>protected GridBagLayout layout = new GridBagLayout();<text:line-break/><text:tab/>protected GridBagConstraints layoutConstraints = new GridBagConstraints(); <text:line-break/><text:tab/><text:line-break/><text:tab/>private static final long serialVersionUID = -7494254554569510620L;<text:line-break/><text:tab/><text:tab/><text:line-break/><text:tab/>// Dialog That The Player Will See When Looting<text:line-break/><text:tab/>public TreasureViewDialog (JFrame owner, String title, boolean modal, ArrayList&lt;TreasureModel&gt; treasures, PlayerBase player) {<text:line-break/><text:tab/><text:tab/>super(owner, title, modal);<text:line-break/><text:tab/><text:tab/>this.treasures = treasures;<text:line-break/><text:tab/><text:tab/>this.thePlayer = player;<text:line-break/><text:tab/><text:tab/>initWindow();<text:line-break/><text:tab/><text:tab/>addListeners();<text:line-break/><text:tab/>}<text:line-break/><text:tab/><text:line-break/><text:tab/>// Initialize The Window<text:line-break/><text:tab/>private void initWindow() {<text:line-break/><text:tab/><text:tab/>setSize (300,300);<text:line-break/><text:tab/><text:tab/>setLayout(layout);<text:line-break/><text:tab/><text:tab/>TreasureModel[] temp = new TreasureModel[treasures.size()];<text:line-break/></text:span><text:soft-page-break/><text:span text:style-name="T15"><text:tab/><text:tab/>temp = treasures.toArray(temp);<text:line-break/><text:tab/><text:tab/><text:line-break/><text:tab/><text:tab/>treasureList = new JList&lt;&gt;(temp);<text:line-break/></text:span><text:span text:style-name="T15"><text:tab/><text:tab/>scrollPane = new JScrollPane(treasureList);<text:line-break/><text:tab/><text:tab/>lootButton = new JButton("Loot Treasure");<text:line-break/><text:tab/><text:tab/>cancelButton = new JButton("Cancel");<text:line-break/><text:tab/><text:tab/>searchButton = new JButton ("Search Clearing");<text:line-break/><text:tab/><text:tab/><text:line-break/><text:tab/><text:tab/>// Add The Stuff To The View<text:line-break/><text:tab/><text:tab/>addToFrame(scrollPane, 0, 0, 2, 2);<text:line-break/><text:tab/><text:tab/>addToFrame(lootButton, 0, 2, 1, 1);<text:line-break/><text:tab/><text:tab/>addToFrame(searchButton, 1, 2, 1, 1);<text:line-break/><text:tab/><text:tab/>addToFrame(cancelButton, 0, 3, 2, 1);<text:line-break/><text:tab/>}<text:line-break/><text:tab/><text:line-break/><text:tab/>// Add The Listeners<text:line-break/><text:tab/>private void addListeners () {<text:line-break/><text:tab/><text:tab/>lootButton.addActionListener(new ActionListener() {<text:line-break/><text:tab/><text:tab/><text:tab/>@Override<text:line-break/><text:tab/><text:tab/><text:tab/>public void actionPerformed(ActionEvent arg0) {<text:line-break/><text:tab/><text:tab/><text:tab/><text:tab/>System.out.println("Loot Button Has Been Pressed");<text:line-break/><text:tab/><text:tab/><text:tab/><text:tab/>handleLootButton();<text:line-break/><text:tab/><text:tab/><text:tab/>}<text:line-break/><text:tab/><text:tab/>});<text:line-break/><text:tab/><text:tab/><text:line-break/><text:tab/><text:tab/>cancelButton.addActionListener(new ActionListener() {<text:line-break/><text:tab/><text:tab/><text:tab/>@Override<text:line-break/><text:tab/><text:tab/><text:tab/>public void actionPerformed(ActionEvent e) {<text:line-break/><text:tab/><text:tab/><text:tab/><text:tab/>dispose();<text:line-break/><text:tab/><text:tab/><text:tab/>}<text:line-break/><text:tab/><text:tab/>});<text:line-break/><text:tab/><text:tab/><text:line-break/><text:tab/><text:tab/>searchButton.addActionListener(new ActionListener() {<text:tab/><text:tab/><text:line-break/><text:tab/><text:tab/><text:tab/>@Override<text:line-break/><text:tab/><text:tab/><text:tab/>public void actionPerformed(ActionEvent arg0) {<text:line-break/><text:tab/><text:tab/><text:tab/><text:tab/>handleSearchButton();<text:line-break/><text:tab/><text:tab/><text:tab/>}<text:line-break/><text:tab/><text:tab/>});<text:line-break/><text:tab/>}<text:line-break/><text:tab/><text:line-break/><text:tab/><text:line-break/><text:tab/>// Handles The Looting<text:line-break/><text:tab/>private void handleLootButton () {<text:line-break/><text:tab/><text:tab/>if (thePlayer.getAvailableActions() &gt; 0) {<text:line-break/><text:tab/><text:tab/><text:tab/>thePlayer.getCurrentClearing().playerLootClearing(thePlayer);<text:tab/><text:tab/><text:line-break/><text:tab/><text:tab/><text:tab/>refreshTreasureList();<text:line-break/><text:tab/><text:tab/>} else {<text:line-break/> <text:s text:c="3"/><text:tab/><text:tab/>JOptionPane.showMessageDialog(this, "You Have No More Actions For This Turn");<text:line-break/> <text:s text:c="3"/><text:tab/>}<text:line-break/></text:span><text:soft-page-break/><text:span text:style-name="T15"><text:tab/>}<text:line-break/><text:tab/><text:line-break/> <text:s text:c="3"/>// Handles The Searching<text:line-break/></text:span><text:span text:style-name="T15"><text:tab/>private void handleSearchButton() {<text:line-break/><text:tab/><text:tab/>System.out.println("Find test");<text:line-break/><text:line-break/><text:tab/><text:tab/>// If There Is Available Actions<text:line-break/><text:tab/><text:tab/>if (thePlayer.getAvailableActions() &gt; 0) {<text:line-break/><text:tab/><text:tab/><text:tab/>ArrayList&lt;TreasureModel&gt; foundTreasures = thePlayer.searchCurrentClearing();<text:line-break/><text:tab/><text:tab/><text:tab/>if (foundTreasures.size() == 0) {<text:line-break/><text:tab/><text:tab/><text:tab/><text:tab/>JOptionPane.showMessageDialog(this, "You Didn't Find Anything In Your Search");<text:line-break/><text:tab/><text:tab/><text:tab/>} else {<text:line-break/><text:tab/><text:tab/><text:tab/><text:tab/>refreshTreasureList();<text:line-break/><text:tab/><text:tab/><text:tab/><text:tab/>JOptionPane.showMessageDialog(this, "You Found Some Treasure In The Clearing. You Can Now Loot It");<text:line-break/><text:tab/><text:tab/><text:tab/>}<text:line-break/><text:tab/><text:tab/>} else {<text:line-break/> <text:s text:c="3"/><text:tab/><text:tab/>JOptionPane.showMessageDialog(this, "You Have No More Actions For This Turn");<text:line-break/> <text:s text:c="3"/><text:tab/>}<text:line-break/><text:tab/>}<text:line-break/><text:line-break/><text:tab/>private void refreshTreasureList() {<text:line-break/><text:tab/><text:tab/>treasures = thePlayer.getCurrentClearing().getTreasuresPlayerFound(thePlayer);<text:line-break/><text:tab/><text:tab/>TreasureModel[] temp = new TreasureModel[treasures.size()];<text:line-break/><text:tab/><text:tab/>temp = treasures.toArray(temp);<text:line-break/><text:tab/><text:tab/>treasureList.setListData(temp);<text:line-break/><text:tab/>}<text:line-break/> <text:s text:c="3"/><text:line-break/><text:tab/>// Add To This Frame <text:line-break/><text:tab/>protected void addToFrame (JComponent theComponent, int x, int y, int gridWidth, int gridHeight){<text:line-break/><text:tab/><text:tab/>layoutConstraints.gridx = x;<text:line-break/><text:tab/><text:tab/>layoutConstraints.gridy = y;<text:line-break/><text:tab/><text:tab/>layoutConstraints.gridwidth = gridWidth;<text:line-break/><text:tab/><text:tab/>layoutConstraints.gridheight = gridHeight;<text:line-break/><text:tab/><text:tab/>layoutConstraints.fill = GridBagConstraints.BOTH;<text:line-break/><text:tab/><text:tab/>layoutConstraints.insets = new Insets(10, 5, 10, 5);<text:line-break/><text:tab/><text:tab/>layoutConstraints.anchor = GridBagConstraints.NORTHWEST;<text:line-break/><text:tab/><text:tab/>layoutConstraints.weightx = 1.0;<text:line-break/><text:tab/><text:tab/>layoutConstraints.weighty = 1.0;<text:line-break/><text:tab/><text:tab/>layout.setConstraints(theComponent, layoutConstraints);<text:line-break/><text:tab/><text:tab/>add(theComponent);<text:line-break/><text:tab/>}<text:line-break/>}<text:line-break/></text:span></text:p>
      <text:p text:style-name="P26"><text:line-break/></text:p>
      <text:p text:style-name="P26"/>
      <text:p text:style-name="P26"><text:soft-pag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2T20:33:00.18</meta:creation-date>
    <dc:date>2015-02-22T21:26:53.42</dc:date>
    <meta:editing-duration>PT42M33S</meta:editing-duration>
    <meta:editing-cycles>30</meta:editing-cycles>
    <meta:generator>OpenOffice/4.1.0$Win32 OpenOffice.org_project/410m18$Build-9764</meta:generator>
    <meta:document-statistic meta:table-count="0" meta:image-count="0" meta:object-count="0" meta:page-count="116" meta:paragraph-count="3934" meta:word-count="15418" meta:character-count="167935"/>
  </office:meta>
</office:document-meta>
</file>